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TablePreview8.svm"/>
  <manifest:file-entry manifest:media-type="" manifest:full-path="Pictures/TablePreview4.svm"/>
  <manifest:file-entry manifest:media-type="" manifest:full-path="Pictures/TablePreview7.svm"/>
  <manifest:file-entry manifest:media-type="" manifest:full-path="Pictures/TablePreview3.svm"/>
  <manifest:file-entry manifest:media-type="" manifest:full-path="Pictures/TablePreview6.svm"/>
  <manifest:file-entry manifest:media-type="" manifest:full-path="Pictures/TablePreview2.svm"/>
  <manifest:file-entry manifest:media-type="" manifest:full-path="Pictures/TablePreview5.svm"/>
  <manifest:file-entry manifest:media-type="" manifest:full-path="Pictures/TablePreview1.svm"/>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svg:stroke-width="0.3cm" svg:stroke-color="#800000" draw:marker-start-width="0.65cm" draw:marker-end="Arrow" draw:marker-end-width="0.75cm" draw:textarea-horizontal-align="center" draw:textarea-vertical-align="middle" fo:padding-top="0.275cm" fo:padding-bottom="0.275cm" fo:padding-left="0.4cm" fo:padding-right="0.4cm"/>
    </style:style>
    <style:style style:name="gr3" style:family="graphic" style:parent-style-name="standard" style:list-style-name="L1">
      <style:graphic-properties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none"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top" draw:auto-grow-height="true" draw:auto-grow-width="false" draw:fit-to-size="false" draw:fit-to-contour="false" fo:max-height="0cm" fo:max-width="0cm" fo:min-height="6.171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graphic-properties draw:fill="solid" draw:fill-color="#e6e6ff" draw:opacity="100%" draw:textarea-horizontal-align="center" draw:textarea-vertical-align="middle" draw:shadow-opacity="100%"/>
    </style:style>
    <style:style style:name="gr6" style:family="graphic" style:parent-style-name="standard">
      <style:graphic-properties draw:fill="solid" draw:fill-color="#e6e6ff" draw:textarea-horizontal-align="center" draw:textarea-vertical-align="middle"/>
    </style:style>
    <style:style style:name="gr7" style:family="graphic" style:parent-style-name="standard">
      <style:graphic-properties svg:stroke-width="0.05cm" svg:stroke-color="#800000" draw:marker-start-width="0.275cm" draw:marker-end="Arrow" draw:marker-end-width="0.375cm" draw:fill="solid" draw:fill-color="#e6e6ff" draw:textarea-horizontal-align="center" draw:textarea-vertical-align="middle" fo:padding-top="0.15cm" fo:padding-bottom="0.15cm" fo:padding-left="0.275cm" fo:padding-right="0.275cm"/>
    </style:style>
    <style:style style:name="gr8" style:family="graphic" style:parent-style-name="standard" style:list-style-name="L1">
      <style:graphic-properties draw:stroke="solid" draw:stroke-dash="Dash_20_2" svg:stroke-width="0cm" draw:marker-start-width="0.3cm" draw:marker-start-center="false" draw:marker-end="" draw:marker-end-width="0.3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2" svg:stroke-width="0.05cm" svg:stroke-color="#800000" draw:marker-start="Arrow" draw:marker-start-width="0.375cm" draw:marker-start-center="false" draw:marker-end=""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2"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031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svg:stroke-width="0.05cm" svg:stroke-color="#800000" draw:marker-start="Arrow" draw:marker-start-width="0.275cm" draw:marker-end="" draw:marker-end-width="0.375cm" draw:fill="solid" draw:fill-color="#e6e6ff" draw:textarea-horizontal-align="center" draw:textarea-vertical-align="middle" fo:padding-top="0.15cm" fo:padding-bottom="0.15cm" fo:padding-left="0.275cm" fo:padding-right="0.275cm"/>
    </style:style>
    <style:style style:name="gr15" style:family="graphic" style:parent-style-name="standard">
      <style:graphic-properties draw:fill="solid" draw:fill-color="#ffff99" draw:opacity="100%" draw:textarea-horizontal-align="center" draw:textarea-vertical-align="middle" draw:shadow-opacity="100%"/>
    </style:style>
    <style:style style:name="gr16" style:family="graphic" style:parent-style-name="standard">
      <style:graphic-properties svg:stroke-width="0.05cm" svg:stroke-color="#800000" draw:marker-start-width="0.275cm" draw:marker-end="Arrow" draw:marker-end-width="0.375cm" draw:textarea-horizontal-align="center" draw:textarea-vertical-align="middle" fo:padding-top="0.15cm" fo:padding-bottom="0.15cm" fo:padding-left="0.275cm" fo:padding-right="0.275cm"/>
    </style:style>
    <style:style style:name="gr17" style:family="graphic" style:parent-style-name="standard" style:list-style-name="L1">
      <style:graphic-properties draw:stroke="solid" draw:stroke-dash="Dash_20_2" svg:stroke-width="0cm" draw:marker-start-width="0.3cm" draw:marker-start-center="false" draw:marker-end="" draw:marker-end-width="0.3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05cm" svg:stroke-color="#800000" draw:marker-start="Arrow" draw:marker-start-width="0.375cm" draw:marker-start-center="false" draw:marker-end=""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21" style:family="graphic" style:parent-style-name="standard">
      <style:graphic-properties svg:stroke-width="0.05cm" svg:stroke-color="#008000" draw:marker-start-width="0.275cm" draw:marker-end="Arrow" draw:marker-end-width="0.375cm" draw:fill="solid" draw:fill-color="#e6e6ff" draw:textarea-horizontal-align="center" draw:textarea-vertical-align="middle" fo:padding-top="0.15cm" fo:padding-bottom="0.15cm" fo:padding-left="0.275cm" fo:padding-right="0.275cm"/>
    </style:style>
    <style:style style:name="gr22" style:family="graphic" style:parent-style-name="standard">
      <style:graphic-properties svg:stroke-width="0.05cm" svg:stroke-color="#800000" draw:marker-start="Arrow" draw:marker-start-width="0.275cm" draw:marker-end="" draw:marker-end-width="0.375cm" draw:textarea-horizontal-align="center" draw:textarea-vertical-align="middle" fo:padding-top="0.15cm" fo:padding-bottom="0.15cm" fo:padding-left="0.275cm" fo:padding-right="0.275cm"/>
    </style:style>
    <style:style style:name="gr23" style:family="graphic" style:parent-style-name="standard">
      <style:graphic-properties svg:stroke-width="0.05cm" svg:stroke-color="#000080" draw:marker-start-width="0.275cm" draw:marker-end="Arrow" draw:marker-end-width="0.375cm" draw:fill="solid" draw:fill-color="#e6e6ff" draw:textarea-horizontal-align="center" draw:textarea-vertical-align="middle" fo:padding-top="0.15cm" fo:padding-bottom="0.15cm" fo:padding-left="0.275cm" fo:padding-right="0.275cm"/>
    </style:style>
    <style:style style:name="gr24" style:family="graphic" style:parent-style-name="standard" style:list-style-name="L1">
      <style:graphic-properties draw:stroke="solid" draw:stroke-dash="Dash_20_2" svg:stroke-width="0cm" draw:marker-start-width="0.3cm" draw:marker-start-center="false" draw:marker-end="" draw:marker-end-width="0.3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2" svg:stroke-width="0.05cm"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2" svg:stroke-width="0.05cm" svg:stroke-color="#800000" draw:marker-start="Arrow"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4" style:family="graphic" style:parent-style-name="standard" style:list-style-name="L1">
      <style:graphic-properties draw:stroke="solid" draw:stroke-dash="Dash_20_2" svg:stroke-width="0.05cm" svg:stroke-color="#800000" draw:marker-start="Arrow"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5" style:family="graphic" style:parent-style-name="standard" style:list-style-name="L1">
      <style:graphic-properties draw:stroke="solid" draw:stroke-dash="Dash_20_2" svg:stroke-width="0.05cm" svg:stroke-color="#800000" draw:marker-start="Arrow"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6" style:family="graphic" style:parent-style-name="standard" style:list-style-name="L1">
      <style:graphic-properties draw:stroke="solid" draw:stroke-dash="Dash_20_2" svg:stroke-width="0.05cm" svg:stroke-color="#800000" draw:marker-start="Arrow" draw:marker-start-width="0.375cm" draw:marker-start-center="false" draw:marker-end=""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7" style:family="graphic" style:parent-style-name="standard">
      <style:graphic-properties svg:stroke-width="0cm" draw:marker-start-width="0.2cm" draw:marker-end-width="0.2cm" draw:fill-color="#c0c0c0" draw:textarea-horizontal-align="center" draw:textarea-vertical-align="middle" fo:padding-top="0.125cm" fo:padding-bottom="0.125cm" fo:padding-left="0.25cm" fo:padding-right="0.25cm"/>
    </style:style>
    <style:style style:name="gr38"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39" style:family="graphic" style:parent-style-name="standard">
      <style:graphic-properties svg:stroke-width="0.3cm" draw:marker-start-width="0.65cm" draw:marker-end="Arrow" draw:marker-end-width="0.75cm" draw:textarea-horizontal-align="center" draw:textarea-vertical-align="middle" fo:padding-top="0.275cm" fo:padding-bottom="0.275cm" fo:padding-left="0.4cm" fo:padding-right="0.4cm"/>
    </style:style>
    <style:style style:name="gr40" style:family="graphic" style:parent-style-name="standard" style:list-style-name="L1">
      <style:graphic-properties draw:stroke="solid" draw:stroke-dash="Dash_20_2" svg:stroke-width="0cm" svg:stroke-color="#000000" draw:marker-start="" draw:marker-start-width="0.3cm" draw:marker-start-center="false" draw:marker-end-width="0.3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05cm" svg:stroke-color="#000000" draw:marker-start="" draw:marker-start-width="0.375cm" draw:marker-start-center="false" draw:marker-end="Arrow"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50" style:family="graphic" style:parent-style-name="standard" style:list-style-name="L1">
      <style:graphic-properties draw:stroke="solid" draw:stroke-dash="Dash_20_2" svg:stroke-width="0.05cm" svg:stroke-color="#000000" draw:marker-start="" draw:marker-start-width="0.375cm" draw:marker-start-center="false" draw:marker-end="Arrow"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51" style:family="graphic" style:parent-style-name="standard" style:list-style-name="L1">
      <style:graphic-properties draw:stroke="solid" draw:stroke-dash="Dash_20_2" svg:stroke-width="0.05cm" svg:stroke-color="#000000" draw:marker-start="" draw:marker-start-width="0.375cm" draw:marker-start-center="false" draw:marker-end="Arrow"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52" style:family="graphic" style:parent-style-name="standard" style:list-style-name="L1">
      <style:graphic-properties draw:stroke="solid" draw:stroke-dash="Dash_20_2" svg:stroke-width="0.05cm" svg:stroke-color="#000000" draw:marker-start="" draw:marker-start-width="0.375cm" draw:marker-start-center="false" draw:marker-end="Arrow"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53" style:family="graphic" style:parent-style-name="standard" style:list-style-name="L1">
      <style:graphic-properties draw:stroke="solid" draw:stroke-dash="Dash_20_2" svg:stroke-width="0cm" svg:stroke-color="#000000" draw:marker-start="" draw:marker-start-width="0.2cm" draw:marker-start-center="false" draw:marker-end-width="0.2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05cm" svg:stroke-color="#000000" draw:marker-start="" draw:marker-start-width="0.275cm" draw:marker-start-center="false" draw:marker-end="Arrow"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3" style:family="graphic" style:parent-style-name="standard" style:list-style-name="L1">
      <style:graphic-properties draw:stroke="solid" draw:stroke-dash="Dash_20_2" svg:stroke-width="0.05cm" svg:stroke-color="#000000" draw:marker-start="" draw:marker-start-width="0.275cm" draw:marker-start-center="false" draw:marker-end="Arrow"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4" style:family="graphic" style:parent-style-name="standard" style:list-style-name="L1">
      <style:graphic-properties draw:stroke="solid" draw:stroke-dash="Dash_20_2" svg:stroke-width="0.05cm" svg:stroke-color="#000000" draw:marker-start="" draw:marker-start-width="0.275cm" draw:marker-start-center="false" draw:marker-end="Arrow"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5" style:family="graphic" style:parent-style-name="standard" style:list-style-name="L1">
      <style:graphic-properties draw:stroke="solid" draw:stroke-dash="Dash_20_2" svg:stroke-width="0.05cm" svg:stroke-color="#000000" draw:marker-start="" draw:marker-start-width="0.275cm" draw:marker-start-center="false" draw:marker-end="Arrow"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6"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solid" draw:stroke-dash="Dash_20_2" svg:stroke-width="0.3cm" svg:stroke-color="#000000" draw:marker-start="" draw:marker-start-width="0.65cm" draw:marker-start-center="false" draw:marker-end="Arrow" draw:marker-end-width="0.6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9"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solid" draw:stroke-dash="Dash_20_2" svg:stroke-width="0.05cm" svg:stroke-color="#000000" draw:marker-start="" draw:marker-start-width="0.275cm" draw:marker-start-center="false" draw:marker-end-width="0.2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solid" draw:stroke-dash="Dash_20_2" svg:stroke-width="0.3cm" svg:stroke-color="#000000" draw:marker-start="" draw:marker-start-width="0.65cm" draw:marker-start-center="false" draw:marker-end="Arrow" draw:marker-end-width="0.6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72" style:family="graphic" style:parent-style-name="standard" style:list-style-name="L1">
      <style:graphic-properties draw:stroke="solid" draw:stroke-dash="Dash_20_2" svg:stroke-width="0cm" svg:stroke-color="#000000" draw:marker-start="" draw:marker-start-width="0.3cm" draw:marker-start-center="false" draw:marker-end-width="0.3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solid" draw:stroke-dash="Dash_20_2" svg:stroke-width="0.05cm" svg:stroke-color="#000000" draw:marker-start="" draw:marker-start-width="0.375cm" draw:marker-start-center="false"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solid" draw:stroke-dash="Dash_20_2" svg:stroke-width="0.05cm" svg:stroke-color="#000000" draw:marker-start="" draw:marker-start-width="0.375cm" draw:marker-start-center="false" draw:marker-end="Arrow"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82" style:family="graphic" style:parent-style-name="standard" style:list-style-name="L1">
      <style:graphic-properties draw:stroke="solid" draw:stroke-dash="Dash_20_2" svg:stroke-width="0.05cm" svg:stroke-color="#000000" draw:marker-start="" draw:marker-start-width="0.375cm" draw:marker-start-center="false" draw:marker-end="Arrow"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83" style:family="graphic" style:parent-style-name="standard" style:list-style-name="L1">
      <style:graphic-properties draw:stroke="solid" draw:stroke-dash="Dash_20_2" svg:stroke-width="0.05cm" svg:stroke-color="#000000" draw:marker-start="" draw:marker-start-width="0.375cm" draw:marker-start-center="false" draw:marker-end="Arrow"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84" style:family="graphic" style:parent-style-name="standard" style:list-style-name="L1">
      <style:graphic-properties draw:stroke="solid" draw:stroke-dash="Dash_20_2" svg:stroke-width="0.05cm" svg:stroke-color="#000000" draw:marker-start="" draw:marker-start-width="0.375cm" draw:marker-start-center="false" draw:marker-end="Arrow" draw:marker-end-width="0.37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85" style:family="graphic" style:parent-style-name="standard">
      <style:graphic-properties svg:stroke-width="0.05cm" svg:stroke-color="#008000" draw:marker-start="Arrow" draw:marker-start-width="0.275cm" draw:marker-end="" draw:marker-end-width="0.375cm" draw:fill="solid" draw:fill-color="#e6e6ff" draw:textarea-horizontal-align="center" draw:textarea-vertical-align="middle" fo:padding-top="0.15cm" fo:padding-bottom="0.15cm" fo:padding-left="0.275cm" fo:padding-right="0.275cm"/>
    </style:style>
    <style:style style:name="gr86" style:family="graphic" style:parent-style-name="standard" style:list-style-name="L1">
      <style:graphic-properties draw:stroke="solid" draw:stroke-dash="Dash_20_2" svg:stroke-width="0cm" draw:marker-start="" draw:marker-start-width="0.3cm" draw:marker-start-center="false" draw:marker-end-width="0.3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solid" draw:stroke-dash="Dash_20_2" svg:stroke-width="0.05cm" draw:marker-start="" draw:marker-start-width="0.375cm" draw:marker-start-center="false"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
      <style:graphic-properties draw:stroke="solid" draw:stroke-dash="Dash_20_2" svg:stroke-width="0.05cm" draw:marker-start="" draw:marker-start-width="0.375cm" draw:marker-start-center="false"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
      <style:graphic-properties draw:stroke="solid" draw:stroke-dash="Dash_20_2" svg:stroke-width="0.05cm" draw:marker-start="" draw:marker-start-width="0.375cm" draw:marker-start-center="false"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
      <style:graphic-properties draw:stroke="solid" draw:stroke-dash="Dash_20_2" svg:stroke-width="0.05cm" draw:marker-start="" draw:marker-start-width="0.375cm" draw:marker-start-center="false"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solid" draw:stroke-dash="Dash_20_2" svg:stroke-width="0.05cm" draw:marker-start="" draw:marker-start-width="0.375cm" draw:marker-start-center="false"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solid" draw:stroke-dash="Dash_20_2" svg:stroke-width="0.05cm" draw:marker-start="" draw:marker-start-width="0.375cm" draw:marker-start-center="false"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1">
      <style:graphic-properties draw:stroke="solid" draw:stroke-dash="Dash_20_2" svg:stroke-width="0.05cm" draw:marker-start="" draw:marker-start-width="0.375cm" draw:marker-start-center="false"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solid" draw:stroke-dash="Dash_20_2" svg:stroke-width="0.05cm" draw:marker-start="" draw:marker-start-width="0.375cm" draw:marker-start-center="false"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_20_2" svg:stroke-width="0.05cm" svg:stroke-color="#008000" draw:marker-start="" draw:marker-start-width="0.375cm" draw:marker-start-center="false" draw:marker-end="Arrow"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96" style:family="graphic" style:parent-style-name="standard" style:list-style-name="L1">
      <style:graphic-properties draw:stroke="solid" draw:stroke-dash="Dash_20_2" svg:stroke-width="0.05cm" svg:stroke-color="#008000" draw:marker-start="" draw:marker-start-width="0.375cm" draw:marker-start-center="false" draw:marker-end="Arrow"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97" style:family="graphic" style:parent-style-name="standard" style:list-style-name="L1">
      <style:graphic-properties draw:stroke="solid" draw:stroke-dash="Dash_20_2" svg:stroke-width="0.05cm" svg:stroke-color="#008000" draw:marker-start="" draw:marker-start-width="0.375cm" draw:marker-start-center="false" draw:marker-end="Arrow"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98" style:family="graphic" style:parent-style-name="standard" style:list-style-name="L1">
      <style:graphic-properties draw:stroke="solid" draw:stroke-dash="Dash_20_2" svg:stroke-width="0.05cm" svg:stroke-color="#008000" draw:marker-start="" draw:marker-start-width="0.375cm" draw:marker-start-center="false" draw:marker-end="Arrow"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99" style:family="graphic" style:parent-style-name="standard" style:list-style-name="L1">
      <style:graphic-properties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0" style:family="graphic" style:parent-style-name="standard" style:list-style-name="L1">
      <style:graphic-properties draw:stroke="none"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top" draw:auto-grow-height="true" draw:auto-grow-width="false" draw:fit-to-size="false" draw:fit-to-contour="false" fo:max-height="0cm" fo:max-width="0cm" fo:min-height="6.70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1" style:family="graphic" style:parent-style-name="standard" style:list-style-name="L1">
      <style:graphic-properties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2" style:family="graphic" style:parent-style-name="standard" style:list-style-name="L1">
      <style:graphic-properties draw:stroke="none"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top" draw:auto-grow-height="true" draw:auto-grow-width="false" draw:fit-to-size="false" draw:fit-to-contour="false" fo:max-height="0cm" fo:max-width="0cm" fo:min-height="6.165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3" style:family="graphic" style:parent-style-name="standard" style:list-style-name="L1">
      <style:graphic-properties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4" style:family="graphic" style:parent-style-name="standard" style:list-style-name="L1">
      <style:graphic-properties draw:stroke="none"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top" draw:auto-grow-height="true" draw:auto-grow-width="false" draw:fit-to-size="false" draw:fit-to-contour="false" fo:max-height="0cm" fo:max-width="0cm" fo:min-height="3.31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5" style:family="graphic" style:parent-style-name="standard" style:list-style-name="L1">
      <style:graphic-properties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6" style:family="graphic" style:parent-style-name="standard" style:list-style-name="L1">
      <style:graphic-properties draw:stroke="none"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5.67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7" style:family="graphic" style:parent-style-name="standard" style:list-style-name="L1">
      <style:graphic-properties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8" style:family="graphic" style:parent-style-name="standard" style:list-style-name="L1">
      <style:graphic-properties draw:stroke="none"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top" draw:auto-grow-height="true" draw:auto-grow-width="false" draw:fit-to-size="false" draw:fit-to-contour="false" fo:max-height="0cm" fo:max-width="0cm" fo:min-height="4.42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9" style:family="graphic" style:parent-style-name="standard" style:list-style-name="L1">
      <style:graphic-properties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0" style:family="graphic" style:parent-style-name="standard" style:list-style-name="L1">
      <style:graphic-properties draw:stroke="none"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top" draw:auto-grow-height="true" draw:auto-grow-width="false" draw:fit-to-size="false" draw:fit-to-contour="false" fo:max-height="0cm" fo:max-width="0cm" fo:min-height="5.047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1" style:family="graphic" style:parent-style-name="standard">
      <style:graphic-properties svg:stroke-width="0.3cm" svg:stroke-color="#800000" draw:marker-start-width="0.45cm" draw:marker-end="Arrow" draw:marker-end-width="0.75cm" draw:textarea-horizontal-align="center" draw:textarea-vertical-align="middle" fo:padding-top="0.275cm" fo:padding-bottom="0.275cm" fo:padding-left="0.4cm" fo:padding-right="0.4cm"/>
    </style:style>
    <style:style style:name="gr112" style:family="graphic" style:parent-style-name="standard">
      <style:graphic-properties svg:stroke-width="0.3cm" svg:stroke-color="#800000" draw:marker-start="" draw:marker-start-width="0.45cm" draw:marker-end="" draw:marker-end-width="0.75cm" draw:textarea-horizontal-align="center" draw:textarea-vertical-align="middle" fo:padding-top="0.275cm" fo:padding-bottom="0.275cm" fo:padding-left="0.4cm" fo:padding-right="0.4cm"/>
    </style:style>
    <style:style style:name="gr113" style:family="graphic" style:parent-style-name="standard">
      <style:graphic-properties draw:stroke="none" svg:stroke-width="0cm" draw:marker-start-width="0cm" draw:marker-end-width="0cm" draw:fill="none" draw:textarea-horizontal-align="center" draw:textarea-vertical-align="middle" fo:padding-top="0.125cm" fo:padding-bottom="0.125cm" fo:padding-left="0.25cm" fo:padding-right="0.25cm"/>
    </style:style>
    <style:style style:name="gr114" style:family="graphic" style:parent-style-name="standard">
      <style:graphic-properties svg:stroke-width="0.3cm" svg:stroke-color="#800000" draw:marker-end="Arrow" draw:marker-end-width="0.75cm" draw:textarea-horizontal-align="center" draw:textarea-vertical-align="middle" fo:padding-top="0.275cm" fo:padding-bottom="0.275cm" fo:padding-left="0.4cm" fo:padding-right="0.4cm"/>
    </style:style>
    <style:style style:name="gr115"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6"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48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7"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8"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031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9"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0"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031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1"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2"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47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3"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4"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48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5"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6"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139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7"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8"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47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9"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0"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504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1" style:family="graphic" style:parent-style-name="standard">
      <style:graphic-properties draw:stroke="none" svg:stroke-width="0cm" draw:marker-start-width="0cm" draw:marker-end-width="0cm" draw:fill="solid" draw:fill-color="#008000" draw:textarea-horizontal-align="center" draw:textarea-vertical-align="middle" fo:padding-top="0.125cm" fo:padding-bottom="0.125cm" fo:padding-left="0.25cm" fo:padding-right="0.25cm"/>
    </style:style>
    <style:style style:name="gr132" style:family="graphic" style:parent-style-name="standard">
      <style:graphic-properties draw:stroke="none" svg:stroke-width="0cm" svg:stroke-color="#800080" draw:marker-start-width="0cm" draw:marker-end-width="0cm" draw:fill="none" draw:fill-color="#800080" draw:textarea-horizontal-align="center" draw:textarea-vertical-align="middle" fo:padding-top="0.125cm" fo:padding-bottom="0.125cm" fo:padding-left="0.25cm" fo:padding-right="0.25cm"/>
    </style:style>
    <style:style style:name="gr133" style:family="graphic" style:parent-style-name="standard">
      <style:graphic-properties draw:stroke="none" svg:stroke-width="0cm" draw:marker-start-width="0cm" draw:marker-end-width="0cm" draw:fill="none" draw:fill-color="#e6e64c" draw:textarea-horizontal-align="center" draw:textarea-vertical-align="middle" fo:padding-top="0.125cm" fo:padding-bottom="0.125cm" fo:padding-left="0.25cm" fo:padding-right="0.25cm"/>
    </style:style>
    <style:style style:name="gr134" style:family="graphic" style:parent-style-name="standard">
      <style:graphic-properties draw:stroke="none" svg:stroke-width="0cm" draw:marker-start-width="0cm" draw:marker-end-width="0cm" draw:fill="solid" draw:fill-color="#e6e64c" draw:textarea-horizontal-align="center" draw:textarea-vertical-align="middle" fo:padding-top="0.125cm" fo:padding-bottom="0.125cm" fo:padding-left="0.25cm" fo:padding-right="0.25cm"/>
    </style:style>
    <style:style style:name="gr135" style:family="graphic" style:parent-style-name="standard">
      <style:graphic-properties draw:stroke="none" svg:stroke-width="0cm" draw:marker-start-width="0cm" draw:marker-end-width="0cm" draw:fill="solid" draw:fill-color="#808000" draw:textarea-horizontal-align="center" draw:textarea-vertical-align="middle" fo:padding-top="0.125cm" fo:padding-bottom="0.125cm" fo:padding-left="0.25cm" fo:padding-right="0.25cm"/>
    </style:style>
    <style:style style:name="gr136" style:family="graphic" style:parent-style-name="standard">
      <style:graphic-properties draw:stroke="none" svg:stroke-width="0cm" draw:marker-start-width="0cm" draw:marker-end-width="0cm" draw:fill="none" draw:fill-color="#008080" draw:textarea-horizontal-align="center" draw:textarea-vertical-align="middle" fo:padding-top="0.125cm" fo:padding-bottom="0.125cm" fo:padding-left="0.25cm" fo:padding-right="0.25cm"/>
    </style:style>
    <style:style style:name="gr137"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8"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476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9"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0"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035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1"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2"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031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3"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4"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476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5"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6"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586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7"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8"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586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9"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447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0"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45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1"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2"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476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3"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4"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476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5"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6"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031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7"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8"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e6e6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586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9" style:family="graphic" style:parent-style-name="standard" style:list-style-name="L1">
      <style:graphic-properties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0" style:family="graphic" style:parent-style-name="standard" style:list-style-name="L1">
      <style:graphic-properties draw:stroke="none"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top" draw:auto-grow-height="true" draw:auto-grow-width="false" draw:fit-to-size="false" draw:fit-to-contour="false" fo:max-height="0cm" fo:max-width="0cm" fo:min-height="5.38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1" style:family="graphic" style:parent-style-name="standard" style:list-style-name="L1">
      <style:graphic-properties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2" style:family="graphic" style:parent-style-name="standard" style:list-style-name="L1">
      <style:graphic-properties draw:stroke="none"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top" draw:auto-grow-height="true" draw:auto-grow-width="false" draw:fit-to-size="false" draw:fit-to-contour="false" fo:max-height="0cm" fo:max-width="0cm" fo:min-height="6.784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3" style:family="graphic" style:parent-style-name="standard">
      <style:graphic-properties draw:stroke="none" svg:stroke-width="0.3cm" draw:fill-color="#5c8526" draw:textarea-horizontal-align="center" draw:textarea-vertical-align="middle" fo:padding-top="0.275cm" fo:padding-bottom="0.275cm" fo:padding-left="0.4cm" fo:padding-right="0.4cm"/>
    </style:style>
    <style:style style:name="gr164" style:family="graphic" style:parent-style-name="standard" style:list-style-name="L1">
      <style:graphic-properties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5" style:family="graphic" style:parent-style-name="standard" style:list-style-name="L1">
      <style:graphic-properties draw:stroke="none"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top" draw:auto-grow-height="true" draw:auto-grow-width="false" draw:fit-to-size="false" draw:fit-to-contour="false" fo:max-height="0cm" fo:max-width="0cm" fo:min-height="4.42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6"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7"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476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8"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9"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586cm" fo:min-width="0cm" fo:padding-top="0.275cm" fo:padding-bottom="0.275cm" fo:padding-left="0.4cm" fo:padding-right="0.4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0"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1"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031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2"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3"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031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4" style:family="graphic" style:parent-style-name="standard" style:list-style-name="L1">
      <style:graphic-properties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5" style:family="graphic" style:parent-style-name="standard" style:list-style-name="L1">
      <style:graphic-properties draw:stroke="none" draw:stroke-dash="Dash_20_2" svg:stroke-width="0.1cm" svg:stroke-color="#000000" draw:marker-start="" draw:marker-start-width="0.45cm" draw:marker-start-center="false" draw:marker-end="" draw:marker-end-width="0.45cm" draw:marker-end-center="false" svg:stroke-opacity="100%" draw:stroke-linejoin="round" draw:fill="solid" draw:fill-color="#94bd5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top" draw:auto-grow-height="true" draw:auto-grow-width="false" draw:fit-to-size="false" draw:fit-to-contour="false" fo:max-height="0cm" fo:max-width="0cm" fo:min-height="4.492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6" style:family="graphic" style:parent-style-name="standard">
      <style:graphic-properties draw:fill="solid" draw:fill-color="#cc6633" draw:textarea-horizontal-align="left" draw:textarea-vertical-align="top"/>
    </style:style>
    <style:style style:name="gr177" style:family="graphic" style:parent-style-name="standard">
      <style:graphic-properties draw:fill="solid" draw:fill-color="#800000" draw:textarea-horizontal-align="left" draw:textarea-vertical-align="top"/>
    </style:style>
    <style:style style:name="gr178" style:family="graphic" style:parent-style-name="standard">
      <style:graphic-properties draw:fill="solid" draw:fill-color="#0066cc" draw:textarea-horizontal-align="left" draw:textarea-vertical-align="top"/>
    </style:style>
    <style:style style:name="gr179" style:family="graphic" style:parent-style-name="standard" style:list-style-name="L1">
      <style:graphic-properties draw:stroke="solid"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75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0" style:family="graphic" style:parent-style-name="standard" style:list-style-name="L1">
      <style:graphic-properties draw:stroke="none" draw:stroke-dash="Dash_20_2" svg:stroke-width="0.05cm" svg:stroke-color="#000000" draw:marker-start="" draw:marker-start-width="0.375cm" draw:marker-start-center="false" draw:marker-end="" draw:marker-end-width="0.375cm" draw:marker-end-center="false" svg:stroke-opacity="100%" draw:stroke-linejoin="round" draw:fill="solid" draw:fill-color="#ff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031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3" style:family="graphic" style:parent-style-name="standard">
      <style:graphic-properties draw:marker-end="Arrow" draw:marker-end-width="0.3cm" draw:textarea-horizontal-align="center" draw:textarea-vertical-align="middle"/>
    </style:style>
    <style:style style:name="gr184" style:family="graphic" style:parent-style-name="standard">
      <style:graphic-properties draw:fill-color="#ffffff" draw:textarea-horizontal-align="center" draw:textarea-vertical-align="middle"/>
    </style:style>
    <style:style style:name="gr185" style:family="graphic" style:parent-style-name="standard">
      <style:graphic-properties draw:fill="solid" draw:fill-color="#e6e6ff" draw:opacity="100%" draw:textarea-horizontal-align="center" draw:textarea-vertical-align="middle" draw:shadow-opacity="100%"/>
    </style:style>
    <style:style style:name="gr186" style:family="graphic" style:parent-style-name="standard">
      <style:graphic-properties draw:stroke="none" draw:fill="none" draw:textarea-horizontal-align="left" draw:textarea-vertical-align="middle"/>
    </style:style>
    <style:style style:name="gr187" style:family="graphic" style:parent-style-name="standard">
      <style:graphic-properties draw:stroke="none" draw:fill="none" draw:textarea-horizontal-align="center" draw:textarea-vertical-align="middle"/>
    </style:style>
    <style:style style:name="gr188" style:family="graphic" style:parent-style-name="standard">
      <style:graphic-properties draw:fill-color="#c0c0c0" draw:textarea-horizontal-align="center" draw:textarea-vertical-align="middle"/>
    </style:style>
    <style:style style:name="gr189" style:family="graphic" style:parent-style-name="standard">
      <style:graphic-properties svg:stroke-width="0.3cm" svg:stroke-color="#000000" draw:marker-start-width="0.65cm" draw:marker-end="Arrow" draw:marker-end-width="0.75cm" draw:textarea-horizontal-align="center" draw:textarea-vertical-align="middle" fo:padding-top="0.275cm" fo:padding-bottom="0.275cm" fo:padding-left="0.4cm" fo:padding-right="0.4cm"/>
    </style:style>
    <style:style style:name="gr190" style:family="graphic" style:parent-style-name="standard">
      <style:graphic-properties svg:stroke-width="0.3cm" svg:stroke-color="#008000" draw:marker-start-width="0.65cm" draw:marker-end="Arrow" draw:marker-end-width="0.75cm" draw:textarea-horizontal-align="center" draw:textarea-vertical-align="middle" fo:padding-top="0.275cm" fo:padding-bottom="0.275cm" fo:padding-left="0.4cm" fo:padding-right="0.4cm"/>
    </style:style>
    <style:style style:name="gr191" style:family="graphic" style:parent-style-name="standard">
      <style:graphic-properties svg:stroke-width="0.3cm" svg:stroke-color="#000080" draw:marker-start-width="0.65cm" draw:marker-end="Arrow" draw:marker-end-width="0.75cm" draw:textarea-horizontal-align="center" draw:textarea-vertical-align="middle" fo:padding-top="0.275cm" fo:padding-bottom="0.275cm" fo:padding-left="0.4cm" fo:padding-right="0.4cm"/>
    </style:style>
    <style:style style:name="gr192" style:family="graphic" style:parent-style-name="standard">
      <style:graphic-properties svg:stroke-width="0.3cm" svg:stroke-color="#800000" draw:marker-end="Arrow" draw:marker-end-width="0.9cm" draw:textarea-horizontal-align="center" draw:textarea-vertical-align="middle" fo:padding-top="0.275cm" fo:padding-bottom="0.275cm" fo:padding-left="0.4cm" fo:padding-right="0.4cm"/>
    </style:style>
    <style:style style:name="gr193" style:family="graphic" style:parent-style-name="standard">
      <style:graphic-properties svg:stroke-width="0.3cm" svg:stroke-color="#000080" draw:marker-end="Arrow" draw:marker-end-width="0.9cm" draw:textarea-horizontal-align="center" draw:textarea-vertical-align="middle" fo:padding-top="0.275cm" fo:padding-bottom="0.275cm" fo:padding-left="0.4cm" fo:padding-right="0.4cm"/>
    </style:style>
    <style:style style:name="gr194" style:family="graphic" style:parent-style-name="standard">
      <style:graphic-properties svg:stroke-width="0.3cm" draw:marker-end="Arrow" draw:marker-end-width="0.9cm" draw:textarea-horizontal-align="center" draw:textarea-vertical-align="middle" fo:padding-top="0.275cm" fo:padding-bottom="0.275cm" fo:padding-left="0.4cm" fo:padding-right="0.4cm"/>
    </style:style>
    <style:style style:name="gr195" style:family="graphic" style:parent-style-name="standard">
      <style:graphic-properties svg:stroke-width="0.3cm" svg:stroke-color="#800080" draw:marker-end="Arrow" draw:marker-end-width="0.9cm" draw:textarea-horizontal-align="center" draw:textarea-vertical-align="middle" fo:padding-top="0.275cm" fo:padding-bottom="0.275cm" fo:padding-left="0.4cm" fo:padding-right="0.4cm"/>
    </style:style>
    <style:style style:name="gr196" style:family="graphic" style:parent-style-name="standard">
      <style:graphic-properties svg:stroke-width="0.3cm" svg:stroke-color="#000000" draw:marker-end="Arrow" draw:marker-end-width="0.9cm" draw:textarea-horizontal-align="center" draw:textarea-vertical-align="middle" fo:padding-top="0.275cm" fo:padding-bottom="0.275cm" fo:padding-left="0.4cm" fo:padding-right="0.4cm"/>
    </style:style>
    <style:style style:name="gr197" style:family="graphic" style:parent-style-name="standard">
      <style:graphic-properties draw:stroke="solid" svg:stroke-width="0.3cm" draw:marker-start="" draw:marker-start-width="0.65cm" draw:marker-end="Arrow" draw:marker-end-width="0.65cm" draw:textarea-horizontal-align="center" draw:textarea-vertical-align="middle" fo:padding-top="0.275cm" fo:padding-bottom="0.275cm" fo:padding-left="0.4cm" fo:padding-right="0.4cm"/>
    </style:style>
    <style:style style:name="gr198" style:family="graphic" style:parent-style-name="standard">
      <style:graphic-properties draw:stroke="solid" draw:fill="solid" draw:fill-color="#dc2300" fo:min-height="2.291cm"/>
    </style:style>
    <style:style style:name="gr199" style:family="graphic" style:parent-style-name="standard">
      <style:graphic-properties draw:stroke="solid" draw:fill="solid" draw:fill-color="#dc2300" fo:min-height="1.874cm"/>
    </style:style>
    <style:style style:name="gr200" style:family="graphic" style:parent-style-name="standard">
      <style:graphic-properties draw:stroke="solid" draw:fill="solid" draw:fill-color="#ffffff" fo:min-height="1.138cm"/>
    </style:style>
    <style:style style:name="gr201" style:family="graphic" style:parent-style-name="standard">
      <style:graphic-properties draw:stroke="solid" draw:fill="solid" draw:fill-color="#ffffff" fo:min-height="1.972cm"/>
    </style:style>
    <style:style style:name="gr202" style:family="graphic" style:parent-style-name="standard">
      <style:graphic-properties draw:stroke="solid" draw:fill="solid" draw:fill-color="#ffffff" fo:min-height="0.703cm"/>
    </style:style>
    <style:style style:name="gr203" style:family="graphic" style:parent-style-name="standard">
      <style:graphic-properties draw:stroke="solid" draw:fill="solid" draw:fill-color="#ffffff" fo:min-height="0.606cm"/>
    </style:style>
    <style:style style:name="gr204" style:family="graphic" style:parent-style-name="standard">
      <style:graphic-properties draw:stroke="solid" draw:fill="solid" draw:fill-color="#ffffff" fo:min-height="1.683cm"/>
    </style:style>
    <style:style style:name="gr205" style:family="graphic" style:parent-style-name="standard">
      <style:graphic-properties draw:stroke="solid" draw:fill="solid" draw:fill-color="#ffffff" fo:min-height="0.545cm"/>
    </style:style>
    <style:style style:name="gr206" style:family="graphic" style:parent-style-name="standard">
      <style:graphic-properties draw:stroke="solid" draw:fill="solid" draw:fill-color="#ffffff" fo:min-height="1.157cm"/>
    </style:style>
    <style:style style:name="gr207" style:family="graphic" style:parent-style-name="standard">
      <style:graphic-properties draw:stroke="solid" draw:fill="solid" draw:fill-color="#ffffff" fo:min-height="2.153cm"/>
    </style:style>
    <style:style style:name="gr208" style:family="graphic" style:parent-style-name="standard">
      <style:graphic-properties draw:stroke="solid" draw:fill="solid" draw:fill-color="#ffffff" fo:min-height="1.893cm"/>
    </style:style>
    <style:style style:name="gr209" style:family="graphic" style:parent-style-name="standard">
      <style:graphic-properties draw:stroke="solid" draw:fill="solid" draw:fill-color="#ffffff" fo:min-height="1.836cm"/>
    </style:style>
    <style:style style:name="gr210" style:family="graphic" style:parent-style-name="standard">
      <style:graphic-properties draw:stroke="solid" draw:fill="solid" draw:fill-color="#ffffff" fo:min-height="1.884cm"/>
    </style:style>
    <style:style style:name="gr211" style:family="graphic" style:parent-style-name="standard">
      <style:graphic-properties draw:stroke="solid" draw:fill="solid" draw:fill-color="#ffffff" fo:min-height="0.385cm"/>
    </style:style>
    <style:style style:name="gr212" style:family="graphic" style:parent-style-name="standard">
      <style:graphic-properties draw:stroke="solid" draw:fill="solid" draw:fill-color="#ffffff" fo:min-height="0.555cm"/>
    </style:style>
    <style:style style:name="gr213" style:family="graphic" style:parent-style-name="standard">
      <style:graphic-properties draw:textarea-horizontal-align="left" draw:textarea-vertical-align="top"/>
    </style:style>
    <style:style style:name="gr214" style:family="graphic" style:parent-style-name="standard">
      <style:graphic-properties draw:stroke="none" draw:fill="none" fo:min-height="4.571cm"/>
    </style:style>
    <style:style style:name="gr215" style:family="graphic" style:parent-style-name="standard">
      <style:graphic-properties draw:stroke="none" draw:fill="none" fo:min-height="1.687cm"/>
    </style:style>
    <style:style style:name="gr216" style:family="graphic" style:parent-style-name="standard">
      <style:graphic-properties draw:stroke="none" draw:fill="none" fo:min-height="3.206cm"/>
    </style:style>
    <style:style style:name="gr217" style:family="graphic" style:parent-style-name="standard">
      <style:graphic-properties draw:stroke="none" draw:fill="none" fo:min-height="5.992cm"/>
    </style:style>
    <style:style style:name="gr218" style:family="graphic" style:parent-style-name="standard">
      <style:graphic-properties draw:stroke="none" draw:fill="none" fo:min-height="5.143cm"/>
    </style:style>
    <style:style style:name="gr219" style:family="graphic" style:parent-style-name="standard">
      <style:graphic-properties draw:stroke="dash" draw:stroke-dash="Ultrafine_20_Dashed" svg:stroke-width="0.1cm" draw:marker-start-width="0.35cm" draw:marker-end-width="0.35cm" draw:textarea-horizontal-align="center" draw:textarea-vertical-align="middle" fo:padding-top="0.175cm" fo:padding-bottom="0.175cm" fo:padding-left="0.3cm" fo:padding-right="0.3cm"/>
    </style:style>
    <style:style style:name="gr220" style:family="graphic" style:parent-style-name="standard">
      <style:graphic-properties draw:stroke="solid" draw:fill="solid" draw:fill-color="#ffffff" fo:min-height="0.939cm"/>
    </style:style>
    <style:style style:name="gr221" style:family="graphic" style:parent-style-name="standard">
      <style:graphic-properties draw:stroke="solid" draw:fill="solid" draw:fill-color="#ffffff" fo:min-height="2.337cm"/>
    </style:style>
    <style:style style:name="gr222" style:family="graphic" style:parent-style-name="standard">
      <style:graphic-properties draw:stroke="none" draw:fill="none" fo:min-height="5.321cm"/>
    </style:style>
    <style:style style:name="gr223" style:family="graphic" style:parent-style-name="standard">
      <style:graphic-properties draw:stroke="none" draw:fill="none" fo:min-height="1.573cm"/>
    </style:style>
    <style:style style:name="gr224" style:family="graphic" style:parent-style-name="standard">
      <style:graphic-properties draw:stroke="solid" draw:fill="solid" draw:fill-color="#ffffff" fo:min-height="2.093cm"/>
    </style:style>
    <style:style style:name="gr225" style:family="graphic" style:parent-style-name="standard">
      <style:graphic-properties draw:stroke="none" draw:fill="none" fo:min-height="5.069cm"/>
    </style:style>
    <style:style style:name="gr226" style:family="graphic" style:parent-style-name="standard">
      <style:graphic-properties draw:stroke="solid" draw:fill="solid" draw:fill-color="#ffffff" fo:min-height="2.491cm"/>
    </style:style>
    <style:style style:name="gr227" style:family="graphic" style:parent-style-name="standard">
      <style:graphic-properties draw:stroke="solid" draw:fill="solid" draw:fill-color="#ffffff" fo:min-height="0cm"/>
    </style:style>
    <style:style style:name="gr228" style:family="graphic" style:parent-style-name="standard">
      <style:graphic-properties draw:stroke="solid" draw:fill="solid" draw:fill-color="#ffffff" fo:min-height="2.163cm"/>
    </style:style>
    <style:style style:name="gr229" style:family="graphic" style:parent-style-name="standard">
      <style:graphic-properties svg:stroke-width="0.3cm" svg:stroke-color="#800000" draw:marker-start-width="0.65cm" draw:marker-end="Arrow" draw:marker-end-width="0.9cm" draw:stroke-linejoin="miter" draw:textarea-horizontal-align="center" draw:textarea-vertical-align="middle" fo:padding-top="0.275cm" fo:padding-bottom="0.275cm" fo:padding-left="0.4cm" fo:padding-right="0.4cm"/>
    </style:style>
    <style:style style:name="gr230" style:family="graphic" style:parent-style-name="standard">
      <style:graphic-properties draw:stroke="solid" draw:fill="solid" draw:fill-color="#ffffff" fo:min-height="1.151cm"/>
    </style:style>
    <style:style style:name="gr231" style:family="graphic" style:parent-style-name="standard">
      <style:graphic-properties draw:stroke="none" draw:fill="none" fo:min-height="1.619cm"/>
    </style:style>
    <style:style style:name="gr232" style:family="graphic" style:parent-style-name="standard">
      <style:graphic-properties draw:stroke="none" draw:fill="none" fo:min-height="2.113cm"/>
    </style:style>
    <style:style style:name="gr233" style:family="graphic" style:parent-style-name="standard">
      <style:graphic-properties draw:stroke="none" draw:fill="none" fo:min-height="1.955cm"/>
    </style:style>
    <style:style style:name="gr234" style:family="graphic" style:parent-style-name="standard">
      <style:graphic-properties draw:fill="hatch" draw:fill-hatch-name="white" draw:fill-hatch-solid="true" draw:textarea-horizontal-align="justify" draw:textarea-vertical-align="middle" draw:auto-grow-height="false"/>
    </style:style>
    <style:style style:name="gr235" style:family="graphic" style:parent-style-name="standard">
      <style:graphic-properties svg:stroke-color="#000000" draw:fill="hatch" draw:fill-hatch-name="white" draw:fill-hatch-solid="true" draw:textarea-horizontal-align="center" draw:textarea-vertical-align="middle"/>
    </style:style>
    <style:style style:name="gr236" style:family="graphic" style:parent-style-name="standard">
      <style:graphic-properties draw:stroke="dash" draw:stroke-dash="Fine_20_Dashed" draw:textarea-horizontal-align="center" draw:textarea-vertical-align="middle"/>
    </style:style>
    <style:style style:name="gr237" style:family="graphic" style:parent-style-name="standard">
      <style:graphic-properties svg:stroke-color="#000000" draw:textarea-horizontal-align="center" draw:textarea-vertical-align="middle"/>
    </style:style>
    <style:style style:name="gr238" style:family="graphic" style:parent-style-name="standard">
      <style:graphic-properties draw:stroke="dash" draw:stroke-dash="Ultrafine_20_Dashed" svg:stroke-color="#000000" draw:fill="solid" draw:fill-color="#800000" draw:textarea-horizontal-align="center" draw:textarea-vertical-align="middle"/>
    </style:style>
    <style:style style:name="gr239" style:family="graphic" style:parent-style-name="standard">
      <style:graphic-properties draw:stroke="dash" draw:stroke-dash="Ultrafine_20_Dashed" svg:stroke-color="#000000" draw:fill="solid" draw:fill-color="#cc6633" draw:textarea-horizontal-align="center" draw:textarea-vertical-align="middle"/>
    </style:style>
    <style:style style:name="gr240" style:family="graphic" style:parent-style-name="standard">
      <style:graphic-properties draw:stroke="dash" draw:stroke-dash="Ultrafine_20_Dashed" draw:fill="solid" draw:fill-color="#ccffff" draw:textarea-horizontal-align="justify" draw:textarea-vertical-align="middle" draw:auto-grow-height="false"/>
    </style:style>
    <style:style style:name="gr241" style:family="graphic" style:parent-style-name="standard">
      <style:graphic-properties svg:stroke-color="#000000" draw:fill="solid" draw:fill-color="#99ccff" draw:fill-hatch-name="white" draw:fill-hatch-solid="true" draw:textarea-horizontal-align="center" draw:textarea-vertical-align="middle"/>
    </style:style>
    <style:style style:name="gr242" style:family="graphic" style:parent-style-name="standard">
      <style:graphic-properties draw:stroke="solid" draw:stroke-dash="Ultrafine_20_Dashed" svg:stroke-color="#000000" draw:fill="solid" draw:fill-color="#800000" draw:textarea-horizontal-align="center" draw:textarea-vertical-align="middle"/>
    </style:style>
    <style:style style:name="gr243" style:family="graphic" style:parent-style-name="standard">
      <style:graphic-properties draw:stroke="solid" draw:stroke-dash="Ultrafine_20_Dashed" svg:stroke-color="#000000" draw:fill="solid" draw:fill-color="#cc6633" draw:textarea-horizontal-align="center" draw:textarea-vertical-align="middle"/>
    </style:style>
    <style:style style:name="gr244" style:family="graphic" style:parent-style-name="standard">
      <style:graphic-properties draw:stroke="dash" draw:stroke-dash="Ultrafine_20_Dashed" svg:stroke-color="#000000" draw:fill-color="#ccffff" draw:opacity="100%" draw:textarea-horizontal-align="center" draw:textarea-vertical-align="middle" draw:shadow-opacity="100%"/>
    </style:style>
    <style:style style:name="gr245" style:family="graphic" style:parent-style-name="standard">
      <style:graphic-properties draw:fill="hatch" draw:fill-hatch-name="white" draw:fill-hatch-solid="true" draw:textarea-horizontal-align="left" draw:textarea-vertical-align="top"/>
    </style:style>
    <style:style style:name="gr246" style:family="graphic" style:parent-style-name="standard">
      <style:graphic-properties draw:fill="hatch" draw:fill-color="#ffff00" draw:fill-hatch-name="dark_20_grey" draw:fill-hatch-solid="true" draw:textarea-horizontal-align="justify" draw:textarea-vertical-align="middle" draw:auto-grow-height="false"/>
    </style:style>
    <style:style style:name="gr247" style:family="graphic" style:parent-style-name="standard">
      <style:graphic-properties draw:stroke="dash" draw:stroke-dash="Ultrafine_20_Dashed" svg:stroke-color="#000000" draw:fill="solid" draw:fill-color="#ccffff" draw:textarea-horizontal-align="center" draw:textarea-vertical-align="middle"/>
    </style:style>
    <style:style style:name="gr248" style:family="graphic" style:parent-style-name="standard">
      <style:graphic-properties draw:fill="solid" draw:fill-color="#008000" draw:textarea-horizontal-align="left" draw:textarea-vertical-align="top"/>
    </style:style>
    <style:style style:name="gr249" style:family="graphic" style:parent-style-name="standard">
      <style:graphic-properties draw:fill="gradient" draw:fill-color="#e6ff00" draw:fill-gradient-name="GLK_20_with_20_Flat_20_files" draw:textarea-horizontal-align="justify" draw:textarea-vertical-align="middle" draw:auto-grow-height="false"/>
    </style:style>
    <style:style style:name="gr250" style:family="graphic" style:parent-style-name="standard">
      <style:graphic-properties svg:stroke-color="#000000" draw:textarea-horizontal-align="left" draw:textarea-vertical-align="top"/>
    </style:style>
    <style:style style:name="gr251" style:family="graphic" style:parent-style-name="standard">
      <style:graphic-properties svg:stroke-color="#000000" draw:fill-color="#4c4c4c" draw:textarea-horizontal-align="justify" draw:textarea-vertical-align="middle" draw:auto-grow-height="false"/>
    </style:style>
    <style:style style:name="gr252" style:family="graphic" style:parent-style-name="standard">
      <style:graphic-properties draw:fill-color="#c0c0c0" draw:textarea-horizontal-align="left" draw:textarea-vertical-align="top" draw:auto-grow-height="false"/>
    </style:style>
    <style:style style:name="gr253" style:family="graphic" style:parent-style-name="standard">
      <style:graphic-properties svg:stroke-color="#000000" draw:marker-end="Arrow" draw:marker-end-width="0.3cm" draw:textarea-horizontal-align="center" draw:textarea-vertical-align="middle"/>
    </style:style>
    <style:style style:name="gr254" style:family="graphic" style:parent-style-name="objectwithoutfill">
      <style:graphic-properties svg:stroke-color="#000000" draw:fill="solid" draw:fill-color="#cccccc" draw:textarea-horizontal-align="center" draw:textarea-vertical-align="middle"/>
    </style:style>
    <style:style style:name="gr255" style:family="graphic" style:parent-style-name="standard">
      <style:graphic-properties draw:stroke="none" svg:stroke-color="#000000" draw:fill="solid" draw:fill-color="#000000" draw:textarea-horizontal-align="center" draw:textarea-vertical-align="middle"/>
    </style:style>
    <style:style style:name="gr256" style:family="graphic" style:parent-style-name="standard">
      <style:graphic-properties draw:fill="hatch" draw:fill-color="#e6e6e6" draw:fill-gradient-name="GLK_20_with_20_Flat_20_files" draw:fill-hatch-name="dark_20_grey" draw:fill-hatch-solid="true" draw:textarea-horizontal-align="left" draw:textarea-vertical-align="top" draw:auto-grow-height="false"/>
    </style:style>
    <style:style style:name="gr257" style:family="graphic" style:parent-style-name="standard">
      <style:graphic-properties draw:stroke="dash" draw:stroke-dash="Ultrafine_20_Dashed" draw:fill="hatch" draw:fill-color="#e6e6e6" draw:fill-gradient-name="GLK_20_with_20_Flat_20_files" draw:fill-hatch-name="dark_20_grey" draw:fill-hatch-solid="true" draw:textarea-horizontal-align="justify" draw:textarea-vertical-align="middle" draw:auto-grow-height="false"/>
    </style:style>
    <style:style style:name="gr258" style:family="graphic" style:parent-style-name="standard">
      <style:graphic-properties draw:fill="solid" draw:fill-color="#e6e6e6" draw:fill-gradient-name="GLK_20_with_20_Flat_20_files" draw:textarea-horizontal-align="justify" draw:textarea-vertical-align="middle" draw:auto-grow-height="false"/>
    </style:style>
    <style:style style:name="gr259" style:family="graphic" style:parent-style-name="standard">
      <style:graphic-properties draw:stroke="dash" draw:stroke-dash="Ultrafine_20_Dashed" svg:stroke-color="#000000" draw:textarea-horizontal-align="center" draw:textarea-vertical-align="middle"/>
    </style:style>
    <style:style style:name="gr260" style:family="graphic" style:parent-style-name="standard">
      <style:graphic-properties draw:stroke="none" draw:fill="none" draw:textarea-horizontal-align="center" draw:textarea-vertical-align="middle"/>
    </style:style>
    <style:style style:name="gr261" style:family="graphic" style:parent-style-name="standard">
      <style:graphic-properties draw:fill-color="#ffff99" draw:textarea-horizontal-align="left" draw:textarea-vertical-align="top"/>
    </style:style>
    <style:style style:name="gr262" style:family="graphic" style:parent-style-name="standard">
      <style:graphic-properties draw:fill="solid" draw:fill-color="#4c4c4c" draw:textarea-horizontal-align="justify" draw:textarea-vertical-align="middle" draw:auto-grow-height="false"/>
    </style:style>
    <style:style style:name="gr263" style:family="graphic" style:parent-style-name="standard">
      <style:graphic-properties svg:stroke-color="#000000" draw:fill="hatch" draw:fill-color="#4c4c4c" draw:fill-hatch-name="white" draw:fill-hatch-solid="true" draw:textarea-horizontal-align="justify" draw:textarea-vertical-align="middle" draw:auto-grow-height="false"/>
    </style:style>
    <style:style style:name="gr264" style:family="graphic" style:parent-style-name="standard">
      <style:graphic-properties svg:stroke-color="#000000" draw:fill="hatch" draw:fill-color="#4c4c4c" draw:fill-hatch-name="white" draw:fill-hatch-solid="true" draw:textarea-horizontal-align="center" draw:textarea-vertical-align="middle"/>
    </style:style>
    <style:style style:name="gr265" style:family="graphic" style:parent-style-name="standard">
      <style:graphic-properties svg:stroke-color="#000000" draw:fill-color="#4c4c4c" draw:textarea-horizontal-align="center" draw:textarea-vertical-align="middle"/>
    </style:style>
    <style:style style:name="gr266" style:family="graphic" style:parent-style-name="standard">
      <style:graphic-properties draw:fill="hatch" draw:fill-color="#4c4c4c" draw:fill-hatch-name="white" draw:fill-hatch-solid="true" draw:textarea-horizontal-align="justify" draw:textarea-vertical-align="middle" draw:auto-grow-height="false"/>
    </style:style>
    <style:style style:name="gr267" style:family="graphic" style:parent-style-name="standard">
      <style:graphic-properties draw:fill-color="#e6e6e6" draw:textarea-horizontal-align="center" draw:textarea-vertical-align="middle"/>
    </style:style>
    <style:style style:name="gr268" style:family="graphic" style:parent-style-name="objectwithoutfill">
      <style:graphic-properties svg:stroke-color="#000000" draw:fill="solid" draw:fill-color="#c0c0c0" draw:textarea-horizontal-align="center" draw:textarea-vertical-align="middle"/>
    </style:style>
    <style:style style:name="gr269" style:family="graphic" style:parent-style-name="standard">
      <style:graphic-properties draw:textarea-horizontal-align="justify" draw:textarea-vertical-align="middle" draw:auto-grow-height="false"/>
    </style:style>
    <style:style style:name="gr270" style:family="graphic" style:parent-style-name="standard">
      <style:graphic-properties svg:stroke-color="#000000" draw:textarea-horizontal-align="justify" draw:textarea-vertical-align="middle" draw:auto-grow-height="false"/>
    </style:style>
    <style:style style:name="gr271" style:family="graphic" style:parent-style-name="standard">
      <style:graphic-properties draw:fill="solid" draw:fill-color="#99ccff" draw:fill-hatch-name="white" draw:fill-hatch-solid="true" draw:textarea-horizontal-align="justify" draw:textarea-vertical-align="middle" draw:auto-grow-height="false"/>
    </style:style>
    <style:style style:name="gr272" style:family="graphic" style:parent-style-name="standard">
      <style:graphic-properties draw:stroke="dash" draw:stroke-dash="Ultrafine_20_Dashed" svg:stroke-color="#000000" draw:fill="solid" draw:fill-color="#ccffff" draw:opacity="100%" draw:textarea-horizontal-align="center" draw:textarea-vertical-align="middle" draw:shadow-opacity="100%"/>
    </style:style>
    <style:style style:name="gr273" style:family="graphic" style:parent-style-name="standard">
      <style:graphic-properties draw:stroke="dash" draw:stroke-dash="Ultrafine_20_Dashed" draw:fill="solid" draw:fill-color="#ccffff" draw:opacity="100%" draw:textarea-horizontal-align="justify" draw:textarea-vertical-align="middle" draw:auto-grow-height="false" draw:shadow-opacity="100%"/>
    </style:style>
    <style:style style:name="gr274" style:family="graphic" style:parent-style-name="standard">
      <style:graphic-properties draw:fill-color="#7da647" draw:textarea-horizontal-align="left" draw:textarea-vertical-align="top"/>
    </style:style>
    <style:style style:name="gr275" style:family="graphic" style:parent-style-name="standard">
      <style:graphic-properties draw:fill-color="#7da647" draw:textarea-horizontal-align="left" draw:textarea-vertical-align="top"/>
    </style:style>
    <style:style style:name="gr276" style:family="graphic" style:parent-style-name="objectwithoutfill">
      <style:graphic-properties svg:stroke-color="#000000" draw:fill="solid" draw:fill-color="#e6e6e6" draw:textarea-horizontal-align="center" draw:textarea-vertical-align="middle"/>
    </style:style>
    <style:style style:name="gr277" style:family="graphic" style:parent-style-name="standard">
      <style:graphic-properties svg:stroke-color="#000000" draw:fill-color="#e6e6e6" draw:textarea-horizontal-align="center" draw:textarea-vertical-align="middle"/>
    </style:style>
    <style:style style:name="gr278" style:family="graphic" style:parent-style-name="standard">
      <style:graphic-properties draw:fill="gradient" draw:fill-gradient-name="unknown_20_to_20_jlims" draw:textarea-horizontal-align="center" draw:textarea-vertical-align="middle"/>
    </style:style>
    <style:style style:name="gr279" style:family="graphic" style:parent-style-name="standard">
      <style:graphic-properties svg:stroke-color="#000000" draw:fill="solid" draw:fill-color="#ff0000" draw:textarea-horizontal-align="center" draw:textarea-vertical-align="middle"/>
    </style:style>
    <style:style style:name="gr280" style:family="graphic" style:parent-style-name="standard">
      <style:graphic-properties draw:fill="solid" draw:fill-color="#4c4c4c" draw:fill-hatch-name="white" draw:fill-hatch-solid="true" draw:textarea-horizontal-align="justify" draw:textarea-vertical-align="middle" draw:auto-grow-height="false"/>
    </style:style>
    <style:style style:name="gr281" style:family="graphic" style:parent-style-name="objectwithoutfill">
      <style:graphic-properties draw:fill="solid" draw:fill-color="#cccccc" draw:textarea-horizontal-align="center" draw:textarea-vertical-align="middle"/>
    </style:style>
    <style:style style:name="gr282" style:family="graphic" style:parent-style-name="standard">
      <style:graphic-properties svg:stroke-width="0.152cm" svg:stroke-color="#4c4c4c" draw:marker-start-width="0.427cm" draw:marker-end="Arrow" draw:marker-end-width="0.527cm" draw:textarea-horizontal-align="center" draw:textarea-vertical-align="middle" fo:padding-top="0.2cm" fo:padding-bottom="0.2cm" fo:padding-left="0.325cm" fo:padding-right="0.325cm"/>
    </style:style>
    <style:style style:name="gr283" style:family="graphic" style:parent-style-name="standard">
      <style:graphic-properties draw:fill="solid" draw:fill-color="#e6e6e6" draw:fill-hatch-name="white" draw:fill-hatch-solid="true" draw:textarea-horizontal-align="center" draw:textarea-vertical-align="middle"/>
    </style:style>
    <style:style style:name="gr284" style:family="graphic" style:parent-style-name="standard">
      <style:graphic-properties draw:fill="hatch" draw:fill-color="#7da647" draw:fill-hatch-name="white" draw:fill-hatch-solid="true" draw:textarea-horizontal-align="left" draw:textarea-vertical-align="top"/>
    </style:style>
    <style:style style:name="gr285" style:family="graphic" style:parent-style-name="standard">
      <style:graphic-properties draw:fill-color="#4c4c4c" draw:textarea-horizontal-align="justify" draw:textarea-vertical-align="middle" draw:auto-grow-height="false"/>
    </style:style>
    <style:style style:name="gr286" style:family="graphic" style:parent-style-name="standard">
      <style:graphic-properties draw:fill="hatch" draw:fill-color="#4c4c4c" draw:fill-hatch-name="white" draw:fill-hatch-solid="true" draw:textarea-vertical-align="middle" draw:auto-grow-height="false" fo:min-height="0cm" fo:min-width="0cm"/>
    </style:style>
    <style:style style:name="gr287" style:family="graphic" style:parent-style-name="standard">
      <style:graphic-properties draw:stroke="none" svg:stroke-color="#000000" draw:fill-color="#e6e6e6" draw:textarea-horizontal-align="center" draw:textarea-vertical-align="middle"/>
    </style:style>
    <style:style style:name="gr288" style:family="graphic" style:parent-style-name="standard">
      <style:graphic-properties draw:fill="hatch" draw:fill-color="#4c4c4c" draw:fill-hatch-name="white" draw:fill-hatch-solid="true" draw:textarea-horizontal-align="center" draw:textarea-vertical-align="middle"/>
    </style:style>
    <style:style style:name="gr289" style:family="graphic" style:parent-style-name="standard">
      <style:graphic-properties draw:fill="solid" draw:fill-color="#e6e6e6" draw:fill-gradient-name="Unknown_20_to_20_File" draw:textarea-horizontal-align="center" draw:textarea-vertical-align="middle"/>
    </style:style>
    <style:style style:name="gr290" style:family="graphic" style:parent-style-name="standard">
      <style:graphic-properties draw:fill="gradient" draw:fill-gradient-name="Unknown_20_to_20_File" draw:textarea-horizontal-align="center" draw:textarea-vertical-align="middle"/>
    </style:style>
    <style:style style:name="gr291" style:family="graphic" style:parent-style-name="standard">
      <style:graphic-properties draw:fill="solid" draw:fill-color="#c0c0c0" draw:textarea-horizontal-align="center" draw:textarea-vertical-align="middle"/>
    </style:style>
    <style:style style:name="gr292" style:family="graphic" style:parent-style-name="objectwithoutfill">
      <style:graphic-properties svg:stroke-color="#000000" draw:fill="gradient" draw:fill-color="#e6e6e6" draw:fill-gradient-name="Jlims_20_to_20_ProjectDB" draw:textarea-horizontal-align="center" draw:textarea-vertical-align="middle"/>
    </style:style>
    <style:style style:name="gr293" style:family="graphic" style:parent-style-name="standard">
      <style:graphic-properties svg:stroke-color="#000000" draw:fill="gradient" draw:fill-color="#e6e6e6" draw:fill-gradient-name="Jlims_20_to_20_ProjectDB" draw:textarea-horizontal-align="center" draw:textarea-vertical-align="middle"/>
    </style:style>
    <style:style style:name="gr294" style:family="graphic" style:parent-style-name="standard">
      <style:graphic-properties draw:fill="hatch" draw:fill-color="#4c4c4c" draw:fill-gradient-name="GLK_20_with_20_Flat_20_files" draw:fill-hatch-name="white" draw:fill-hatch-solid="true" draw:textarea-vertical-align="middle" draw:auto-grow-height="false" fo:min-height="0cm" fo:min-width="0cm"/>
    </style:style>
    <style:style style:name="gr295" style:family="graphic" style:parent-style-name="standard">
      <style:graphic-properties draw:fill-color="#cccccc" draw:textarea-horizontal-align="justify" draw:textarea-vertical-align="middle" draw:auto-grow-height="false"/>
    </style:style>
    <style:style style:name="gr296" style:family="graphic" style:parent-style-name="standard">
      <style:graphic-properties draw:stroke="none" svg:stroke-color="#000000" draw:fill="solid" draw:fill-color="#c0c0c0" draw:textarea-horizontal-align="center" draw:textarea-vertical-align="middle"/>
    </style:style>
    <style:style style:name="gr297" style:family="graphic" style:parent-style-name="objectwithoutfill">
      <style:graphic-properties svg:stroke-color="#000000" draw:fill="solid" draw:fill-color="#e6ff00" draw:textarea-horizontal-align="center" draw:textarea-vertical-align="middle"/>
    </style:style>
    <style:style style:name="gr298" style:family="graphic" style:parent-style-name="standard">
      <style:graphic-properties draw:stroke="none" svg:stroke-color="#000000" draw:fill="solid" draw:fill-color="#e6ff00" draw:textarea-horizontal-align="center" draw:textarea-vertical-align="middle"/>
    </style:style>
    <style:style style:name="gr299" style:family="graphic" style:parent-style-name="standard">
      <style:graphic-properties draw:opacity="100%" draw:textarea-horizontal-align="justify" draw:textarea-vertical-align="middle" draw:auto-grow-height="false" draw:shadow-opacity="100%"/>
    </style:style>
    <style:style style:name="gr300" style:family="graphic" style:parent-style-name="standard">
      <style:graphic-properties draw:fill="hatch" draw:fill-color="#e6e6e6" draw:fill-hatch-name="white" draw:fill-hatch-solid="true" draw:textarea-horizontal-align="center" draw:textarea-vertical-align="middle"/>
    </style:style>
    <style:style style:name="gr301" style:family="graphic" style:parent-style-name="standard">
      <style:graphic-properties draw:fill-color="#e6ff00" draw:textarea-horizontal-align="justify" draw:textarea-vertical-align="middle" draw:auto-grow-height="false"/>
    </style:style>
    <style:style style:name="gr302" style:family="graphic" style:parent-style-name="standard">
      <style:graphic-properties draw:stroke="dash" draw:stroke-dash="Ultrafine_20_Dashed" draw:fill-color="#ccffff" draw:opacity="100%" draw:textarea-horizontal-align="justify" draw:textarea-vertical-align="middle" draw:auto-grow-height="false" draw:shadow-opacity="100%"/>
    </style:style>
    <style:style style:name="gr303" style:family="graphic" style:parent-style-name="standard">
      <style:graphic-properties draw:stroke="dash" draw:stroke-dash="Ultrafine_20_Dashed" svg:stroke-color="#000000" draw:fill-color="#ccffff" draw:textarea-horizontal-align="center" draw:textarea-vertical-align="middle"/>
    </style:style>
    <style:style style:name="gr304" style:family="graphic" style:parent-style-name="standard">
      <style:graphic-properties draw:stroke="dash" draw:stroke-dash="Ultrafine_20_Dashed" draw:fill-color="#ccffff" draw:textarea-horizontal-align="justify" draw:textarea-vertical-align="middle" draw:auto-grow-height="false"/>
    </style:style>
    <style:style style:name="gr305" style:family="graphic" style:parent-style-name="standard">
      <style:graphic-properties draw:fill="solid" draw:fill-color="#4c4c4c" draw:textarea-horizontal-align="center" draw:textarea-vertical-align="middle"/>
    </style:style>
    <style:style style:name="gr306" style:family="graphic" style:parent-style-name="standard">
      <style:graphic-properties draw:fill="solid" draw:fill-color="#b3b3b3" draw:fill-hatch-name="dark_20_grey" draw:fill-hatch-solid="true" draw:textarea-horizontal-align="justify" draw:textarea-vertical-align="middle" draw:auto-grow-height="false"/>
    </style:style>
    <style:style style:name="gr307" style:family="graphic" style:parent-style-name="standard">
      <style:graphic-properties draw:fill="solid" draw:fill-color="#4c4c4c" draw:fill-hatch-name="white" draw:fill-hatch-solid="true" draw:textarea-horizontal-align="center" draw:textarea-vertical-align="middle" draw:auto-grow-height="false" fo:min-height="0cm" fo:min-width="0cm" draw:shadow="hidden"/>
    </style:style>
    <style:style style:name="gr308" style:family="graphic" style:parent-style-name="objectwithoutfill">
      <style:graphic-properties svg:stroke-color="#000000" draw:fill="gradient" draw:fill-color="#e6e6e6" draw:fill-gradient-name="ProjectDB_20_to_20_JLims" draw:textarea-horizontal-align="center" draw:textarea-vertical-align="middle"/>
    </style:style>
    <style:style style:name="gr309" style:family="graphic" style:parent-style-name="standard">
      <style:graphic-properties draw:stroke="none" svg:stroke-color="#000000" draw:fill="gradient" draw:fill-color="#e6e6e6" draw:fill-gradient-name="ProjectDB_20_to_20_JLims" draw:textarea-horizontal-align="center" draw:textarea-vertical-align="middle"/>
    </style:style>
    <style:style style:name="gr310" style:family="graphic" style:parent-style-name="standard">
      <style:graphic-properties svg:stroke-color="#000000" draw:fill="solid" draw:fill-color="#e6ff00" draw:textarea-horizontal-align="center" draw:textarea-vertical-align="middle"/>
    </style:style>
    <style:style style:name="gr311" style:family="graphic" style:parent-style-name="objectwithoutfill">
      <style:graphic-properties svg:stroke-color="#000000" draw:fill="gradient" draw:fill-color="#e6e6e6" draw:fill-gradient-name="File_20_to_20_Project_20_DB" draw:textarea-horizontal-align="center" draw:textarea-vertical-align="middle"/>
    </style:style>
    <style:style style:name="gr312" style:family="graphic" style:parent-style-name="standard">
      <style:graphic-properties draw:stroke="none" svg:stroke-color="#000000" draw:fill="gradient" draw:fill-color="#e6e6e6" draw:fill-gradient-name="File_20_to_20_Project_20_DB" draw:textarea-horizontal-align="center" draw:textarea-vertical-align="middle"/>
    </style:style>
    <style:style style:name="gr313" style:family="graphic" style:parent-style-name="standard">
      <style:graphic-properties draw:fill="hatch" draw:fill-color="#4c4c4c" draw:fill-gradient-name="GLK_20_with_20_Flat_20_files" draw:fill-hatch-name="white" draw:fill-hatch-solid="true" draw:textarea-horizontal-align="justify" draw:textarea-vertical-align="middle" draw:auto-grow-height="false"/>
    </style:style>
    <style:style style:name="gr314" style:family="graphic" style:parent-style-name="standard">
      <style:graphic-properties draw:fill="solid" draw:fill-color="#e6e6e6" draw:textarea-horizontal-align="justify" draw:textarea-vertical-align="middle" draw:auto-grow-height="false"/>
    </style:style>
    <style:style style:name="gr315" style:family="graphic" style:parent-style-name="standard">
      <style:graphic-properties draw:fill="solid" draw:fill-color="#e6e6e6" draw:textarea-horizontal-align="center" draw:textarea-vertical-align="middle"/>
    </style:style>
    <style:style style:name="gr316" style:family="graphic" style:parent-style-name="objectwithoutfill">
      <style:graphic-properties draw:stroke="dash" draw:stroke-dash="Ultrafine_20_Dashed" svg:stroke-color="#000000" draw:fill="solid" draw:fill-color="#e6e6e6" draw:textarea-horizontal-align="center" draw:textarea-vertical-align="middle"/>
    </style:style>
    <style:style style:name="gr317" style:family="graphic" style:parent-style-name="standard">
      <style:graphic-properties draw:stroke="dash" draw:stroke-dash="Ultrafine_20_Dashed" svg:stroke-color="#000000" draw:fill-color="#e6e6e6" draw:textarea-horizontal-align="center" draw:textarea-vertical-align="middle"/>
    </style:style>
    <style:style style:name="gr318" style:family="graphic" style:parent-style-name="standard">
      <style:graphic-properties draw:stroke="solid" draw:textarea-horizontal-align="justify" draw:textarea-vertical-align="middle" draw:auto-grow-height="false"/>
    </style:style>
    <style:style style:name="gr319" style:family="graphic" style:parent-style-name="standard">
      <style:graphic-properties draw:stroke="solid" svg:stroke-color="#000000" draw:textarea-horizontal-align="justify" draw:textarea-vertical-align="middle" draw:auto-grow-height="false"/>
    </style:style>
    <style:style style:name="gr320" style:family="graphic" style:parent-style-name="standard">
      <style:graphic-properties draw:stroke="solid" draw:fill="solid" draw:fill-color="#99ccff" draw:fill-hatch-name="white" draw:fill-hatch-solid="true" draw:textarea-horizontal-align="justify" draw:textarea-vertical-align="middle" draw:auto-grow-height="false" draw:shadow="hidden"/>
    </style:style>
    <style:style style:name="gr321" style:family="graphic" style:parent-style-name="standard">
      <style:graphic-properties draw:stroke="solid" draw:textarea-horizontal-align="left" draw:textarea-vertical-align="top"/>
    </style:style>
    <style:style style:name="gr322" style:family="graphic" style:parent-style-name="objectwithoutfill">
      <style:graphic-properties draw:stroke="solid" svg:stroke-color="#000000" draw:fill="solid" draw:fill-color="#cccccc" draw:textarea-horizontal-align="center" draw:textarea-vertical-align="middle"/>
    </style:style>
    <style:style style:name="gr323" style:family="graphic" style:parent-style-name="standard">
      <style:graphic-properties draw:stroke="solid" draw:fill="solid" draw:fill-hatch-name="white" draw:fill-hatch-solid="true" draw:textarea-horizontal-align="justify" draw:textarea-vertical-align="middle" draw:auto-grow-height="false" draw:shadow="hidden"/>
    </style:style>
    <style:style style:name="gr324" style:family="graphic" style:parent-style-name="standard">
      <style:graphic-properties draw:stroke="solid" draw:stroke-dash="Ultrafine_20_Dashed" svg:stroke-color="#000000" draw:fill="solid" draw:fill-color="#ccffff" draw:opacity="100%" draw:textarea-horizontal-align="center" draw:textarea-vertical-align="middle" draw:shadow-opacity="100%"/>
    </style:style>
    <style:style style:name="gr325" style:family="graphic" style:parent-style-name="standard">
      <style:graphic-properties draw:stroke="solid" draw:stroke-dash="Ultrafine_20_Dashed" svg:stroke-color="#000000" draw:fill="solid" draw:fill-color="#ccffff" draw:textarea-horizontal-align="center" draw:textarea-vertical-align="middle"/>
    </style:style>
    <style:style style:name="gr326" style:family="graphic" style:parent-style-name="standard">
      <style:graphic-properties draw:stroke="solid" svg:stroke-color="#000000" draw:fill="solid" draw:fill-color="#99ccff" draw:fill-hatch-name="white" draw:fill-hatch-solid="true" draw:textarea-horizontal-align="center" draw:textarea-vertical-align="middle"/>
    </style:style>
    <style:style style:name="gr327" style:family="graphic" style:parent-style-name="standard">
      <style:graphic-properties draw:stroke="solid" draw:stroke-dash="Ultrafine_20_Dashed" svg:stroke-color="#000000" draw:fill-color="#ccffff" draw:textarea-horizontal-align="center" draw:textarea-vertical-align="middle"/>
    </style:style>
    <style:style style:name="gr328" style:family="graphic" style:parent-style-name="standard">
      <style:graphic-properties draw:stroke="solid" draw:textarea-horizontal-align="justify" draw:textarea-vertical-align="middle" draw:auto-grow-height="false" draw:shadow="hidden"/>
    </style:style>
    <style:style style:name="gr329" style:family="graphic" style:parent-style-name="standard">
      <style:graphic-properties draw:stroke="solid" draw:fill="solid" draw:fill-hatch-name="white" draw:fill-hatch-solid="true" draw:textarea-horizontal-align="left" draw:textarea-vertical-align="top"/>
    </style:style>
    <style:style style:name="gr330" style:family="graphic" style:parent-style-name="standard">
      <style:graphic-properties draw:stroke="solid" draw:fill="solid" draw:fill-color="#008000" draw:textarea-horizontal-align="left" draw:textarea-vertical-align="top"/>
    </style:style>
    <style:style style:name="gr331" style:family="graphic" style:parent-style-name="standard">
      <style:graphic-properties draw:stroke="solid" draw:fill="hatch" draw:fill-hatch-name="white" draw:fill-hatch-solid="true" draw:textarea-horizontal-align="justify" draw:textarea-vertical-align="middle" draw:auto-grow-height="false"/>
    </style:style>
    <style:style style:name="gr332" style:family="graphic" style:parent-style-name="standard">
      <style:graphic-properties draw:stroke="solid" draw:stroke-dash="Ultrafine_20_Dashed" draw:fill="solid" draw:fill-color="#ccffff" draw:textarea-horizontal-align="justify" draw:textarea-vertical-align="middle" draw:auto-grow-height="false"/>
    </style:style>
    <style:style style:name="gr333" style:family="graphic" style:parent-style-name="standard">
      <style:graphic-properties draw:stroke="solid" draw:stroke-dash="Ultrafine_20_Dashed" draw:fill="solid" draw:fill-color="#ccffff" draw:opacity="100%" draw:textarea-horizontal-align="justify" draw:textarea-vertical-align="middle" draw:auto-grow-height="false" draw:shadow-opacity="100%"/>
    </style:style>
    <style:style style:name="gr334" style:family="graphic" style:parent-style-name="objectwithoutfill">
      <style:graphic-properties draw:stroke="solid" draw:fill="solid" draw:fill-color="#cccccc" draw:textarea-horizontal-align="center" draw:textarea-vertical-align="middle"/>
    </style:style>
    <style:style style:name="gr335" style:family="graphic" style:parent-style-name="standard">
      <style:graphic-properties draw:stroke="solid" draw:fill="solid" draw:fill-color="#4c4c4c" draw:textarea-horizontal-align="justify" draw:textarea-vertical-align="middle" draw:auto-grow-height="false"/>
    </style:style>
    <style:style style:name="gr336" style:family="graphic" style:parent-style-name="standard">
      <style:graphic-properties draw:stroke="solid" draw:fill-color="#e6e6e6" draw:textarea-horizontal-align="center" draw:textarea-vertical-align="middle"/>
    </style:style>
    <style:style style:name="gr337" style:family="graphic" style:parent-style-name="objectwithoutfill">
      <style:graphic-properties draw:stroke="solid" svg:stroke-color="#000000" draw:fill="solid" draw:fill-color="#c0c0c0" draw:textarea-horizontal-align="center" draw:textarea-vertical-align="middle"/>
    </style:style>
    <style:style style:name="gr338" style:family="graphic" style:parent-style-name="standard">
      <style:graphic-properties draw:stroke="solid" svg:stroke-color="#000000" draw:fill="solid" draw:fill-color="#4c4c4c" draw:fill-hatch-name="white" draw:fill-hatch-solid="true" draw:textarea-horizontal-align="justify" draw:textarea-vertical-align="middle" draw:auto-grow-height="false"/>
    </style:style>
    <style:style style:name="gr339" style:family="graphic" style:parent-style-name="standard">
      <style:graphic-properties draw:stroke="solid" draw:fill="solid" draw:fill-color="#7da647" draw:fill-hatch-name="white" draw:fill-hatch-solid="true" draw:textarea-horizontal-align="left" draw:textarea-vertical-align="top"/>
    </style:style>
    <style:style style:name="gr340" style:family="graphic" style:parent-style-name="standard">
      <style:graphic-properties draw:stroke="solid" draw:fill-color="#ffff99" draw:textarea-horizontal-align="left" draw:textarea-vertical-align="top"/>
    </style:style>
    <style:style style:name="gr341" style:family="graphic" style:parent-style-name="standard">
      <style:graphic-properties draw:stroke="solid" svg:stroke-width="0.152cm" svg:stroke-color="#4c4c4c" draw:marker-start-width="0.427cm" draw:marker-end="Arrow" draw:marker-end-width="0.527cm" draw:textarea-horizontal-align="center" draw:textarea-vertical-align="middle" fo:padding-top="0.2cm" fo:padding-bottom="0.2cm" fo:padding-left="0.325cm" fo:padding-right="0.325cm"/>
    </style:style>
    <style:style style:name="gr342" style:family="graphic" style:parent-style-name="standard">
      <style:graphic-properties draw:stroke="solid" draw:fill-color="#4c4c4c" draw:textarea-horizontal-align="justify" draw:textarea-vertical-align="middle" draw:auto-grow-height="false"/>
    </style:style>
    <style:style style:name="gr343" style:family="graphic" style:parent-style-name="standard">
      <style:graphic-properties draw:stroke="solid" draw:opacity="100%" draw:textarea-horizontal-align="justify" draw:textarea-vertical-align="middle" draw:auto-grow-height="false" draw:shadow-opacity="100%"/>
    </style:style>
    <style:style style:name="gr344" style:family="graphic" style:parent-style-name="standard">
      <style:graphic-properties draw:stroke="solid" draw:stroke-dash="Ultrafine_20_Dashed" svg:stroke-color="#000000" draw:fill-color="#ccffff" draw:opacity="100%" draw:textarea-horizontal-align="center" draw:textarea-vertical-align="middle" draw:shadow-opacity="100%"/>
    </style:style>
    <style:style style:name="gr345" style:family="graphic" style:parent-style-name="standard">
      <style:graphic-properties draw:stroke="solid" draw:fill="solid" draw:fill-color="#cc6633" draw:textarea-horizontal-align="left" draw:textarea-vertical-align="top"/>
    </style:style>
    <style:style style:name="gr346" style:family="graphic" style:parent-style-name="standard">
      <style:graphic-properties draw:stroke="solid" draw:fill="solid" draw:fill-color="#800000" draw:textarea-horizontal-align="left" draw:textarea-vertical-align="top"/>
    </style:style>
    <style:style style:name="gr347" style:family="graphic" style:parent-style-name="standard">
      <style:graphic-properties draw:stroke="solid" draw:stroke-dash="Ultrafine_20_Dashed" draw:fill="solid" draw:fill-color="#ccffff" draw:textarea-horizontal-align="justify" draw:textarea-vertical-align="middle" draw:auto-grow-height="false" draw:shadow="hidden"/>
    </style:style>
    <style:style style:name="gr348" style:family="graphic" style:parent-style-name="standard">
      <style:graphic-properties draw:stroke="solid" svg:stroke-color="#000000" draw:textarea-horizontal-align="center" draw:textarea-vertical-align="middle"/>
    </style:style>
    <style:style style:name="gr349" style:family="graphic" style:parent-style-name="standard">
      <style:graphic-properties draw:stroke="solid" draw:fill="solid" draw:fill-hatch-name="white" draw:fill-hatch-solid="true" draw:textarea-horizontal-align="justify" draw:textarea-vertical-align="middle" draw:auto-grow-height="false"/>
    </style:style>
    <style:style style:name="gr350" style:family="graphic" style:parent-style-name="standard">
      <style:graphic-properties draw:stroke="solid" draw:fill="solid" draw:fill-color="#4c4c4c" draw:fill-hatch-name="white" draw:fill-hatch-solid="true" draw:textarea-horizontal-align="justify" draw:textarea-vertical-align="middle" draw:auto-grow-height="false"/>
    </style:style>
    <style:style style:name="gr351" style:family="graphic" style:parent-style-name="standard">
      <style:graphic-properties draw:stroke="solid" draw:fill="solid" draw:fill-color="#4c4c4c" draw:fill-hatch-name="white" draw:fill-hatch-solid="true" draw:textarea-horizontal-align="justify" draw:textarea-vertical-align="middle" draw:auto-grow-height="false" draw:shadow="hidden"/>
    </style:style>
    <style:style style:name="gr352" style:family="graphic" style:parent-style-name="standard">
      <style:graphic-properties draw:stroke="solid" draw:fill-color="#e6e6ff" draw:textarea-horizontal-align="center" draw:textarea-vertical-align="middle"/>
    </style:style>
    <style:style style:name="gr353" style:family="graphic" style:parent-style-name="standard">
      <style:graphic-properties draw:stroke="solid" draw:fill-color="#7da647" draw:textarea-horizontal-align="left" draw:textarea-vertical-align="top"/>
    </style:style>
    <style:style style:name="gr354" style:family="graphic" style:parent-style-name="standard">
      <style:graphic-properties draw:stroke="solid" draw:fill="solid" draw:fill-color="#4c4c4c" draw:textarea-horizontal-align="justify" draw:textarea-vertical-align="middle" draw:auto-grow-height="false" draw:shadow="hidden"/>
    </style:style>
    <style:style style:name="gr355" style:family="graphic" style:parent-style-name="standard">
      <style:graphic-properties draw:stroke="solid" svg:stroke-color="#000000" draw:fill="solid" draw:fill-color="#4c4c4c" draw:fill-hatch-name="white" draw:fill-hatch-solid="true" draw:textarea-horizontal-align="center" draw:textarea-vertical-align="middle"/>
    </style:style>
    <style:style style:name="gr356" style:family="graphic" style:parent-style-name="standard">
      <style:graphic-properties draw:stroke="solid" draw:fill="none" draw:textarea-horizontal-align="center" draw:textarea-vertical-align="middle"/>
    </style:style>
    <style:style style:name="gr357" style:family="graphic" style:parent-style-name="standard">
      <style:graphic-properties draw:stroke="solid" draw:fill-color="#7da647" draw:textarea-horizontal-align="left" draw:textarea-vertical-align="top"/>
    </style:style>
    <style:style style:name="gr358" style:family="graphic" style:parent-style-name="standard">
      <style:graphic-properties draw:stroke="solid" draw:fill="solid" draw:fill-color="#4c4c4c" draw:fill-hatch-name="white" draw:fill-hatch-solid="true" draw:textarea-vertical-align="middle" draw:auto-grow-height="false" fo:min-height="0cm" fo:min-width="0cm"/>
    </style:style>
    <style:style style:name="gr359" style:family="graphic" style:parent-style-name="standard">
      <style:graphic-properties draw:stroke="solid" draw:fill="solid" draw:fill-color="#4c4c4c" draw:fill-gradient-name="GLK_20_with_20_Flat_20_files" draw:fill-hatch-name="white" draw:fill-hatch-solid="true" draw:textarea-vertical-align="middle" draw:auto-grow-height="false" fo:min-height="0cm" fo:min-width="0cm"/>
    </style:style>
    <style:style style:name="gr360" style:family="graphic" style:parent-style-name="standard">
      <style:graphic-properties draw:stroke="solid" draw:fill="solid" draw:fill-color="#4c4c4c" draw:fill-gradient-name="GLK_20_with_20_Flat_20_files" draw:fill-hatch-name="white" draw:fill-hatch-solid="true" draw:textarea-horizontal-align="justify" draw:textarea-vertical-align="middle" draw:auto-grow-height="false" draw:shadow="hidden"/>
    </style:style>
    <style:style style:name="gr361" style:family="graphic" style:parent-style-name="standard">
      <style:graphic-properties draw:stroke="solid" svg:stroke-color="#000000" draw:fill-color="#4c4c4c" draw:textarea-horizontal-align="justify" draw:textarea-vertical-align="middle" draw:auto-grow-height="false"/>
    </style:style>
    <style:style style:name="gr362" style:family="graphic" style:parent-style-name="standard">
      <style:graphic-properties draw:stroke="solid" svg:stroke-color="#000000" draw:textarea-horizontal-align="left" draw:textarea-vertical-align="top"/>
    </style:style>
    <style:style style:name="gr363" style:family="graphic" style:parent-style-name="standard">
      <style:graphic-properties draw:fill-color="#4c4c4c" draw:textarea-horizontal-align="center" draw:textarea-vertical-align="middle"/>
    </style:style>
    <style:style style:name="co1" style:family="table-column">
      <style:table-column-properties style:column-width="8.688cm" style:use-optimal-column-width="false"/>
    </style:style>
    <style:style style:name="co2" style:family="table-column">
      <style:table-column-properties style:column-width="6.273cm" style:use-optimal-column-width="false"/>
    </style:style>
    <style:style style:name="co3" style:family="table-column">
      <style:table-column-properties style:column-width="5.483cm" style:use-optimal-column-width="false"/>
    </style:style>
    <style:style style:name="co4" style:family="table-column">
      <style:table-column-properties style:column-width="9.099cm" style:use-optimal-column-width="false"/>
    </style:style>
    <style:style style:name="co5" style:family="table-column">
      <style:table-column-properties style:column-width="5.482cm" style:use-optimal-column-width="false"/>
    </style:style>
    <style:style style:name="ro1" style:family="table-row">
      <style:table-row-properties style:row-height="0.778cm"/>
    </style:style>
    <style:style style:name="ro2" style:family="table-row">
      <style:table-row-properties style:row-height="0.687cm"/>
    </style:style>
    <style:style style:name="ro3" style:family="table-row">
      <style:table-row-properties style:row-height="0.886cm"/>
    </style:style>
    <style:style style:name="ro4" style:family="table-row">
      <style:table-row-properties style:row-height="0.69cm"/>
    </style:style>
    <style:style style:name="ro5" style:family="table-row">
      <style:table-row-properties style:row-height="0.76cm"/>
    </style:style>
    <style:style style:name="ro6" style:family="table-row">
      <style:table-row-properties style:row-height="0.675cm"/>
    </style:style>
    <style:style style:name="ro7" style:family="table-row">
      <style:table-row-properties style:row-height="1.547cm"/>
    </style:style>
    <style:style style:name="ro8" style:family="table-row">
      <style:table-row-properties style:row-height="1.213cm"/>
    </style:style>
    <style:style style:name="ro9" style:family="table-row">
      <style:table-row-properties style:row-height="0.6cm"/>
    </style:style>
    <style:style style:name="ro10" style:family="table-row">
      <style:table-row-properties style:row-height="0.865cm"/>
    </style:style>
    <style:style style:name="ro11" style:family="table-row">
      <style:table-row-properties style:row-height="1.149cm"/>
    </style:style>
    <style:style style:name="ro12" style:family="table-row">
      <style:table-row-properties style:row-height="0.756cm"/>
    </style:style>
    <style:style style:name="ro13" style:family="table-row">
      <style:table-row-properties style:row-height="1.611cm"/>
    </style:style>
    <style:style style:name="ro14" style:family="table-row">
      <style:table-row-properties style:row-height="2.551cm"/>
    </style:style>
    <style:style style:name="ro15" style:family="table-row">
      <style:table-row-properties style:row-height="0.671cm"/>
    </style:style>
    <style:style style:name="ce1" style:family="table-cell">
      <style:graphic-properties draw:fill-color="#e6e6ff" style:repeat="repeat" fo:padding-top="0.1cm" fo:padding-bottom="0.1cm" fo:padding-left="0.1cm" fo:padding-right="0.1cm"/>
      <style:paragraph-properties fo:border="0.02cm solid #000000"/>
      <style:text-properties fo:font-family="'Liberation Sans'" style:font-family-generic="swiss" style:font-pitch="variable" fo:font-size="14pt" fo:font-weight="bold" style:font-size-asian="14pt" style:font-weight-asian="bold" style:font-size-complex="14pt" style:font-weight-complex="bold"/>
    </style:style>
    <style:style style:name="ce2" style:family="table-cell">
      <style:graphic-properties draw:fill-color="#ffffff" style:repeat="repeat" fo:padding-top="0.1cm" fo:padding-bottom="0.1cm" fo:padding-left="0.1cm" fo:padding-right="0.1cm"/>
      <style:paragraph-properties fo:border-left="0.02cm solid #000000" fo:border-right="0.02cm solid #000000" fo:border-top="none" fo:border-bottom="none"/>
      <style:text-properties fo:font-family="'Liberation Serif'" style:font-family-generic="roman" style:font-pitch="variable" fo:font-size="12pt" style:font-size-asian="12pt" style:font-size-complex="12pt"/>
    </style:style>
    <style:style style:name="ce3" style:family="table-cell">
      <style:graphic-properties draw:fill-color="#ffffff" style:repeat="repeat" fo:padding-top="0.1cm" fo:padding-bottom="0.1cm" fo:padding-left="0.1cm" fo:padding-right="0.1cm"/>
      <style:paragraph-properties fo:margin-left="0.36cm" fo:margin-right="0cm" fo:text-indent="-0.36cm" fo:border-left="0.02cm solid #000000" fo:border-right="0.02cm solid #000000" fo:border-top="none" fo:border-bottom="none"/>
      <style:text-properties fo:font-family="'Liberation Serif'" style:font-family-generic="roman" style:font-pitch="variable" fo:font-size="12pt" style:font-size-asian="12pt" style:font-size-complex="12pt"/>
    </style:style>
    <style:style style:name="ce4" style:family="table-cell">
      <style:graphic-properties draw:fill-color="#ffffff" style:repeat="repeat"/>
      <style:paragraph-properties fo:border="0.02cm solid #000000"/>
      <style:text-properties fo:font-family="'Liberation Serif'" style:font-family-generic="roman" style:font-pitch="variable" fo:font-size="12pt" style:font-size-asian="12pt" style:font-size-complex="12pt"/>
    </style:style>
    <style:style style:name="ce5" style:family="table-cell">
      <style:graphic-properties draw:fill-color="#ffff99" style:repeat="repeat" fo:padding-top="0.1cm" fo:padding-bottom="0.1cm" fo:padding-left="0.1cm" fo:padding-right="0.1cm"/>
      <style:paragraph-properties fo:border="0.02cm solid #000000"/>
      <style:text-properties fo:color="#808080" fo:font-family="'Liberation Serif'" style:font-family-generic="roman" style:font-pitch="variable" fo:font-size="12pt" style:font-size-asian="12pt" style:font-size-complex="12pt"/>
    </style:style>
    <style:style style:name="ce6" style:family="table-cell">
      <style:graphic-properties draw:fill-color="#ffff99" style:repeat="repeat" fo:padding-top="0.1cm" fo:padding-bottom="0.1cm" fo:padding-left="0.1cm" fo:padding-right="0.1cm"/>
      <style:paragraph-properties fo:margin-left="0.36cm" fo:margin-right="0cm" fo:text-indent="-0.36cm" fo:border="0.02cm solid #000000"/>
      <style:text-properties fo:color="#808080" fo:font-family="'Liberation Serif'" style:font-family-generic="roman" style:font-pitch="variable" fo:font-size="12pt" style:font-size-asian="12pt" style:font-size-complex="12pt"/>
    </style:style>
    <style:style style:name="ce7" style:family="table-cell">
      <style:graphic-properties draw:fill-color="#e6e6ff" style:repeat="repeat" fo:padding-top="0.1cm" fo:padding-bottom="0.1cm" fo:padding-left="0.1cm" fo:padding-right="0.1cm"/>
      <style:paragraph-properties fo:border-left="0.02cm solid #000000" fo:border-right="0.02cm solid #000000" fo:border-top="0.02cm solid #000000" fo:border-bottom="none"/>
      <style:text-properties fo:font-family="'Liberation Sans'" style:font-family-generic="swiss" style:font-pitch="variable" fo:font-size="14pt" fo:font-weight="bold" style:font-size-asian="14pt" style:font-weight-asian="bold" style:font-size-complex="14pt" style:font-weight-complex="bold"/>
    </style:style>
    <style:style style:name="ce8" style:family="table-cell">
      <style:graphic-properties draw:fill-color="#ffff99" style:repeat="repeat"/>
      <style:paragraph-properties fo:border="0.02cm solid #000000"/>
      <style:text-properties fo:font-family="'Liberation Serif'" style:font-family-generic="roman" style:font-pitch="variable" fo:font-size="12pt" style:font-size-asian="12pt" style:font-size-complex="12pt"/>
    </style:style>
    <style:style style:name="ce9" style:family="table-cell">
      <style:graphic-properties draw:fill-color="#ffff99" style:repeat="repeat" fo:padding-top="0.1cm" fo:padding-bottom="0.1cm" fo:padding-left="0.1cm" fo:padding-right="0.1cm"/>
      <style:paragraph-properties fo:margin-left="0.36cm" fo:margin-right="0cm" fo:text-indent="-0.36cm" fo:border-left="none" fo:border-right="0.02cm solid #000000" fo:border-top="0.02cm solid #000000" fo:border-bottom="0.02cm solid #000000"/>
      <style:text-properties fo:font-family="'Liberation Serif'" style:font-family-generic="roman" style:font-pitch="variable" fo:font-size="12pt" style:font-size-asian="12pt" style:font-size-complex="12pt"/>
    </style:style>
    <style:style style:name="ce10" style:family="table-cell">
      <style:graphic-properties draw:fill-color="#ffffff" style:repeat="repeat" fo:padding-top="0.1cm" fo:padding-bottom="0.1cm" fo:padding-left="0.1cm" fo:padding-right="0.1cm"/>
      <style:paragraph-properties fo:border-left="0.02cm solid #000000" fo:border-right="0.02cm solid #000000" fo:border-top="none" fo:border-bottom="0.02cm solid #000000"/>
      <style:text-properties fo:font-family="'Liberation Serif'" style:font-family-generic="roman" style:font-pitch="variable" fo:font-size="12pt" fo:font-weight="normal" style:font-size-asian="12pt" style:font-weight-asian="normal" style:font-size-complex="12pt" style:font-weight-complex="normal"/>
    </style:style>
    <style:style style:name="ce11" style:family="table-cell">
      <style:graphic-properties draw:fill-color="#ffffff" style:repeat="repeat" fo:padding-top="0.1cm" fo:padding-bottom="0.1cm" fo:padding-left="0.1cm" fo:padding-right="0.1cm"/>
      <style:paragraph-properties fo:margin-left="0.36cm" fo:margin-right="0cm" fo:text-indent="-0.36cm" fo:border="0.02cm solid #000000"/>
      <style:text-properties fo:font-family="'Liberation Serif'" style:font-family-generic="roman" style:font-pitch="variable" fo:font-size="12pt" fo:font-weight="normal" style:font-size-asian="12pt" style:font-weight-asian="normal" style:font-size-complex="12pt" style:font-weight-complex="normal"/>
    </style:style>
    <style:style style:name="ce12" style:family="table-cell">
      <style:graphic-properties draw:fill-color="#ffffff" style:repeat="repeat" fo:padding-top="0.1cm" fo:padding-bottom="0.1cm" fo:padding-left="0.1cm" fo:padding-right="0.1cm"/>
      <style:paragraph-properties fo:border="0.02cm solid #000000"/>
      <style:text-properties fo:font-family="'Liberation Serif'" style:font-family-generic="roman" style:font-pitch="variable" fo:font-size="12pt" fo:font-weight="normal" style:font-size-asian="12pt" style:font-weight-asian="normal" style:font-size-complex="12pt" style:font-weight-complex="normal"/>
    </style:style>
    <style:style style:name="ce13" style:family="table-cell">
      <style:graphic-properties draw:fill-color="#ffffff" style:repeat="repeat" fo:padding-top="0.1cm" fo:padding-bottom="0.1cm" fo:padding-left="0.1cm" fo:padding-right="0.1cm"/>
      <style:paragraph-properties fo:border="0.02cm solid #000000"/>
      <style:text-properties fo:font-family="'Liberation Serif'" style:font-family-generic="roman" style:font-pitch="variable" fo:font-size="12pt" style:font-size-asian="12pt" style:font-size-complex="12pt"/>
    </style:style>
    <style:style style:name="ce14" style:family="table-cell">
      <style:graphic-properties draw:fill-color="#ffffff" style:repeat="repeat" fo:padding-top="0.1cm" fo:padding-bottom="0.1cm" fo:padding-left="0.1cm" fo:padding-right="0.1cm"/>
      <style:paragraph-properties fo:margin-left="0.36cm" fo:margin-right="0cm" fo:text-indent="-0.36cm" fo:border="0.02cm solid #000000"/>
      <style:text-properties fo:font-family="'Liberation Serif'" style:font-family-generic="roman" style:font-pitch="variable" fo:font-size="12pt" style:font-size-asian="12pt" style:font-size-complex="12pt"/>
    </style:style>
    <style:style style:name="ce15" style:family="table-cell">
      <style:graphic-properties draw:fill-color="#ffffff" style:repeat="repeat" fo:padding-top="0.1cm" fo:padding-bottom="0.1cm" fo:padding-left="0.1cm" fo:padding-right="0.1cm"/>
      <style:paragraph-properties fo:border-left="0.02cm solid #000000" fo:border-right="0.02cm solid #000000" fo:border-top="0.02cm solid #000000" fo:border-bottom="none"/>
      <style:text-properties fo:font-family="'Liberation Serif'" style:font-family-generic="roman" style:font-pitch="variable" fo:font-size="12pt" style:font-size-asian="12pt" style:font-size-complex="12pt"/>
    </style:style>
    <style:style style:name="ce16" style:family="table-cell">
      <style:graphic-properties draw:fill-color="#ffffff" style:repeat="repeat" fo:padding-top="0.1cm" fo:padding-bottom="0.1cm" fo:padding-left="0.1cm" fo:padding-right="0.1cm"/>
      <style:paragraph-properties fo:margin-left="0.36cm" fo:margin-right="0cm" fo:text-indent="-0.36cm" fo:border-left="0.02cm solid #000000" fo:border-right="0.02cm solid #000000" fo:border-top="0.02cm solid #000000" fo:border-bottom="none"/>
      <style:text-properties fo:font-family="'Liberation Serif'" style:font-family-generic="roman" style:font-pitch="variable" fo:font-size="12pt" style:font-size-asian="12pt" style:font-size-complex="12pt"/>
    </style:style>
    <style:style style:name="ce17" style:family="table-cell">
      <style:graphic-properties draw:fill-color="#ffff99" style:repeat="repeat" fo:padding-top="0.1cm" fo:padding-bottom="0.1cm" fo:padding-left="0.1cm" fo:padding-right="0.1cm"/>
      <style:paragraph-properties fo:border="0.02cm solid #000000"/>
      <style:text-properties fo:font-family="'Liberation Serif'" style:font-family-generic="roman" style:font-pitch="variable" fo:font-size="12pt" style:font-size-asian="12pt" style:font-size-complex="12pt"/>
    </style:style>
    <style:style style:name="ce18" style:family="table-cell">
      <style:graphic-properties draw:fill-color="#ffff99" style:repeat="repeat" fo:padding-top="0.1cm" fo:padding-bottom="0.1cm" fo:padding-left="0.1cm" fo:padding-right="0.1cm"/>
      <style:paragraph-properties fo:margin-left="0.36cm" fo:margin-right="0cm" fo:text-indent="-0.36cm" fo:border="0.02cm solid #000000"/>
      <style:text-properties fo:font-family="'Liberation Serif'" style:font-family-generic="roman" style:font-pitch="variable" fo:font-size="12pt" style:font-size-asian="12pt" style:font-size-complex="12pt"/>
    </style:style>
    <style:style style:name="ce19" style:family="table-cell">
      <style:graphic-properties draw:fill-color="#ffffff" style:repeat="repeat" fo:padding-top="0.1cm" fo:padding-bottom="0.1cm" fo:padding-left="0.1cm" fo:padding-right="0.1cm"/>
      <style:paragraph-properties fo:margin-left="0.36cm" fo:margin-right="0cm" fo:text-indent="-0.36cm" fo:border="0.02cm solid #000000">
        <style:tab-stops>
          <style:tab-stop style:position="-1.155cm"/>
        </style:tab-stops>
      </style:paragraph-properties>
      <style:text-properties fo:font-family="'Liberation Serif'" style:font-family-generic="roman" style:font-pitch="variable" fo:font-size="12pt" style:font-size-asian="12pt" style:font-size-complex="12pt"/>
    </style:style>
    <style:style style:name="ce20" style:family="table-cell">
      <style:graphic-properties draw:fill-color="#ffff99" style:repeat="repeat" fo:padding-top="0.1cm" fo:padding-bottom="0.1cm" fo:padding-left="0.1cm" fo:padding-right="0.1cm"/>
      <style:paragraph-properties fo:border-left="0.02cm solid #000000" fo:border-right="0.02cm solid #000000" fo:border-top="0.02cm solid #000000" fo:border-bottom="none"/>
      <style:text-properties fo:color="#808080" fo:font-family="'Liberation Serif'" style:font-family-generic="roman" style:font-pitch="variable" fo:font-size="12pt" style:font-size-asian="12pt" style:font-size-complex="12pt"/>
    </style:style>
    <style:style style:name="ce21" style:family="table-cell">
      <style:graphic-properties draw:fill-color="#ffff99" style:repeat="repeat" fo:padding-top="0.1cm" fo:padding-bottom="0.1cm" fo:padding-left="0.1cm" fo:padding-right="0.1cm"/>
      <style:paragraph-properties fo:margin-left="0.36cm" fo:margin-right="0cm" fo:text-indent="-0.36cm" fo:border-left="0.02cm solid #000000" fo:border-right="0.02cm solid #000000" fo:border-top="0.02cm solid #000000" fo:border-bottom="none">
        <style:tab-stops>
          <style:tab-stop style:position="-1.155cm"/>
        </style:tab-stops>
      </style:paragraph-properties>
      <style:text-properties fo:color="#808080" fo:font-family="'Liberation Serif'" style:font-family-generic="roman" style:font-pitch="variable" fo:font-size="12pt" style:font-size-asian="12pt" style:font-size-complex="12pt"/>
    </style:style>
    <style:style style:name="ce22" style:family="table-cell">
      <style:graphic-properties draw:fill-color="#ffffff" style:repeat="repeat" fo:padding-top="0.1cm" fo:padding-bottom="0.1cm" fo:padding-left="0.1cm" fo:padding-right="0.1cm"/>
      <style:paragraph-properties fo:margin-left="0.36cm" fo:margin-right="0cm" fo:text-indent="-0.36cm" fo:border-left="0.02cm solid #000000" fo:border-right="0.02cm solid #000000" fo:border-top="0.02cm solid #000000" fo:border-bottom="none">
        <style:tab-stops>
          <style:tab-stop style:position="-1.155cm"/>
        </style:tab-stops>
      </style:paragraph-properties>
      <style:text-properties fo:font-family="'Liberation Serif'" style:font-family-generic="roman" style:font-pitch="variable" fo:font-size="12pt" style:font-size-asian="12pt" style:font-size-complex="12pt"/>
    </style:style>
    <style:style style:name="ce23" style:family="table-cell">
      <style:graphic-properties draw:fill-color="#ffffff" style:repeat="repeat"/>
      <style:paragraph-properties fo:border="0.02cm solid #000000"/>
    </style:style>
    <style:style style:name="P1" style:family="paragraph">
      <style:paragraph-properties fo:text-align="center"/>
    </style:style>
    <style:style style:name="P2"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24pt" style:language-asian="zh" style:country-asian="CN" style:font-style-asian="normal" style:font-weight-asian="normal" style:font-family-complex="'DejaVu LGC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18pt" style:language-asian="zh" style:country-asian="CN" style:font-style-asian="normal" style:font-weight-asian="normal" style:font-family-complex="'DejaVu LGC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tab-stop style:position="3cm"/>
        </style:tab-stops>
      </style:paragraph-properties>
      <style:text-properties style:use-window-font-color="true" style:text-outline="false" style:text-line-through-style="none" style:text-position="0% 100%" fo:font-family="'Liberation Sans'"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12pt" style:language-asian="zh" style:country-asian="CN" style:font-style-asian="normal" style:font-weight-asian="normal" style:font-family-complex="'DejaVu LGC San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paragraph-properties fo:margin-left="0cm" fo:margin-right="0cm" fo:margin-top="0cm" fo:margin-bottom="0cm" fo:line-height="100%" fo:text-align="start" fo:text-indent="0cm" style:text-autospace="ideograph-alpha" style:punctuation-wrap="simple" style:line-break="strict" style:writing-mode="lr-tb"/>
      <style:text-properties style:use-window-font-color="true" style:text-outline="false" style:text-line-through-style="none" style:text-position="0% 100%" fo:font-family="'Liberation Sans'"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3cm"/>
        </style:tab-stops>
      </style:paragraph-properties>
      <style:text-properties style:use-window-font-color="true" style:text-outline="false" style:text-line-through-style="none" style:text-position="0% 100%" fo:font-family="'Liberation Sans'"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ext-properties style:use-window-font-color="true" style:text-outline="false" style:text-line-through-style="none" style:text-position="0% 100%" fo:font-family="'Liberation Sans'"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24pt" style:language-asian="zh" style:country-asian="CN" style:font-style-asian="normal" style:font-weight-asian="normal" style:font-family-complex="'DejaVu LGC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18pt" style:language-asian="zh" style:country-asian="CN" style:font-style-asian="normal" style:font-weight-asian="normal" style:font-family-complex="'DejaVu LGC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18pt" style:language-asian="zh" style:country-asian="CN" style:font-style-asian="normal" style:font-weight-asian="normal" style:font-family-complex="'DejaVu LGC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tab-stop style:position="3cm"/>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18pt" style:language-asian="zh" style:country-asian="CN" style:font-style-asian="normal" style:font-weight-asian="normal" style:font-family-complex="'DejaVu LGC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3cm"/>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18pt" style:language-asian="zh" style:country-asian="CN" style:font-style-asian="normal" style:font-weight-asian="normal" style:font-family-complex="'DejaVu LGC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tab-stop style:position="3cm"/>
        </style:tab-stops>
      </style:paragraph-properties>
      <style:text-properties style:use-window-font-color="true" style:text-outline="false" style:text-line-through-style="none" style:text-position="0% 100%" fo:font-family="'Liberation San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14pt" style:language-asian="zh" style:country-asian="CN" style:font-style-asian="normal" style:font-weight-asian="normal" style:font-family-complex="'DejaVu LGC Sans'"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3cm"/>
        </style:tab-stops>
      </style:paragraph-properties>
      <style:text-properties style:use-window-font-color="true" style:text-outline="false" style:text-line-through-style="none" style:text-position="0% 100%"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tab-stop style:position="3cm"/>
        </style:tab-stops>
      </style:paragraph-properties>
      <style:text-properties style:use-window-font-color="true" style:text-outline="false" style:text-line-through-style="none" style:text-position="0% 100%"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14pt" style:language-asian="zh" style:country-asian="CN" style:font-style-asian="normal" style:font-weight-asian="normal" style:font-family-complex="'DejaVu LGC Sans'"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12pt" style:language-asian="zh" style:country-asian="CN" style:font-style-asian="normal" style:font-weight-asian="normal" style:font-family-complex="'DejaVu LGC San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tab-stop style:position="3cm"/>
        </style:tab-stops>
      </style:paragraph-properties>
      <style:text-properties style:use-window-font-color="true" style:text-outline="false" style:text-line-through-style="none" style:text-position="0% 100%" fo:font-family="'Liberation Sans'"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3cm"/>
        </style:tab-stops>
      </style:paragraph-properties>
      <style:text-properties style:use-window-font-color="true"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tab-stop style:position="3cm"/>
        </style:tab-stops>
      </style:paragraph-properties>
      <style:text-properties style:use-window-font-color="true" style:text-outline="false" style:text-line-through-style="none" style:text-position="0% 100%" fo:font-family="'Liberation Sans'" style:font-family-generic="roman"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start" fo:text-indent="0cm" style:text-autospace="ideograph-alpha" style:punctuation-wrap="simple" style:line-break="strict" style:writing-mode="lr-tb"/>
      <style:text-properties style:use-window-font-color="true"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ext-properties style:use-window-font-color="true" style:text-outline="false" style:text-line-through-style="none" style:text-position="0% 100%" fo:font-family="'Liberation Sans'" style:font-family-generic="roman"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language-asian="zh" style:country-asian="CN" style:font-style-asian="normal" style:font-weight-asian="normal" style:font-family-complex="'DejaVu LGC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style:paragraph-properties fo:text-align="center"/>
      <style:text-properties fo:font-size="24pt" style:font-size-asian="24pt" style:font-size-complex="24pt"/>
    </style:style>
    <style:style style:name="P30" style:family="paragraph">
      <style:text-properties fo:font-size="60pt" style:font-size-asian="60pt" style:font-size-complex="60pt"/>
    </style:style>
    <style:style style:name="P31" style:family="paragraph">
      <style:text-properties fo:font-size="60pt" fo:font-weight="bold" style:font-size-asian="60pt" style:font-weight-asian="bold" style:font-size-complex="60pt" style:font-weight-complex="bold"/>
    </style:style>
    <style:style style:name="P32" style:family="paragraph">
      <style:paragraph-properties fo:text-align="center"/>
      <style:text-properties fo:color="#008000"/>
    </style:style>
    <style:style style:name="P33" style:family="paragraph">
      <style:paragraph-properties fo:text-align="start">
        <style:tab-stops/>
      </style:paragraph-properties>
      <style:text-properties fo:color="#000000" fo:font-weight="bold" style:font-weight-asian="bold" style:font-weight-complex="bold"/>
    </style:style>
    <style:style style:name="P34" style:family="paragraph">
      <style:paragraph-properties fo:text-align="center"/>
      <style:text-properties fo:color="#000080"/>
    </style:style>
    <style:style style:name="P35" style:family="paragraph">
      <style:paragraph-properties fo:text-align="start">
        <style:tab-stops/>
      </style:paragraph-properties>
      <style:text-properties fo:font-weight="bold" style:font-weight-asian="bold" style:font-weight-complex="bold"/>
    </style:style>
    <style:style style:name="P36" style:family="paragraph">
      <style:paragraph-properties fo:text-align="start">
        <style:tab-stops/>
      </style:paragraph-properties>
      <style:text-properties fo:color="#800000" fo:font-weight="bold" style:font-weight-asian="bold" style:font-weight-complex="bold"/>
    </style:style>
    <style:style style:name="P37" style:family="paragraph">
      <style:paragraph-properties fo:text-align="start">
        <style:tab-stops/>
      </style:paragraph-properties>
      <style:text-properties fo:color="#000080" fo:font-weight="bold" style:font-weight-asian="bold" style:font-weight-complex="bold"/>
    </style:style>
    <style:style style:name="P38" style:family="paragraph">
      <style:paragraph-properties fo:text-align="start">
        <style:tab-stops/>
      </style:paragraph-properties>
      <style:text-properties fo:color="#008000" fo:font-weight="bold" style:font-weight-asian="bold" style:font-weight-complex="bold"/>
    </style:style>
    <style:style style:name="P39" style:family="paragraph">
      <style:paragraph-properties fo:text-align="center"/>
      <style:text-properties fo:color="#800000"/>
    </style:style>
    <style:style style:name="P40" style:family="paragraph">
      <style:paragraph-properties>
        <style:tab-stops/>
      </style:paragraph-properties>
      <style:text-properties fo:font-family="'Liberation Sans'" style:font-family-generic="swiss" style:font-pitch="variable" fo:font-size="14pt" fo:font-weight="normal" style:font-size-asian="14pt" style:font-weight-asian="normal" style:font-size-complex="14pt" style:font-weight-complex="normal"/>
    </style:style>
    <style:style style:name="P41" style:family="paragraph">
      <style:paragraph-properties>
        <style:tab-stops/>
      </style:paragraph-properties>
    </style:style>
    <style:style style:name="P42" style:family="paragraph">
      <style:paragraph-properties>
        <style:tab-stops/>
      </style:paragraph-properties>
      <style:text-properties fo:font-size="18pt"/>
    </style:style>
    <style:style style:name="P43" style:family="paragraph">
      <style:paragraph-properties>
        <style:tab-stops/>
      </style:paragraph-properties>
      <style:text-properties fo:color="#000000" fo:font-size="18pt"/>
    </style:style>
    <style:style style:name="P44" style:family="paragraph">
      <style:paragraph-properties>
        <style:tab-stops>
          <style:tab-stop style:position="3cm"/>
        </style:tab-stops>
      </style:paragraph-properties>
    </style:style>
    <style:style style:name="P45" style:family="paragraph">
      <style:paragraph-properties>
        <style:tab-stops/>
      </style:paragraph-properties>
      <style:text-properties fo:font-size="18pt" fo:font-weight="normal" style:font-weight-asian="normal" style:font-weight-complex="normal"/>
    </style:style>
    <style:style style:name="P46" style:family="paragraph">
      <style:paragraph-properties>
        <style:tab-stops>
          <style:tab-stop style:position="3cm"/>
        </style:tab-stops>
      </style:paragraph-properties>
      <style:text-properties fo:font-family="'Liberation Sans'" style:font-family-generic="swiss" style:font-pitch="variable" fo:font-size="14pt" fo:font-weight="normal" style:font-size-asian="14pt" style:font-weight-asian="normal" style:font-size-complex="14pt" style:font-weight-complex="normal"/>
    </style:style>
    <style:style style:name="P47" style:family="paragraph">
      <style:paragraph-properties>
        <style:tab-stops/>
      </style:paragraph-properties>
      <style:text-properties fo:font-size="12pt" fo:font-weight="normal" style:font-size-asian="12pt" style:font-weight-asian="normal" style:font-size-complex="12pt" style:font-weight-complex="normal"/>
    </style:style>
    <style:style style:name="P48" style:family="paragraph">
      <style:paragraph-properties>
        <style:tab-stops>
          <style:tab-stop style:position="3cm"/>
        </style:tab-stops>
      </style:paragraph-properties>
      <style:text-properties fo:font-size="18pt" fo:font-weight="normal" style:font-weight-asian="normal" style:font-weight-complex="normal"/>
    </style:style>
    <style:style style:name="P49" style:family="paragraph">
      <style:paragraph-properties fo:text-align="start"/>
    </style:style>
    <style:style style:name="P50" style:family="paragraph">
      <style:paragraph-properties fo:text-align="start"/>
      <style:text-properties fo:font-size="24pt"/>
    </style:style>
    <style:style style:name="P51" style:family="paragraph">
      <style:paragraph-properties fo:text-align="start"/>
      <style:text-properties fo:font-family="'Liberation Sans'" style:font-family-generic="swiss" style:font-pitch="variable" fo:font-size="24pt"/>
    </style:style>
    <style:style style:name="P52" style:family="paragraph">
      <style:paragraph-properties fo:text-align="start"/>
      <style:text-properties fo:font-size="24pt" style:font-size-asian="24pt" style:font-size-complex="24pt"/>
    </style:style>
    <style:style style:name="P53" style:family="paragraph">
      <style:paragraph-properties fo:margin-left="0.36cm" fo:margin-right="0cm" fo:text-indent="-0.36cm"/>
    </style:style>
    <style:style style:name="P54" style:family="paragraph">
      <style:paragraph-properties fo:margin-left="0.36cm" fo:margin-right="0cm" fo:text-indent="-0.36cm">
        <style:tab-stops>
          <style:tab-stop style:position="-1.155cm"/>
        </style:tab-stops>
      </style:paragraph-properties>
    </style:style>
    <style:style style:name="P55" style:family="paragraph">
      <style:paragraph-properties>
        <style:tab-stops>
          <style:tab-stop style:position="0.5cm" style:type="right"/>
        </style:tab-stops>
      </style:paragraph-properties>
    </style:style>
    <style:style style:name="P56" style:family="paragraph">
      <style:paragraph-properties>
        <style:tab-stops>
          <style:tab-stop style:position="-1.155cm"/>
        </style:tab-stops>
      </style:paragraph-properties>
    </style:style>
    <style:style style:name="P57" style:family="paragraph">
      <style:paragraph-properties>
        <style:tab-stops>
          <style:tab-stop style:position="3cm"/>
        </style:tab-stops>
      </style:paragraph-properties>
      <style:text-properties fo:font-size="12pt" fo:font-weight="normal" style:font-size-asian="12pt" style:font-weight-asian="normal" style:font-size-complex="12pt" style:font-weight-complex="normal"/>
    </style:style>
    <style:style style:name="P58" style:family="paragraph">
      <style:paragraph-properties fo:text-align="center"/>
      <style:text-properties fo:font-size="32pt" style:font-size-asian="32pt" style:font-size-complex="32pt"/>
    </style:style>
    <style:style style:name="P59" style:family="paragraph">
      <style:paragraph-properties fo:text-align="center"/>
      <style:text-properties fo:font-size="48pt" fo:font-weight="bold" style:font-size-asian="48pt" style:font-weight-asian="bold" style:font-size-complex="48pt" style:font-weight-complex="bold"/>
    </style:style>
    <style:style style:name="P60" style:family="paragraph">
      <style:paragraph-properties fo:text-align="center"/>
      <style:text-properties fo:font-size="16pt" style:font-size-asian="16pt" style:font-size-complex="16pt"/>
    </style:style>
    <style:style style:name="P61" style:family="paragraph">
      <style:paragraph-properties fo:text-align="start"/>
      <style:text-properties fo:font-size="18pt"/>
    </style:style>
    <style:style style:name="P62" style:family="paragraph">
      <style:paragraph-properties fo:text-align="center"/>
      <style:text-properties fo:font-size="18pt"/>
    </style:style>
    <style:style style:name="P63" style:family="paragraph">
      <style:paragraph-properties fo:text-align="center"/>
      <style:text-properties fo:font-size="8pt" style:font-size-asian="8pt" style:font-size-complex="8pt"/>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color="#000000" fo:font-family="'Liberation Sans'" style:font-family-generic="swiss" style:font-pitch="variable" fo:font-size="14pt" fo:language="en" fo:country="US" fo:font-weight="normal" style:font-size-asian="14pt" style:language-asian="en" style:country-asian="US" style:font-weight-asian="normal" style:font-size-complex="14pt" style:font-weight-complex="normal"/>
    </style:style>
    <style:style style:name="T5" style:family="text">
      <style:text-properties fo:color="#800080" fo:font-family="'Liberation Sans'" style:font-family-generic="swiss" style:font-pitch="variable" fo:font-size="14pt" fo:language="en" fo:country="US" fo:font-weight="normal" style:font-size-asian="14pt" style:language-asian="en" style:country-asian="US" style:font-weight-asian="normal" style:font-size-complex="14pt" style:font-weight-complex="normal"/>
    </style:style>
    <style:style style:name="T6" style:family="text">
      <style:text-properties fo:color="#008000" fo:font-family="'Liberation Sans'" style:font-family-generic="swiss" style:font-pitch="variable" fo:font-size="14pt" fo:language="en" fo:country="US" fo:font-weight="bold" style:font-size-asian="14pt" style:language-asian="en" style:country-asian="US" style:font-weight-asian="bold" style:font-size-complex="14pt" style:font-weight-complex="bold"/>
    </style:style>
    <style:style style:name="T7" style:family="text">
      <style:text-properties fo:font-family="'Liberation Sans'" style:font-family-generic="swiss" style:font-pitch="variable" fo:font-size="12pt" fo:language="en" fo:country="US" fo:font-weight="normal" style:font-size-asian="12pt" style:language-asian="en" style:country-asian="US" style:font-weight-asian="normal" style:font-size-complex="12pt" style:font-weight-complex="normal"/>
    </style:style>
    <style:style style:name="T8" style:family="text">
      <style:text-properties fo:color="#800000" fo:font-family="'Liberation Sans'" style:font-family-generic="swiss" style:font-pitch="variable" fo:font-size="12pt" fo:language="en" fo:country="US" fo:font-weight="normal" style:font-size-asian="12pt" style:language-asian="en" style:country-asian="US" style:font-weight-asian="normal" style:font-size-complex="12pt" style:font-weight-complex="normal"/>
    </style:style>
    <style:style style:name="T9" style:family="text">
      <style:text-properties fo:font-family="'Liberation Sans'" style:font-family-generic="swiss" style:font-pitch="variable" fo:font-size="14pt" fo:language="en" fo:country="US" style:font-size-asian="14pt" style:language-asian="en" style:country-asian="US" style:font-size-complex="14pt"/>
    </style:style>
    <style:style style:name="T10" style:family="text">
      <style:text-properties fo:font-family="'Liberation Sans'" style:font-family-generic="swiss" style:font-pitch="variable" fo:font-size="14pt" fo:language="en" fo:country="US" fo:font-style="italic" style:font-size-asian="14pt" style:language-asian="en" style:country-asian="US" style:font-size-complex="14pt" style:font-style-complex="italic"/>
    </style:style>
    <style:style style:name="T11" style:family="text">
      <style:text-properties fo:font-family="'Liberation Sans'" style:font-family-generic="swiss" style:font-pitch="variable" fo:font-size="16pt" fo:language="en" fo:country="US" style:font-size-asian="16pt" style:language-asian="en" style:country-asian="US" style:font-size-complex="16pt"/>
    </style:style>
    <style:style style:name="T12" style:family="text">
      <style:text-properties fo:font-family="'Liberation Sans'" style:font-family-generic="swiss" style:font-pitch="variable" fo:font-size="16pt" fo:language="en" fo:country="US" fo:font-style="italic" style:font-size-asian="16pt" style:language-asian="en" style:country-asian="US" style:font-size-complex="16pt" style:font-style-complex="italic"/>
    </style:style>
    <style:style style:name="T13" style:family="text">
      <style:text-properties fo:font-family="'Liberation Sans'" style:font-family-generic="swiss" style:font-pitch="variable" fo:font-size="16pt" fo:language="en" fo:country="US" fo:font-style="normal" style:font-size-asian="16pt" style:language-asian="en" style:country-asian="US" style:font-style-asian="normal" style:font-size-complex="16pt" style:font-style-complex="normal"/>
    </style:style>
    <style:style style:name="T14" style:family="text">
      <style:text-properties fo:font-family="'Liberation Sans'" style:font-family-generic="swiss" style:font-pitch="variable" fo:font-size="16pt" fo:language="en" fo:country="US" fo:font-weight="normal" style:font-size-asian="16pt" style:language-asian="en" style:country-asian="US" style:font-weight-asian="normal" style:font-size-complex="16pt" style:font-weight-complex="normal"/>
    </style:style>
    <style:style style:name="T15" style:family="text">
      <style:text-properties fo:font-family="'Liberation Sans'" style:font-family-generic="swiss" style:font-pitch="variable" fo:font-size="14pt" fo:language="en" fo:country="US" fo:font-weight="normal" style:font-size-asian="14pt" style:language-asian="en" style:country-asian="US" style:font-weight-asian="normal" style:font-size-complex="14pt" style:font-weight-complex="normal"/>
    </style:style>
    <style:style style:name="T16" style:family="text">
      <style:text-properties fo:font-family="'Liberation Sans'" style:font-family-generic="swiss" style:font-pitch="variable" fo:font-size="14pt" fo:language="en" fo:country="US" fo:font-style="normal" fo:font-weight="normal" style:font-size-asian="14pt" style:language-asian="en" style:country-asian="US" style:font-style-asian="normal" style:font-weight-asian="normal" style:font-size-complex="14pt" style:font-style-complex="normal" style:font-weight-complex="normal"/>
    </style:style>
    <style:style style:name="T17" style:family="text">
      <style:text-properties fo:font-size="16pt" style:font-size-asian="16pt" style:font-size-complex="16pt"/>
    </style:style>
    <style:style style:name="T18" style:family="text">
      <style:text-properties fo:font-family="'Liberation Sans'" style:font-family-generic="swiss" style:font-pitch="variable" fo:font-size="14pt" style:font-size-asian="14pt" style:font-size-complex="14pt"/>
    </style:style>
    <style:style style:name="T19" style:family="text">
      <style:text-properties fo:font-family="'Liberation Sans'" style:font-family-generic="swiss" style:font-pitch="variable" fo:font-size="12pt" style:font-size-asian="12pt" style:font-size-complex="12pt"/>
    </style:style>
    <style:style style:name="T20" style:family="text">
      <style:text-properties fo:font-family="'Liberation Sans'" style:font-family-generic="swiss" style:font-pitch="variable" fo:font-size="16pt" style:font-size-asian="16pt" style:font-size-complex="16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family="'Liberation Serif', 'Times New Roman'" style:font-family-generic="roman" style:font-pitch="variable" fo:font-size="12pt" fo:font-style="italic" fo:font-weight="normal" style:font-size-asian="12pt" style:font-weight-asian="normal" style:font-size-complex="12pt" style:font-style-complex="italic" style:font-weight-complex="normal"/>
    </style:style>
    <style:style style:name="T23" style:family="text">
      <style:text-properties style:use-window-font-color="true" fo:font-size="14pt" fo:font-weight="normal" style:font-size-asian="14pt" style:font-weight-asian="normal" style:font-size-complex="14pt" style:font-weight-complex="normal"/>
    </style:style>
    <style:style style:name="T24" style:family="text">
      <style:text-properties fo:color="#800080" fo:font-size="14pt" fo:font-weight="normal" style:font-size-asian="14pt" style:font-weight-asian="normal" style:font-size-complex="14pt" style:font-weight-complex="normal"/>
    </style:style>
    <style:style style:name="T25" style:family="text">
      <style:text-properties fo:color="#800080" fo:font-size="14pt" fo:font-weight="bold" style:font-size-asian="14pt" style:font-weight-asian="bold" style:font-size-complex="14pt" style:font-weight-complex="bold"/>
    </style:style>
    <style:style style:name="T26" style:family="text">
      <style:text-properties style:use-window-font-color="true" fo:font-family="'Liberation Sans'" style:font-family-generic="swiss" style:font-pitch="variable" fo:font-size="14pt" fo:font-weight="normal" style:font-size-asian="14pt" style:font-weight-asian="normal" style:font-size-complex="14pt" style:font-weight-complex="normal"/>
    </style:style>
    <style:style style:name="T27" style:family="text">
      <style:text-properties fo:color="#808080" fo:font-family="'Liberation Sans'" style:font-family-generic="swiss" style:font-pitch="variable" fo:font-size="14pt" fo:font-weight="normal" style:font-size-asian="14pt" style:font-weight-asian="normal" style:font-size-complex="14pt" style:font-weight-complex="normal"/>
    </style:style>
    <style:style style:name="T28" style:family="text">
      <style:text-properties fo:color="#808080" fo:font-family="'Liberation Sans'" style:font-family-generic="swiss" style:font-pitch="variable" fo:font-size="14pt" fo:font-weight="bold" style:font-size-asian="14pt" style:font-weight-asian="bold" style:font-size-complex="14pt" style:font-weight-complex="bold"/>
    </style:style>
    <style:style style:name="T29" style:family="text">
      <style:text-properties fo:font-family="'Liberation Sans'" style:font-family-generic="swiss" style:font-pitch="variable" fo:font-size="12pt" fo:font-weight="normal" style:font-size-asian="12pt" style:font-weight-asian="normal" style:font-size-complex="12pt" style:font-weight-complex="normal"/>
    </style:style>
    <style:style style:name="T30" style:family="text">
      <style:text-properties fo:font-family="'Liberation Sans'" style:font-family-generic="swiss" style:font-pitch="variable" fo:font-size="12pt" fo:font-style="italic" fo:font-weight="normal" style:font-size-asian="12pt" style:font-style-asian="italic" style:font-weight-asian="normal" style:font-size-complex="12pt" style:font-style-complex="italic" style:font-weight-complex="normal"/>
    </style:style>
    <style:style style:name="T31" style:family="text">
      <style:text-properties style:use-window-font-color="true" fo:font-size="14pt" style:font-size-asian="14pt" style:font-size-complex="14pt"/>
    </style:style>
    <style:style style:name="T32" style:family="text">
      <style:text-properties fo:color="#808080" fo:font-size="14pt" style:font-size-asian="14pt" style:font-size-complex="14pt"/>
    </style:style>
    <style:style style:name="T33" style:family="text">
      <style:text-properties fo:color="#808080" fo:font-size="14pt" fo:font-weight="bold" style:font-size-asian="14pt" style:font-weight-asian="bold" style:font-size-complex="14pt" style:font-weight-complex="bold"/>
    </style:style>
    <style:style style:name="T34" style:family="text">
      <style:text-properties fo:font-size="12pt"/>
    </style:style>
    <style:style style:name="T35" style:family="text">
      <style:text-properties fo:font-family="'Liberation Sans'" style:font-family-generic="swiss" style:font-pitch="variable" fo:font-size="12pt" fo:font-weight="normal" style:font-size-asian="12pt" style:font-weight-asian="normal" style:font-size-complex="12pt" style:font-weight-complex="normal"/>
    </style:style>
    <style:style style:name="T36" style:family="text">
      <style:text-properties fo:font-family="'Liberation Sans'" style:font-family-generic="swiss" style:font-pitch="variable"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fo:color="#000000" fo:font-size="14pt" style:font-size-asian="14pt" style:font-size-complex="14pt"/>
    </style:style>
    <style:style style:name="T38" style:family="text">
      <style:text-properties fo:color="#800000" fo:font-family="'Liberation Sans'" style:font-family-generic="swiss" style:font-pitch="variable" fo:font-size="12pt" fo:language="en" fo:country="US" fo:font-weight="normal" style:font-size-asian="12pt" style:language-asian="en" style:country-asian="US" style:font-weight-asian="normal" style:font-size-complex="12pt" style:font-weight-complex="normal"/>
    </style:style>
    <style:style style:name="T39" style:family="text">
      <style:text-properties fo:color="#800000" fo:font-family="'Liberation Sans'" style:font-family-generic="swiss" style:font-pitch="variable" fo:font-size="12pt" fo:language="en" fo:country="US" fo:font-style="italic" fo:font-weight="normal" style:font-size-asian="12pt" style:language-asian="en" style:country-asian="US" style:font-style-asian="italic" style:font-weight-asian="normal" style:font-size-complex="12pt" style:font-style-complex="italic" style:font-weight-complex="normal"/>
    </style:style>
    <style:style style:name="T40" style:family="text">
      <style:text-properties fo:color="#000000" fo:font-family="'Liberation Sans'" style:font-family-generic="swiss" style:font-pitch="variable" fo:font-size="14pt" fo:font-weight="normal" style:font-size-asian="14pt" style:font-weight-asian="normal" style:font-size-complex="14pt" style:font-weight-complex="normal"/>
    </style:style>
    <style:style style:name="T41" style:family="text">
      <style:text-properties fo:color="#800080" fo:font-family="'Liberation Sans'" style:font-family-generic="swiss" style:font-pitch="variable" fo:font-size="14pt" fo:font-weight="normal" style:font-size-asian="14pt" style:font-weight-asian="normal" style:font-size-complex="14pt" style:font-weight-complex="normal"/>
    </style:style>
    <style:style style:name="T42" style:family="text">
      <style:text-properties fo:color="#008000" fo:font-family="'Liberation Sans'" style:font-family-generic="swiss" style:font-pitch="variable" fo:font-size="14pt" fo:font-weight="bold" style:font-size-asian="14pt" style:font-weight-asian="bold" style:font-size-complex="14pt" style:font-weight-complex="bold"/>
    </style:style>
    <style:style style:name="T43" style:family="text">
      <style:text-properties fo:font-family="'Liberation Serif', '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fo:color="#000080" fo:font-family="'Liberation Sans'" style:font-family-generic="swiss" style:font-pitch="variable" fo:font-size="14pt" fo:font-weight="bold" style:font-size-asian="14pt" style:font-weight-asian="bold" style:font-size-complex="14pt" style:font-weight-complex="bold"/>
    </style:style>
    <style:style style:name="T45" style:family="text">
      <style:text-properties fo:color="#000000" fo:font-family="'Liberation Sans'" style:font-family-generic="swiss" style:font-pitch="variable" fo:font-size="14pt" fo:font-weight="normal" style:font-size-asian="14pt" style:font-weight-asian="normal" style:font-size-complex="14pt" style:font-weight-complex="normal"/>
    </style:style>
    <style:style style:name="T46" style:family="text">
      <style:text-properties fo:color="#800080" fo:font-family="'Liberation Sans'" style:font-family-generic="swiss" style:font-pitch="variable" fo:font-size="14pt" fo:font-weight="normal" style:font-size-asian="14pt" style:font-weight-asian="normal" style:font-size-complex="14pt" style:font-weight-complex="normal"/>
    </style:style>
    <style:style style:name="T47" style:family="text">
      <style:text-properties fo:color="#008000" fo:font-family="'Liberation Sans'" style:font-family-generic="swiss" style:font-pitch="variable" fo:font-size="14pt" fo:font-weight="bold" style:font-size-asian="14pt" style:font-weight-asian="bold" style:font-size-complex="14pt" style:font-weight-complex="bold"/>
    </style:style>
    <style:style style:name="T48" style:family="text">
      <style:text-properties fo:color="#008000" fo:font-family="'Liberation Sans'" style:font-family-generic="swiss" style:font-pitch="variable" fo:font-size="14pt" fo:font-weight="normal" style:font-size-asian="14pt" style:font-weight-asian="normal" style:font-size-complex="14pt" style:font-weight-complex="normal"/>
    </style:style>
    <style:style style:name="T49" style:family="text">
      <style:text-properties fo:color="#800080" fo:font-family="'Liberation Sans'" style:font-family-generic="swiss" style:font-pitch="variable" fo:font-size="14pt" fo:font-weight="bold" style:font-size-asian="14pt" style:font-weight-asian="bold" style:font-size-complex="14pt" style:font-weight-complex="bold"/>
    </style:style>
    <style:style style:name="T50" style:family="text">
      <style:text-properties fo:color="#000000" fo:font-family="'Liberation Sans'" style:font-family-generic="swiss" style:font-pitch="variable" fo:font-size="14pt" fo:font-weight="bold" style:font-size-asian="14pt" style:font-weight-asian="bold" style:font-size-complex="14pt" style:font-weight-complex="bold"/>
    </style:style>
    <style:style style:name="T51" style:family="text">
      <style:text-properties fo:color="#008000" fo:font-family="'Liberation Sans'" style:font-family-generic="swiss" style:font-pitch="variable" fo:font-size="14pt" fo:font-weight="normal" style:font-size-asian="14pt" style:font-weight-asian="normal" style:font-size-complex="14pt" style:font-weight-complex="normal"/>
    </style:style>
    <style:style style:name="T52" style:family="text">
      <style:text-properties fo:color="#800080" fo:font-family="'Liberation Sans'" style:font-family-generic="swiss" style:font-pitch="variable" fo:font-size="14pt" fo:font-weight="bold" style:font-size-asian="14pt" style:font-weight-asian="bold" style:font-size-complex="14pt" style:font-weight-complex="bold"/>
    </style:style>
    <style:style style:name="T53" style:family="text">
      <style:text-properties fo:color="#000000" fo:font-family="'Liberation Sans'" style:font-family-generic="swiss" style:font-pitch="variable" fo:font-size="14pt" fo:font-weight="bold" style:font-size-asian="14pt" style:font-weight-asian="bold" style:font-size-complex="14pt" style:font-weight-complex="bold"/>
    </style:style>
    <style:style style:name="T54" style:family="text">
      <style:text-properties fo:color="#000000" fo:font-size="14pt" fo:font-weight="normal" style:font-size-asian="14pt" style:font-weight-asian="normal" style:font-size-complex="14pt" style:font-weight-complex="normal"/>
    </style:style>
    <style:style style:name="T55" style:family="text">
      <style:text-properties fo:color="#008000" fo:font-size="14pt" fo:font-weight="bold" style:font-size-asian="14pt" style:font-weight-asian="bold" style:font-size-complex="14pt" style:font-weight-complex="bold"/>
    </style:style>
    <style:style style:name="T56" style:family="text">
      <style:text-properties fo:color="#008000" fo:font-size="14pt" fo:font-weight="normal" style:font-size-asian="14pt" style:font-weight-asian="normal" style:font-size-complex="14pt" style:font-weight-complex="normal"/>
    </style:style>
    <style:style style:name="T57" style:family="text">
      <style:text-properties fo:color="#000000" fo:font-size="14pt" fo:font-weight="bold" style:font-size-asian="14pt" style:font-weight-asian="bold" style:font-size-complex="14pt" style:font-weight-complex="bold"/>
    </style:style>
    <style:style style:name="T58" style:family="text">
      <style:text-properties fo:font-family="'Liberation Sans'" style:font-family-generic="swiss" style:font-pitch="variable" fo:font-size="12pt" fo:language="en" fo:country="US" fo:font-style="italic" fo:font-weight="normal" style:font-size-asian="12pt" style:language-asian="en" style:country-asian="US" style:font-style-asian="italic" style:font-weight-asian="normal" style:font-size-complex="12pt" style:font-style-complex="italic" style:font-weight-complex="normal"/>
    </style:style>
    <style:style style:name="T59" style:family="text">
      <style:text-properties fo:font-family="'Liberation Sans'" style:font-family-generic="swiss" style:font-pitch="variable" fo:font-size="12pt" fo:language="en" fo:country="US" fo:font-style="normal" fo:font-weight="normal" style:font-size-asian="12pt" style:language-asian="en" style:country-asian="US" style:font-style-asian="normal" style:font-weight-asian="normal" style:font-size-complex="12pt" style:font-style-complex="normal" style:font-weight-complex="normal"/>
    </style:style>
    <style:style style:name="T60" style:family="text">
      <style:text-properties fo:color="#000080" fo:font-family="'Liberation Sans'" style:font-family-generic="swiss" style:font-pitch="variable" fo:font-size="14pt" fo:font-weight="normal" style:font-size-asian="14pt" style:font-weight-asian="normal" style:font-size-complex="14pt" style:font-weight-complex="normal"/>
    </style:style>
    <style:style style:name="T61" style:family="text">
      <style:text-properties fo:color="#000080" fo:font-family="'Liberation Sans'" style:font-family-generic="swiss" style:font-pitch="variable" fo:font-size="14pt" fo:language="en" fo:country="US" fo:font-weight="normal" style:font-size-asian="14pt" style:language-asian="en" style:country-asian="US" style:font-weight-asian="normal" style:font-size-complex="14pt" style:font-weight-complex="normal"/>
    </style:style>
    <style:style style:name="T62" style:family="text">
      <style:text-properties fo:color="#000080" fo:font-family="'Liberation Sans'" style:font-family-generic="swiss" style:font-pitch="variable" fo:font-size="14pt" fo:language="en" fo:country="US" fo:font-weight="bold" style:font-size-asian="14pt" style:language-asian="en" style:country-asian="US" style:font-weight-asian="bold" style:font-size-complex="14pt" style:font-weight-complex="bold"/>
    </style:style>
    <style:style style:name="T63" style:family="text">
      <style:text-properties fo:color="#808080" fo:font-family="'Liberation Sans'" style:font-family-generic="swiss" style:font-pitch="variable" fo:font-size="14pt" fo:language="en" fo:country="US" fo:font-weight="bold" style:font-size-asian="14pt" style:language-asian="en" style:country-asian="US" style:font-weight-asian="bold" style:font-size-complex="14pt" style:font-weight-complex="bold"/>
    </style:style>
    <style:style style:name="T64" style:family="text">
      <style:text-properties fo:color="#808080" fo:font-family="'Liberation Sans'" style:font-family-generic="swiss" style:font-pitch="variable" fo:font-size="14pt" fo:language="en" fo:country="US" fo:font-weight="normal" style:font-size-asian="14pt" style:language-asian="en" style:country-asian="US" style:font-weight-asian="normal" style:font-size-complex="14pt" style:font-weight-complex="normal"/>
    </style:style>
    <style:style style:name="T65" style:family="text">
      <style:text-properties fo:font-family="'Liberation Sans'" style:font-family-generic="swiss" style:font-pitch="variable" fo:font-size="13.5pt" fo:language="en" fo:country="US" fo:font-weight="normal" style:font-size-asian="13.5pt" style:language-asian="en" style:country-asian="US" style:font-weight-asian="normal" style:font-size-complex="13.5pt" style:font-weight-complex="normal"/>
    </style:style>
    <style:style style:name="T66" style:family="text">
      <style:text-properties fo:color="#000080" fo:font-family="'Liberation Sans'" style:font-family-generic="swiss" style:font-pitch="variable" fo:font-size="13.5pt" fo:language="en" fo:country="US" fo:font-weight="bold" style:font-size-asian="13.5pt" style:language-asian="en" style:country-asian="US" style:font-weight-asian="bold" style:font-size-complex="13.5pt" style:font-weight-complex="bold"/>
    </style:style>
    <style:style style:name="T67" style:family="text">
      <style:text-properties fo:color="#008000" fo:font-family="'Liberation Sans'" style:font-family-generic="swiss" style:font-pitch="variable" fo:font-size="13.5pt" fo:language="en" fo:country="US" fo:font-weight="bold" style:font-size-asian="13.5pt" style:language-asian="en" style:country-asian="US" style:font-weight-asian="bold" style:font-size-complex="13.5pt" style:font-weight-complex="bold"/>
    </style:style>
    <style:style style:name="T68" style:family="text">
      <style:text-properties fo:font-size="14pt" fo:font-style="italic" style:font-size-asian="14pt" style:font-style-asian="italic" style:font-size-complex="14pt" style:font-style-complex="italic"/>
    </style:style>
    <style:style style:name="T69" style:family="text">
      <style:text-properties fo:font-family="'Liberation Sans'" style:font-family-generic="swiss" style:font-pitch="variable" fo:font-size="12pt" fo:font-style="italic" fo:font-weight="normal" style:font-size-asian="12pt" style:font-weight-asian="normal" style:font-size-complex="12pt" style:font-style-complex="italic" style:font-weight-complex="normal"/>
    </style:style>
    <style:style style:name="T70" style:family="text">
      <style:text-properties fo:font-family="'Liberation Sans'" style:font-family-generic="swiss" style:font-pitch="variable" fo:font-size="12pt" fo:language="en" fo:country="US" fo:font-style="italic" fo:font-weight="normal" style:font-size-asian="12pt" style:language-asian="en" style:country-asian="US" style:font-weight-asian="normal" style:font-size-complex="12pt" style:font-style-complex="italic" style:font-weight-complex="normal"/>
    </style:style>
    <style:style style:name="T71" style:family="text">
      <style:text-properties fo:font-size="60pt" fo:font-weight="bold" style:font-size-asian="60pt" style:font-weight-asian="bold" style:font-size-complex="60pt" style:font-weight-complex="bold"/>
    </style:style>
    <style:style style:name="T72" style:family="text">
      <style:text-properties fo:font-weight="bold" style:font-weight-asian="bold" style:font-weight-complex="bold"/>
    </style:style>
    <style:style style:name="T73" style:family="text">
      <style:text-properties fo:color="#800000" fo:font-weight="bold" style:font-weight-asian="bold" style:font-weight-complex="bold"/>
    </style:style>
    <style:style style:name="T74" style:family="text">
      <style:text-properties fo:color="#000080" fo:font-weight="bold" style:font-weight-asian="bold" style:font-weight-complex="bold"/>
    </style:style>
    <style:style style:name="T75" style:family="text">
      <style:text-properties fo:color="#008000" fo:font-weight="bold" style:font-weight-asian="bold" style:font-weight-complex="bold"/>
    </style:style>
    <style:style style:name="T76" style:family="text">
      <style:text-properties fo:color="#000000" fo:font-weight="bold" style:font-weight-asian="bold" style:font-weight-complex="bold"/>
    </style:style>
    <style:style style:name="T77" style:family="text">
      <style:text-properties fo:font-family="'Liberation Sans'" style:font-family-generic="swiss" style:font-pitch="variable" fo:font-size="14pt" fo:font-weight="bold" style:font-size-asian="14pt" style:font-weight-asian="bold" style:font-size-complex="14pt" style:font-weight-complex="bold"/>
    </style:style>
    <style:style style:name="T7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9" style:family="text">
      <style:text-properties fo:color="#000000" fo:font-size="12pt" style:font-size-asian="12pt" style:font-size-complex="12pt"/>
    </style:style>
    <style:style style:name="T80" style:family="text">
      <style:text-properties fo:font-family="'Liberation Serif', 'Times New Roman'" style:font-family-generic="roman" style:font-pitch="variable" fo:font-size="12pt" fo:font-style="italic" style:font-size-asian="12pt" style:font-size-complex="12pt" style:font-style-complex="italic"/>
    </style:style>
    <style:style style:name="T81" style:family="text">
      <style:text-properties fo:font-family="'Liberation Serif'" style:font-family-generic="roman" style:font-pitch="variable" fo:font-size="12pt" style:font-size-asian="12pt" style:font-size-complex="12pt"/>
    </style:style>
    <style:style style:name="T82" style:family="text">
      <style:text-properties fo:font-family="'Liberation Serif'" style:font-family-generic="roman" style:font-pitch="variable" fo:font-size="12pt" fo:font-style="italic" style:font-size-asian="12pt" style:font-size-complex="12pt" style:font-style-complex="italic"/>
    </style:style>
    <style:style style:name="T83" style:family="text">
      <style:text-properties fo:color="#808080" fo:font-family="'Liberation Serif'" style:font-family-generic="roman" style:font-pitch="variable" fo:font-size="12pt" style:font-size-asian="12pt" style:font-size-complex="12pt"/>
    </style:style>
    <style:style style:name="T84" style:family="text">
      <style:text-properties fo:font-family="'Liberation Sans'" style:font-family-generic="swiss" style:font-pitch="variable" fo:font-size="24pt"/>
    </style:style>
    <style:style style:name="T85" style:family="text">
      <style:text-properties fo:font-family="'Liberation Serif'" style:font-family-generic="roman" style:font-pitch="variable" fo:font-size="12pt" fo:font-weight="normal" style:font-size-asian="12pt" style:font-weight-asian="normal" style:font-size-complex="12pt" style:font-weight-complex="normal"/>
    </style:style>
    <style:style style:name="T86" style:family="text">
      <style:text-properties fo:font-family="'Liberation Sans'" style:font-family-generic="swiss" style:font-pitch="variable" fo:font-size="8pt" fo:language="en" fo:country="US" style:font-size-asian="8pt" style:language-asian="en" style:country-asian="US" style:font-size-complex="8pt"/>
    </style:style>
    <style:style style:name="T87" style:family="text">
      <style:text-properties fo:font-family="'Liberation Sans'" style:font-family-generic="swiss" style:font-pitch="variable" fo:font-size="14pt" fo:language="en" fo:country="US" fo:font-weight="bold" style:font-size-asian="14pt" style:language-asian="en" style:country-asian="US" style:font-weight-asian="bold" style:font-size-complex="14pt" style:font-weight-complex="bold"/>
    </style:style>
    <style:style style:name="T88" style:family="text">
      <style:text-properties fo:font-family="'Liberation Sans'" style:font-family-generic="swiss" style:font-pitch="variable" fo:font-size="14pt" fo:language="en" fo:country="US" fo:font-style="italic" fo:font-weight="normal" style:font-size-asian="14pt" style:language-asian="en" style:country-asian="US" style:font-weight-asian="normal" style:font-size-complex="14pt" style:font-style-complex="italic" style:font-weight-complex="normal"/>
    </style:style>
    <style:style style:name="T89" style:family="text">
      <style:text-properties fo:font-family="'Liberation Serif'" style:font-family-generic="roman" style:font-pitch="variable" fo:font-size="12pt" fo:font-style="italic" style:font-size-asian="12pt" style:font-style-asian="italic" style:font-size-complex="12pt" style:font-style-complex="italic"/>
    </style:style>
    <style:style style:name="T90" style:family="text">
      <style:text-properties fo:font-family="'Liberation Sans'" style:font-family-generic="swiss" style:font-pitch="variable" fo:font-size="12pt" fo:font-style="normal" fo:font-weight="normal" style:font-size-asian="12pt" style:font-style-asian="normal" style:font-weight-asian="normal" style:font-size-complex="12pt" style:font-style-complex="normal" style:font-weight-complex="normal"/>
    </style:style>
    <style:style style:name="T91" style:family="text">
      <style:text-properties fo:color="#808080" fo:font-family="'Liberation Serif'" style:font-family-generic="roman" style:font-pitch="variable" fo:font-size="12pt" fo:font-style="italic" style:font-size-asian="12pt" style:font-style-asian="italic" style:font-size-complex="12pt" style:font-style-complex="italic"/>
    </style:style>
    <style:style style:name="T92" style:family="text">
      <style:text-properties fo:font-size="24pt"/>
    </style:style>
    <style:style style:name="T93" style:family="text">
      <style:text-properties fo:font-size="14pt" style:font-size-asian="16pt" style:font-size-complex="16pt"/>
    </style:style>
    <style:style style:name="T94" style:family="text">
      <style:text-properties fo:font-family="'Liberation Serif'" style:font-family-generic="roman" style:font-pitch="variable" fo:font-size="12pt" fo:language="en" fo:country="US" style:font-size-asian="12pt" style:language-asian="en" style:country-asian="US" style:font-size-complex="12pt"/>
    </style:style>
    <style:style style:name="T95" style:family="text">
      <style:text-properties fo:color="#808080" fo:font-family="'Liberation Serif'" style:font-family-generic="roman" style:font-pitch="variable" fo:font-size="12pt" fo:language="en" fo:country="US" style:font-size-asian="12pt" style:language-asian="en" style:country-asian="US" style:font-size-complex="12pt"/>
    </style:style>
    <style:style style:name="T96" style:family="text">
      <style:text-properties fo:color="#808080" fo:font-family="'Liberation Serif'" style:font-family-generic="roman" style:font-pitch="variable" fo:font-size="12pt" fo:language="en" fo:country="US" fo:font-style="italic" style:font-size-asian="12pt" style:language-asian="en" style:country-asian="US" style:font-size-complex="12pt" style:font-style-complex="italic"/>
    </style:style>
    <style:style style:name="T97" style:family="text">
      <style:text-properties fo:color="#808080" fo:font-family="'Liberation Serif'" style:font-family-generic="roman" style:font-pitch="variable" fo:font-size="12pt" fo:language="en" fo:country="US" fo:font-style="italic" style:font-size-asian="12pt" style:language-asian="en" style:country-asian="US" style:font-style-asian="italic" style:font-size-complex="12pt" style:font-style-complex="italic"/>
    </style:style>
    <style:style style:name="T98" style:family="text">
      <style:text-properties fo:font-size="18pt" style:font-size-asian="18pt" style:font-size-complex="18pt"/>
    </style:style>
    <style:style style:name="T99" style:family="text">
      <style:text-properties fo:color="#800080" fo:font-family="'Liberation Sans'" style:font-family-generic="swiss" style:font-pitch="variable" fo:font-size="14pt" fo:language="en" fo:country="US" fo:font-weight="bold" style:font-size-asian="14pt" style:language-asian="en" style:country-asian="US" style:font-weight-asian="bold" style:font-size-complex="14pt" style:font-weight-complex="bold"/>
    </style:style>
    <style:style style:name="T100" style:family="text">
      <style:text-properties fo:color="#008000" fo:font-family="'Liberation Sans'" style:font-family-generic="swiss" style:font-pitch="variable" fo:font-size="14pt" fo:language="en" fo:country="US" fo:font-weight="normal" style:font-size-asian="14pt" style:language-asian="en" style:country-asian="US" style:font-weight-asian="normal" style:font-size-complex="14pt" style:font-weight-complex="normal"/>
    </style:style>
    <style:style style:name="T101" style:family="text">
      <style:text-properties fo:font-family="'Liberation Sans'" style:font-family-generic="swiss" style:font-pitch="variable" fo:font-size="14pt" fo:language="en" fo:country="US" fo:font-style="italic" fo:font-weight="normal" style:font-size-asian="14pt" style:language-asian="en" style:country-asian="US" style:font-style-asian="italic" style:font-weight-asian="normal" style:font-size-complex="14pt" style:font-style-complex="italic" style:font-weight-complex="normal"/>
    </style:style>
    <style:style style:name="T102" style:family="text">
      <style:text-properties fo:color="#000080" fo:font-family="'Liberation Serif'" style:font-family-generic="roman" style:font-pitch="variable" fo:font-size="12pt" fo:font-style="italic" style:font-size-asian="12pt" style:font-style-asian="italic" style:font-size-complex="12pt" style:font-style-complex="italic"/>
    </style:style>
    <style:style style:name="T103" style:family="text">
      <style:text-properties fo:color="#000080" fo:font-family="'Liberation Serif'" style:font-family-generic="roman" style:font-pitch="variable" fo:font-size="12pt" fo:font-style="normal" style:font-size-asian="12pt" style:font-style-asian="normal" style:font-size-complex="12pt" style:font-style-complex="normal"/>
    </style:style>
    <style:style style:name="T104" style:family="text">
      <style:text-properties fo:font-family="'Liberation Serif'" style:font-family-generic="roman" style:font-pitch="variable" fo:font-size="12pt" fo:font-style="normal" style:font-size-asian="12pt" style:font-style-asian="normal" style:font-size-complex="12pt" style:font-style-complex="normal"/>
    </style:style>
    <style:style style:name="T105" style:family="text">
      <style:text-properties fo:color="#800080" fo:font-family="'Liberation Serif'" style:font-family-generic="roman" style:font-pitch="variable" fo:font-size="12pt" fo:font-style="italic" style:font-size-asian="12pt" style:font-style-asian="italic" style:font-size-complex="12pt" style:font-style-complex="italic"/>
    </style:style>
    <style:style style:name="T106" style:family="text">
      <style:text-properties fo:color="#800080" fo:font-family="'Liberation Serif'" style:font-family-generic="roman" style:font-pitch="variable" fo:font-size="12pt" fo:font-style="normal" style:font-size-asian="12pt" style:font-style-asian="normal" style:font-size-complex="12pt" style:font-style-complex="normal"/>
    </style:style>
    <style:style style:name="T107" style:family="text">
      <style:text-properties fo:font-size="8pt" fo:font-weight="bold" style:font-size-asian="8pt" style:font-weight-asian="bold" style:font-size-complex="8pt" style:font-weight-complex="bold"/>
    </style:style>
    <style:style style:name="T108" style:family="text">
      <style:text-properties fo:font-size="8pt" fo:font-weight="normal" style:font-size-asian="8pt" style:font-weight-asian="normal" style:font-size-complex="8pt" style:font-weight-complex="normal"/>
    </style:style>
    <style:style style:name="T109" style:family="text">
      <style:text-properties fo:font-size="16pt" fo:font-weight="normal" style:font-size-asian="16pt" style:font-weight-asian="normal" style:font-size-complex="16pt" style:font-weight-complex="normal"/>
    </style:style>
    <style:style style:name="T110" style:family="text">
      <style:text-properties fo:font-size="8pt" style:font-size-asian="8pt" style:font-size-complex="8pt"/>
    </style:style>
    <style:style style:name="T111" style:family="text">
      <style:text-properties fo:font-size="18pt"/>
    </style:style>
    <style:style style:name="T112" style:family="text">
      <style:text-properties fo:font-size="16pt" fo:font-weight="bold" style:font-size-asian="16pt" style:font-weight-asian="bold" style:font-size-complex="16pt" style:font-weight-complex="bold"/>
    </style:style>
    <style:style style:name="T113" style:family="text">
      <style:text-properties fo:font-style="italic" style:font-style-asian="italic" style:font-style-complex="italic"/>
    </style:style>
    <style:style style:name="T114" style:family="text">
      <style:text-properties style:text-position="super 58%"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1" draw:layer="layout" svg:width="2cm" svg:height="0.5cm" svg:x="52.049cm" svg:y="43cm">
          <text:p/>
        </draw:rect>
        <draw:rect draw:style-name="gr1" draw:text-style-name="P1" draw:id="id161" draw:layer="layout" svg:width="2cm" svg:height="0.5cm" svg:x="63.049cm" svg:y="48.5cm">
          <text:p/>
        </draw:rect>
        <draw:rect draw:style-name="gr1" draw:text-style-name="P1" draw:id="id3" draw:layer="layout" svg:width="2cm" svg:height="0.5cm" svg:x="74.049cm" svg:y="48.5cm">
          <text:p/>
        </draw:rect>
        <draw:rect draw:style-name="gr1" draw:text-style-name="P1" draw:id="id159" draw:layer="layout" svg:width="2cm" svg:height="0.5cm" svg:x="68.549cm" svg:y="48.5cm">
          <text:p/>
        </draw:rect>
        <draw:rect draw:style-name="gr1" draw:text-style-name="P1" draw:id="id2" draw:layer="layout" svg:width="2cm" svg:height="0.5cm" svg:x="52.049cm" svg:y="48.5cm">
          <text:p/>
        </draw:rect>
        <draw:connector draw:style-name="gr2" draw:text-style-name="P1" draw:layer="layout" svg:x1="53.049cm" svg:y1="43.5cm" svg:x2="53.049cm" svg:y2="48.5cm" draw:start-shape="id1" draw:start-glue-point="2" draw:end-shape="id2" draw:end-glue-point="0" svg:d="m53049 43500v5000">
          <text:p/>
        </draw:connector>
        <draw:connector draw:style-name="gr2" draw:text-style-name="P1" draw:layer="layout" svg:x1="75.049cm" svg:y1="48.5cm" svg:x2="54.049cm" svg:y2="16.5cm" draw:start-shape="id3" draw:start-glue-point="0" draw:end-shape="id4" draw:end-glue-point="1" svg:d="m75049 48500v-32000h-21000">
          <text:p/>
        </draw:connector>
        <draw:g>
          <draw:rect draw:style-name="gr3" draw:text-style-name="P2" draw:layer="layout" svg:width="24cm" svg:height="7cm" svg:x="52.049cm" svg:y="48.5cm">
            <text:p/>
          </draw:rect>
          <draw:frame draw:style-name="gr4" draw:text-style-name="P4" draw:layer="layout" svg:width="23.827cm" svg:height="6.421cm" svg:x="52.052cm" svg:y="48.5cm">
            <draw:text-box>
              <text:p text:style-name="P3"><text:span text:style-name="T1">Close Sample</text:span></text:p>
              <text:p text:style-name="P3"><text:span text:style-name="T2"/></text:p>
              <text:p text:style-name="P3"><text:span text:style-name="T3">Samples that are sent to the Close Sample step require further work <text:s/>before they can/will be submitted. As with the Lab Processing step sub-tasks that are created to represent the work required/done.</text:span></text:p>
              <text:p text:style-name="P3"><text:span text:style-name="T2"/></text:p>
              <text:list text:style-name="L1">
                <text:list-item>
                  <text:list>
                    <text:list-item>
                      <text:p text:style-name="P3"><text:span text:style-name="T2">Samples entering this step have been sequenced, assembled and reviewed. The review found errors or gaps that require work.</text:span></text:p>
                    </text:list-item>
                    <text:list-item>
                      <text:p text:style-name="P3"><text:span text:style-name="T2"/></text:p>
                    </text:list-item>
                    <text:list-item>
                      <text:p text:style-name="P3"><text:span text:style-name="T2">Samples remain at this step until all of the work that is going to be done on them has been completed.</text:span></text:p>
                    </text:list-item>
                  </text:list>
                </text:list-item>
              </text:list>
            </draw:text-box>
          </draw:frame>
        </draw:g>
        <draw:g>
          <draw:rect draw:style-name="gr5" draw:text-style-name="P1" draw:layer="layout" svg:width="8.355cm" svg:height="0.5cm" svg:x="22.272cm" svg:y="125.05cm">
            <text:p/>
          </draw:rect>
          <draw:rect draw:style-name="gr6" draw:text-style-name="P1" draw:id="id6" draw:layer="layout" svg:width="0.5cm" svg:height="0.5cm" svg:x="22.327cm" svg:y="125.05cm">
            <text:p/>
          </draw:rect>
          <draw:rect draw:style-name="gr6" draw:text-style-name="P1" draw:id="id5" draw:layer="layout" svg:width="0.5cm" svg:height="0.5cm" svg:x="30.127cm" svg:y="125.05cm">
            <text:p/>
          </draw:rect>
          <draw:connector draw:style-name="gr7" draw:text-style-name="P1" draw:layer="layout" svg:x1="30.127cm" svg:y1="125.3cm" svg:x2="22.827cm" svg:y2="125.3cm" draw:start-shape="id5" draw:start-glue-point="3" draw:end-shape="id6" draw:end-glue-point="1" svg:d="m30127 125300h-7300">
            <text:p/>
          </draw:connector>
        </draw:g>
        <draw:g>
          <draw:rect draw:style-name="gr8" draw:text-style-name="P5" draw:layer="layout" svg:width="0.5cm" svg:height="44cm" svg:x="19.799cm" svg:y="80.5cm">
            <text:p/>
          </draw:rect>
          <draw:rect draw:style-name="gr9" draw:text-style-name="P5" draw:id="id7" draw:layer="layout" svg:width="0.5cm" svg:height="0.5cm" svg:x="19.799cm" svg:y="80.5cm">
            <text:p/>
          </draw:rect>
          <draw:rect draw:style-name="gr10" draw:text-style-name="P5" draw:id="id8" draw:layer="layout" svg:width="0.5cm" svg:height="0.5cm" svg:x="19.799cm" svg:y="124cm">
            <text:p/>
          </draw:rect>
          <draw:connector draw:style-name="gr11" draw:text-style-name="P5" draw:layer="layout" svg:x1="20.049cm" svg:y1="81cm" svg:x2="20.049cm" svg:y2="124cm" draw:start-shape="id7" draw:start-glue-point="2" draw:end-shape="id8" draw:end-glue-point="0" svg:d="m20049 81000v43000">
            <text:p/>
          </draw:connector>
        </draw:g>
        <draw:g>
          <draw:frame draw:style-name="gr12" draw:text-style-name="P6" draw:layer="layout" svg:width="8cm" svg:height="3cm" svg:x="16.049cm" svg:y="123.798cm">
            <draw:text-box>
              <text:p/>
            </draw:text-box>
          </draw:frame>
          <draw:frame draw:style-name="gr13" draw:text-style-name="P9" draw:layer="layout" svg:width="8cm" svg:height="3.002cm" svg:x="16.049cm" svg:y="123.798cm">
            <draw:text-box>
              <text:p text:style-name="P7"><text:span text:style-name="T4">Restriction</text:span><text:span text:style-name="T5">: </text:span><text:span text:style-name="T6">Non-influenza</text:span></text:p>
              <text:p text:style-name="P7"><text:span text:style-name="T7">If publishing, to Gen-Bank, needs repeating.</text:span></text:p>
              <text:p text:style-name="P8"><text:span text:style-name="T8">A new batch is created for the samples that require re-submission.</text:span></text:p>
            </draw:text-box>
          </draw:frame>
        </draw:g>
        <draw:g>
          <draw:rect draw:style-name="gr5" draw:text-style-name="P1" draw:layer="layout" svg:width="0.5cm" svg:height="19.847cm" svg:x="63.799cm" svg:y="104.5cm">
            <text:p/>
          </draw:rect>
          <draw:rect draw:style-name="gr6" draw:text-style-name="P1" draw:id="id9" draw:layer="layout" svg:width="0.5cm" svg:height="0.5cm" svg:x="63.799cm" svg:y="104.5cm">
            <text:p/>
          </draw:rect>
          <draw:rect draw:style-name="gr6" draw:text-style-name="P1" draw:id="id10" draw:layer="layout" svg:width="0.5cm" svg:height="0.5cm" svg:x="63.799cm" svg:y="123.9cm">
            <text:p/>
          </draw:rect>
          <draw:connector draw:style-name="gr14" draw:text-style-name="P1" draw:layer="layout" svg:x1="64.049cm" svg:y1="105cm" svg:x2="64.049cm" svg:y2="123.9cm" draw:start-shape="id9" draw:start-glue-point="2" draw:end-shape="id10" draw:end-glue-point="0" svg:d="m64049 105000v18900">
            <text:p/>
          </draw:connector>
        </draw:g>
        <draw:g>
          <draw:rect draw:style-name="gr5" draw:text-style-name="P1" draw:layer="layout" svg:width="0.5cm" svg:height="8.1cm" svg:x="58.299cm" svg:y="104.5cm">
            <text:p/>
          </draw:rect>
          <draw:rect draw:style-name="gr6" draw:text-style-name="P1" draw:id="id11" draw:layer="layout" svg:width="0.5cm" svg:height="0.5cm" svg:x="58.299cm" svg:y="104.5cm">
            <text:p/>
          </draw:rect>
          <draw:rect draw:style-name="gr6" draw:text-style-name="P1" draw:id="id12" draw:layer="layout" svg:width="0.5cm" svg:height="0.5cm" svg:x="58.299cm" svg:y="112.1cm">
            <text:p/>
          </draw:rect>
          <draw:connector draw:style-name="gr14" draw:text-style-name="P1" draw:layer="layout" svg:x1="58.549cm" svg:y1="105cm" svg:x2="58.549cm" svg:y2="112.1cm" draw:start-shape="id11" draw:start-glue-point="2" draw:end-shape="id12" draw:end-glue-point="0" svg:d="m58549 105000v7100">
            <text:p/>
          </draw:connector>
        </draw:g>
        <draw:g>
          <draw:rect draw:style-name="gr15" draw:text-style-name="P1" draw:layer="layout" svg:width="3cm" svg:height="0.5cm" svg:x="52.752cm" svg:y="113.332cm">
            <text:p/>
          </draw:rect>
          <draw:rect draw:style-name="gr1" draw:text-style-name="P1" draw:id="id14" draw:layer="layout" svg:width="0.5cm" svg:height="0.5cm" svg:x="52.752cm" svg:y="113.332cm">
            <text:p/>
          </draw:rect>
          <draw:rect draw:style-name="gr1" draw:text-style-name="P1" draw:id="id13" draw:layer="layout" svg:width="0.5cm" svg:height="0.5cm" svg:x="55.252cm" svg:y="113.332cm">
            <text:p/>
          </draw:rect>
          <draw:connector draw:style-name="gr16" draw:text-style-name="P1" draw:layer="layout" svg:x1="55.252cm" svg:y1="113.582cm" svg:x2="53.252cm" svg:y2="113.582cm" draw:start-shape="id13" draw:start-glue-point="3" draw:end-shape="id14" draw:end-glue-point="1" svg:d="m55252 113582h-2000">
            <text:p/>
          </draw:connector>
        </draw:g>
        <draw:g>
          <draw:rect draw:style-name="gr5" draw:text-style-name="P1" draw:layer="layout" svg:width="8.355cm" svg:height="0.5cm" svg:x="52.435cm" svg:y="125.05cm">
            <text:p/>
          </draw:rect>
          <draw:rect draw:style-name="gr6" draw:text-style-name="P1" draw:id="id16" draw:layer="layout" svg:width="0.5cm" svg:height="0.5cm" svg:x="52.49cm" svg:y="125.05cm">
            <text:p/>
          </draw:rect>
          <draw:rect draw:style-name="gr6" draw:text-style-name="P1" draw:id="id15" draw:layer="layout" svg:width="0.5cm" svg:height="0.5cm" svg:x="60.29cm" svg:y="125.05cm">
            <text:p/>
          </draw:rect>
          <draw:connector draw:style-name="gr7" draw:text-style-name="P1" draw:layer="layout" svg:x1="60.29cm" svg:y1="125.3cm" svg:x2="52.99cm" svg:y2="125.3cm" draw:start-shape="id15" draw:start-glue-point="3" draw:end-shape="id16" draw:end-glue-point="1" svg:d="m60290 125300h-7300">
            <text:p/>
          </draw:connector>
        </draw:g>
        <draw:g>
          <draw:rect draw:style-name="gr15" draw:text-style-name="P1" draw:layer="layout" svg:width="3cm" svg:height="0.5cm" svg:x="28cm" svg:y="113.25cm">
            <text:p/>
          </draw:rect>
          <draw:rect draw:style-name="gr1" draw:text-style-name="P1" draw:id="id18" draw:layer="layout" svg:width="0.5cm" svg:height="0.5cm" svg:x="28cm" svg:y="113.25cm">
            <text:p/>
          </draw:rect>
          <draw:rect draw:style-name="gr1" draw:text-style-name="P1" draw:id="id17" draw:layer="layout" svg:width="0.5cm" svg:height="0.5cm" svg:x="30.5cm" svg:y="113.25cm">
            <text:p/>
          </draw:rect>
          <draw:connector draw:style-name="gr16" draw:text-style-name="P1" draw:layer="layout" svg:x1="30.5cm" svg:y1="113.5cm" svg:x2="28.5cm" svg:y2="113.5cm" draw:start-shape="id17" draw:start-glue-point="3" draw:end-shape="id18" draw:end-glue-point="1" svg:d="m30500 113500h-2000">
            <text:p/>
          </draw:connector>
        </draw:g>
        <draw:g>
          <draw:rect draw:style-name="gr17" draw:text-style-name="P5" draw:layer="layout" svg:width="0.5cm" svg:height="32cm" svg:x="25.299cm" svg:y="80.5cm">
            <text:p/>
          </draw:rect>
          <draw:rect draw:style-name="gr18" draw:text-style-name="P5" draw:id="id19" draw:layer="layout" svg:width="0.5cm" svg:height="0.5cm" svg:x="25.299cm" svg:y="80.5cm">
            <text:p/>
          </draw:rect>
          <draw:rect draw:style-name="gr19" draw:text-style-name="P5" draw:id="id20" draw:layer="layout" svg:width="0.5cm" svg:height="0.5cm" svg:x="25.299cm" svg:y="112cm">
            <text:p/>
          </draw:rect>
          <draw:connector draw:style-name="gr20" draw:text-style-name="P5" draw:layer="layout" svg:x1="25.549cm" svg:y1="81cm" svg:x2="25.549cm" svg:y2="112cm" draw:start-shape="id19" draw:start-glue-point="2" draw:end-shape="id20" draw:end-glue-point="0" svg:d="m25549 81000v31000">
            <text:p/>
          </draw:connector>
        </draw:g>
        <draw:g>
          <draw:polygon draw:style-name="gr5" draw:text-style-name="P1" draw:layer="layout" svg:width="2.999cm" svg:height="2.999cm" svg:x="40.049cm" svg:y="92.79cm" svg:viewBox="0 0 3000 3000" draw:points="0,3000 0,1000 1000,1000 1000,0 3000,0 3000,1000 3000,3000 1000,3000">
            <text:p/>
          </draw:polygon>
          <draw:rect draw:style-name="gr6" draw:text-style-name="P1" draw:id="id22" draw:layer="layout" svg:width="0.5cm" svg:height="0.5cm" svg:x="40.049cm" svg:y="93.79cm">
            <text:p/>
          </draw:rect>
          <draw:rect draw:style-name="gr6" draw:text-style-name="P1" draw:id="id24" draw:layer="layout" svg:width="0.5cm" svg:height="0.5cm" svg:x="40.049cm" svg:y="94.29cm">
            <text:p/>
          </draw:rect>
          <draw:rect draw:style-name="gr6" draw:text-style-name="P1" draw:id="id26" draw:layer="layout" svg:width="0.5cm" svg:height="0.5cm" svg:x="40.049cm" svg:y="94.79cm">
            <text:p/>
          </draw:rect>
          <draw:rect draw:style-name="gr6" draw:text-style-name="P1" draw:id="id28" draw:layer="layout" svg:width="0.5cm" svg:height="0.5cm" svg:x="40.049cm" svg:y="95.29cm">
            <text:p/>
          </draw:rect>
          <draw:rect draw:style-name="gr6" draw:text-style-name="P1" draw:id="id21" draw:layer="layout" svg:width="0.5cm" svg:height="0.5cm" svg:x="41.049cm" svg:y="92.5cm">
            <text:p/>
          </draw:rect>
          <draw:rect draw:style-name="gr6" draw:text-style-name="P1" draw:id="id23" draw:layer="layout" svg:width="0.5cm" svg:height="0.5cm" svg:x="41.549cm" svg:y="92.5cm">
            <text:p/>
          </draw:rect>
          <draw:rect draw:style-name="gr6" draw:text-style-name="P1" draw:id="id25" draw:layer="layout" svg:width="0.5cm" svg:height="0.5cm" svg:x="42.049cm" svg:y="92.5cm">
            <text:p/>
          </draw:rect>
          <draw:rect draw:style-name="gr6" draw:text-style-name="P1" draw:id="id27" draw:layer="layout" svg:width="0.5cm" svg:height="0.5cm" svg:x="42.549cm" svg:y="92.5cm">
            <text:p/>
          </draw:rect>
          <draw:connector draw:style-name="gr21" draw:text-style-name="P1" draw:layer="layout" svg:x1="41.299cm" svg:y1="93cm" svg:x2="40.549cm" svg:y2="94.04cm" draw:start-shape="id21" draw:start-glue-point="2" draw:end-shape="id22" draw:end-glue-point="1" svg:d="m41299 93000v1040h-750">
            <text:p/>
          </draw:connector>
          <draw:connector draw:style-name="gr21" draw:text-style-name="P1" draw:layer="layout" svg:x1="41.799cm" svg:y1="93cm" svg:x2="40.549cm" svg:y2="94.54cm" draw:start-shape="id23" draw:start-glue-point="2" draw:end-shape="id24" draw:end-glue-point="1" svg:d="m41799 93000v1540h-1250">
            <text:p/>
          </draw:connector>
          <draw:connector draw:style-name="gr21" draw:text-style-name="P1" draw:layer="layout" svg:x1="42.299cm" svg:y1="93cm" svg:x2="40.549cm" svg:y2="95.04cm" draw:start-shape="id25" draw:start-glue-point="2" draw:end-shape="id26" draw:end-glue-point="1" svg:d="m42299 93000v2040h-1750">
            <text:p/>
          </draw:connector>
          <draw:connector draw:style-name="gr21" draw:text-style-name="P1" draw:layer="layout" svg:x1="42.799cm" svg:y1="93cm" svg:x2="40.549cm" svg:y2="95.54cm" draw:start-shape="id27" draw:start-glue-point="2" draw:end-shape="id28" draw:end-glue-point="1" svg:d="m42799 93000v2540h-2250">
            <text:p/>
          </draw:connector>
        </draw:g>
        <draw:g>
          <draw:rect draw:style-name="gr5" draw:text-style-name="P1" draw:layer="layout" svg:width="2cm" svg:height="9.5cm" svg:x="30.115cm" svg:y="65cm">
            <text:p/>
          </draw:rect>
          <draw:rect draw:style-name="gr1" draw:text-style-name="P1" draw:id="id35" draw:layer="layout" svg:width="0.5cm" svg:height="0.5cm" svg:x="30.115cm" svg:y="65cm">
            <text:p/>
          </draw:rect>
          <draw:rect draw:style-name="gr1" draw:text-style-name="P1" draw:id="id33" draw:layer="layout" svg:width="0.5cm" svg:height="0.5cm" svg:x="30.615cm" svg:y="65cm">
            <text:p/>
          </draw:rect>
          <draw:rect draw:style-name="gr1" draw:text-style-name="P1" draw:id="id31" draw:layer="layout" svg:width="0.5cm" svg:height="0.5cm" svg:x="31.115cm" svg:y="65cm">
            <text:p/>
          </draw:rect>
          <draw:rect draw:style-name="gr1" draw:text-style-name="P1" draw:id="id29" draw:layer="layout" svg:width="0.5cm" svg:height="0.5cm" svg:x="31.615cm" svg:y="65cm">
            <text:p/>
          </draw:rect>
          <draw:rect draw:style-name="gr1" draw:text-style-name="P1" draw:id="id36" draw:layer="layout" svg:width="0.5cm" svg:height="0.5cm" svg:x="30.115cm" svg:y="74cm">
            <text:p/>
          </draw:rect>
          <draw:rect draw:style-name="gr1" draw:text-style-name="P1" draw:id="id34" draw:layer="layout" svg:width="0.5cm" svg:height="0.5cm" svg:x="30.615cm" svg:y="74cm">
            <text:p/>
          </draw:rect>
          <draw:rect draw:style-name="gr1" draw:text-style-name="P1" draw:id="id32" draw:layer="layout" svg:width="0.5cm" svg:height="0.5cm" svg:x="31.115cm" svg:y="74cm">
            <text:p/>
          </draw:rect>
          <draw:rect draw:style-name="gr1" draw:text-style-name="P1" draw:id="id30" draw:layer="layout" svg:width="0.5cm" svg:height="0.5cm" svg:x="31.615cm" svg:y="74cm">
            <text:p/>
          </draw:rect>
          <draw:connector draw:style-name="gr22" draw:text-style-name="P1" draw:layer="layout" svg:x1="31.865cm" svg:y1="65.5cm" svg:x2="31.865cm" svg:y2="74cm" draw:start-shape="id29" draw:start-glue-point="2" draw:end-shape="id30" draw:end-glue-point="0" svg:d="m31865 65500v8500">
            <text:p/>
          </draw:connector>
          <draw:connector draw:style-name="gr22" draw:text-style-name="P1" draw:layer="layout" svg:x1="31.365cm" svg:y1="65.5cm" svg:x2="31.365cm" svg:y2="74cm" draw:start-shape="id31" draw:start-glue-point="2" draw:end-shape="id32" draw:end-glue-point="0" svg:d="m31365 65500v8500">
            <text:p/>
          </draw:connector>
          <draw:connector draw:style-name="gr22" draw:text-style-name="P1" draw:layer="layout" svg:x1="30.865cm" svg:y1="65.5cm" svg:x2="30.865cm" svg:y2="74cm" draw:start-shape="id33" draw:start-glue-point="2" draw:end-shape="id34" draw:end-glue-point="0" svg:d="m30865 65500v8500">
            <text:p/>
          </draw:connector>
          <draw:connector draw:style-name="gr22" draw:text-style-name="P1" draw:layer="layout" svg:x1="30.365cm" svg:y1="65.5cm" svg:x2="30.365cm" svg:y2="74cm" draw:start-shape="id35" draw:start-glue-point="2" draw:end-shape="id36" draw:end-glue-point="0" svg:d="m30365 65500v8500">
            <text:p/>
          </draw:connector>
        </draw:g>
        <draw:g>
          <draw:rect draw:style-name="gr5" draw:text-style-name="P1" draw:layer="layout" svg:width="2cm" svg:height="6.065cm" svg:x="41.049cm" svg:y="116.3cm">
            <text:p/>
          </draw:rect>
          <draw:rect draw:style-name="gr6" draw:text-style-name="P1" draw:id="id43" draw:layer="layout" svg:width="0.5cm" svg:height="0.5cm" svg:x="41.049cm" svg:y="116.3cm">
            <text:p/>
          </draw:rect>
          <draw:rect draw:style-name="gr6" draw:text-style-name="P1" draw:id="id41" draw:layer="layout" svg:width="0.5cm" svg:height="0.5cm" svg:x="41.549cm" svg:y="116.3cm">
            <text:p/>
          </draw:rect>
          <draw:rect draw:style-name="gr6" draw:text-style-name="P1" draw:id="id39" draw:layer="layout" svg:width="0.5cm" svg:height="0.5cm" svg:x="42.049cm" svg:y="116.3cm">
            <text:p/>
          </draw:rect>
          <draw:rect draw:style-name="gr6" draw:text-style-name="P1" draw:id="id37" draw:layer="layout" svg:width="0.5cm" svg:height="0.5cm" svg:x="42.549cm" svg:y="116.3cm">
            <text:p/>
          </draw:rect>
          <draw:rect draw:style-name="gr6" draw:text-style-name="P1" draw:id="id44" draw:layer="layout" svg:width="0.5cm" svg:height="0.5cm" svg:x="41.049cm" svg:y="121.825cm">
            <text:p/>
          </draw:rect>
          <draw:rect draw:style-name="gr6" draw:text-style-name="P1" draw:id="id42" draw:layer="layout" svg:width="0.5cm" svg:height="0.5cm" svg:x="41.549cm" svg:y="121.825cm">
            <text:p/>
          </draw:rect>
          <draw:rect draw:style-name="gr6" draw:text-style-name="P1" draw:id="id40" draw:layer="layout" svg:width="0.5cm" svg:height="0.5cm" svg:x="42.049cm" svg:y="121.825cm">
            <text:p/>
          </draw:rect>
          <draw:rect draw:style-name="gr6" draw:text-style-name="P1" draw:id="id38" draw:layer="layout" svg:width="0.5cm" svg:height="0.5cm" svg:x="42.549cm" svg:y="121.825cm">
            <text:p/>
          </draw:rect>
          <draw:connector draw:style-name="gr23" draw:text-style-name="P1" draw:layer="layout" svg:x1="42.799cm" svg:y1="116.8cm" svg:x2="42.799cm" svg:y2="121.825cm" draw:start-shape="id37" draw:start-glue-point="2" draw:end-shape="id38" draw:end-glue-point="0" svg:d="m42799 116800v5025">
            <text:p/>
          </draw:connector>
          <draw:connector draw:style-name="gr23" draw:text-style-name="P1" draw:layer="layout" svg:x1="42.299cm" svg:y1="116.8cm" svg:x2="42.299cm" svg:y2="121.825cm" draw:start-shape="id39" draw:start-glue-point="2" draw:end-shape="id40" draw:end-glue-point="0" svg:d="m42299 116800v5025">
            <text:p/>
          </draw:connector>
          <draw:connector draw:style-name="gr23" draw:text-style-name="P1" draw:layer="layout" svg:x1="41.799cm" svg:y1="116.8cm" svg:x2="41.799cm" svg:y2="121.825cm" draw:start-shape="id41" draw:start-glue-point="2" draw:end-shape="id42" draw:end-glue-point="0" svg:d="m41799 116800v5025">
            <text:p/>
          </draw:connector>
          <draw:connector draw:style-name="gr23" draw:text-style-name="P1" draw:layer="layout" svg:x1="41.299cm" svg:y1="116.8cm" svg:x2="41.299cm" svg:y2="121.825cm" draw:start-shape="id43" draw:start-glue-point="2" draw:end-shape="id44" draw:end-glue-point="0" svg:d="m41299 116800v5025">
            <text:p/>
          </draw:connector>
        </draw:g>
        <draw:g>
          <draw:rect draw:style-name="gr24" draw:text-style-name="P5" draw:layer="layout" svg:width="2cm" svg:height="6cm" svg:x="30.549cm" svg:y="7.5cm">
            <text:p/>
          </draw:rect>
          <draw:rect draw:style-name="gr25" draw:text-style-name="P5" draw:id="id51" draw:layer="layout" svg:width="0.5cm" svg:height="0.5cm" svg:x="30.549cm" svg:y="7.5cm">
            <text:p/>
          </draw:rect>
          <draw:rect draw:style-name="gr26" draw:text-style-name="P5" draw:id="id49" draw:layer="layout" svg:width="0.5cm" svg:height="0.5cm" svg:x="31.049cm" svg:y="7.5cm">
            <text:p/>
          </draw:rect>
          <draw:rect draw:style-name="gr27" draw:text-style-name="P5" draw:id="id47" draw:layer="layout" svg:width="0.5cm" svg:height="0.5cm" svg:x="31.549cm" svg:y="7.5cm">
            <text:p/>
          </draw:rect>
          <draw:rect draw:style-name="gr28" draw:text-style-name="P5" draw:id="id45" draw:layer="layout" svg:width="0.5cm" svg:height="0.5cm" svg:x="32.049cm" svg:y="7.5cm">
            <text:p/>
          </draw:rect>
          <draw:rect draw:style-name="gr29" draw:text-style-name="P5" draw:id="id52" draw:layer="layout" svg:width="0.5cm" svg:height="0.5cm" svg:x="30.549cm" svg:y="13cm">
            <text:p/>
          </draw:rect>
          <draw:rect draw:style-name="gr30" draw:text-style-name="P5" draw:id="id50" draw:layer="layout" svg:width="0.5cm" svg:height="0.5cm" svg:x="31.049cm" svg:y="13cm">
            <text:p/>
          </draw:rect>
          <draw:rect draw:style-name="gr31" draw:text-style-name="P5" draw:id="id48" draw:layer="layout" svg:width="0.5cm" svg:height="0.5cm" svg:x="31.549cm" svg:y="13cm">
            <text:p/>
          </draw:rect>
          <draw:rect draw:style-name="gr32" draw:text-style-name="P5" draw:id="id46" draw:layer="layout" svg:width="0.5cm" svg:height="0.5cm" svg:x="32.049cm" svg:y="13cm">
            <text:p/>
          </draw:rect>
          <draw:connector draw:style-name="gr33" draw:text-style-name="P5" draw:layer="layout" svg:x1="32.299cm" svg:y1="8cm" svg:x2="32.299cm" svg:y2="13cm" draw:start-shape="id45" draw:start-glue-point="2" draw:end-shape="id46" draw:end-glue-point="0" svg:d="m32299 8000v5000">
            <text:p/>
          </draw:connector>
          <draw:connector draw:style-name="gr34" draw:text-style-name="P5" draw:layer="layout" svg:x1="31.799cm" svg:y1="8cm" svg:x2="31.799cm" svg:y2="13cm" draw:start-shape="id47" draw:start-glue-point="2" draw:end-shape="id48" draw:end-glue-point="0" svg:d="m31799 8000v5000">
            <text:p/>
          </draw:connector>
          <draw:connector draw:style-name="gr35" draw:text-style-name="P5" draw:layer="layout" svg:x1="31.299cm" svg:y1="8cm" svg:x2="31.299cm" svg:y2="13cm" draw:start-shape="id49" draw:start-glue-point="2" draw:end-shape="id50" draw:end-glue-point="0" svg:d="m31299 8000v5000">
            <text:p/>
          </draw:connector>
          <draw:connector draw:style-name="gr36" draw:text-style-name="P5" draw:layer="layout" svg:x1="30.799cm" svg:y1="8cm" svg:x2="30.799cm" svg:y2="13cm" draw:start-shape="id51" draw:start-glue-point="2" draw:end-shape="id52" draw:end-glue-point="0" svg:d="m30799 8000v5000">
            <text:p/>
          </draw:connector>
        </draw:g>
        <draw:g>
          <draw:rect draw:style-name="gr37" draw:text-style-name="P1" draw:layer="layout" svg:width="2cm" svg:height="16.09cm" svg:x="41.049cm" svg:y="42.91cm">
            <text:p/>
          </draw:rect>
          <draw:rect draw:style-name="gr1" draw:text-style-name="P1" draw:id="id59" draw:layer="layout" svg:width="0.5cm" svg:height="0.5cm" svg:x="41.049cm" svg:y="43cm">
            <text:p/>
          </draw:rect>
          <draw:rect draw:style-name="gr1" draw:text-style-name="P1" draw:id="id57" draw:layer="layout" svg:width="0.5cm" svg:height="0.5cm" svg:x="41.549cm" svg:y="43cm">
            <text:p/>
          </draw:rect>
          <draw:rect draw:style-name="gr1" draw:text-style-name="P1" draw:id="id55" draw:layer="layout" svg:width="0.5cm" svg:height="0.5cm" svg:x="42.049cm" svg:y="43cm">
            <text:p/>
          </draw:rect>
          <draw:rect draw:style-name="gr1" draw:text-style-name="P1" draw:id="id53" draw:layer="layout" svg:width="0.5cm" svg:height="0.5cm" svg:x="42.549cm" svg:y="43cm">
            <text:p/>
          </draw:rect>
          <draw:rect draw:style-name="gr1" draw:text-style-name="P1" draw:id="id60" draw:layer="layout" svg:width="0.5cm" svg:height="0.5cm" svg:x="41.049cm" svg:y="58.5cm">
            <text:p/>
          </draw:rect>
          <draw:rect draw:style-name="gr1" draw:text-style-name="P1" draw:id="id58" draw:layer="layout" svg:width="0.5cm" svg:height="0.5cm" svg:x="41.549cm" svg:y="58.5cm">
            <text:p/>
          </draw:rect>
          <draw:rect draw:style-name="gr1" draw:text-style-name="P1" draw:id="id56" draw:layer="layout" svg:width="0.5cm" svg:height="0.5cm" svg:x="42.049cm" svg:y="58.5cm">
            <text:p/>
          </draw:rect>
          <draw:rect draw:style-name="gr1" draw:text-style-name="P1" draw:id="id54" draw:layer="layout" svg:width="0.5cm" svg:height="0.5cm" svg:x="42.549cm" svg:y="58.5cm">
            <text:p/>
          </draw:rect>
          <draw:connector draw:style-name="gr38" draw:text-style-name="P1" draw:layer="layout" svg:x1="42.799cm" svg:y1="43.5cm" svg:x2="42.799cm" svg:y2="58.5cm" draw:start-shape="id53" draw:start-glue-point="2" draw:end-shape="id54" draw:end-glue-point="0" svg:d="m42799 43500v15000">
            <text:p/>
          </draw:connector>
          <draw:connector draw:style-name="gr38" draw:text-style-name="P1" draw:layer="layout" svg:x1="42.299cm" svg:y1="43.5cm" svg:x2="42.299cm" svg:y2="58.5cm" draw:start-shape="id55" draw:start-glue-point="2" draw:end-shape="id56" draw:end-glue-point="0" svg:d="m42299 43500v15000">
            <text:p/>
          </draw:connector>
          <draw:connector draw:style-name="gr38" draw:text-style-name="P1" draw:layer="layout" svg:x1="41.799cm" svg:y1="43.5cm" svg:x2="41.799cm" svg:y2="58.5cm" draw:start-shape="id57" draw:start-glue-point="2" draw:end-shape="id58" draw:end-glue-point="0" svg:d="m41799 43500v15000">
            <text:p/>
          </draw:connector>
          <draw:connector draw:style-name="gr38" draw:text-style-name="P1" draw:layer="layout" svg:x1="41.299cm" svg:y1="43.5cm" svg:x2="41.299cm" svg:y2="58.5cm" draw:start-shape="id59" draw:start-glue-point="2" draw:end-shape="id60" draw:end-glue-point="0" svg:d="m41299 43500v15000">
            <text:p/>
          </draw:connector>
          <draw:rect draw:style-name="gr1" draw:text-style-name="P1" draw:id="id61" draw:layer="layout" svg:width="2cm" svg:height="0.5cm" svg:x="43.049cm" svg:y="43cm">
            <text:p/>
          </draw:rect>
          <draw:rect draw:style-name="gr1" draw:text-style-name="P1" draw:id="id62" draw:layer="layout" svg:width="2cm" svg:height="0.5cm" svg:x="43.049cm" svg:y="58.5cm">
            <text:p/>
          </draw:rect>
          <draw:connector draw:style-name="gr39" draw:text-style-name="P1" draw:layer="layout" svg:x1="44.049cm" svg:y1="43.5cm" svg:x2="44.049cm" svg:y2="58.5cm" draw:start-shape="id61" draw:start-glue-point="2" draw:end-shape="id62" draw:end-glue-point="0" svg:d="m44049 43500v15000">
            <text:p/>
          </draw:connector>
          <draw:rect draw:style-name="gr1" draw:text-style-name="P1" draw:id="id63" draw:layer="layout" svg:width="2cm" svg:height="0.5cm" svg:x="39.049cm" svg:y="43cm">
            <text:p/>
          </draw:rect>
          <draw:rect draw:style-name="gr1" draw:text-style-name="P1" draw:id="id64" draw:layer="layout" svg:width="2cm" svg:height="0.5cm" svg:x="39.049cm" svg:y="58.5cm">
            <text:p/>
          </draw:rect>
          <draw:connector draw:style-name="gr39" draw:text-style-name="P1" draw:layer="layout" svg:x1="40.049cm" svg:y1="43.5cm" svg:x2="40.049cm" svg:y2="58.5cm" draw:start-shape="id63" draw:start-glue-point="2" draw:end-shape="id64" draw:end-glue-point="0" svg:d="m40049 43500v15000">
            <text:p/>
          </draw:connector>
        </draw:g>
        <draw:g>
          <draw:g>
            <draw:rect draw:style-name="gr40" draw:text-style-name="P5" draw:layer="layout" svg:width="2cm" svg:height="6cm" svg:x="41.049cm" svg:y="31cm">
              <text:p/>
            </draw:rect>
            <draw:rect draw:style-name="gr41" draw:text-style-name="P5" draw:id="id71" draw:layer="layout" svg:width="0.5cm" svg:height="0.5cm" svg:x="41.049cm" svg:y="31cm">
              <text:p/>
            </draw:rect>
            <draw:rect draw:style-name="gr42" draw:text-style-name="P5" draw:id="id69" draw:layer="layout" svg:width="0.5cm" svg:height="0.5cm" svg:x="41.549cm" svg:y="31cm">
              <text:p/>
            </draw:rect>
            <draw:rect draw:style-name="gr43" draw:text-style-name="P5" draw:id="id67" draw:layer="layout" svg:width="0.5cm" svg:height="0.5cm" svg:x="42.049cm" svg:y="31cm">
              <text:p/>
            </draw:rect>
            <draw:rect draw:style-name="gr44" draw:text-style-name="P5" draw:id="id65" draw:layer="layout" svg:width="0.5cm" svg:height="0.5cm" svg:x="42.549cm" svg:y="31cm">
              <text:p/>
            </draw:rect>
            <draw:rect draw:style-name="gr45" draw:text-style-name="P5" draw:id="id72" draw:layer="layout" svg:width="0.5cm" svg:height="0.5cm" svg:x="41.049cm" svg:y="36.5cm">
              <text:p/>
            </draw:rect>
            <draw:rect draw:style-name="gr46" draw:text-style-name="P5" draw:id="id70" draw:layer="layout" svg:width="0.5cm" svg:height="0.5cm" svg:x="41.549cm" svg:y="36.5cm">
              <text:p/>
            </draw:rect>
            <draw:rect draw:style-name="gr47" draw:text-style-name="P5" draw:id="id68" draw:layer="layout" svg:width="0.5cm" svg:height="0.5cm" svg:x="42.049cm" svg:y="36.5cm">
              <text:p/>
            </draw:rect>
            <draw:rect draw:style-name="gr48" draw:text-style-name="P5" draw:id="id66" draw:layer="layout" svg:width="0.5cm" svg:height="0.5cm" svg:x="42.549cm" svg:y="36.5cm">
              <text:p/>
            </draw:rect>
            <draw:connector draw:style-name="gr49" draw:text-style-name="P5" draw:layer="layout" svg:x1="42.799cm" svg:y1="31.5cm" svg:x2="42.799cm" svg:y2="36.5cm" draw:start-shape="id65" draw:start-glue-point="2" draw:end-shape="id66" draw:end-glue-point="0" svg:d="m42799 31500v5000">
              <text:p/>
            </draw:connector>
            <draw:connector draw:style-name="gr50" draw:text-style-name="P5" draw:layer="layout" svg:x1="42.299cm" svg:y1="31.5cm" svg:x2="42.299cm" svg:y2="36.5cm" draw:start-shape="id67" draw:start-glue-point="2" draw:end-shape="id68" draw:end-glue-point="0" svg:d="m42299 31500v5000">
              <text:p/>
            </draw:connector>
            <draw:connector draw:style-name="gr51" draw:text-style-name="P5" draw:layer="layout" svg:x1="41.799cm" svg:y1="31.5cm" svg:x2="41.799cm" svg:y2="36.5cm" draw:start-shape="id69" draw:start-glue-point="2" draw:end-shape="id70" draw:end-glue-point="0" svg:d="m41799 31500v5000">
              <text:p/>
            </draw:connector>
            <draw:connector draw:style-name="gr52" draw:text-style-name="P5" draw:layer="layout" svg:x1="41.299cm" svg:y1="31.5cm" svg:x2="41.299cm" svg:y2="36.5cm" draw:start-shape="id71" draw:start-glue-point="2" draw:end-shape="id72" draw:end-glue-point="0" svg:d="m41299 31500v5000">
              <text:p/>
            </draw:connector>
          </draw:g>
          <draw:rect draw:style-name="gr1" draw:text-style-name="P1" draw:id="id73" draw:layer="layout" svg:width="2cm" svg:height="0.5cm" svg:x="43.049cm" svg:y="31cm">
            <text:p/>
          </draw:rect>
          <draw:rect draw:style-name="gr1" draw:text-style-name="P1" draw:id="id74" draw:layer="layout" svg:width="2cm" svg:height="0.5cm" svg:x="43.049cm" svg:y="36.5cm">
            <text:p/>
          </draw:rect>
          <draw:connector draw:style-name="gr39" draw:text-style-name="P1" draw:layer="layout" svg:x1="44.049cm" svg:y1="31.5cm" svg:x2="44.049cm" svg:y2="36.5cm" draw:start-shape="id73" draw:start-glue-point="2" draw:end-shape="id74" draw:end-glue-point="0" svg:d="m44049 31500v5000">
            <text:p/>
          </draw:connector>
          <draw:rect draw:style-name="gr1" draw:text-style-name="P1" draw:id="id75" draw:layer="layout" svg:width="2cm" svg:height="0.5cm" svg:x="39.049cm" svg:y="31cm">
            <text:p/>
          </draw:rect>
          <draw:rect draw:style-name="gr1" draw:text-style-name="P1" draw:id="id76" draw:layer="layout" svg:width="2cm" svg:height="0.5cm" svg:x="39.049cm" svg:y="36.5cm">
            <text:p/>
          </draw:rect>
          <draw:connector draw:style-name="gr39" draw:text-style-name="P1" draw:layer="layout" svg:x1="40.049cm" svg:y1="31.5cm" svg:x2="40.049cm" svg:y2="36.5cm" draw:start-shape="id75" draw:start-glue-point="2" draw:end-shape="id76" draw:end-glue-point="0" svg:d="m40049 31500v5000">
            <text:p/>
          </draw:connector>
        </draw:g>
        <draw:g>
          <draw:g>
            <draw:rect draw:style-name="gr53" draw:text-style-name="P5" draw:layer="layout" svg:width="2cm" svg:height="6cm" svg:x="41.049cm" svg:y="19.5cm">
              <text:p/>
            </draw:rect>
            <draw:rect draw:style-name="gr54" draw:text-style-name="P5" draw:id="id83" draw:layer="layout" svg:width="0.5cm" svg:height="0.5cm" svg:x="41.049cm" svg:y="19.5cm">
              <text:p/>
            </draw:rect>
            <draw:rect draw:style-name="gr55" draw:text-style-name="P5" draw:id="id81" draw:layer="layout" svg:width="0.5cm" svg:height="0.5cm" svg:x="41.549cm" svg:y="19.5cm">
              <text:p/>
            </draw:rect>
            <draw:rect draw:style-name="gr56" draw:text-style-name="P5" draw:id="id79" draw:layer="layout" svg:width="0.5cm" svg:height="0.5cm" svg:x="42.049cm" svg:y="19.5cm">
              <text:p/>
            </draw:rect>
            <draw:rect draw:style-name="gr57" draw:text-style-name="P5" draw:id="id77" draw:layer="layout" svg:width="0.5cm" svg:height="0.5cm" svg:x="42.549cm" svg:y="19.5cm">
              <text:p/>
            </draw:rect>
            <draw:rect draw:style-name="gr58" draw:text-style-name="P5" draw:id="id84" draw:layer="layout" svg:width="0.5cm" svg:height="0.5cm" svg:x="41.049cm" svg:y="25cm">
              <text:p/>
            </draw:rect>
            <draw:rect draw:style-name="gr59" draw:text-style-name="P5" draw:id="id82" draw:layer="layout" svg:width="0.5cm" svg:height="0.5cm" svg:x="41.549cm" svg:y="25cm">
              <text:p/>
            </draw:rect>
            <draw:rect draw:style-name="gr60" draw:text-style-name="P5" draw:id="id80" draw:layer="layout" svg:width="0.5cm" svg:height="0.5cm" svg:x="42.049cm" svg:y="25cm">
              <text:p/>
            </draw:rect>
            <draw:rect draw:style-name="gr61" draw:text-style-name="P5" draw:id="id78" draw:layer="layout" svg:width="0.5cm" svg:height="0.5cm" svg:x="42.549cm" svg:y="25cm">
              <text:p/>
            </draw:rect>
            <draw:connector draw:style-name="gr62" draw:text-style-name="P5" draw:layer="layout" svg:x1="42.799cm" svg:y1="20cm" svg:x2="42.799cm" svg:y2="25cm" draw:start-shape="id77" draw:start-glue-point="2" draw:end-shape="id78" draw:end-glue-point="0" svg:d="m42799 20000v5000">
              <text:p/>
            </draw:connector>
            <draw:connector draw:style-name="gr63" draw:text-style-name="P5" draw:layer="layout" svg:x1="42.299cm" svg:y1="20cm" svg:x2="42.299cm" svg:y2="25cm" draw:start-shape="id79" draw:start-glue-point="2" draw:end-shape="id80" draw:end-glue-point="0" svg:d="m42299 20000v5000">
              <text:p/>
            </draw:connector>
            <draw:connector draw:style-name="gr64" draw:text-style-name="P5" draw:layer="layout" svg:x1="41.799cm" svg:y1="20cm" svg:x2="41.799cm" svg:y2="25cm" draw:start-shape="id81" draw:start-glue-point="2" draw:end-shape="id82" draw:end-glue-point="0" svg:d="m41799 20000v5000">
              <text:p/>
            </draw:connector>
            <draw:connector draw:style-name="gr65" draw:text-style-name="P5" draw:layer="layout" svg:x1="41.299cm" svg:y1="20cm" svg:x2="41.299cm" svg:y2="25cm" draw:start-shape="id83" draw:start-glue-point="2" draw:end-shape="id84" draw:end-glue-point="0" svg:d="m41299 20000v5000">
              <text:p/>
            </draw:connector>
          </draw:g>
          <draw:rect draw:style-name="gr66" draw:text-style-name="P5" draw:id="id85" draw:layer="layout" svg:width="2cm" svg:height="0.5cm" svg:x="43.049cm" svg:y="19.5cm">
            <text:p/>
          </draw:rect>
          <draw:rect draw:style-name="gr67" draw:text-style-name="P5" draw:id="id86" draw:layer="layout" svg:width="2cm" svg:height="0.5cm" svg:x="43.049cm" svg:y="25cm">
            <text:p/>
          </draw:rect>
          <draw:connector draw:style-name="gr68" draw:text-style-name="P5" draw:layer="layout" svg:x1="44.049cm" svg:y1="20cm" svg:x2="44.049cm" svg:y2="25cm" draw:start-shape="id85" draw:start-glue-point="2" draw:end-shape="id86" draw:end-glue-point="0" svg:d="m44049 20000v5000">
            <text:p/>
          </draw:connector>
          <draw:rect draw:style-name="gr69" draw:text-style-name="P5" draw:id="id87" draw:layer="layout" svg:width="2cm" svg:height="0.5cm" svg:x="39.049cm" svg:y="19.5cm">
            <text:p/>
          </draw:rect>
          <draw:rect draw:style-name="gr70" draw:text-style-name="P5" draw:id="id88" draw:layer="layout" svg:width="2cm" svg:height="0.5cm" svg:x="39.049cm" svg:y="25cm">
            <text:p/>
          </draw:rect>
          <draw:connector draw:style-name="gr71" draw:text-style-name="P5" draw:layer="layout" svg:x1="40.049cm" svg:y1="20cm" svg:x2="40.049cm" svg:y2="25cm" draw:start-shape="id87" draw:start-glue-point="2" draw:end-shape="id88" draw:end-glue-point="0" svg:d="m40049 20000v5000">
            <text:p/>
          </draw:connector>
        </draw:g>
        <draw:g>
          <draw:rect draw:style-name="gr72" draw:text-style-name="P5" draw:layer="layout" svg:width="2cm" svg:height="6cm" svg:x="41.049cm" svg:y="7.5cm">
            <text:p/>
          </draw:rect>
          <draw:rect draw:style-name="gr73" draw:text-style-name="P5" draw:id="id95" draw:layer="layout" svg:width="0.5cm" svg:height="0.5cm" svg:x="41.049cm" svg:y="7.5cm">
            <text:p/>
          </draw:rect>
          <draw:rect draw:style-name="gr74" draw:text-style-name="P5" draw:id="id93" draw:layer="layout" svg:width="0.5cm" svg:height="0.5cm" svg:x="41.549cm" svg:y="7.5cm">
            <text:p/>
          </draw:rect>
          <draw:rect draw:style-name="gr75" draw:text-style-name="P5" draw:id="id91" draw:layer="layout" svg:width="0.5cm" svg:height="0.5cm" svg:x="42.049cm" svg:y="7.5cm">
            <text:p/>
          </draw:rect>
          <draw:rect draw:style-name="gr76" draw:text-style-name="P5" draw:id="id89" draw:layer="layout" svg:width="0.5cm" svg:height="0.5cm" svg:x="42.549cm" svg:y="7.5cm">
            <text:p/>
          </draw:rect>
          <draw:rect draw:style-name="gr77" draw:text-style-name="P5" draw:id="id96" draw:layer="layout" svg:width="0.5cm" svg:height="0.5cm" svg:x="41.049cm" svg:y="13cm">
            <text:p/>
          </draw:rect>
          <draw:rect draw:style-name="gr78" draw:text-style-name="P5" draw:id="id94" draw:layer="layout" svg:width="0.5cm" svg:height="0.5cm" svg:x="41.549cm" svg:y="13cm">
            <text:p/>
          </draw:rect>
          <draw:rect draw:style-name="gr79" draw:text-style-name="P5" draw:id="id92" draw:layer="layout" svg:width="0.5cm" svg:height="0.5cm" svg:x="42.049cm" svg:y="13cm">
            <text:p/>
          </draw:rect>
          <draw:rect draw:style-name="gr80" draw:text-style-name="P5" draw:id="id90" draw:layer="layout" svg:width="0.5cm" svg:height="0.5cm" svg:x="42.549cm" svg:y="13cm">
            <text:p/>
          </draw:rect>
          <draw:connector draw:style-name="gr81" draw:text-style-name="P5" draw:layer="layout" svg:x1="42.799cm" svg:y1="8cm" svg:x2="42.799cm" svg:y2="13cm" draw:start-shape="id89" draw:start-glue-point="2" draw:end-shape="id90" draw:end-glue-point="0" svg:d="m42799 8000v5000">
            <text:p/>
          </draw:connector>
          <draw:connector draw:style-name="gr82" draw:text-style-name="P5" draw:layer="layout" svg:x1="42.299cm" svg:y1="8cm" svg:x2="42.299cm" svg:y2="13cm" draw:start-shape="id91" draw:start-glue-point="2" draw:end-shape="id92" draw:end-glue-point="0" svg:d="m42299 8000v5000">
            <text:p/>
          </draw:connector>
          <draw:connector draw:style-name="gr83" draw:text-style-name="P5" draw:layer="layout" svg:x1="41.799cm" svg:y1="8cm" svg:x2="41.799cm" svg:y2="13cm" draw:start-shape="id93" draw:start-glue-point="2" draw:end-shape="id94" draw:end-glue-point="0" svg:d="m41799 8000v5000">
            <text:p/>
          </draw:connector>
          <draw:connector draw:style-name="gr84" draw:text-style-name="P5" draw:layer="layout" svg:x1="41.299cm" svg:y1="8cm" svg:x2="41.299cm" svg:y2="13cm" draw:start-shape="id95" draw:start-glue-point="2" draw:end-shape="id96" draw:end-glue-point="0" svg:d="m41299 8000v5000">
            <text:p/>
          </draw:connector>
        </draw:g>
        <draw:g>
          <draw:rect draw:style-name="gr5" draw:text-style-name="P1" draw:layer="layout" svg:width="2cm" svg:height="13.335cm" svg:x="35.549cm" svg:y="80.532cm">
            <text:p/>
          </draw:rect>
          <draw:rect draw:style-name="gr6" draw:text-style-name="P1" draw:id="id103" draw:layer="layout" svg:width="0.5cm" svg:height="0.5cm" svg:x="35.549cm" svg:y="80.5cm">
            <text:p/>
          </draw:rect>
          <draw:rect draw:style-name="gr6" draw:text-style-name="P1" draw:id="id101" draw:layer="layout" svg:width="0.5cm" svg:height="0.5cm" svg:x="36.049cm" svg:y="80.5cm">
            <text:p/>
          </draw:rect>
          <draw:rect draw:style-name="gr6" draw:text-style-name="P1" draw:id="id99" draw:layer="layout" svg:width="0.5cm" svg:height="0.5cm" svg:x="36.549cm" svg:y="80.5cm">
            <text:p/>
          </draw:rect>
          <draw:rect draw:style-name="gr6" draw:text-style-name="P1" draw:id="id97" draw:layer="layout" svg:width="0.5cm" svg:height="0.5cm" svg:x="37.049cm" svg:y="80.5cm">
            <text:p/>
          </draw:rect>
          <draw:rect draw:style-name="gr6" draw:text-style-name="P1" draw:id="id104" draw:layer="layout" svg:width="0.5cm" svg:height="0.5cm" svg:x="35.549cm" svg:y="93.249cm">
            <text:p/>
          </draw:rect>
          <draw:rect draw:style-name="gr6" draw:text-style-name="P1" draw:id="id102" draw:layer="layout" svg:width="0.5cm" svg:height="0.5cm" svg:x="36.049cm" svg:y="93.249cm">
            <text:p/>
          </draw:rect>
          <draw:rect draw:style-name="gr6" draw:text-style-name="P1" draw:id="id100" draw:layer="layout" svg:width="0.5cm" svg:height="0.5cm" svg:x="36.549cm" svg:y="93.249cm">
            <text:p/>
          </draw:rect>
          <draw:rect draw:style-name="gr6" draw:text-style-name="P1" draw:id="id98" draw:layer="layout" svg:width="0.5cm" svg:height="0.5cm" svg:x="37.049cm" svg:y="93.249cm">
            <text:p/>
          </draw:rect>
          <draw:connector draw:style-name="gr85" draw:text-style-name="P1" draw:layer="layout" svg:x1="37.299cm" svg:y1="81cm" svg:x2="37.299cm" svg:y2="93.249cm" draw:start-shape="id97" draw:start-glue-point="2" draw:end-shape="id98" draw:end-glue-point="0" svg:d="m37299 81000v12249">
            <text:p/>
          </draw:connector>
          <draw:connector draw:style-name="gr85" draw:text-style-name="P1" draw:layer="layout" svg:x1="36.799cm" svg:y1="81cm" svg:x2="36.799cm" svg:y2="93.249cm" draw:start-shape="id99" draw:start-glue-point="2" draw:end-shape="id100" draw:end-glue-point="0" svg:d="m36799 81000v12249">
            <text:p/>
          </draw:connector>
          <draw:connector draw:style-name="gr85" draw:text-style-name="P1" draw:layer="layout" svg:x1="36.299cm" svg:y1="81cm" svg:x2="36.299cm" svg:y2="93.249cm" draw:start-shape="id101" draw:start-glue-point="2" draw:end-shape="id102" draw:end-glue-point="0" svg:d="m36299 81000v12249">
            <text:p/>
          </draw:connector>
          <draw:connector draw:style-name="gr85" draw:text-style-name="P1" draw:layer="layout" svg:x1="35.799cm" svg:y1="81cm" svg:x2="35.799cm" svg:y2="93.249cm" draw:start-shape="id103" draw:start-glue-point="2" draw:end-shape="id104" draw:end-glue-point="0" svg:d="m35799 81000v12249">
            <text:p/>
          </draw:connector>
        </draw:g>
        <draw:g>
          <draw:rect draw:style-name="gr86" draw:text-style-name="P5" draw:layer="layout" svg:width="2cm" svg:height="30cm" svg:x="30.049cm" svg:y="80.5cm">
            <text:p/>
          </draw:rect>
          <draw:rect draw:style-name="gr87" draw:text-style-name="P5" draw:id="id111" draw:layer="layout" svg:width="0.5cm" svg:height="0.5cm" svg:x="30.049cm" svg:y="80.5cm">
            <text:p/>
          </draw:rect>
          <draw:rect draw:style-name="gr88" draw:text-style-name="P5" draw:id="id109" draw:layer="layout" svg:width="0.5cm" svg:height="0.5cm" svg:x="30.549cm" svg:y="80.5cm">
            <text:p/>
          </draw:rect>
          <draw:rect draw:style-name="gr89" draw:text-style-name="P5" draw:id="id107" draw:layer="layout" svg:width="0.5cm" svg:height="0.5cm" svg:x="31.049cm" svg:y="80.5cm">
            <text:p/>
          </draw:rect>
          <draw:rect draw:style-name="gr90" draw:text-style-name="P5" draw:id="id105" draw:layer="layout" svg:width="0.5cm" svg:height="0.5cm" svg:x="31.549cm" svg:y="80.5cm">
            <text:p/>
          </draw:rect>
          <draw:rect draw:style-name="gr91" draw:text-style-name="P5" draw:id="id112" draw:layer="layout" svg:width="0.5cm" svg:height="0.5cm" svg:x="30.049cm" svg:y="110cm">
            <text:p/>
          </draw:rect>
          <draw:rect draw:style-name="gr92" draw:text-style-name="P5" draw:id="id110" draw:layer="layout" svg:width="0.5cm" svg:height="0.5cm" svg:x="30.549cm" svg:y="110cm">
            <text:p/>
          </draw:rect>
          <draw:rect draw:style-name="gr93" draw:text-style-name="P5" draw:id="id108" draw:layer="layout" svg:width="0.5cm" svg:height="0.5cm" svg:x="31.049cm" svg:y="110cm">
            <text:p/>
          </draw:rect>
          <draw:rect draw:style-name="gr94" draw:text-style-name="P5" draw:id="id106" draw:layer="layout" svg:width="0.5cm" svg:height="0.5cm" svg:x="31.549cm" svg:y="110cm">
            <text:p/>
          </draw:rect>
          <draw:connector draw:style-name="gr95" draw:text-style-name="P5" draw:layer="layout" svg:x1="31.799cm" svg:y1="81cm" svg:x2="31.799cm" svg:y2="110cm" draw:start-shape="id105" draw:start-glue-point="2" draw:end-shape="id106" draw:end-glue-point="0" svg:d="m31799 81000v29000">
            <text:p/>
          </draw:connector>
          <draw:connector draw:style-name="gr96" draw:text-style-name="P5" draw:layer="layout" svg:x1="31.299cm" svg:y1="81cm" svg:x2="31.299cm" svg:y2="110cm" draw:start-shape="id107" draw:start-glue-point="2" draw:end-shape="id108" draw:end-glue-point="0" svg:d="m31299 81000v29000">
            <text:p/>
          </draw:connector>
          <draw:connector draw:style-name="gr97" draw:text-style-name="P5" draw:layer="layout" svg:x1="30.799cm" svg:y1="81cm" svg:x2="30.799cm" svg:y2="110cm" draw:start-shape="id109" draw:start-glue-point="2" draw:end-shape="id110" draw:end-glue-point="0" svg:d="m30799 81000v29000">
            <text:p/>
          </draw:connector>
          <draw:connector draw:style-name="gr98" draw:text-style-name="P5" draw:layer="layout" svg:x1="30.299cm" svg:y1="81cm" svg:x2="30.299cm" svg:y2="110cm" draw:start-shape="id111" draw:start-glue-point="2" draw:end-shape="id112" draw:end-glue-point="0" svg:d="m30299 81000v29000">
            <text:p/>
          </draw:connector>
        </draw:g>
        <draw:g>
          <draw:rect draw:style-name="gr5" draw:text-style-name="P1" draw:layer="layout" svg:width="2cm" svg:height="6.065cm" svg:x="41.049cm" svg:y="104.5cm">
            <text:p/>
          </draw:rect>
          <draw:rect draw:style-name="gr6" draw:text-style-name="P1" draw:id="id119" draw:layer="layout" svg:width="0.5cm" svg:height="0.5cm" svg:x="41.049cm" svg:y="104.5cm">
            <text:p/>
          </draw:rect>
          <draw:rect draw:style-name="gr6" draw:text-style-name="P1" draw:id="id117" draw:layer="layout" svg:width="0.5cm" svg:height="0.5cm" svg:x="41.549cm" svg:y="104.5cm">
            <text:p/>
          </draw:rect>
          <draw:rect draw:style-name="gr6" draw:text-style-name="P1" draw:id="id115" draw:layer="layout" svg:width="0.5cm" svg:height="0.5cm" svg:x="42.049cm" svg:y="104.5cm">
            <text:p/>
          </draw:rect>
          <draw:rect draw:style-name="gr6" draw:text-style-name="P1" draw:id="id113" draw:layer="layout" svg:width="0.5cm" svg:height="0.5cm" svg:x="42.549cm" svg:y="104.5cm">
            <text:p/>
          </draw:rect>
          <draw:rect draw:style-name="gr6" draw:text-style-name="P1" draw:id="id120" draw:layer="layout" svg:width="0.5cm" svg:height="0.5cm" svg:x="41.049cm" svg:y="110.025cm">
            <text:p/>
          </draw:rect>
          <draw:rect draw:style-name="gr6" draw:text-style-name="P1" draw:id="id118" draw:layer="layout" svg:width="0.5cm" svg:height="0.5cm" svg:x="41.549cm" svg:y="110.025cm">
            <text:p/>
          </draw:rect>
          <draw:rect draw:style-name="gr6" draw:text-style-name="P1" draw:id="id116" draw:layer="layout" svg:width="0.5cm" svg:height="0.5cm" svg:x="42.049cm" svg:y="110.025cm">
            <text:p/>
          </draw:rect>
          <draw:rect draw:style-name="gr6" draw:text-style-name="P1" draw:id="id114" draw:layer="layout" svg:width="0.5cm" svg:height="0.5cm" svg:x="42.549cm" svg:y="110.025cm">
            <text:p/>
          </draw:rect>
          <draw:connector draw:style-name="gr23" draw:text-style-name="P1" draw:layer="layout" svg:x1="42.799cm" svg:y1="105cm" svg:x2="42.799cm" svg:y2="110.025cm" draw:start-shape="id113" draw:start-glue-point="2" draw:end-shape="id114" draw:end-glue-point="0" svg:d="m42799 105000v5025">
            <text:p/>
          </draw:connector>
          <draw:connector draw:style-name="gr23" draw:text-style-name="P1" draw:layer="layout" svg:x1="42.299cm" svg:y1="105cm" svg:x2="42.299cm" svg:y2="110.025cm" draw:start-shape="id115" draw:start-glue-point="2" draw:end-shape="id116" draw:end-glue-point="0" svg:d="m42299 105000v5025">
            <text:p/>
          </draw:connector>
          <draw:connector draw:style-name="gr23" draw:text-style-name="P1" draw:layer="layout" svg:x1="41.799cm" svg:y1="105cm" svg:x2="41.799cm" svg:y2="110.025cm" draw:start-shape="id117" draw:start-glue-point="2" draw:end-shape="id118" draw:end-glue-point="0" svg:d="m41799 105000v5025">
            <text:p/>
          </draw:connector>
          <draw:connector draw:style-name="gr23" draw:text-style-name="P1" draw:layer="layout" svg:x1="41.299cm" svg:y1="105cm" svg:x2="41.299cm" svg:y2="110.025cm" draw:start-shape="id119" draw:start-glue-point="2" draw:end-shape="id120" draw:end-glue-point="0" svg:d="m41299 105000v5025">
            <text:p/>
          </draw:connector>
        </draw:g>
        <draw:g>
          <draw:rect draw:style-name="gr5" draw:text-style-name="P1" draw:layer="layout" svg:width="2cm" svg:height="6.065cm" svg:x="52.049cm" svg:y="92.5cm">
            <text:p/>
          </draw:rect>
          <draw:rect draw:style-name="gr6" draw:text-style-name="P1" draw:id="id127" draw:layer="layout" svg:width="0.5cm" svg:height="0.5cm" svg:x="52.049cm" svg:y="92.5cm">
            <text:p/>
          </draw:rect>
          <draw:rect draw:style-name="gr6" draw:text-style-name="P1" draw:id="id125" draw:layer="layout" svg:width="0.5cm" svg:height="0.5cm" svg:x="52.549cm" svg:y="92.5cm">
            <text:p/>
          </draw:rect>
          <draw:rect draw:style-name="gr6" draw:text-style-name="P1" draw:id="id123" draw:layer="layout" svg:width="0.5cm" svg:height="0.5cm" svg:x="53.049cm" svg:y="92.5cm">
            <text:p/>
          </draw:rect>
          <draw:rect draw:style-name="gr6" draw:text-style-name="P1" draw:id="id121" draw:layer="layout" svg:width="0.5cm" svg:height="0.5cm" svg:x="53.549cm" svg:y="92.5cm">
            <text:p/>
          </draw:rect>
          <draw:rect draw:style-name="gr6" draw:text-style-name="P1" draw:id="id128" draw:layer="layout" svg:width="0.5cm" svg:height="0.5cm" svg:x="52.049cm" svg:y="98.025cm">
            <text:p/>
          </draw:rect>
          <draw:rect draw:style-name="gr6" draw:text-style-name="P1" draw:id="id126" draw:layer="layout" svg:width="0.5cm" svg:height="0.5cm" svg:x="52.549cm" svg:y="98.025cm">
            <text:p/>
          </draw:rect>
          <draw:rect draw:style-name="gr6" draw:text-style-name="P1" draw:id="id124" draw:layer="layout" svg:width="0.5cm" svg:height="0.5cm" svg:x="53.049cm" svg:y="98.025cm">
            <text:p/>
          </draw:rect>
          <draw:rect draw:style-name="gr6" draw:text-style-name="P1" draw:id="id122" draw:layer="layout" svg:width="0.5cm" svg:height="0.5cm" svg:x="53.549cm" svg:y="98.025cm">
            <text:p/>
          </draw:rect>
          <draw:connector draw:style-name="gr23" draw:text-style-name="P1" draw:layer="layout" svg:x1="53.799cm" svg:y1="93cm" svg:x2="53.799cm" svg:y2="98.025cm" draw:start-shape="id121" draw:start-glue-point="2" draw:end-shape="id122" draw:end-glue-point="0" svg:d="m53799 93000v5025">
            <text:p/>
          </draw:connector>
          <draw:connector draw:style-name="gr23" draw:text-style-name="P1" draw:layer="layout" svg:x1="53.299cm" svg:y1="93cm" svg:x2="53.299cm" svg:y2="98.025cm" draw:start-shape="id123" draw:start-glue-point="2" draw:end-shape="id124" draw:end-glue-point="0" svg:d="m53299 93000v5025">
            <text:p/>
          </draw:connector>
          <draw:connector draw:style-name="gr23" draw:text-style-name="P1" draw:layer="layout" svg:x1="52.799cm" svg:y1="93cm" svg:x2="52.799cm" svg:y2="98.025cm" draw:start-shape="id125" draw:start-glue-point="2" draw:end-shape="id126" draw:end-glue-point="0" svg:d="m52799 93000v5025">
            <text:p/>
          </draw:connector>
          <draw:connector draw:style-name="gr23" draw:text-style-name="P1" draw:layer="layout" svg:x1="52.299cm" svg:y1="93cm" svg:x2="52.299cm" svg:y2="98.025cm" draw:start-shape="id127" draw:start-glue-point="2" draw:end-shape="id128" draw:end-glue-point="0" svg:d="m52299 93000v5025">
            <text:p/>
          </draw:connector>
        </draw:g>
        <draw:g>
          <draw:rect draw:style-name="gr5" draw:text-style-name="P1" draw:layer="layout" svg:width="2cm" svg:height="21.59cm" svg:x="52.049cm" svg:y="64.975cm">
            <text:p/>
          </draw:rect>
          <draw:rect draw:style-name="gr6" draw:text-style-name="P1" draw:id="id135" draw:layer="layout" svg:width="0.5cm" svg:height="0.5cm" svg:x="52.049cm" svg:y="64.975cm">
            <text:p/>
          </draw:rect>
          <draw:rect draw:style-name="gr6" draw:text-style-name="P1" draw:id="id133" draw:layer="layout" svg:width="0.5cm" svg:height="0.5cm" svg:x="52.549cm" svg:y="64.975cm">
            <text:p/>
          </draw:rect>
          <draw:rect draw:style-name="gr6" draw:text-style-name="P1" draw:id="id131" draw:layer="layout" svg:width="0.5cm" svg:height="0.5cm" svg:x="53.049cm" svg:y="64.975cm">
            <text:p/>
          </draw:rect>
          <draw:rect draw:style-name="gr6" draw:text-style-name="P1" draw:id="id129" draw:layer="layout" svg:width="0.5cm" svg:height="0.5cm" svg:x="53.549cm" svg:y="64.975cm">
            <text:p/>
          </draw:rect>
          <draw:rect draw:style-name="gr6" draw:text-style-name="P1" draw:id="id136" draw:layer="layout" svg:width="0.5cm" svg:height="0.5cm" svg:x="52.049cm" svg:y="86cm">
            <text:p/>
          </draw:rect>
          <draw:rect draw:style-name="gr6" draw:text-style-name="P1" draw:id="id134" draw:layer="layout" svg:width="0.5cm" svg:height="0.5cm" svg:x="52.549cm" svg:y="86cm">
            <text:p/>
          </draw:rect>
          <draw:rect draw:style-name="gr6" draw:text-style-name="P1" draw:id="id132" draw:layer="layout" svg:width="0.5cm" svg:height="0.5cm" svg:x="53.049cm" svg:y="86cm" draw:corner-radius="0.656cm">
            <text:p/>
          </draw:rect>
          <draw:rect draw:style-name="gr6" draw:text-style-name="P1" draw:id="id130" draw:layer="layout" svg:width="0.5cm" svg:height="0.5cm" svg:x="53.549cm" svg:y="86cm">
            <text:p/>
          </draw:rect>
          <draw:connector draw:style-name="gr23" draw:text-style-name="P1" draw:layer="layout" svg:x1="53.799cm" svg:y1="65.475cm" svg:x2="53.799cm" svg:y2="86cm" draw:start-shape="id129" draw:start-glue-point="2" draw:end-shape="id130" draw:end-glue-point="0" svg:d="m53799 65475v20525">
            <text:p/>
          </draw:connector>
          <draw:connector draw:style-name="gr23" draw:text-style-name="P1" draw:layer="layout" svg:x1="53.299cm" svg:y1="65.475cm" svg:x2="53.299cm" svg:y2="86cm" draw:start-shape="id131" draw:start-glue-point="2" draw:end-shape="id132" draw:end-glue-point="0" svg:d="m53299 65475v20525">
            <text:p/>
          </draw:connector>
          <draw:connector draw:style-name="gr23" draw:text-style-name="P1" draw:layer="layout" svg:x1="52.799cm" svg:y1="65.475cm" svg:x2="52.799cm" svg:y2="86cm" draw:start-shape="id133" draw:start-glue-point="2" draw:end-shape="id134" draw:end-glue-point="0" svg:d="m52799 65475v20525">
            <text:p/>
          </draw:connector>
          <draw:connector draw:style-name="gr23" draw:text-style-name="P1" draw:layer="layout" svg:x1="52.299cm" svg:y1="65.475cm" svg:x2="52.299cm" svg:y2="86cm" draw:start-shape="id135" draw:start-glue-point="2" draw:end-shape="id136" draw:end-glue-point="0" svg:d="m52299 65475v20525">
            <text:p/>
          </draw:connector>
        </draw:g>
        <draw:g>
          <draw:rect draw:style-name="gr5" draw:text-style-name="P1" draw:layer="layout" svg:width="2cm" svg:height="6.065cm" svg:x="41.045cm" svg:y="80.5cm">
            <text:p/>
          </draw:rect>
          <draw:rect draw:style-name="gr6" draw:text-style-name="P1" draw:id="id143" draw:layer="layout" svg:width="0.5cm" svg:height="0.5cm" svg:x="41.045cm" svg:y="80.5cm">
            <text:p/>
          </draw:rect>
          <draw:rect draw:style-name="gr6" draw:text-style-name="P1" draw:id="id141" draw:layer="layout" svg:width="0.5cm" svg:height="0.5cm" svg:x="41.545cm" svg:y="80.5cm">
            <text:p/>
          </draw:rect>
          <draw:rect draw:style-name="gr6" draw:text-style-name="P1" draw:id="id139" draw:layer="layout" svg:width="0.5cm" svg:height="0.5cm" svg:x="42.045cm" svg:y="80.5cm">
            <text:p/>
          </draw:rect>
          <draw:rect draw:style-name="gr6" draw:text-style-name="P1" draw:id="id137" draw:layer="layout" svg:width="0.5cm" svg:height="0.5cm" svg:x="42.545cm" svg:y="80.5cm">
            <text:p/>
          </draw:rect>
          <draw:rect draw:style-name="gr6" draw:text-style-name="P1" draw:id="id144" draw:layer="layout" svg:width="0.5cm" svg:height="0.5cm" svg:x="41.045cm" svg:y="86.025cm">
            <text:p/>
          </draw:rect>
          <draw:rect draw:style-name="gr6" draw:text-style-name="P1" draw:id="id142" draw:layer="layout" svg:width="0.5cm" svg:height="0.5cm" svg:x="41.545cm" svg:y="86.025cm">
            <text:p/>
          </draw:rect>
          <draw:rect draw:style-name="gr6" draw:text-style-name="P1" draw:id="id140" draw:layer="layout" svg:width="0.5cm" svg:height="0.5cm" svg:x="42.045cm" svg:y="86.025cm">
            <text:p/>
          </draw:rect>
          <draw:rect draw:style-name="gr6" draw:text-style-name="P1" draw:id="id138" draw:layer="layout" svg:width="0.5cm" svg:height="0.5cm" svg:x="42.545cm" svg:y="86.025cm">
            <text:p/>
          </draw:rect>
          <draw:connector draw:style-name="gr21" draw:text-style-name="P1" draw:layer="layout" svg:x1="42.795cm" svg:y1="81cm" svg:x2="42.795cm" svg:y2="86.025cm" draw:start-shape="id137" draw:start-glue-point="2" draw:end-shape="id138" draw:end-glue-point="0" svg:d="m42795 81000v5025">
            <text:p/>
          </draw:connector>
          <draw:connector draw:style-name="gr21" draw:text-style-name="P1" draw:layer="layout" svg:x1="42.295cm" svg:y1="81cm" svg:x2="42.295cm" svg:y2="86.025cm" draw:start-shape="id139" draw:start-glue-point="2" draw:end-shape="id140" draw:end-glue-point="0" svg:d="m42295 81000v5025">
            <text:p/>
          </draw:connector>
          <draw:connector draw:style-name="gr21" draw:text-style-name="P1" draw:layer="layout" svg:x1="41.795cm" svg:y1="81cm" svg:x2="41.795cm" svg:y2="86.025cm" draw:start-shape="id141" draw:start-glue-point="2" draw:end-shape="id142" draw:end-glue-point="0" svg:d="m41795 81000v5025">
            <text:p/>
          </draw:connector>
          <draw:connector draw:style-name="gr21" draw:text-style-name="P1" draw:layer="layout" svg:x1="41.295cm" svg:y1="81cm" svg:x2="41.295cm" svg:y2="86.025cm" draw:start-shape="id143" draw:start-glue-point="2" draw:end-shape="id144" draw:end-glue-point="0" svg:d="m41295 81000v5025">
            <text:p/>
          </draw:connector>
        </draw:g>
        <draw:g>
          <draw:rect draw:style-name="gr5" draw:text-style-name="P1" draw:layer="layout" svg:width="2cm" svg:height="9.525cm" svg:x="41.049cm" svg:y="64.975cm">
            <text:p/>
          </draw:rect>
          <draw:rect draw:style-name="gr6" draw:text-style-name="P1" draw:id="id151" draw:layer="layout" svg:width="0.5cm" svg:height="0.5cm" svg:x="41.049cm" svg:y="64.975cm">
            <text:p/>
          </draw:rect>
          <draw:rect draw:style-name="gr6" draw:text-style-name="P1" draw:id="id149" draw:layer="layout" svg:width="0.5cm" svg:height="0.5cm" svg:x="41.549cm" svg:y="64.975cm">
            <text:p/>
          </draw:rect>
          <draw:rect draw:style-name="gr6" draw:text-style-name="P1" draw:id="id147" draw:layer="layout" svg:width="0.5cm" svg:height="0.5cm" svg:x="42.049cm" svg:y="64.975cm">
            <text:p/>
          </draw:rect>
          <draw:rect draw:style-name="gr6" draw:text-style-name="P1" draw:id="id145" draw:layer="layout" svg:width="0.5cm" svg:height="0.5cm" svg:x="42.549cm" svg:y="64.975cm">
            <text:p/>
          </draw:rect>
          <draw:rect draw:style-name="gr6" draw:text-style-name="P1" draw:id="id152" draw:layer="layout" svg:width="0.5cm" svg:height="0.5cm" svg:x="41.049cm" svg:y="74cm">
            <text:p/>
          </draw:rect>
          <draw:rect draw:style-name="gr6" draw:text-style-name="P1" draw:id="id150" draw:layer="layout" svg:width="0.5cm" svg:height="0.5cm" svg:x="41.549cm" svg:y="74cm">
            <text:p/>
          </draw:rect>
          <draw:rect draw:style-name="gr6" draw:text-style-name="P1" draw:id="id148" draw:layer="layout" svg:width="0.5cm" svg:height="0.5cm" svg:x="42.049cm" svg:y="74cm">
            <text:p/>
          </draw:rect>
          <draw:rect draw:style-name="gr6" draw:text-style-name="P1" draw:id="id146" draw:layer="layout" svg:width="0.5cm" svg:height="0.5cm" svg:x="42.549cm" svg:y="74cm">
            <text:p/>
          </draw:rect>
          <draw:connector draw:style-name="gr21" draw:text-style-name="P1" draw:layer="layout" svg:x1="42.799cm" svg:y1="65.475cm" svg:x2="42.799cm" svg:y2="74cm" draw:start-shape="id145" draw:start-glue-point="2" draw:end-shape="id146" draw:end-glue-point="0" svg:d="m42799 65475v8525">
            <text:p/>
          </draw:connector>
          <draw:connector draw:style-name="gr21" draw:text-style-name="P1" draw:layer="layout" svg:x1="42.299cm" svg:y1="65.475cm" svg:x2="42.299cm" svg:y2="74cm" draw:start-shape="id147" draw:start-glue-point="2" draw:end-shape="id148" draw:end-glue-point="0" svg:d="m42299 65475v8525">
            <text:p/>
          </draw:connector>
          <draw:connector draw:style-name="gr21" draw:text-style-name="P1" draw:layer="layout" svg:x1="41.799cm" svg:y1="65.475cm" svg:x2="41.799cm" svg:y2="74cm" draw:start-shape="id149" draw:start-glue-point="2" draw:end-shape="id150" draw:end-glue-point="0" svg:d="m41799 65475v8525">
            <text:p/>
          </draw:connector>
          <draw:connector draw:style-name="gr21" draw:text-style-name="P1" draw:layer="layout" svg:x1="41.299cm" svg:y1="65.475cm" svg:x2="41.299cm" svg:y2="74cm" draw:start-shape="id151" draw:start-glue-point="2" draw:end-shape="id152" draw:end-glue-point="0" svg:d="m41299 65475v8525">
            <text:p/>
          </draw:connector>
        </draw:g>
        <draw:g draw:id="id4">
          <draw:rect draw:style-name="gr99" draw:text-style-name="P2" draw:layer="layout" svg:width="24cm" svg:height="7cm" svg:x="30.049cm" svg:y="13cm">
            <text:p/>
          </draw:rect>
          <draw:frame draw:style-name="gr100" draw:text-style-name="P4" draw:layer="layout" svg:width="24cm" svg:height="6.953cm" svg:x="30.049cm" svg:y="13cm">
            <draw:text-box>
              <text:p text:style-name="P3"><text:span text:style-name="T1">Lab Processing</text:span></text:p>
              <text:p text:style-name="P3"><text:span text:style-name="T9"/></text:p>
              <text:p text:style-name="P3"><text:span text:style-name="T9">Samples, during the </text:span><text:span text:style-name="T10">Lab Processing</text:span><text:span text:style-name="T9"> step, are prepared for sequencing and then sequenced. </text:span></text:p>
              <text:p text:style-name="P3"><text:span text:style-name="T9">The work carried out is represented and monitored through the creation of sub-tasks. </text:span></text:p>
              <text:p text:style-name="P3"><text:span text:style-name="T9"/></text:p>
              <text:list text:style-name="L1">
                <text:list-item>
                  <text:list>
                    <text:list-item>
                      <text:p text:style-name="P3"><text:span text:style-name="T11">Samples entering this step are ready to be processed</text:span></text:p>
                    </text:list-item>
                  </text:list>
                </text:list-item>
              </text:list>
              <text:p text:style-name="P3"><text:span text:style-name="T9"/></text:p>
              <text:list text:continue-numbering="true" text:style-name="L1">
                <text:list-item>
                  <text:list>
                    <text:list-item>
                      <text:p text:style-name="P3"><text:span text:style-name="T11">Samples wait at this step until their sequencing data is available. The Samples will only be able to move to the </text:span><text:span text:style-name="T12">Assemble </text:span><text:span text:style-name="T13">step </text:span><text:span text:style-name="T11">once all of the sub-tasks have Completed.</text:span></text:p>
                    </text:list-item>
                  </text:list>
                </text:list-item>
              </text:list>
            </draw:text-box>
          </draw:frame>
        </draw:g>
        <draw:g draw:id="id160">
          <draw:g>
            <draw:rect draw:style-name="gr101" draw:text-style-name="P10" draw:layer="layout" svg:width="24cm" svg:height="6.5cm" svg:x="30.049cm" svg:y="25cm">
              <text:p/>
            </draw:rect>
          </draw:g>
          <draw:frame draw:style-name="gr102" draw:text-style-name="P4" draw:layer="layout" svg:width="24cm" svg:height="6.478cm" svg:x="30.049cm" svg:y="25cm">
            <draw:text-box>
              <text:p text:style-name="P3"><text:span text:style-name="T1">Assemble</text:span></text:p>
              <text:p text:style-name="P11"><text:span text:style-name="T14"/></text:p>
              <text:p text:style-name="P11"><text:span text:style-name="T15">Assembly varies depending on the combination of technologies used. <text:s/></text:span></text:p>
              <text:p text:style-name="P11"><text:span text:style-name="T15">Initially the assemblers will need to be run manually and the sample's <text:s/>workflow step manually advanced </text:span><text:span text:style-name="T16">once the process is complete</text:span><text:span text:style-name="T15">.</text:span></text:p>
              <text:p text:style-name="P11"><text:span text:style-name="T15"/></text:p>
              <text:list text:style-name="L1">
                <text:list-item>
                  <text:list>
                    <text:list-item>
                      <text:p text:style-name="P11"><text:span text:style-name="T14">Samples entering this step have completed sequencing and their results are ready and available to be assembled.</text:span></text:p>
                    </text:list-item>
                    <text:list-item>
                      <text:p text:style-name="P11"><text:span text:style-name="T15"/></text:p>
                    </text:list-item>
                    <text:list-item>
                      <text:p text:style-name="P11"><text:span text:style-name="T14">Samples wait at this step until they have been assembled.</text:span></text:p>
                    </text:list-item>
                  </text:list>
                </text:list-item>
              </text:list>
            </draw:text-box>
          </draw:frame>
        </draw:g>
        <draw:g>
          <draw:rect draw:style-name="gr103" draw:text-style-name="P10" draw:layer="layout" svg:width="24cm" svg:height="7cm" svg:x="30.049cm" svg:y="110cm">
            <text:p/>
          </draw:rect>
          <draw:frame draw:style-name="gr104" draw:text-style-name="P4" draw:layer="layout" svg:width="24cm" svg:height="3.56cm" svg:x="30.049cm" svg:y="110cm">
            <draw:text-box>
              <text:p text:style-name="P3"><text:span text:style-name="T1">Submitted to Genbank</text:span></text:p>
              <text:p text:style-name="P3"><text:span text:style-name="T2"/></text:p>
              <text:list text:style-name="L1">
                <text:list-item>
                  <text:list>
                    <text:list-item>
                      <text:p text:style-name="P3"><text:span text:style-name="T17">Samples entering this step have been submitted to GenBank.</text:span></text:p>
                    </text:list-item>
                    <text:list-item>
                      <text:p text:style-name="P3"><text:span text:style-name="T2"/></text:p>
                    </text:list-item>
                    <text:list-item>
                      <text:p text:style-name="P3"><text:span text:style-name="T17">Samples wait at this step until confirmation of their acceptance has been received.</text:span></text:p>
                    </text:list-item>
                  </text:list>
                </text:list-item>
              </text:list>
            </draw:text-box>
          </draw:frame>
        </draw:g>
        <draw:g>
          <draw:rect draw:style-name="gr105" draw:text-style-name="P5" draw:layer="layout" svg:width="24cm" svg:height="7cm" svg:x="41.049cm" svg:y="86cm">
            <text:p/>
          </draw:rect>
          <draw:frame draw:style-name="gr106" draw:text-style-name="P13" draw:layer="layout" svg:width="24cm" svg:height="5.923cm" svg:x="41.049cm" svg:y="86cm">
            <draw:text-box>
              <text:p text:style-name="P12">Collaborator Review</text:p>
              <text:p text:style-name="P12"><text:span text:style-name="T2"/></text:p>
              <text:p text:style-name="P12"><text:span text:style-name="T3">The Collaborator Review step is used to hold samples that have a wait period associated with them during the time between the collaborator receiving the results and the GenBank records being submitted.</text:span></text:p>
              <text:p text:style-name="P12"><text:span text:style-name="T2"/></text:p>
              <text:list text:style-name="L1">
                <text:list-item>
                  <text:list>
                    <text:list-item>
                      <text:p text:style-name="P12">Samples entering this step are ready to be sent to the collaborator. They have been validated (if required) and annotated (if required).</text:p>
                    </text:list-item>
                  </text:list>
                </text:list-item>
              </text:list>
              <text:p text:style-name="P12"/>
              <text:list text:continue-numbering="true" text:style-name="L1">
                <text:list-item>
                  <text:list>
                    <text:list-item>
                      <text:p text:style-name="P12">Samples wait at this step for the Wait Period, if there is one, to complete.</text:p>
                    </text:list-item>
                  </text:list>
                </text:list-item>
              </text:list>
            </draw:text-box>
          </draw:frame>
        </draw:g>
        <draw:g>
          <draw:rect draw:style-name="gr107" draw:text-style-name="P10" draw:layer="layout" svg:width="24cm" svg:height="7cm" svg:x="30.049cm" svg:y="121.8cm">
            <text:p/>
          </draw:rect>
          <draw:frame draw:style-name="gr108" draw:text-style-name="P4" draw:layer="layout" svg:width="24cm" svg:height="4.67cm" svg:x="30.049cm" svg:y="121.8cm">
            <draw:text-box>
              <text:p text:style-name="P3"><text:span text:style-name="T1">Sample Published</text:span></text:p>
              <text:p text:style-name="P3"><text:span text:style-name="T15"/></text:p>
              <text:p text:style-name="P11"><text:span text:style-name="T15">This is the final step for Samples. The sample has been published and nothing else needs to be done.</text:span></text:p>
              <text:p text:style-name="P11"><text:span text:style-name="T15"/></text:p>
              <text:list text:style-name="L1">
                <text:list-item>
                  <text:list>
                    <text:list-item>
                      <text:p text:style-name="P11"><text:span text:style-name="T14">Samples entering this step have been published on GenBank.</text:span></text:p>
                    </text:list-item>
                  </text:list>
                </text:list-item>
              </text:list>
              <text:p text:style-name="P11"><text:span text:style-name="T15"/></text:p>
              <text:list text:continue-numbering="true" text:style-name="L1">
                <text:list-item>
                  <text:list>
                    <text:list-item>
                      <text:p text:style-name="P11"><text:span text:style-name="T14">Samples remain at this step unless a problem is found.</text:span></text:p>
                    </text:list-item>
                  </text:list>
                </text:list-item>
              </text:list>
            </draw:text-box>
          </draw:frame>
        </draw:g>
        <draw:g>
          <draw:rect draw:style-name="gr109" draw:text-style-name="P10" draw:layer="layout" svg:width="24cm" svg:height="7cm" svg:x="30.049cm" svg:y="1cm">
            <text:p/>
          </draw:rect>
          <draw:frame draw:style-name="gr110" draw:text-style-name="P4" draw:layer="layout" svg:width="24cm" svg:height="5.773cm" svg:x="30.049cm" svg:y="1cm">
            <draw:text-box>
              <text:p text:style-name="P3"><text:span text:style-name="T1">Received Sample</text:span></text:p>
              <text:p text:style-name="P3"><text:span text:style-name="T18"/></text:p>
              <text:p text:style-name="P11"><text:span text:style-name="T18">This is the first step in the workflow, all samples are initially on this step.</text:span></text:p>
              <text:p text:style-name="P11"><text:span text:style-name="T19">Samples enter the system via an issue creation script (sample-create.sh). The script creates samples either based on 'Lot ID' or a tuple file of 'BAC ID's.</text:span></text:p>
              <text:p text:style-name="P3"/>
              <text:list text:style-name="L1">
                <text:list-item>
                  <text:list>
                    <text:list-item>
                      <text:p text:style-name="P3"><text:span text:style-name="T20">Samples entering this step have had their meta-data entered into the GLK.</text:span></text:p>
                    </text:list-item>
                  </text:list>
                </text:list-item>
              </text:list>
              <text:p text:style-name="P3"><text:span text:style-name="T18"/></text:p>
              <text:list text:continue-numbering="true" text:style-name="L1">
                <text:list-item>
                  <text:list>
                    <text:list-item>
                      <text:p text:style-name="P3"><text:span text:style-name="T20">Samples wait at this step until they can be processed.</text:span></text:p>
                    </text:list-item>
                  </text:list>
                </text:list-item>
              </text:list>
            </draw:text-box>
          </draw:frame>
        </draw:g>
        <draw:connector draw:style-name="gr111" draw:text-style-name="P1" draw:layer="layout" svg:x1="20.049cm" svg:y1="38.5cm" svg:x2="30.049cm" svg:y2="16.5cm" draw:start-shape="id153" draw:start-glue-point="0" draw:end-shape="id4" draw:end-glue-point="3" svg:d="m20049 38500v-22000h10000">
          <text:p/>
        </draw:connector>
        <draw:connector draw:style-name="gr112" draw:text-style-name="P1" draw:layer="layout" svg:x1="30.049cm" svg:y1="40cm" svg:x2="24.049cm" svg:y2="40cm" draw:start-shape="id154" draw:start-glue-point="3" draw:end-shape="id153" draw:end-glue-point="1" svg:d="m30049 40000h-6000">
          <text:p/>
        </draw:connector>
        <draw:rect draw:style-name="gr113" draw:text-style-name="P1" draw:layer="layout" svg:width="10cm" svg:height="0.5cm" svg:x="26.049cm" svg:y="7.5cm">
          <text:p/>
        </draw:rect>
        <draw:rect draw:style-name="gr113" draw:text-style-name="P1" draw:id="id156" draw:layer="layout" svg:width="10cm" svg:height="0.5cm" svg:x="26.049cm" svg:y="31.064cm">
          <text:p/>
        </draw:rect>
        <draw:rect draw:style-name="gr113" draw:text-style-name="P1" draw:layer="layout" svg:width="10cm" svg:height="0.5cm" svg:x="26.049cm" svg:y="13cm">
          <text:p/>
        </draw:rect>
        <draw:rect draw:style-name="gr113" draw:text-style-name="P1" draw:id="id155" draw:layer="layout" svg:width="10cm" svg:height="0.5cm" svg:x="26.049cm" svg:y="36.5cm">
          <text:p/>
        </draw:rect>
        <draw:connector draw:style-name="gr114" draw:text-style-name="P1" draw:layer="layout" svg:x1="31.049cm" svg:y1="36.5cm" svg:x2="31.049cm" svg:y2="31.564cm" draw:start-shape="id155" draw:start-glue-point="0" draw:end-shape="id156" draw:end-glue-point="2" svg:d="m31049 36500v-4936">
          <text:p/>
        </draw:connector>
        <draw:rect draw:style-name="gr113" draw:text-style-name="P1" draw:id="id158" draw:layer="layout" svg:width="10cm" svg:height="0.5cm" svg:x="26.049cm" svg:y="43cm">
          <text:p/>
        </draw:rect>
        <draw:rect draw:style-name="gr113" draw:text-style-name="P1" draw:id="id157" draw:layer="layout" svg:width="10cm" svg:height="0.5cm" svg:x="26.049cm" svg:y="58.5cm">
          <text:p/>
        </draw:rect>
        <draw:connector draw:style-name="gr114" draw:text-style-name="P1" draw:layer="layout" svg:x1="31.049cm" svg:y1="58.5cm" svg:x2="31.049cm" svg:y2="43.5cm" draw:start-shape="id157" draw:start-glue-point="0" draw:end-shape="id158" draw:end-glue-point="2" svg:d="m31049 58500v-15000">
          <text:p/>
        </draw:connector>
        <draw:g>
          <draw:frame draw:style-name="gr115" draw:text-style-name="P13" draw:layer="layout" svg:width="8cm" svg:height="3cm" svg:x="38.049cm" svg:y="8.5cm">
            <draw:text-box>
              <text:p/>
            </draw:text-box>
          </draw:frame>
          <draw:frame draw:style-name="gr116" draw:text-style-name="P13" draw:layer="layout" svg:width="8cm" svg:height="2.155cm" svg:x="38.049cm" svg:y="8.5cm">
            <draw:text-box>
              <text:p text:style-name="P12"><text:span text:style-name="T21">When a collection ('lot') of samples are to be processed they are moved, as a group, from the </text:span><text:span text:style-name="T22">Received Sample</text:span><text:span text:style-name="T21"> step to the </text:span><text:span text:style-name="T22">Lab Processing </text:span><text:span text:style-name="T21">Step.</text:span></text:p>
            </draw:text-box>
          </draw:frame>
        </draw:g>
        <draw:g>
          <draw:frame draw:style-name="gr117" draw:text-style-name="P14" draw:layer="layout" svg:width="8cm" svg:height="3cm" svg:x="38.049cm" svg:y="20.5cm">
            <draw:text-box>
              <text:p/>
            </draw:text-box>
          </draw:frame>
          <draw:frame draw:style-name="gr118" draw:text-style-name="P14" draw:layer="layout" svg:width="8cm" svg:height="2.228cm" svg:x="38.049cm" svg:y="20.5cm">
            <draw:text-box>
              <text:p text:style-name="P15"><text:span text:style-name="T23">Restriction:</text:span><text:span text:style-name="T24"><text:tab/></text:span><text:span text:style-name="T25">sub-tasks finished</text:span><text:span text:style-name="T24"> </text:span></text:p>
              <text:p text:style-name="P15"><text:span text:style-name="T21">As all sub-tasks have successful completed the sequencing results must be ready and assembly can take place. </text:span></text:p>
            </draw:text-box>
          </draw:frame>
        </draw:g>
        <draw:g>
          <draw:frame draw:style-name="gr119" draw:text-style-name="P16" draw:layer="layout" svg:width="8cm" svg:height="3cm" svg:x="38.049cm" svg:y="32cm">
            <draw:text-box>
              <text:p/>
            </draw:text-box>
          </draw:frame>
          <draw:frame draw:style-name="gr120" draw:text-style-name="P18" draw:layer="layout" svg:width="8cm" svg:height="1.754cm" svg:x="38.049cm" svg:y="32cm">
            <draw:text-box>
              <text:p text:style-name="P17"><text:span text:style-name="T26">Restriction:</text:span><text:span text:style-name="T27"><text:tab/></text:span><text:span text:style-name="T28">sub-tasks finished</text:span></text:p>
              <text:p text:style-name="P17"><text:span text:style-name="T29">Once assembled a newly created assembly should be reviewed.</text:span></text:p>
            </draw:text-box>
          </draw:frame>
        </draw:g>
        <draw:g>
          <draw:frame draw:style-name="gr121" draw:text-style-name="P19" draw:layer="layout" svg:width="8cm" svg:height="3cm" svg:x="38.049cm" svg:y="44cm">
            <draw:text-box>
              <text:p/>
            </draw:text-box>
          </draw:frame>
          <draw:frame draw:style-name="gr122" draw:text-style-name="P21" draw:layer="layout" svg:width="8cm" svg:height="1.673cm" svg:x="38.049cm" svg:y="44cm">
            <draw:text-box>
              <text:p text:style-name="P20"><text:span text:style-name="T29">If no closure work remains to be done the sample should be moved, after review, to </text:span><text:span text:style-name="T30">Validate</text:span></text:p>
            </draw:text-box>
          </draw:frame>
        </draw:g>
        <draw:g>
          <draw:frame draw:style-name="gr123" draw:text-style-name="P22" draw:layer="layout" svg:width="8cm" svg:height="3cm" svg:x="27.049cm" svg:y="9.5cm">
            <draw:text-box>
              <text:p/>
            </draw:text-box>
          </draw:frame>
          <draw:frame draw:style-name="gr124" draw:text-style-name="P23" draw:layer="layout" svg:width="8cm" svg:height="2.621cm" svg:x="27.049cm" svg:y="9.5cm">
            <draw:text-box>
              <text:p text:style-name="P3"><text:span text:style-name="T3">Samples are only anticipated to return from Lab Processing to the Received Sample step if they have been accidentally moved into Lab Processing too soon.</text:span></text:p>
            </draw:text-box>
          </draw:frame>
        </draw:g>
        <draw:g>
          <draw:frame draw:style-name="gr125" draw:text-style-name="P6" draw:layer="layout" svg:width="8cm" svg:height="3cm" svg:x="27.049cm" svg:y="33cm">
            <draw:text-box>
              <text:p/>
            </draw:text-box>
          </draw:frame>
          <draw:frame draw:style-name="gr126" draw:text-style-name="P24" draw:layer="layout" svg:width="8cm" svg:height="2.702cm" svg:x="27.049cm" svg:y="33cm">
            <draw:text-box>
              <text:p text:style-name="P8"><text:span text:style-name="T31">Restriction:</text:span><text:span text:style-name="T32"><text:tab/></text:span><text:span text:style-name="T33">sub-tasks finished</text:span></text:p>
              <text:p text:style-name="P8"><text:span text:style-name="T34">If the review of the sample's assembly finds problems with the assembly that can be fixed without further sequencing the sample is returned to this step.</text:span></text:p>
            </draw:text-box>
          </draw:frame>
        </draw:g>
        <draw:g draw:id="id153">
          <draw:frame draw:style-name="gr127" draw:text-style-name="P6" draw:layer="layout" svg:width="8cm" svg:height="3cm" svg:x="16.049cm" svg:y="38.5cm">
            <draw:text-box>
              <text:p/>
            </draw:text-box>
          </draw:frame>
          <draw:frame draw:style-name="gr128" draw:text-style-name="P9" draw:layer="layout" svg:width="8cm" svg:height="2.147cm" svg:x="16.049cm" svg:y="38.5cm">
            <draw:text-box>
              <text:p text:style-name="P7"><text:span text:style-name="T35">If a sample requires further next-gen sequencing owing to preparation or sequencing problems then it is returned to the </text:span><text:span text:style-name="T36">Lab Processing</text:span><text:span text:style-name="T35"> step.</text:span></text:p>
            </draw:text-box>
          </draw:frame>
        </draw:g>
        <draw:g>
          <draw:frame draw:style-name="gr129" draw:text-style-name="P6" draw:layer="layout" svg:width="8cm" svg:height="3cm" svg:x="27.049cm" svg:y="55cm">
            <draw:text-box>
              <text:p/>
            </draw:text-box>
          </draw:frame>
          <draw:frame draw:style-name="gr130" draw:text-style-name="P24" draw:layer="layout" svg:width="8cm" svg:height="2.228cm" svg:x="27.049cm" svg:y="55cm">
            <draw:text-box>
              <text:p text:style-name="P8"><text:span text:style-name="T37">Restriction:</text:span><text:span text:style-name="T32"><text:tab/></text:span><text:span text:style-name="T33">sub-tasks finished</text:span></text:p>
              <text:p text:style-name="P8"><text:span text:style-name="T34">If the validation process finds further work is needed then the sample is returned to this step to be re-evaluated.</text:span></text:p>
            </draw:text-box>
          </draw:frame>
        </draw:g>
        <draw:rect draw:style-name="gr113" draw:text-style-name="P1" draw:layer="layout" svg:width="10cm" svg:height="0.5cm" svg:x="26.049cm" svg:y="65cm">
          <text:p/>
        </draw:rect>
        <draw:rect draw:style-name="gr113" draw:text-style-name="P1" draw:layer="layout" svg:width="10cm" svg:height="0.5cm" svg:x="26.049cm" svg:y="74cm">
          <text:p/>
        </draw:rect>
        <draw:rect draw:style-name="gr113" draw:text-style-name="P1" draw:layer="layout" svg:width="10cm" svg:height="0.5cm" svg:x="37.049cm" svg:y="74cm">
          <text:p/>
        </draw:rect>
        <draw:rect draw:style-name="gr131" draw:text-style-name="P1" draw:layer="layout" svg:width="10cm" svg:height="0.5cm" svg:x="54.049cm" svg:y="104.5cm">
          <text:p/>
        </draw:rect>
        <draw:rect draw:style-name="gr113" draw:text-style-name="P1" draw:layer="layout" svg:width="10cm" svg:height="0.5cm" svg:x="48.049cm" svg:y="65cm">
          <text:p/>
        </draw:rect>
        <draw:rect draw:style-name="gr113" draw:text-style-name="P1" draw:layer="layout" svg:width="10cm" svg:height="0.5cm" svg:x="37.049cm" svg:y="86cm">
          <text:p/>
        </draw:rect>
        <draw:rect draw:style-name="gr113" draw:text-style-name="P1" draw:layer="layout" svg:width="10cm" svg:height="0.5cm" svg:x="37.049cm" svg:y="104.5cm">
          <text:p/>
        </draw:rect>
        <draw:rect draw:style-name="gr113" draw:text-style-name="P1" draw:layer="layout" svg:width="10cm" svg:height="0.5cm" svg:x="26.049cm" svg:y="110cm">
          <text:p/>
        </draw:rect>
        <draw:rect draw:style-name="gr131" draw:text-style-name="P1" draw:layer="layout" svg:width="10cm" svg:height="0.5cm" svg:x="53.549cm" svg:y="104.5cm">
          <text:p/>
        </draw:rect>
        <draw:rect draw:style-name="gr132" draw:text-style-name="P1" draw:layer="layout" svg:width="10cm" svg:height="0.5cm" svg:x="59.049cm" svg:y="104.5cm">
          <text:p/>
        </draw:rect>
        <draw:rect draw:style-name="gr133" draw:text-style-name="P1" draw:layer="layout" svg:width="10cm" svg:height="0.5cm" svg:x="37.049cm" svg:y="80.5cm">
          <text:p/>
        </draw:rect>
        <draw:rect draw:style-name="gr134" draw:text-style-name="P1" draw:layer="layout" svg:width="10cm" svg:height="0.5cm" svg:x="31.549cm" svg:y="80.5cm">
          <text:p/>
        </draw:rect>
        <draw:rect draw:style-name="gr135" draw:text-style-name="P1" draw:layer="layout" svg:width="10cm" svg:height="0.5cm" svg:x="20.549cm" svg:y="80.5cm">
          <text:p/>
        </draw:rect>
        <draw:rect draw:style-name="gr136" draw:text-style-name="P1" draw:layer="layout" svg:width="10cm" svg:height="0.5cm" svg:x="15.049cm" svg:y="80.5cm">
          <text:p/>
        </draw:rect>
        <draw:g>
          <draw:frame draw:style-name="gr137" draw:text-style-name="P6" draw:layer="layout" svg:width="8cm" svg:height="3cm" svg:x="27.049cm" svg:y="70.5cm">
            <draw:text-box>
              <text:p/>
            </draw:text-box>
          </draw:frame>
          <draw:frame draw:style-name="gr138" draw:text-style-name="P9" draw:layer="layout" svg:width="8cm" svg:height="2.447cm" svg:x="27.049cm" svg:y="70.5cm">
            <draw:text-box>
              <text:p text:style-name="P7"><text:span text:style-name="T7">If reviewing the annotation shows that more work is needed.</text:span></text:p>
              <text:p text:style-name="P7"><text:span text:style-name="T38">The entire batch is returned to the </text:span><text:span text:style-name="T39">Validate</text:span><text:span text:style-name="T38"> step.</text:span></text:p>
            </draw:text-box>
          </draw:frame>
        </draw:g>
        <draw:g>
          <draw:frame draw:style-name="gr139" draw:text-style-name="P6" draw:layer="layout" svg:width="8cm" svg:height="3cm" svg:x="38.049cm" svg:y="66cm">
            <draw:text-box>
              <text:p/>
            </draw:text-box>
          </draw:frame>
          <draw:frame draw:style-name="gr140" draw:text-style-name="P26" draw:layer="layout" svg:width="8cm" svg:height="3.01cm" svg:x="38.049cm" svg:y="66cm">
            <draw:text-box>
              <text:p text:style-name="P25"><text:span text:style-name="T40">Restriction:</text:span><text:span text:style-name="T41"><text:tab/></text:span><text:span text:style-name="T42">Non-influenza</text:span></text:p>
              <text:p text:style-name="P25"><text:span text:style-name="T29">Once a sample has been validated, it should be moved to the '</text:span><text:span text:style-name="T22">Annotation' </text:span><text:span text:style-name="T43">step</text:span><text:span text:style-name="T29">. All non-influenza samples pass through annotation.</text:span></text:p>
            </draw:text-box>
          </draw:frame>
        </draw:g>
        <draw:g>
          <draw:frame draw:style-name="gr141" draw:text-style-name="P6" draw:layer="layout" svg:width="8cm" svg:height="3cm" svg:x="49.049cm" svg:y="66cm">
            <draw:text-box>
              <text:p/>
            </draw:text-box>
          </draw:frame>
          <draw:frame draw:style-name="gr142" draw:text-style-name="P26" draw:layer="layout" svg:width="8cm" svg:height="3.002cm" svg:x="49.049cm" svg:y="66cm">
            <draw:text-box>
              <text:p text:style-name="P25"><text:span text:style-name="T40">Restriction:</text:span><text:span text:style-name="T41"><text:tab/></text:span><text:span text:style-name="T44">Influenza</text:span></text:p>
              <text:p text:style-name="P25"><text:span text:style-name="T29">All Influenza samples pass-through this step once they have completed sequencing, assembly and optionally closure.</text:span></text:p>
            </draw:text-box>
          </draw:frame>
        </draw:g>
        <draw:g>
          <draw:frame draw:style-name="gr143" draw:text-style-name="P6" draw:layer="layout" svg:width="8cm" svg:height="3cm" svg:x="27.049cm" svg:y="81.5cm">
            <draw:text-box>
              <text:p/>
            </draw:text-box>
          </draw:frame>
          <draw:frame draw:style-name="gr144" draw:text-style-name="P26" draw:layer="layout" svg:width="8cm" svg:height="3.164cm" svg:x="27.049cm" svg:y="81.5cm">
            <draw:text-box>
              <text:p text:style-name="P25"><text:span text:style-name="T45">Restriction:</text:span><text:span text:style-name="T46"> </text:span><text:span text:style-name="T46"><text:tab/></text:span><text:span text:style-name="T47">Non-influenza</text:span><text:span text:style-name="T48"> </text:span></text:p>
              <text:p text:style-name="P25"><text:span text:style-name="T49"><text:tab/></text:span><text:span text:style-name="T50">No Wait </text:span><text:span text:style-name="T45">or</text:span></text:p>
              <text:p text:style-name="P25"><text:span text:style-name="T45"><text:tab/></text:span><text:span text:style-name="T50">Wait complete</text:span></text:p>
              <text:p text:style-name="P25"><text:span text:style-name="T29">When the sample has been submitted to Gen-Bank</text:span></text:p>
            </draw:text-box>
          </draw:frame>
        </draw:g>
        <draw:g>
          <draw:frame draw:style-name="gr145" draw:text-style-name="P6" draw:layer="layout" svg:width="8cm" svg:height="3cm" svg:x="38.049cm" svg:y="81.417cm">
            <draw:text-box>
              <text:p/>
            </draw:text-box>
          </draw:frame>
          <draw:frame draw:style-name="gr146" draw:text-style-name="P26" draw:layer="layout" svg:width="8cm" svg:height="3.083cm" svg:x="38.049cm" svg:y="81.417cm">
            <draw:text-box>
              <text:p text:style-name="P25"><text:span text:style-name="T40">Restriction:</text:span><text:span text:style-name="T41"> </text:span><text:span text:style-name="T41"><text:tab/></text:span><text:span text:style-name="T42">Non-influenza</text:span><text:span text:style-name="T51"> </text:span></text:p>
              <text:p text:style-name="P25"><text:span text:style-name="T52"><text:tab/></text:span><text:span text:style-name="T53">Wait required</text:span></text:p>
              <text:p text:style-name="P25"><text:span text:style-name="T29">Non-influenza samples are only moved to the </text:span><text:span text:style-name="T30">Collaborator Review</text:span><text:span text:style-name="T29"> step if they have a wait period. </text:span></text:p>
            </draw:text-box>
          </draw:frame>
        </draw:g>
        <draw:g>
          <draw:frame draw:style-name="gr147" draw:text-style-name="P6" draw:layer="layout" svg:width="8cm" svg:height="3cm" svg:x="32.549cm" svg:y="93.249cm">
            <draw:text-box>
              <text:p/>
            </draw:text-box>
          </draw:frame>
          <draw:frame draw:style-name="gr148" draw:text-style-name="P24" draw:layer="layout" svg:width="8cm" svg:height="3.083cm" svg:x="32.549cm" svg:y="93.249cm">
            <draw:text-box>
              <text:p text:style-name="P8"><text:span text:style-name="T54">Restriction:</text:span><text:span text:style-name="T24"><text:tab/></text:span><text:span text:style-name="T55">Non-influenza</text:span><text:span text:style-name="T56"> <text:s/></text:span></text:p>
              <text:p text:style-name="P8"><text:span text:style-name="T54"><text:tab/></text:span><text:span text:style-name="T57">Wait complete</text:span></text:p>
              <text:p text:style-name="P8"><text:span text:style-name="T7">Once the wait period has finished the samples return to the </text:span><text:span text:style-name="T58">Annotation</text:span><text:span text:style-name="T59"> step to be submitted.</text:span></text:p>
            </draw:text-box>
          </draw:frame>
        </draw:g>
        <draw:g>
          <draw:frame draw:style-name="gr149" draw:text-style-name="P6" draw:layer="layout" svg:width="8cm" svg:height="2.697cm" svg:x="49.049cm" svg:y="93.402cm">
            <draw:text-box>
              <text:p/>
            </draw:text-box>
          </draw:frame>
          <draw:frame draw:style-name="gr150" draw:text-style-name="P26" draw:layer="layout" svg:width="8cm" svg:height="3.164cm" svg:x="49.049cm" svg:y="93.168cm">
            <draw:text-box>
              <text:p text:style-name="P25"><text:span text:style-name="T40">Restriction:</text:span><text:span text:style-name="T60"> </text:span><text:span text:style-name="T60"><text:tab/></text:span><text:span text:style-name="T44">Influenza</text:span><text:span text:style-name="T60"> </text:span></text:p>
              <text:p text:style-name="P25"><text:span text:style-name="T44"><text:tab/></text:span><text:span text:style-name="T53">No Wait</text:span><text:span text:style-name="T40"> or </text:span></text:p>
              <text:p text:style-name="P25"><text:span text:style-name="T40"><text:tab/></text:span><text:span text:style-name="T53">Wait complete</text:span></text:p>
              <text:p text:style-name="P25"><text:span text:style-name="T29">The samples are now ready to be submitted.</text:span></text:p>
            </draw:text-box>
          </draw:frame>
        </draw:g>
        <draw:g>
          <draw:frame draw:style-name="gr151" draw:text-style-name="P6" draw:layer="layout" svg:width="8cm" svg:height="3cm" svg:x="38.049cm" svg:y="105.5cm">
            <draw:text-box>
              <text:p/>
            </draw:text-box>
          </draw:frame>
          <draw:frame draw:style-name="gr152" draw:text-style-name="P28" draw:layer="layout" svg:width="8cm" svg:height="1.499cm" svg:x="38.049cm" svg:y="105.5cm">
            <draw:text-box>
              <text:p text:style-name="P27"><text:span text:style-name="T29">When the sample has been submitted to Gen-Bank</text:span></text:p>
            </draw:text-box>
          </draw:frame>
        </draw:g>
        <draw:g>
          <draw:frame draw:style-name="gr153" draw:text-style-name="P6" draw:layer="layout" svg:width="8cm" svg:height="3cm" svg:x="38.049cm" svg:y="117.5cm">
            <draw:text-box>
              <text:p/>
            </draw:text-box>
          </draw:frame>
          <draw:frame draw:style-name="gr154" draw:text-style-name="P28" draw:layer="layout" svg:width="8cm" svg:height="1.499cm" svg:x="38.049cm" svg:y="117.5cm">
            <draw:text-box>
              <text:p text:style-name="P27"><text:span text:style-name="T29">When the sample has been accepted by Gen-Bank</text:span></text:p>
            </draw:text-box>
          </draw:frame>
        </draw:g>
        <draw:g>
          <draw:frame draw:style-name="gr155" draw:text-style-name="P6" draw:layer="layout" svg:width="8cm" svg:height="3cm" svg:x="21.549cm" svg:y="112cm">
            <draw:text-box>
              <text:p/>
            </draw:text-box>
          </draw:frame>
          <draw:frame draw:style-name="gr156" draw:text-style-name="P9" draw:layer="layout" svg:width="8cm" svg:height="3.002cm" svg:x="21.549cm" svg:y="112cm">
            <draw:text-box>
              <text:p text:style-name="P7"><text:span text:style-name="T4">Restriction</text:span><text:span text:style-name="T5">: </text:span><text:span text:style-name="T6">Non-influenza</text:span></text:p>
              <text:p text:style-name="P7"><text:span text:style-name="T7">If publishing, to Gen-Bank, needs repeating.</text:span></text:p>
              <text:p text:style-name="P7"><text:span text:style-name="T38">A new batch is created for the samples that require re-submission.</text:span></text:p>
            </draw:text-box>
          </draw:frame>
        </draw:g>
        <draw:g>
          <draw:frame draw:style-name="gr157" draw:text-style-name="P6" draw:layer="layout" svg:width="8cm" svg:height="3cm" svg:x="54.595cm" svg:y="111.965cm">
            <draw:text-box>
              <text:p/>
            </draw:text-box>
          </draw:frame>
          <draw:frame draw:style-name="gr158" draw:text-style-name="P24" draw:layer="layout" svg:width="8cm" svg:height="4.112cm" svg:x="54.595cm" svg:y="111.965cm">
            <draw:text-box>
              <text:p text:style-name="P8"><text:span text:style-name="T4">Restriction</text:span><text:span text:style-name="T61">: </text:span><text:span text:style-name="T61"><text:tab/></text:span><text:span text:style-name="T62">Influenza</text:span><text:span text:style-name="T61"> </text:span><text:span text:style-name="T4">with</text:span></text:p>
              <text:p text:style-name="P8"><text:span text:style-name="T63"><text:tab/></text:span><text:span text:style-name="T63">No Wait</text:span><text:span text:style-name="T64"> or </text:span></text:p>
              <text:p text:style-name="P8"><text:span text:style-name="T63"><text:tab/></text:span><text:span text:style-name="T63">Wait complete</text:span></text:p>
              <text:p text:style-name="P8"><text:span text:style-name="T7">If publishing, to Gen-Bank, needs repeating.</text:span></text:p>
              <text:p text:style-name="P8"><text:span text:style-name="T8">A new batch is created for the samples that require re-submission.</text:span></text:p>
            </draw:text-box>
          </draw:frame>
        </draw:g>
        <draw:g>
          <draw:rect draw:style-name="gr159" draw:text-style-name="P10" draw:layer="layout" svg:width="24cm" svg:height="7cm" svg:x="30.049cm" svg:y="58.5cm">
            <text:p/>
          </draw:rect>
          <draw:frame draw:style-name="gr160" draw:text-style-name="P4" draw:layer="layout" svg:width="24cm" svg:height="7.019cm" svg:x="30.049cm" svg:y="58.5cm">
            <draw:text-box>
              <text:p text:style-name="P3"><text:span text:style-name="T1">Validate</text:span></text:p>
              <text:p text:style-name="P11"><text:span text:style-name="T15"/></text:p>
              <text:p text:style-name="P11"><text:span text:style-name="T7">Samples at this step have been assembled and reviewed. </text:span></text:p>
              <text:p text:style-name="P11"><text:span text:style-name="T15"/></text:p>
              <text:p text:style-name="P11"><text:span text:style-name="T65">Samples waiting at this step should be:</text:span></text:p>
              <text:list text:style-name="L1">
                <text:list-item>
                  <text:list>
                    <text:list-item>
                      <text:p text:style-name="P11"><text:span text:style-name="T65">Marked as Complete or Draft</text:span></text:p>
                    </text:list-item>
                  </text:list>
                </text:list-item>
              </text:list>
              <text:p text:style-name="P11"><text:span text:style-name="T66">Influenza</text:span></text:p>
              <text:list text:continue-numbering="true" text:style-name="L1">
                <text:list-item>
                  <text:list>
                    <text:list-item>
                      <text:p text:style-name="P11"><text:span text:style-name="T65">Validated and a list of quality exceptions generated for use in their submission to Gen-Bank. </text:span></text:p>
                    </text:list-item>
                  </text:list>
                </text:list-item>
              </text:list>
              <text:p text:style-name="P11"><text:span text:style-name="T67">Non-Influenza</text:span></text:p>
              <text:list text:continue-numbering="true" text:style-name="L1">
                <text:list-item>
                  <text:list>
                    <text:list-item>
                      <text:p text:style-name="P11"><text:span text:style-name="T65">A VA ticket should be created</text:span></text:p>
                    </text:list-item>
                    <text:list-item>
                      <text:p text:style-name="P11"><text:span text:style-name="T65">A Spreadsheet indicating the quality of each segment of each sample should be produced and a decision made as to which segments will be annotated.</text:span></text:p>
                    </text:list-item>
                  </text:list>
                </text:list-item>
              </text:list>
            </draw:text-box>
          </draw:frame>
        </draw:g>
        <draw:g>
          <draw:rect draw:style-name="gr161" draw:text-style-name="P2" draw:layer="layout" svg:width="24cm" svg:height="7cm" svg:x="19.049cm" svg:y="74cm">
            <text:p/>
          </draw:rect>
          <draw:frame draw:style-name="gr162" draw:text-style-name="P4" draw:layer="layout" svg:width="24cm" svg:height="7.034cm" svg:x="19.049cm" svg:y="74cm">
            <draw:text-box>
              <text:p text:style-name="P3"><text:span text:style-name="T1">Annotation</text:span></text:p>
              <text:p text:style-name="P3"><text:span text:style-name="T2"/></text:p>
              <text:p text:style-name="P3"><text:span text:style-name="T2">The annotation is initiated manually but carried out by an automated annotation program that generates the GenBank record. Samples may skip the annotation generation based on a GLK attribute.</text:span></text:p>
              <text:p text:style-name="P3"><text:span text:style-name="T2">After the program has run, samples with a wait period are moved to the </text:span><text:span text:style-name="T68">Collaborator Review</text:span><text:span text:style-name="T2"> step. Those without a wait period, or that have returned from the </text:span><text:span text:style-name="T68">Collaborator Review </text:span><text:span text:style-name="T2"><text:s/>step are submitted to GenBank.</text:span></text:p>
              <text:p text:style-name="P3"><text:span text:style-name="T2"/></text:p>
              <text:list text:style-name="L1">
                <text:list-item>
                  <text:list>
                    <text:list-item>
                      <text:p text:style-name="P3"><text:span text:style-name="T17">Samples entering this step require no further lab/closure work.</text:span></text:p>
                    </text:list-item>
                    <text:list-item>
                      <text:p text:style-name="P3"><text:span text:style-name="T17">Samples waiting at this step could require either or both of:</text:span></text:p>
                      <text:list>
                        <text:list-item>
                          <text:p text:style-name="P3"><text:span text:style-name="T17">The generation of their annotation and GenBank records.</text:span></text:p>
                        </text:list-item>
                        <text:list-item>
                          <text:p text:style-name="P3"><text:span text:style-name="T17">Submission to GenBank (If they have no wait period or the wait period has completed).</text:span></text:p>
                        </text:list-item>
                      </text:list>
                    </text:list-item>
                  </text:list>
                </text:list-item>
              </text:list>
            </draw:text-box>
          </draw:frame>
        </draw:g>
        <draw:connector draw:style-name="gr114" draw:text-style-name="P1" draw:layer="layout" svg:x1="69.549cm" svg:y1="48.5cm" svg:x2="54.049cm" svg:y2="28.25cm" draw:start-shape="id159" draw:start-glue-point="0" draw:end-shape="id160" draw:end-glue-point="1" svg:d="m69549 48500v-20250h-15500">
          <text:p/>
        </draw:connector>
        <draw:connector draw:style-name="gr114" draw:text-style-name="P1" draw:layer="layout" svg:x1="64.049cm" svg:y1="48.5cm" svg:x2="54.049cm" svg:y2="40cm" draw:start-shape="id161" draw:start-glue-point="0" draw:end-shape="id154" draw:end-glue-point="1" svg:d="m64049 48500v-8500h-10000">
          <text:p/>
        </draw:connector>
        <draw:rect draw:style-name="gr163" draw:text-style-name="P1" draw:layer="layout" svg:width="3cm" svg:height="3cm" svg:x="51.049cm" svg:y="40.5cm">
          <text:p/>
        </draw:rect>
        <draw:rect draw:style-name="gr163" draw:text-style-name="P1" draw:layer="layout" svg:width="3cm" svg:height="3cm" svg:x="51.049cm" svg:y="36.5cm">
          <text:p/>
        </draw:rect>
        <draw:g draw:id="id154">
          <draw:g>
            <draw:rect draw:style-name="gr164" draw:text-style-name="P10" draw:layer="layout" svg:width="24cm" svg:height="7cm" svg:x="30.049cm" svg:y="36.5cm">
              <text:p/>
            </draw:rect>
          </draw:g>
          <draw:frame draw:style-name="gr165" draw:text-style-name="P4" draw:layer="layout" svg:width="24cm" svg:height="5.779cm" svg:x="30.049cm" svg:y="36.5cm">
            <draw:text-box>
              <text:p text:style-name="P3"><text:span text:style-name="T1">Review Assembly</text:span></text:p>
              <text:p text:style-name="P11"><text:span text:style-name="T9"/></text:p>
              <text:p text:style-name="P11"><text:span text:style-name="T9">Reviewing the results of assembly will initially be a manual task. Autotasker 2 is used to generate a report that is used as the basis of deciding the sample's next step. At a later stage Autotasker, or its output, may be used to automatically move some of the samples to their next step.</text:span></text:p>
              <text:p text:style-name="P11"><text:span text:style-name="T9"/></text:p>
              <text:list text:style-name="L1">
                <text:list-item>
                  <text:list>
                    <text:list-item>
                      <text:p text:style-name="P11"><text:span text:style-name="T11">Samples entering this step have been assembled</text:span></text:p>
                    </text:list-item>
                  </text:list>
                </text:list-item>
              </text:list>
              <text:p text:style-name="P11"><text:span text:style-name="T9"/></text:p>
              <text:p text:style-name="P11"><text:span text:style-name="T11">Samples wait at this step until the next step in their processing has been determined.</text:span></text:p>
            </draw:text-box>
          </draw:frame>
        </draw:g>
        <draw:g>
          <draw:frame draw:style-name="gr166" draw:text-style-name="P6" draw:layer="layout" svg:width="8cm" svg:height="3cm" svg:x="49.049cm" svg:y="44cm">
            <draw:text-box>
              <text:p/>
            </draw:text-box>
          </draw:frame>
          <draw:frame draw:style-name="gr167" draw:text-style-name="P9" draw:layer="layout" svg:width="8cm" svg:height="1.499cm" svg:x="49.049cm" svg:y="44cm">
            <draw:text-box>
              <text:p text:style-name="P7"><text:span text:style-name="T34">If reviewing the assembled sample shows that more work is needed.</text:span></text:p>
            </draw:text-box>
          </draw:frame>
        </draw:g>
        <draw:g>
          <draw:frame draw:style-name="gr168" draw:text-style-name="P6" draw:layer="layout" svg:width="8cm" svg:height="3cm" svg:x="60.049cm" svg:y="123.718cm">
            <draw:text-box>
              <text:p/>
            </draw:text-box>
          </draw:frame>
          <draw:frame draw:style-name="gr169" draw:text-style-name="P24" draw:layer="layout" svg:width="8cm" svg:height="4.112cm" svg:x="60.049cm" svg:y="123.718cm">
            <draw:text-box>
              <text:p text:style-name="P8"><text:span text:style-name="T4">Restriction</text:span><text:span text:style-name="T61">: </text:span><text:span text:style-name="T61"><text:tab/></text:span><text:span text:style-name="T62">Influenza</text:span><text:span text:style-name="T61"> </text:span><text:span text:style-name="T4">with</text:span></text:p>
              <text:p text:style-name="P8"><text:span text:style-name="T63"><text:tab/></text:span><text:span text:style-name="T63">No Wait</text:span><text:span text:style-name="T64"> or </text:span></text:p>
              <text:p text:style-name="P8"><text:span text:style-name="T63"><text:tab/></text:span><text:span text:style-name="T63">Wait complete</text:span></text:p>
              <text:p text:style-name="P8"><text:span text:style-name="T7">If publishing, to Gen-Bank, needs repeating.</text:span></text:p>
              <text:p text:style-name="P8"><text:span text:style-name="T8">A new batch is created for the samples that require re-submission.</text:span></text:p>
            </draw:text-box>
          </draw:frame>
        </draw:g>
        <draw:g>
          <draw:frame draw:style-name="gr170" draw:text-style-name="P14" draw:layer="layout" svg:width="8cm" svg:height="3cm" svg:x="60.049cm" svg:y="26.75cm">
            <draw:text-box>
              <text:p/>
            </draw:text-box>
          </draw:frame>
          <draw:frame draw:style-name="gr171" draw:text-style-name="P14" draw:layer="layout" svg:width="8cm" svg:height="2.702cm" svg:x="60.049cm" svg:y="26.75cm">
            <draw:text-box>
              <text:p text:style-name="P15"><text:span text:style-name="T23">Restriction:</text:span><text:span text:style-name="T23"><text:tab/></text:span><text:span text:style-name="T25">sub-tasks finished</text:span><text:span text:style-name="T24"> </text:span></text:p>
              <text:p text:style-name="P15"><text:span text:style-name="T29">When further sequencing data is produced in the </text:span><text:span text:style-name="T69">Close Sample</text:span><text:span text:style-name="T29"> step it will need to be integrated with the assembly.</text:span></text:p>
            </draw:text-box>
          </draw:frame>
        </draw:g>
        <draw:g>
          <draw:frame draw:style-name="gr172" draw:text-style-name="P14" draw:layer="layout" svg:width="8cm" svg:height="3cm" svg:x="60.049cm" svg:y="38.5cm">
            <draw:text-box>
              <text:p/>
            </draw:text-box>
          </draw:frame>
          <draw:frame draw:style-name="gr173" draw:text-style-name="P14" draw:layer="layout" svg:width="8cm" svg:height="2.702cm" svg:x="60.049cm" svg:y="38.5cm">
            <draw:text-box>
              <text:p text:style-name="P15"><text:span text:style-name="T23">Restriction:</text:span><text:span text:style-name="T24"><text:tab/></text:span><text:span text:style-name="T25">sub-tasks finished</text:span><text:span text:style-name="T24"> </text:span></text:p>
              <text:p text:style-name="P15"><text:span text:style-name="T7">If no new sequencing data was produced then the sample can be </text:span></text:p>
              <text:p text:style-name="P15"><text:span text:style-name="T7">re-evaluated without passing through the </text:span><text:span text:style-name="T70">Assemble </text:span><text:span text:style-name="T7">step.</text:span></text:p>
            </draw:text-box>
          </draw:frame>
        </draw:g>
        <draw:g>
          <draw:rect draw:style-name="gr174" draw:text-style-name="P10" draw:layer="layout" svg:width="24cm" svg:height="7cm" svg:x="41.049cm" svg:y="98cm">
            <text:p/>
          </draw:rect>
          <draw:frame draw:style-name="gr175" draw:text-style-name="P4" draw:layer="layout" svg:width="24cm" svg:height="6.55cm" svg:x="41.049cm" svg:y="98cm">
            <draw:text-box>
              <text:p text:style-name="P3"><text:span text:style-name="T1">Deliver Data</text:span></text:p>
              <text:p text:style-name="P3"><text:span text:style-name="T2"/></text:p>
              <text:p text:style-name="P11"><text:span text:style-name="T15">Only Influenza samples pass through this step. Influenza samples are not annotated at JCVI, their sequencing data is processed by NIH to produce the GenBank record.</text:span></text:p>
              <text:p text:style-name="P11"><text:span text:style-name="T14"/></text:p>
              <text:list text:style-name="L1">
                <text:list-item>
                  <text:list>
                    <text:list-item>
                      <text:p text:style-name="P11"><text:span text:style-name="T14">Samples entering this step have been submitted to the collaborator (if required) and their wait period has completed (if required). </text:span></text:p>
                    </text:list-item>
                  </text:list>
                </text:list-item>
              </text:list>
              <text:p text:style-name="P11"><text:span text:style-name="T15"/></text:p>
              <text:list text:continue-numbering="true" text:style-name="L1">
                <text:list-item>
                  <text:list>
                    <text:list-item>
                      <text:p text:style-name="P11"><text:span text:style-name="T14">Samples wait at this step until they have been handed over to NIH for submission to GenBank.</text:span></text:p>
                    </text:list-item>
                  </text:list>
                </text:list-item>
              </text:list>
            </draw:text-box>
          </draw:frame>
        </draw:g>
        <draw:g>
          <draw:rect draw:style-name="gr176" draw:text-style-name="P29" draw:layer="layout" svg:width="12.5cm" svg:height="7cm" svg:x="1cm" svg:y="111.602cm">
            <text:p text:style-name="P1"><text:span text:style-name="T1">Unresolved</text:span></text:p>
          </draw:rect>
          <draw:rect draw:style-name="gr177" draw:text-style-name="P29" draw:layer="layout" svg:width="12.5cm" svg:height="7cm" svg:x="1cm" svg:y="121.8cm">
            <text:p text:style-name="P1"><text:span text:style-name="T1">Deprecated</text:span></text:p>
          </draw:rect>
          <draw:rect draw:style-name="gr178" draw:text-style-name="P29" draw:layer="layout" svg:width="12.5cm" svg:height="7cm" svg:x="1cm" svg:y="101.402cm">
            <text:p text:style-name="P1"><text:span text:style-name="T1">Move</text:span></text:p>
          </draw:rect>
        </draw:g>
        <draw:g>
          <draw:frame draw:style-name="gr179" draw:text-style-name="P14" draw:layer="layout" svg:width="8cm" svg:height="3cm" svg:x="60.049cm" svg:y="15cm">
            <draw:text-box>
              <text:p/>
            </draw:text-box>
          </draw:frame>
          <draw:frame draw:style-name="gr180" draw:text-style-name="P14" draw:layer="layout" svg:width="8cm" svg:height="2.702cm" svg:x="60.049cm" svg:y="15cm">
            <draw:text-box>
              <text:p text:style-name="P15"><text:span text:style-name="T23">Restriction:</text:span><text:span text:style-name="T23"><text:tab/></text:span><text:span text:style-name="T25">sub-tasks finished</text:span><text:span text:style-name="T24"> </text:span></text:p>
              <text:p text:style-name="P15"><text:span text:style-name="T29">If a sample requires further next-gen sequencing owing to preparation or sequencing problems then it is returned to the </text:span><text:span text:style-name="T30">Lab Processing</text:span><text:span text:style-name="T29"> step.</text:span></text:p>
            </draw:text-box>
          </draw:frame>
        </draw:g>
        <draw:frame draw:style-name="gr181" draw:text-style-name="P31" draw:layer="layout" svg:width="26.829cm" svg:height="2.618cm" svg:x="1cm" svg:y="1cm">
          <draw:text-box>
            <text:p text:style-name="P30"><text:span text:style-name="T71">Sample Tracking Workflow</text:span></text:p>
          </draw:text-box>
        </draw:frame>
        <draw:frame draw:style-name="gr182" draw:layer="layout" svg:width="0.502cm" svg:height="1.187cm" svg:x="19.176cm" svg:y="11.477cm">
          <draw:text-box>
            <text:p/>
          </draw:text-box>
        </draw:frame>
        <draw:connector draw:style-name="gr183" draw:text-style-name="P1" draw:layer="layout" svg:x1="83.099cm" svg:y1="64.7cm" svg:x2="83.099cm" svg:y2="64.7cm" svg:d="m83099 64700">
          <text:p/>
        </draw:connector>
        <draw:g>
          <draw:rect draw:style-name="gr184" draw:text-style-name="P1" draw:layer="layout" svg:width="14.287cm" svg:height="8cm" svg:x="68.812cm" svg:y="120.8cm">
            <text:p/>
          </draw:rect>
          <draw:rect draw:style-name="gr185" draw:text-style-name="P32" draw:layer="layout" svg:width="2cm" svg:height="1cm" svg:x="70.812cm" svg:y="126.8cm">
            <text:p/>
          </draw:rect>
          <draw:rect draw:style-name="gr186" draw:text-style-name="P33" draw:id="id170" draw:layer="layout" svg:width="10cm" svg:height="0.5cm" svg:x="72.812cm" svg:y="125.8cm">
            <text:p/>
          </draw:rect>
          <draw:rect draw:style-name="gr186" draw:text-style-name="P33" draw:id="id172" draw:layer="layout" svg:width="10cm" svg:height="0.5cm" svg:x="72.812cm" svg:y="126.3cm">
            <text:p/>
          </draw:rect>
          <draw:rect draw:style-name="gr187" draw:text-style-name="P34" draw:id="id171" draw:layer="layout" svg:width="2cm" svg:height="0.5cm" svg:x="68.812cm" svg:y="125.8cm">
            <text:p/>
          </draw:rect>
          <draw:rect draw:style-name="gr187" draw:text-style-name="P32" draw:id="id173" draw:layer="layout" svg:width="2cm" svg:height="0.5cm" svg:x="68.812cm" svg:y="126.3cm">
            <text:p/>
          </draw:rect>
          <draw:rect draw:style-name="gr186" draw:text-style-name="P33" draw:id="id174" draw:layer="layout" svg:width="10cm" svg:height="0.5cm" svg:x="72.812cm" svg:y="126.8cm">
            <text:p/>
          </draw:rect>
          <draw:rect draw:style-name="gr186" draw:text-style-name="P33" draw:id="id176" draw:layer="layout" svg:width="10cm" svg:height="0.5cm" svg:x="72.812cm" svg:y="127.3cm">
            <text:p/>
          </draw:rect>
          <draw:rect draw:style-name="gr187" draw:text-style-name="P34" draw:id="id175" draw:layer="layout" svg:width="2cm" svg:height="0.5cm" svg:x="68.812cm" svg:y="126.8cm">
            <text:p/>
          </draw:rect>
          <draw:rect draw:style-name="gr187" draw:text-style-name="P32" draw:id="id177" draw:layer="layout" svg:width="2cm" svg:height="0.5cm" svg:x="68.812cm" svg:y="127.3cm">
            <text:p/>
          </draw:rect>
          <draw:rect draw:style-name="gr188" draw:text-style-name="P32" draw:layer="layout" svg:width="2cm" svg:height="1cm" svg:x="70.812cm" svg:y="125.8cm">
            <text:p/>
          </draw:rect>
          <draw:connector draw:style-name="gr2" draw:text-style-name="P1" draw:layer="layout" svg:x1="72.812cm" svg:y1="123.317cm" svg:x2="70.812cm" svg:y2="123.317cm" draw:start-shape="id162" draw:start-glue-point="3" draw:end-shape="id163" draw:end-glue-point="1" svg:d="m72812 123317h-2000">
            <text:p/>
          </draw:connector>
          <draw:connector draw:style-name="gr189" draw:text-style-name="P1" draw:layer="layout" svg:x1="72.812cm" svg:y1="122.317cm" svg:x2="70.812cm" svg:y2="122.317cm" draw:start-shape="id164" draw:start-glue-point="3" draw:end-shape="id165" draw:end-glue-point="1" svg:d="m72812 122317h-2000">
            <text:p/>
          </draw:connector>
          <draw:connector draw:style-name="gr190" draw:text-style-name="P1" draw:layer="layout" svg:x1="72.812cm" svg:y1="125.3cm" svg:x2="70.812cm" svg:y2="125.317cm" draw:start-shape="id166" draw:start-glue-point="3" draw:end-shape="id167" draw:end-glue-point="1" svg:d="m72812 125300h-999v17h-1001">
            <text:p/>
          </draw:connector>
          <draw:connector draw:style-name="gr191" draw:text-style-name="P1" draw:layer="layout" svg:x1="72.812cm" svg:y1="124.317cm" svg:x2="70.812cm" svg:y2="124.317cm" draw:start-shape="id168" draw:start-glue-point="3" draw:end-shape="id169" draw:end-glue-point="1" svg:d="m72812 124317h-2000">
            <text:p/>
          </draw:connector>
          <draw:rect draw:style-name="gr186" draw:text-style-name="P35" draw:id="id164" draw:layer="layout" svg:width="10cm" svg:height="1cm" svg:x="72.812cm" svg:y="121.817cm">
            <text:p text:style-name="P35"><text:span text:style-name="T72">Normal Path</text:span></text:p>
          </draw:rect>
          <draw:rect draw:style-name="gr186" draw:text-style-name="P36" draw:id="id162" draw:layer="layout" svg:width="10cm" svg:height="1cm" svg:x="72.812cm" svg:y="122.817cm">
            <text:p text:style-name="P35"><text:span text:style-name="T73">Problem Resolution Path</text:span></text:p>
          </draw:rect>
          <draw:rect draw:style-name="gr186" draw:text-style-name="P37" draw:id="id168" draw:layer="layout" svg:width="10cm" svg:height="1cm" svg:x="72.812cm" svg:y="123.817cm">
            <text:p text:style-name="P35"><text:span text:style-name="T74">Influenza Path</text:span></text:p>
          </draw:rect>
          <draw:rect draw:style-name="gr186" draw:text-style-name="P38" draw:id="id166" draw:layer="layout" svg:width="10cm" svg:height="1cm" svg:x="72.812cm" svg:y="124.8cm">
            <text:p text:style-name="P35"><text:span text:style-name="T75">Non-influenza Path</text:span></text:p>
          </draw:rect>
          <draw:rect draw:style-name="gr187" draw:text-style-name="P1" draw:id="id165" draw:layer="layout" svg:width="2cm" svg:height="1cm" svg:x="68.812cm" svg:y="121.817cm">
            <text:p/>
          </draw:rect>
          <draw:rect draw:style-name="gr187" draw:text-style-name="P39" draw:id="id163" draw:layer="layout" svg:width="2cm" svg:height="1cm" svg:x="68.812cm" svg:y="122.817cm">
            <text:p/>
          </draw:rect>
          <draw:rect draw:style-name="gr187" draw:text-style-name="P34" draw:id="id169" draw:layer="layout" svg:width="2cm" svg:height="1cm" svg:x="68.812cm" svg:y="123.817cm">
            <text:p/>
          </draw:rect>
          <draw:rect draw:style-name="gr187" draw:text-style-name="P32" draw:id="id167" draw:layer="layout" svg:width="2cm" svg:height="1cm" svg:x="68.812cm" svg:y="124.817cm">
            <text:p/>
          </draw:rect>
          <draw:rect draw:style-name="gr186" draw:text-style-name="P33" draw:layer="layout" svg:width="10cm" svg:height="1cm" svg:x="72.812cm" svg:y="125.8cm">
            <text:p text:style-name="P33"><text:span text:style-name="T76">Samples moved as a Lot</text:span></text:p>
          </draw:rect>
          <draw:rect draw:style-name="gr186" draw:text-style-name="P33" draw:layer="layout" svg:width="10cm" svg:height="1cm" svg:x="72.812cm" svg:y="126.8cm">
            <text:p text:style-name="P33"><text:span text:style-name="T76">Samples moved as a batch</text:span></text:p>
          </draw:rect>
          <draw:rect draw:style-name="gr187" draw:text-style-name="P34" draw:layer="layout" svg:width="2cm" svg:height="1cm" svg:x="68.812cm" svg:y="125.817cm">
            <text:p/>
          </draw:rect>
          <draw:rect draw:style-name="gr187" draw:text-style-name="P32" draw:layer="layout" svg:width="2cm" svg:height="1cm" svg:x="68.812cm" svg:y="126.817cm">
            <text:p/>
          </draw:rect>
          <draw:connector draw:style-name="gr38" draw:text-style-name="P1" draw:layer="layout" svg:x1="72.812cm" svg:y1="126.05cm" svg:x2="70.812cm" svg:y2="126.05cm" draw:start-shape="id170" draw:end-shape="id171" draw:end-glue-point="1" svg:d="m72812 126050h-2000">
            <text:p/>
          </draw:connector>
          <draw:connector draw:style-name="gr38" draw:text-style-name="P1" draw:layer="layout" svg:x1="72.812cm" svg:y1="126.55cm" svg:x2="70.812cm" svg:y2="126.55cm" draw:start-shape="id172" draw:start-glue-point="3" draw:end-shape="id173" draw:end-glue-point="1" svg:d="m72812 126550h-2000">
            <text:p/>
          </draw:connector>
          <draw:connector draw:style-name="gr38" draw:text-style-name="P1" draw:layer="layout" svg:x1="72.812cm" svg:y1="127.05cm" svg:x2="70.812cm" svg:y2="127.05cm" draw:start-shape="id174" draw:start-glue-point="3" draw:end-shape="id175" draw:end-glue-point="1" svg:d="m72812 127050h-2000">
            <text:p/>
          </draw:connector>
          <draw:connector draw:style-name="gr38" draw:text-style-name="P1" draw:layer="layout" svg:x1="72.812cm" svg:y1="127.55cm" svg:x2="70.812cm" svg:y2="127.55cm" draw:start-shape="id176" draw:start-glue-point="3" draw:end-shape="id177" draw:end-glue-point="1" svg:d="m72812 127550h-2000">
            <text:p/>
          </draw:connector>
        </draw:g>
      </draw:page>
      <draw:page draw:name="page2" draw:style-name="dp1" draw:master-page-name="Default">
        <office:forms form:automatic-focus="false" form:apply-design-mode="false"/>
        <draw:line draw:style-name="gr192" draw:text-style-name="P1" draw:layer="layout" svg:x1="33.4cm" svg:y1="67.945cm" svg:x2="33.4cm" svg:y2="58.302cm">
          <text:p/>
        </draw:line>
        <draw:line draw:style-name="gr192" draw:text-style-name="P1" draw:layer="layout" svg:x1="57.832cm" svg:y1="102.77cm" svg:x2="57.798cm" svg:y2="96.42cm">
          <text:p/>
        </draw:line>
        <draw:line draw:style-name="gr192" draw:text-style-name="P1" draw:layer="layout" svg:x1="18.787cm" svg:y1="103.811cm" svg:x2="10.207cm" svg:y2="103.811cm">
          <text:p/>
        </draw:line>
        <draw:line draw:style-name="gr192" draw:text-style-name="P1" draw:layer="layout" svg:x1="19.704cm" svg:y1="57.566cm" svg:x2="19.696cm" svg:y2="46.037cm">
          <text:p/>
        </draw:line>
        <draw:line draw:style-name="gr193" draw:text-style-name="P1" draw:layer="layout" svg:x1="48.8cm" svg:y1="80.904cm" svg:x2="48.8cm" svg:y2="89.477cm">
          <text:p/>
        </draw:line>
        <draw:line draw:style-name="gr193" draw:text-style-name="P1" draw:layer="layout" svg:x1="48.8cm" svg:y1="94.939cm" svg:x2="48.8cm" svg:y2="100.337cm">
          <text:p/>
        </draw:line>
        <draw:line draw:style-name="gr194" draw:text-style-name="P1" draw:layer="layout" svg:x1="33.4cm" svg:y1="105.992cm" svg:x2="33.4cm" svg:y2="111.39cm">
          <text:p/>
        </draw:line>
        <draw:line draw:style-name="gr192" draw:text-style-name="P1" draw:layer="layout" svg:x1="51.67cm" svg:y1="114.9cm" svg:x2="64.917cm" svg:y2="114.9cm">
          <text:p/>
        </draw:line>
        <draw:line draw:style-name="gr195" draw:text-style-name="P1" draw:layer="layout" svg:x1="19.7cm" svg:y1="57.984cm" svg:x2="19.7cm" svg:y2="64.97cm">
          <text:p/>
        </draw:line>
        <draw:line draw:style-name="gr193" draw:text-style-name="P1" draw:layer="layout" svg:x1="48.769cm" svg:y1="57.481cm" svg:x2="48.769cm" svg:y2="77.787cm">
          <text:p/>
        </draw:line>
        <draw:line draw:style-name="gr194" draw:text-style-name="P1" draw:layer="layout" svg:x1="33.45cm" svg:y1="45.937cm" svg:x2="33.45cm" svg:y2="51.335cm">
          <text:p/>
        </draw:line>
        <draw:line draw:style-name="gr196" draw:text-style-name="P1" draw:layer="layout" svg:x1="70.215cm" svg:y1="30.528cm" svg:x2="52.065cm" svg:y2="30.528cm">
          <text:p/>
        </draw:line>
        <draw:line draw:style-name="gr194" draw:text-style-name="P1" draw:layer="layout" svg:x1="33.4cm" svg:y1="33.759cm" svg:x2="33.4cm" svg:y2="39.157cm">
          <text:p/>
        </draw:line>
        <draw:line draw:style-name="gr192" draw:text-style-name="P1" draw:layer="layout" svg:x1="70.85cm" svg:y1="19.089cm" svg:x2="52.082cm" svg:y2="19.089cm">
          <text:p/>
        </draw:line>
        <draw:line draw:style-name="gr192" draw:text-style-name="P1" draw:layer="layout" svg:x1="19.704cm" svg:y1="19.268cm" svg:x2="19.697cm" svg:y2="10.695cm">
          <text:p/>
        </draw:line>
        <draw:connector draw:style-name="gr197" draw:text-style-name="P1" draw:layer="layout" svg:x1="33.4cm" svg:y1="10.7cm" svg:x2="33.4cm" svg:y2="15.589cm" draw:start-shape="id178" draw:start-glue-point="2" draw:end-shape="id179" draw:end-glue-point="0" svg:d="m33400 10700v4889">
          <text:p/>
        </draw:connector>
        <draw:rect draw:style-name="gr176" draw:text-style-name="P29" draw:layer="layout" svg:width="12.5cm" svg:height="7cm" svg:x="70.599cm" svg:y="100.697cm">
          <text:p text:style-name="P1"><text:span text:style-name="T1">Unresolved</text:span></text:p>
        </draw:rect>
        <draw:rect draw:style-name="gr177" draw:text-style-name="P29" draw:layer="layout" svg:width="12.5cm" svg:height="7cm" svg:x="70.599cm" svg:y="111.397cm">
          <text:p text:style-name="P1"><text:span text:style-name="T1">Deprecated</text:span></text:p>
        </draw:rect>
        <draw:line draw:style-name="gr192" draw:text-style-name="P1" draw:layer="layout" svg:x1="14.97cm" svg:y1="42.631cm" svg:x2="6.08cm" svg:y2="42.631cm">
          <text:p/>
        </draw:line>
        <draw:frame draw:style-name="gr198" draw:text-style-name="P40" draw:layer="layout" svg:width="10cm" svg:height="3.65cm" svg:x="1.065cm" svg:y="60.702cm">
          <draw:text-box>
            <text:p><text:span text:style-name="T77">Set requiresAnnotation</text:span></text:p>
            <text:p><text:span text:style-name="T21">This attribute must be set before the sample reaches the '</text:span><text:span text:style-name="T78">Annotation</text:span><text:span text:style-name="T21">' step. </text:span></text:p>
            <text:p><text:span text:style-name="T21">For all but influenza samples it will need to be set on each segment individually.</text:span></text:p>
            <text:p><text:span text:style-name="T21">Influenza samples are marked at the database level as not requiring annotaion.</text:span></text:p>
          </draw:text-box>
        </draw:frame>
        <draw:frame draw:style-name="gr199" draw:text-style-name="P40" draw:layer="layout" svg:width="10cm" svg:height="3.176cm" svg:x="1.065cm" svg:y="56.332cm">
          <draw:text-box>
            <text:p><text:span text:style-name="T77">Create JIRA annotation Ticket</text:span></text:p>
            <text:p><text:span text:style-name="T21">Currently samples that require annotation have a seperate JIRA sub-task/issue created for them. The new Issue should be assigned to Tim Stockwel who will then re-assign it to the BA responsible. </text:span></text:p>
          </draw:text-box>
        </draw:frame>
        <draw:line draw:style-name="gr192" draw:text-style-name="P1" draw:layer="layout" svg:x1="51.165cm" svg:y1="44.392cm" svg:x2="69.58cm" svg:y2="44.45cm">
          <text:p/>
        </draw:line>
        <draw:rect draw:style-name="gr178" draw:text-style-name="P29" draw:layer="layout" svg:width="12.5cm" svg:height="7cm" svg:x="70.599cm" svg:y="89.997cm">
          <text:p text:style-name="P1"><text:span text:style-name="T1">Move</text:span></text:p>
        </draw:rect>
        <draw:connector draw:style-name="gr197" draw:text-style-name="P1" draw:layer="layout" svg:x1="33.4cm" svg:y1="22.589cm" svg:x2="33.4cm" svg:y2="27.282cm" draw:start-shape="id179" svg:d="m33400 22589v4693">
          <text:p/>
        </draw:connector>
        <draw:connector draw:style-name="gr197" draw:text-style-name="P1" draw:layer="layout" svg:x1="33.55cm" svg:y1="0.11cm" svg:x2="33.55cm" svg:y2="3.81cm" svg:d="m33550 110v3700">
          <text:p/>
        </draw:connector>
        <draw:frame draw:style-name="gr200" draw:text-style-name="P42" draw:layer="layout" svg:width="15cm" svg:height="1.388cm" svg:x="25.9cm" svg:y="11.629cm">
          <draw:text-box>
            <text:p text:style-name="P41"><text:span text:style-name="T21">When a collection ('lot') of samples are to be processed they are moved, as a group, from the </text:span><text:span text:style-name="T22">Received Sample</text:span><text:span text:style-name="T21"> step to the </text:span><text:span text:style-name="T22">Lab Processing </text:span><text:span text:style-name="T21">Step.</text:span></text:p>
          </draw:text-box>
        </draw:frame>
        <draw:frame draw:style-name="gr201" draw:text-style-name="P43" draw:layer="layout" svg:width="15cm" svg:height="2.228cm" svg:x="26.05cm" svg:y="0cm">
          <draw:text-box>
            <text:p><text:span text:style-name="T57">Issue (Sample) Creation</text:span></text:p>
            <text:p><text:span text:style-name="T79">This can be done manually in JIRA or using a bulk issue creation script (sample-create.sh). The script creates samples either based on 'Lot ID' or a 'tuple file' that contains 'BAC ID's.</text:span></text:p>
          </draw:text-box>
        </draw:frame>
        <draw:frame draw:style-name="gr202" draw:text-style-name="P45" draw:layer="layout" svg:width="15cm" svg:height="1.754cm" svg:x="25.9cm" svg:y="23.695cm">
          <draw:text-box>
            <text:p text:style-name="P44"><text:span text:style-name="T56">Restriction:</text:span><text:span text:style-name="T56"><text:tab/></text:span><text:span text:style-name="T55">sub-tasks</text:span><text:span text:style-name="T56"> </text:span><text:span text:style-name="T55">complete</text:span></text:p>
            <text:p><text:span text:style-name="T21">As all sub-tasks have successful completed the sequencing results must be ready and assembly can take place. </text:span></text:p>
          </draw:text-box>
        </draw:frame>
        <draw:frame draw:style-name="gr203" draw:text-style-name="P46" draw:layer="layout" svg:width="15cm" svg:height="1.28cm" svg:x="25.9cm" svg:y="34.704cm">
          <draw:text-box>
            <text:p text:style-name="P44"><text:span text:style-name="T27">Restriction:</text:span><text:span text:style-name="T27"><text:tab/></text:span><text:span text:style-name="T28">sub-tasks</text:span><text:span text:style-name="T27"> </text:span><text:span text:style-name="T28">complete</text:span></text:p>
            <text:p text:style-name="P44"><text:span text:style-name="T29">Once assembled a newly created assembly should be reviewed.</text:span></text:p>
          </draw:text-box>
        </draw:frame>
        <draw:frame draw:style-name="gr204" draw:text-style-name="P46" draw:layer="layout" svg:width="15cm" svg:height="1.933cm" svg:x="41.269cm" svg:y="85.643cm">
          <draw:text-box>
            <text:p text:style-name="P44"><text:span text:style-name="T60">Restriction: </text:span><text:span text:style-name="T60"><text:tab/></text:span><text:span text:style-name="T44">Influenza</text:span><text:span text:style-name="T60"> with</text:span></text:p>
            <text:p text:style-name="P44"><text:span text:style-name="T44"><text:tab/></text:span><text:span text:style-name="T44">No Wait</text:span><text:span text:style-name="T60"> or </text:span><text:span text:style-name="T44">Wait complete</text:span></text:p>
            <text:p text:style-name="P44"><text:span text:style-name="T29">The samples are now ready to be submitted.</text:span></text:p>
          </draw:text-box>
        </draw:frame>
        <draw:frame draw:style-name="gr205" draw:text-style-name="P40" draw:layer="layout" svg:width="10.16cm" svg:height="0.795cm" svg:x="43.72cm" svg:y="97.227cm">
          <draw:text-box>
            <text:p><text:span text:style-name="T29">When the sample has been submitted to Gen-Bank</text:span></text:p>
          </draw:text-box>
        </draw:frame>
        <draw:frame draw:style-name="gr206" draw:text-style-name="P40" draw:layer="layout" svg:width="15cm" svg:height="1.407cm" svg:x="25.95cm" svg:y="46.921cm">
          <draw:text-box>
            <text:p><text:span text:style-name="T29">If no closure work remains to be done the sample should be moved, after review, to </text:span><text:span text:style-name="T30">Validate</text:span></text:p>
          </draw:text-box>
        </draw:frame>
        <draw:frame draw:style-name="gr207" draw:text-style-name="P42" draw:layer="layout" svg:width="10cm" svg:height="2.403cm" svg:x="14.7cm" svg:y="12.584cm">
          <draw:text-box>
            <text:p text:style-name="P41"><text:span text:style-name="T3">Samples are only anticipated to return from </text:span><text:span text:style-name="T80">Lab Processing</text:span><text:span text:style-name="T3"> to the </text:span><text:span text:style-name="T80">Received Sample</text:span><text:span text:style-name="T3"> step if they have been accidentally moved into </text:span><text:span text:style-name="T80">Lab Processing</text:span><text:span text:style-name="T3"> too soon.</text:span></text:p>
          </draw:text-box>
        </draw:frame>
        <draw:frame draw:style-name="gr208" draw:text-style-name="P47" draw:layer="layout" svg:width="10cm" svg:height="2.147cm" svg:x="58.2cm" svg:y="18.016cm">
          <draw:text-box>
            <text:p><text:span text:style-name="T21">If a problem with the samples preparation or sequencing is discovered or simply further next-gen sequencing is to be done on the sample it returns to this step.</text:span></text:p>
          </draw:text-box>
        </draw:frame>
        <draw:frame draw:style-name="gr209" draw:text-style-name="P47" draw:id="id180" draw:layer="layout" svg:width="10cm" svg:height="2.147cm" svg:x="3.817cm" svg:y="41.558cm">
          <draw:text-box>
            <text:p><text:span text:style-name="T21">If a problem with the sample's preparation or sequencing is discovered or simply further next-gen sequencing is to be done on the sample it returns to this step.</text:span></text:p>
          </draw:text-box>
        </draw:frame>
        <draw:frame draw:style-name="gr210" draw:text-style-name="P48" draw:layer="layout" svg:width="10cm" svg:height="2.228cm" svg:x="58.2cm" svg:y="29.414cm">
          <draw:text-box>
            <text:p text:style-name="P44"><text:span text:style-name="T51">Restriction:</text:span><text:span text:style-name="T51"><text:tab/></text:span><text:span text:style-name="T42">sub-tasks</text:span><text:span text:style-name="T51"> </text:span><text:span text:style-name="T42">complete</text:span></text:p>
            <text:p text:style-name="P44"><text:span text:style-name="T29">When further sequencing data is produced in the </text:span><text:span text:style-name="T69">Close Sample</text:span><text:span text:style-name="T29"> step it will need to be integrated with the assembly.</text:span></text:p>
          </draw:text-box>
        </draw:frame>
        <draw:frame draw:style-name="gr211" draw:text-style-name="P47" draw:layer="layout" svg:width="10cm" svg:height="2.228cm" svg:x="14.7cm" svg:y="48.525cm">
          <draw:text-box>
            <text:p text:style-name="P44"><text:span text:style-name="T27">Restriction:</text:span><text:span text:style-name="T27"><text:tab/></text:span><text:span text:style-name="T28">sub-tasks</text:span><text:span text:style-name="T27"> </text:span><text:span text:style-name="T28">complete</text:span></text:p>
            <text:p><text:span text:style-name="T7">If the validation process finds further work is needed then the sample is returned to this step to be re-evaluated.</text:span></text:p>
          </draw:text-box>
        </draw:frame>
        <draw:frame draw:style-name="gr212" draw:text-style-name="P40" draw:layer="layout" svg:width="10.478cm" svg:height="0.805cm" svg:x="28.161cm" svg:y="108.232cm">
          <draw:text-box>
            <text:p><text:span text:style-name="T29">When the sample has been accepted by Gen-Bank</text:span></text:p>
          </draw:text-box>
        </draw:frame>
        <draw:g>
          <draw:g>
            <draw:rect draw:style-name="gr213" draw:text-style-name="P29" draw:layer="layout" svg:width="37.4cm" svg:height="6.564cm" svg:x="14.7cm" svg:y="27.246cm">
              <text:p text:style-name="P1"><text:span text:style-name="T1">Assemble</text:span></text:p>
            </draw:rect>
          </draw:g>
          <draw:frame draw:style-name="gr214" draw:text-style-name="P50" draw:layer="layout" svg:width="19.95cm" svg:height="6.478cm" svg:x="14.7cm" svg:y="27.246cm">
            <draw:text-box>
              <text:p text:style-name="P49"><text:span text:style-name="T1"/></text:p>
              <text:p><text:span text:style-name="T14"/></text:p>
              <text:p><text:span text:style-name="T15">Assembly varies depending on the combination of technologies used. <text:s/></text:span></text:p>
              <text:p><text:span text:style-name="T15">Initially the assemblers will need to be run manually and the sample's <text:s/>workflow step manually advanced </text:span><text:span text:style-name="T16">once the process is complete</text:span><text:span text:style-name="T15">.</text:span></text:p>
              <text:p><text:span text:style-name="T15"/></text:p>
              <text:list text:style-name="L1">
                <text:list-item>
                  <text:list>
                    <text:list-item>
                      <text:p><text:span text:style-name="T14">Samples entering this step have completed sequencing and their results are ready and available to be assembled.</text:span></text:p>
                      <text:p><text:span text:style-name="T15"/></text:p>
                    </text:list-item>
                    <text:list-item>
                      <text:p><text:span text:style-name="T14">Samples wait at this step until they have been assembled.</text:span></text:p>
                    </text:list-item>
                  </text:list>
                </text:list-item>
              </text:list>
            </draw:text-box>
          </draw:frame>
          <draw:frame draw:style-name="standard" draw:layer="layout" svg:width="14.96cm" svg:height="3.04cm" svg:x="35.844cm" svg:y="27.624cm">
            <table:table table:template-name="default" table:use-first-row-styles="true" table:use-banding-rows-styles="true">
              <table:table-column table:style-name="co1"/>
              <table:table-column table:style-name="co2"/>
              <table:table-row table:style-name="ro1" table:default-cell-style-name="ce1">
                <table:table-cell>
                  <text:p><text:span text:style-name="T77">State</text:span></text:p>
                </table:table-cell>
                <table:table-cell>
                  <text:p><text:span text:style-name="T77">Action required</text:span></text:p>
                </table:table-cell>
              </table:table-row>
              <table:table-row table:style-name="ro2">
                <table:table-cell table:style-name="ce2">
                  <text:p><text:span text:style-name="T81">Assembly in progress</text:span></text:p>
                </table:table-cell>
                <table:table-cell table:style-name="ce3">
                  <text:p><text:span text:style-name="T81">None</text:span></text:p>
                </table:table-cell>
              </table:table-row>
              <table:table-row table:style-name="ro3" table:default-cell-style-name="ce4">
                <table:table-cell>
                  <text:p><text:span text:style-name="T81">Assembly complete</text:span></text:p>
                </table:table-cell>
                <table:table-cell>
                  <text:p><text:span text:style-name="T81">Move to </text:span><text:span text:style-name="T82">Review Assembly</text:span></text:p>
                </table:table-cell>
              </table:table-row>
              <table:table-row table:style-name="ro4">
                <table:table-cell table:style-name="ce5">
                  <text:p><text:span text:style-name="T83">On Exit (to review Assembly)</text:span></text:p>
                </table:table-cell>
                <table:table-cell table:style-name="ce6">
                  <text:p><text:span text:style-name="T83">Increment assembly version </text:span></text:p>
                </table:table-cell>
              </table:table-row>
            </table:table>
            <draw:image xlink:href="Pictures/TablePreview1.svm" xlink:type="simple" xlink:show="embed" xlink:actuate="onLoad"/>
          </draw:frame>
        </draw:g>
        <draw:g draw:id="id178">
          <draw:rect draw:style-name="gr213" draw:text-style-name="P29" draw:layer="layout" svg:width="37.4cm" svg:height="7cm" svg:x="14.7cm" svg:y="3.7cm">
            <text:p text:style-name="P1"><text:span text:style-name="T1">Received Sample</text:span></text:p>
            <text:p text:style-name="P1"><text:span text:style-name="T1"/></text:p>
          </draw:rect>
          <draw:frame draw:style-name="gr215" draw:text-style-name="P51" draw:layer="layout" svg:width="28.197cm" svg:height="4.741cm" svg:x="14.7cm" svg:y="3.7cm">
            <draw:text-box>
              <text:p text:style-name="P49"><text:span text:style-name="T84"/></text:p>
              <text:p text:style-name="P49"><text:span text:style-name="T20"/></text:p>
              <text:p text:style-name="P49"><text:span text:style-name="T18">This is the first step in the workflow, all samples are initially on this step.</text:span></text:p>
              <text:p text:style-name="P49"><text:span text:style-name="T18"/></text:p>
              <text:list text:style-name="L1">
                <text:list-item>
                  <text:list>
                    <text:list-item>
                      <text:p text:style-name="P49"><text:span text:style-name="T20">Samples entering this step have had their meta-data entered into the GLK.</text:span></text:p>
                    </text:list-item>
                  </text:list>
                </text:list-item>
              </text:list>
              <text:p text:style-name="P49"><text:span text:style-name="T18"/></text:p>
              <text:list text:continue-numbering="true" text:style-name="L1">
                <text:list-item>
                  <text:list>
                    <text:list-item>
                      <text:p text:style-name="P49"><text:span text:style-name="T20">Samples wait at this step until they can be processed.</text:span></text:p>
                    </text:list-item>
                  </text:list>
                </text:list-item>
              </text:list>
            </draw:text-box>
          </draw:frame>
          <draw:frame draw:style-name="standard" draw:layer="layout" svg:width="14.96cm" svg:height="4.668cm" svg:x="35.844cm" svg:y="4.828cm">
            <table:table table:template-name="default" table:use-first-row-styles="true" table:use-banding-rows-styles="true">
              <table:table-column table:style-name="co1"/>
              <table:table-column table:style-name="co2"/>
              <table:table-row table:style-name="ro5">
                <table:table-cell table:style-name="ce7">
                  <text:p><text:span text:style-name="T77">State</text:span></text:p>
                </table:table-cell>
                <table:table-cell table:style-name="ce1">
                  <text:p><text:span text:style-name="T77">Action required</text:span></text:p>
                </table:table-cell>
              </table:table-row>
              <table:table-row table:style-name="ro6">
                <table:table-cell table:style-name="ce8">
                  <text:p><text:span text:style-name="T81">Before Entering</text:span></text:p>
                </table:table-cell>
                <table:table-cell table:style-name="ce9">
                  <text:p><text:span text:style-name="T19">sample-create.sh is run to add the sample to JIRA</text:span></text:p>
                </table:table-cell>
              </table:table-row>
              <table:table-row table:style-name="ro7">
                <table:table-cell table:style-name="ce10">
                  <text:p><text:span text:style-name="T85">The sample is not yet ready for lab processing</text:span></text:p>
                  <text:p><text:span text:style-name="T85">or the lab is not yet ready for the sample</text:span></text:p>
                </table:table-cell>
                <table:table-cell table:style-name="ce11">
                  <text:p><text:span text:style-name="T85">No action required</text:span></text:p>
                </table:table-cell>
              </table:table-row>
              <table:table-row table:style-name="ro8">
                <table:table-cell table:style-name="ce12">
                  <text:p><text:span text:style-name="T85">The sample and lab are ready</text:span></text:p>
                </table:table-cell>
                <table:table-cell table:style-name="ce11">
                  <text:p><text:span text:style-name="T85">Move the sample to the next step</text:span></text:p>
                </table:table-cell>
              </table:table-row>
            </table:table>
            <draw:image xlink:href="Pictures/TablePreview2.svm" xlink:type="simple" xlink:show="embed" xlink:actuate="onLoad"/>
          </draw:frame>
        </draw:g>
        <draw:g draw:id="id179">
          <draw:rect draw:style-name="gr213" draw:text-style-name="P52" draw:layer="layout" svg:width="37.4cm" svg:height="7cm" svg:x="14.7cm" svg:y="15.589cm">
            <text:p text:style-name="P49"><text:span text:style-name="T1">Lab Processing</text:span></text:p>
            <text:p text:style-name="P41"><text:span text:style-name="T86"/></text:p>
          </draw:rect>
          <draw:frame draw:style-name="gr216" draw:text-style-name="P50" draw:layer="layout" svg:width="20.023cm" svg:height="6.796cm" svg:x="14.7cm" svg:y="15.589cm">
            <draw:text-box>
              <text:p text:style-name="P49"><text:span text:style-name="T1"/></text:p>
              <text:p text:style-name="P41"><text:span text:style-name="T86"/></text:p>
              <text:p text:style-name="P41"><text:span text:style-name="T9">Samples, during the </text:span><text:span text:style-name="T10">Lab Processing</text:span><text:span text:style-name="T9"> step, are prepared for sequencing and then sequenced. </text:span></text:p>
              <text:p text:style-name="P41"><text:span text:style-name="T9">The work carried out is represented and monitored through the creation of sub-tasks. </text:span></text:p>
              <text:p text:style-name="P41"><text:span text:style-name="T9"/></text:p>
              <text:list text:style-name="L1">
                <text:list-item>
                  <text:list>
                    <text:list-item>
                      <text:p text:style-name="P41"><text:span text:style-name="T11">Samples entering this step are ready to be processed</text:span></text:p>
                    </text:list-item>
                  </text:list>
                </text:list-item>
              </text:list>
              <text:p text:style-name="P41"><text:span text:style-name="T9"/></text:p>
              <text:list text:continue-numbering="true" text:style-name="L1">
                <text:list-item>
                  <text:list>
                    <text:list-item>
                      <text:p text:style-name="P41"><text:span text:style-name="T11">Samples wait at this step until their sequencing data is available. The Samples will only be able to move to the </text:span><text:span text:style-name="T12">Assemble </text:span><text:span text:style-name="T13">step </text:span><text:span text:style-name="T11">once all of the sub-tasks have Completed.</text:span></text:p>
                    </text:list-item>
                  </text:list>
                </text:list-item>
              </text:list>
            </draw:text-box>
          </draw:frame>
          <draw:frame draw:style-name="standard" draw:layer="layout" svg:width="14.96cm" svg:height="5.332cm" svg:x="35.844cm" svg:y="16.423cm">
            <table:table table:template-name="default" table:use-first-row-styles="true" table:use-banding-rows-styles="true">
              <table:table-column table:style-name="co1"/>
              <table:table-column table:style-name="co2"/>
              <table:table-row table:style-name="ro5" table:default-cell-style-name="ce1">
                <table:table-cell>
                  <text:p><text:span text:style-name="T77">State</text:span></text:p>
                </table:table-cell>
                <table:table-cell>
                  <text:p><text:span text:style-name="T77">Action required</text:span></text:p>
                </table:table-cell>
              </table:table-row>
              <table:table-row table:style-name="ro6">
                <table:table-cell table:style-name="ce13">
                  <text:p><text:span text:style-name="T81">Sample has no sub-tasks</text:span></text:p>
                </table:table-cell>
                <table:table-cell table:style-name="ce14">
                  <text:p><text:span text:style-name="T81">Create sub-tasks</text:span></text:p>
                </table:table-cell>
              </table:table-row>
              <table:table-row table:style-name="ro9">
                <table:table-cell table:style-name="ce15">
                  <text:p><text:span text:style-name="T81">Not all of the sample's sub-tasks have completed</text:span></text:p>
                </table:table-cell>
                <table:table-cell table:style-name="ce16">
                  <text:p><text:span text:style-name="T81">None</text:span></text:p>
                </table:table-cell>
              </table:table-row>
              <table:table-row table:style-name="ro8" table:default-cell-style-name="ce4">
                <table:table-cell>
                  <text:p><text:span text:style-name="T81">All of the sub-tasks have completed but some were unsuccessful</text:span></text:p>
                </table:table-cell>
                <table:table-cell>
                  <text:p><text:span text:style-name="T81">Select further sub-tasks or </text:span></text:p>
                  <text:p><text:span text:style-name="T81">move to the </text:span><text:span text:style-name="T82">Assemble</text:span><text:span text:style-name="T81"> step</text:span></text:p>
                </table:table-cell>
              </table:table-row>
              <table:table-row table:style-name="ro10" table:default-cell-style-name="ce4">
                <table:table-cell>
                  <text:p><text:span text:style-name="T81">All of the sub-tasks have completed successfully</text:span></text:p>
                </table:table-cell>
                <table:table-cell>
                  <text:p><text:span text:style-name="T81">Proceed to the </text:span><text:span text:style-name="T82">Assemble</text:span><text:span text:style-name="T81"> step</text:span></text:p>
                </table:table-cell>
              </table:table-row>
              <table:table-row table:style-name="ro11">
                <table:table-cell table:style-name="ce17">
                  <text:p><text:span text:style-name="T81">On Exit</text:span></text:p>
                </table:table-cell>
                <table:table-cell table:style-name="ce18">
                  <text:p><text:span text:style-name="T81">Block if there are sub-tasks that have not yet completed</text:span></text:p>
                </table:table-cell>
              </table:table-row>
            </table:table>
            <draw:image xlink:href="Pictures/TablePreview3.svm" xlink:type="simple" xlink:show="embed" xlink:actuate="onLoad"/>
          </draw:frame>
        </draw:g>
        <draw:g>
          <draw:rect draw:style-name="gr213" draw:text-style-name="P29" draw:layer="layout" svg:width="37.4cm" svg:height="7cm" svg:x="14.7cm" svg:y="51.256cm">
            <text:p text:style-name="P1"><text:span text:style-name="T1">Validate</text:span></text:p>
          </draw:rect>
          <draw:frame draw:style-name="gr217" draw:text-style-name="P50" draw:layer="layout" svg:width="20.023cm" svg:height="6.745cm" svg:x="14.7cm" svg:y="51.256cm">
            <draw:text-box>
              <text:p text:style-name="P49"><text:span text:style-name="T1"/></text:p>
              <text:p><text:span text:style-name="T15"/></text:p>
              <text:p><text:span text:style-name="T15">Samples at this step have been assembled and reviewed. </text:span></text:p>
              <text:p><text:span text:style-name="T15">They can be either Complete or Draft.</text:span></text:p>
              <text:p><text:span text:style-name="T87">Influenza</text:span></text:p>
              <text:p><text:span text:style-name="T15">All samples must be validated, including those marked as draft. This is to generate the list of quality exceptions required for their submission to Gen-Bank. </text:span></text:p>
              <text:p><text:span text:style-name="T15">For Sanger sequenced samples the list is generated by FLAVOR. </text:span></text:p>
              <text:p><text:span text:style-name="T15">Next-gen sequenced samples do not currently have an equivalent to FLAVOR and should be moved to </text:span><text:span text:style-name="T88">Collaborator Review </text:span><text:span text:style-name="T15">without carrying out any further tests.</text:span></text:p>
              <text:p><text:span text:style-name="T87">Other</text:span></text:p>
            </draw:text-box>
          </draw:frame>
          <draw:frame draw:style-name="standard" draw:layer="layout" svg:width="14.581cm" svg:height="2.097cm" svg:x="35.844cm" svg:y="53.704cm">
            <table:table table:template-name="default" table:use-first-row-styles="true" table:use-banding-rows-styles="true">
              <table:table-column table:style-name="co3"/>
              <table:table-column table:style-name="co4"/>
              <table:table-row table:style-name="ro12" table:default-cell-style-name="ce7">
                <table:table-cell>
                  <text:p><text:span text:style-name="T77">State</text:span></text:p>
                </table:table-cell>
                <table:table-cell>
                  <text:p><text:span text:style-name="T77">Action required</text:span></text:p>
                </table:table-cell>
              </table:table-row>
              <table:table-row table:style-name="ro9">
                <table:table-cell table:style-name="ce13">
                  <text:p><text:span text:style-name="T81">Requires Validation</text:span></text:p>
                </table:table-cell>
                <table:table-cell table:style-name="ce14">
                  <text:p text:style-name="P53"><text:span text:style-name="T81">Run FLAVOR, or another validation tool</text:span></text:p>
                </table:table-cell>
              </table:table-row>
              <table:table-row table:style-name="ro9">
                <table:table-cell table:style-name="ce13">
                  <text:p><text:span text:style-name="T81">Next Gen</text:span></text:p>
                </table:table-cell>
                <table:table-cell table:style-name="ce19">
                  <text:p text:style-name="P54"><text:span text:style-name="T81">Move the sample to </text:span><text:span text:style-name="T89">Collaborator Review</text:span></text:p>
                </table:table-cell>
              </table:table-row>
            </table:table>
            <draw:image xlink:href="Pictures/TablePreview4.svm" xlink:type="simple" xlink:show="embed" xlink:actuate="onLoad"/>
          </draw:frame>
        </draw:g>
        <draw:g>
          <draw:rect draw:style-name="gr213" draw:text-style-name="P29" draw:layer="layout" svg:width="37.4cm" svg:height="7cm" svg:x="30.1cm" svg:y="89.422cm">
            <text:p text:style-name="P1"><text:span text:style-name="T1">Deliver Data</text:span></text:p>
          </draw:rect>
          <draw:frame draw:style-name="gr218" draw:text-style-name="P50" draw:layer="layout" svg:width="19.95cm" svg:height="5.995cm" svg:x="30.1cm" svg:y="89.771cm">
            <draw:text-box>
              <text:p text:style-name="P49"><text:span text:style-name="T1"/></text:p>
              <text:p><text:span text:style-name="T15">Only Influenza samples pass through this step. Influenza samples are not annotated at JCVI, their sequencing data is processed by NIH to produce the GenBank record.</text:span></text:p>
              <text:p><text:span text:style-name="T14"/></text:p>
              <text:list text:style-name="L1">
                <text:list-item>
                  <text:list>
                    <text:list-item>
                      <text:p><text:span text:style-name="T14">Samples entering this step have been submitted to the collaborator (if required) and their wait period has completed (if required). </text:span></text:p>
                    </text:list-item>
                  </text:list>
                </text:list-item>
              </text:list>
              <text:p><text:span text:style-name="T15"/></text:p>
              <text:list text:continue-numbering="true" text:style-name="L1">
                <text:list-item>
                  <text:list>
                    <text:list-item>
                      <text:p><text:span text:style-name="T14">Samples wait at this step until they have been handed over to NIH for submission to GenBank.</text:span></text:p>
                    </text:list-item>
                  </text:list>
                </text:list-item>
              </text:list>
            </draw:text-box>
          </draw:frame>
        </draw:g>
        <draw:line draw:style-name="gr219" draw:text-style-name="P1" draw:layer="layout" svg:x1="1cm" svg:y1="60.125cm" svg:x2="83.099cm" svg:y2="60.125cm">
          <text:p/>
        </draw:line>
        <draw:frame draw:style-name="gr220" draw:text-style-name="P47" draw:layer="layout" svg:width="8.412cm" svg:height="1.199cm" svg:x="53.865cm" svg:y="43.813cm">
          <draw:text-box>
            <text:p><text:span text:style-name="T7">If reviewing the assembled sample shows that more work is needed.</text:span></text:p>
          </draw:text-box>
        </draw:frame>
        <draw:frame draw:style-name="gr221" draw:text-style-name="P46" draw:layer="layout" svg:width="15cm" svg:height="2.71cm" svg:x="12.2cm" svg:y="59.008cm">
          <draw:text-box>
            <text:p text:style-name="P44"><text:span text:style-name="T41">Restriction:</text:span><text:span text:style-name="T41"><text:tab/></text:span><text:span text:style-name="T41">Non-influenza</text:span></text:p>
            <text:p text:style-name="P55"><text:span text:style-name="T29">Once a sample has been validated, it should be moved to the '</text:span><text:span text:style-name="T22">Annotation' </text:span><text:span text:style-name="T43">step</text:span><text:span text:style-name="T29">. All non-influenza samples pass through annotation. Those where no annotation is required still need to pass through the </text:span><text:span text:style-name="T30">Annotation </text:span><text:span text:style-name="T90">step for their GenBank records to be generated and submitted.</text:span></text:p>
          </draw:text-box>
        </draw:frame>
        <draw:line draw:style-name="gr195" draw:text-style-name="P1" draw:layer="layout" svg:x1="33.4cm" svg:y1="71.015cm" svg:x2="33.4cm" svg:y2="77.847cm">
          <text:p/>
        </draw:line>
        <draw:line draw:style-name="gr195" draw:text-style-name="P1" draw:layer="layout" svg:x1="19.647cm" svg:y1="70.715cm" svg:x2="19.647cm" svg:y2="100.337cm">
          <text:p/>
        </draw:line>
        <draw:frame draw:style-name="gr205" draw:text-style-name="P40" draw:layer="layout" svg:width="7.755cm" svg:height="1.199cm" svg:x="15.77cm" svg:y="72.781cm">
          <draw:text-box>
            <text:p><text:span text:style-name="T29">When the sample has been submitted to Gen-Bank</text:span></text:p>
          </draw:text-box>
        </draw:frame>
        <draw:line draw:style-name="gr195" draw:text-style-name="P1" draw:layer="layout" svg:x1="25.074cm" svg:y1="80.471cm" svg:x2="25.067cm" svg:y2="71.898cm">
          <text:p/>
        </draw:line>
        <draw:line draw:style-name="gr195" draw:text-style-name="P1" draw:layer="layout" svg:x1="30.544cm" svg:y1="81.364cm" svg:x2="25.186cm" svg:y2="81.364cm">
          <text:p/>
        </draw:line>
        <draw:g>
          <draw:rect draw:style-name="gr213" draw:text-style-name="P52" draw:layer="layout" svg:width="37.4cm" svg:height="7cm" svg:x="1cm" svg:y="65.072cm">
            <text:p text:style-name="P49"><text:span text:style-name="T1">Annotation</text:span></text:p>
            <text:p text:style-name="P49"><text:span text:style-name="T2"/></text:p>
            <text:p text:style-name="P49"><text:span text:style-name="T2">The annotation is initiated manually but carried out by an automated annotation program </text:span></text:p>
            <text:p text:style-name="P49"><text:span text:style-name="T2">that generates the GenBank record. After the program has run, samples with a wait </text:span></text:p>
            <text:p text:style-name="P49"><text:span text:style-name="T2">period are moved to the </text:span><text:span text:style-name="T68">Collaborator Review</text:span><text:span text:style-name="T2"> step. Those without a wait period, or that</text:span></text:p>
            <text:p text:style-name="P49"><text:span text:style-name="T2">have returned from the </text:span><text:span text:style-name="T68">Collaborator Review </text:span><text:span text:style-name="T2"><text:s/>step are submitted to GenBank.</text:span></text:p>
            <text:p text:style-name="P49"><text:span text:style-name="T2"/></text:p>
            <text:list text:style-name="L1">
              <text:list-item>
                <text:list>
                  <text:list-item>
                    <text:p text:style-name="P49"><text:span text:style-name="T17">Samples entering this step require no further lab/closure work.</text:span></text:p>
                  </text:list-item>
                  <text:list-item>
                    <text:p text:style-name="P49"><text:span text:style-name="T17">Samples waiting at this step could require either or both of:</text:span></text:p>
                    <text:list>
                      <text:list-item>
                        <text:p text:style-name="P49"><text:span text:style-name="T17">The generation of their annotation and GenBank records.</text:span></text:p>
                      </text:list-item>
                      <text:list-item>
                        <text:p text:style-name="P49"><text:span text:style-name="T17">Submission to GenBank (If they have no wait period or the wait period has completed).</text:span></text:p>
                      </text:list-item>
                    </text:list>
                  </text:list-item>
                </text:list>
              </text:list-item>
            </text:list>
          </draw:rect>
          <draw:frame draw:style-name="standard" draw:layer="layout" svg:width="14.581cm" svg:height="2.366cm" svg:x="22.144cm" svg:y="67.53cm">
            <table:table table:template-name="default" table:use-first-row-styles="true" table:use-banding-rows-styles="true">
              <table:table-column table:style-name="co3"/>
              <table:table-column table:style-name="co4"/>
              <table:table-row table:style-name="ro12" table:default-cell-style-name="ce1">
                <table:table-cell>
                  <text:p><text:span text:style-name="T77">State</text:span></text:p>
                </table:table-cell>
                <table:table-cell>
                  <text:p><text:span text:style-name="T77">Action required</text:span></text:p>
                </table:table-cell>
              </table:table-row>
              <table:table-row table:style-name="ro9">
                <table:table-cell table:style-name="ce17">
                  <text:p><text:span text:style-name="T81">On Entry (If GLK Attribute requiresAnnotation is false for all segments)</text:span></text:p>
                </table:table-cell>
                <table:table-cell table:style-name="ce6">
                  <text:p><text:span text:style-name="T83">Forward to the '</text:span><text:span text:style-name="T91">Collaborator Review'</text:span><text:span text:style-name="T83"> step, </text:span></text:p>
                  <text:p><text:span text:style-name="T83">no annotation is required.</text:span></text:p>
                </table:table-cell>
              </table:table-row>
            </table:table>
            <draw:image xlink:href="Pictures/TablePreview5.svm" xlink:type="simple" xlink:show="embed" xlink:actuate="onLoad"/>
          </draw:frame>
        </draw:g>
        <draw:line draw:style-name="gr192" draw:text-style-name="P1" draw:layer="layout" svg:x1="65.091cm" svg:y1="114.835cm" svg:x2="65.091cm" svg:y2="96.42cm">
          <text:p/>
        </draw:line>
        <draw:line draw:style-name="gr192" draw:text-style-name="P1" draw:layer="layout" svg:x1="48.407cm" svg:y1="103.811cm" svg:x2="57.832cm" svg:y2="103.735cm">
          <text:p/>
        </draw:line>
        <draw:g>
          <draw:rect draw:style-name="gr213" draw:text-style-name="P29" draw:layer="layout" svg:width="37.4cm" svg:height="7cm" svg:x="14.7cm" svg:y="100.311cm">
            <text:p text:style-name="P1"><text:span text:style-name="T1">Submitted to Genbank</text:span></text:p>
          </draw:rect>
          <draw:frame draw:style-name="gr222" draw:text-style-name="P50" draw:layer="layout" svg:width="19.95cm" svg:height="5.571cm" svg:x="14.7cm" svg:y="100.311cm">
            <draw:text-box>
              <text:p text:style-name="P49"><text:span text:style-name="T92"/></text:p>
              <text:p text:style-name="P49"><text:span text:style-name="T93"/></text:p>
              <text:list text:style-name="L1">
                <text:list-item>
                  <text:list>
                    <text:list-item>
                      <text:p text:style-name="P49"><text:span text:style-name="T17">Samples entering this step have been submitted to GenBank.</text:span></text:p>
                      <text:p text:style-name="P49"><text:span text:style-name="T2"/></text:p>
                    </text:list-item>
                    <text:list-item>
                      <text:p text:style-name="P49"><text:span text:style-name="T17">Samples wait at this step until confirmation of their acceptance has been received.</text:span></text:p>
                    </text:list-item>
                  </text:list>
                </text:list-item>
              </text:list>
            </draw:text-box>
          </draw:frame>
        </draw:g>
        <draw:line draw:style-name="gr192" draw:text-style-name="P1" draw:layer="layout" svg:x1="4.691cm" svg:y1="114.835cm" svg:x2="4.654cm" svg:y2="71.972cm">
          <text:p/>
        </draw:line>
        <draw:line draw:style-name="gr192" draw:text-style-name="P1" draw:layer="layout" svg:x1="16.687cm" svg:y1="114.9cm" svg:x2="4.81cm" svg:y2="114.9cm">
          <text:p/>
        </draw:line>
        <draw:line draw:style-name="gr192" draw:text-style-name="P1" draw:layer="layout" svg:x1="10.485cm" svg:y1="103.822cm" svg:x2="10.407cm" svg:y2="71.972cm">
          <text:p/>
        </draw:line>
        <draw:g>
          <draw:rect draw:style-name="gr213" draw:text-style-name="P29" draw:layer="layout" svg:width="37.4cm" svg:height="7cm" svg:x="14.717cm" svg:y="111.397cm">
            <text:p text:style-name="P1"><text:span text:style-name="T1">Sample Published</text:span></text:p>
          </draw:rect>
          <draw:frame draw:style-name="gr223" draw:text-style-name="P50" draw:layer="layout" svg:width="19.95cm" svg:height="5.224cm" svg:x="14.7cm" svg:y="111.4cm">
            <draw:text-box>
              <text:p text:style-name="P49"><text:span text:style-name="T1"/></text:p>
              <text:p><text:span text:style-name="T15"/></text:p>
              <text:p><text:span text:style-name="T15">This is the final step for Samples. The sample has been published and nothing else needs to be done.</text:span></text:p>
              <text:p><text:span text:style-name="T15"/></text:p>
              <text:list text:style-name="L1">
                <text:list-item>
                  <text:list>
                    <text:list-item>
                      <text:p><text:span text:style-name="T14">Samples entering this step have been published on GenBank.</text:span></text:p>
                    </text:list-item>
                  </text:list>
                </text:list-item>
              </text:list>
              <text:p><text:span text:style-name="T15"/></text:p>
              <text:list text:continue-numbering="true" text:style-name="L1">
                <text:list-item>
                  <text:list>
                    <text:list-item>
                      <text:p><text:span text:style-name="T14">Samples remain at this step unless a problem is found.</text:span></text:p>
                    </text:list-item>
                  </text:list>
                </text:list-item>
              </text:list>
            </draw:text-box>
          </draw:frame>
          <draw:frame draw:style-name="standard" draw:layer="layout" svg:width="14.581cm" svg:height="1.896cm" svg:x="35.844cm" svg:y="113.952cm">
            <table:table table:template-name="default" table:use-first-row-styles="true" table:use-banding-rows-styles="true">
              <table:table-column table:style-name="co3"/>
              <table:table-column table:style-name="co4"/>
              <table:table-row table:style-name="ro12" table:default-cell-style-name="ce7">
                <table:table-cell>
                  <text:p><text:span text:style-name="T77">State</text:span></text:p>
                </table:table-cell>
                <table:table-cell>
                  <text:p><text:span text:style-name="T77">Action required</text:span></text:p>
                </table:table-cell>
              </table:table-row>
              <table:table-row table:style-name="ro9">
                <table:table-cell table:style-name="ce17">
                  <text:p><text:span text:style-name="T81">On Exit</text:span></text:p>
                </table:table-cell>
                <table:table-cell table:style-name="ce18">
                  <text:p><text:span text:style-name="T94">If a sample is being restarted its 'submitted date' needs to be blanked.</text:span></text:p>
                </table:table-cell>
              </table:table-row>
            </table:table>
            <draw:image xlink:href="Pictures/TablePreview6.svm" xlink:type="simple" xlink:show="embed" xlink:actuate="onLoad"/>
          </draw:frame>
        </draw:g>
        <draw:frame draw:style-name="gr224" draw:text-style-name="P40" draw:layer="layout" svg:width="10.295cm" svg:height="2.343cm" svg:x="43.622cm" svg:y="59.008cm">
          <draw:text-box>
            <text:p><text:span text:style-name="T60">Restriction:</text:span><text:span text:style-name="T44"> Influenza</text:span></text:p>
            <text:p><text:span text:style-name="T29">All Influenza samples pass-through this step once they have completed sequencing, assembly and optionally closure.</text:span></text:p>
          </draw:text-box>
        </draw:frame>
        <draw:frame draw:style-name="gr224" draw:text-style-name="P46" draw:layer="layout" svg:width="10.02cm" svg:height="2.783cm" svg:x="28.39cm" svg:y="72.781cm">
          <draw:text-box>
            <text:p text:style-name="P44"><text:span text:style-name="T41">Restriction: </text:span><text:span text:style-name="T41"><text:tab/></text:span><text:span text:style-name="T52">Non-influenza</text:span><text:span text:style-name="T41"> with </text:span></text:p>
            <text:p text:style-name="P44"><text:span text:style-name="T52"><text:tab/></text:span><text:span text:style-name="T52">Wait</text:span></text:p>
            <text:p text:style-name="P44"><text:span text:style-name="T29">Non-influenza samples are only moved to Collaborator Review if they have a wait period associated with them.</text:span></text:p>
          </draw:text-box>
        </draw:frame>
        <draw:line draw:style-name="gr192" draw:text-style-name="P1" draw:layer="layout" svg:x1="19.703cm" svg:y1="42.227cm" svg:x2="19.697cm" svg:y2="33.772cm">
          <text:p/>
        </draw:line>
        <draw:g>
          <draw:g>
            <draw:rect draw:style-name="gr213" draw:text-style-name="P29" draw:layer="layout" svg:width="37.4cm" svg:height="7cm" svg:x="14.8cm" svg:y="39.131cm">
              <text:p text:style-name="P1"><text:span text:style-name="T1">Review Assembly</text:span></text:p>
            </draw:rect>
            <draw:frame draw:style-name="standard" draw:layer="layout" svg:width="14.58cm" svg:height="5.588cm" svg:x="35.943cm" svg:y="39.837cm">
              <table:table table:template-name="default" table:use-first-row-styles="true" table:use-banding-rows-styles="true">
                <table:table-column table:style-name="co5"/>
                <table:table-column table:style-name="co4"/>
                <table:table-row table:style-name="ro12" table:default-cell-style-name="ce7">
                  <table:table-cell>
                    <text:p><text:span text:style-name="T77">State</text:span></text:p>
                  </table:table-cell>
                  <table:table-cell>
                    <text:p><text:span text:style-name="T77">Action required</text:span></text:p>
                  </table:table-cell>
                </table:table-row>
                <table:table-row table:style-name="ro13">
                  <table:table-cell table:style-name="ce17">
                    <text:p><text:span text:style-name="T81">On Entry</text:span></text:p>
                  </table:table-cell>
                  <table:table-cell table:style-name="ce18">
                    <text:p><text:span text:style-name="T94">Run autotasker.</text:span></text:p>
                    <text:p><text:span text:style-name="T95">Append the number of tasks required to the comma separated list, </text:span><text:span text:style-name="T96">Number of tasks.</text:span></text:p>
                  </table:table-cell>
                </table:table-row>
                <table:table-row table:style-name="ro14">
                  <table:table-cell table:style-name="ce20">
                    <text:p><text:span text:style-name="T83">Auto-binning</text:span></text:p>
                  </table:table-cell>
                  <table:table-cell table:style-name="ce21">
                    <text:p text:style-name="P56"><text:span text:style-name="T95">Run </text:span><text:span text:style-name="T97">autotasker</text:span><text:span text:style-name="T95"> and use the 'bin' selected to automatically move samples to their next state. '</text:span><text:span text:style-name="T97">Segments Missing' </text:span><text:span text:style-name="T95">and '</text:span><text:span text:style-name="T97">Requires Review'</text:span><text:span text:style-name="T95"> cannot be automatically forwarded as there are multiple steps that they could proceed to.</text:span></text:p>
                  </table:table-cell>
                </table:table-row>
                <table:table-row table:style-name="ro15">
                  <table:table-cell table:style-name="ce13">
                    <text:p><text:span text:style-name="T81">Requires human review</text:span></text:p>
                  </table:table-cell>
                  <table:table-cell table:style-name="ce14">
                    <text:p><text:span text:style-name="T81">Review autotasker output, select next step</text:span></text:p>
                  </table:table-cell>
                </table:table-row>
              </table:table>
              <draw:image xlink:href="Pictures/TablePreview7.svm" xlink:type="simple" xlink:show="embed" xlink:actuate="onLoad"/>
            </draw:frame>
          </draw:g>
          <draw:frame draw:style-name="gr225" draw:text-style-name="P50" draw:layer="layout" svg:width="19.95cm" svg:height="6.728cm" svg:x="14.8cm" svg:y="39.175cm">
            <draw:text-box>
              <text:p text:style-name="P49"><text:span text:style-name="T98"/></text:p>
              <text:p><text:span text:style-name="T9"/></text:p>
              <text:p><text:span text:style-name="T9">Reviewing the results of assembly will initially be a manual task. Autotasker 2 is used to generate a report that is used as the basis of deciding the sample's next step. At a later stage Autotasker, or its output, may be used to automatically move some of the samples to their next step.</text:span></text:p>
              <text:p><text:span text:style-name="T9"/></text:p>
              <text:list text:style-name="L1">
                <text:list-item>
                  <text:list>
                    <text:list-item>
                      <text:p><text:span text:style-name="T11">Samples entering this step have been assembled</text:span></text:p>
                    </text:list-item>
                  </text:list>
                </text:list-item>
              </text:list>
              <text:p><text:span text:style-name="T9"/></text:p>
              <text:list text:continue-numbering="true" text:style-name="L1">
                <text:list-item>
                  <text:list>
                    <text:list-item>
                      <text:p><text:span text:style-name="T11">Samples wait at this step until the next step in their processing has been determined.</text:span></text:p>
                    </text:list-item>
                  </text:list>
                </text:list-item>
              </text:list>
            </draw:text-box>
          </draw:frame>
        </draw:g>
        <draw:frame draw:style-name="gr226" draw:text-style-name="P47" draw:layer="layout" svg:width="10cm" svg:height="2.741cm" svg:x="14.7cm" svg:y="35.607cm">
          <draw:text-box>
            <text:p text:style-name="P44"><text:span text:style-name="T27">Restriction:</text:span><text:span text:style-name="T27"><text:tab/></text:span><text:span text:style-name="T28">sub-tasks</text:span><text:span text:style-name="T27"> </text:span><text:span text:style-name="T28">complete</text:span></text:p>
            <text:p><text:span text:style-name="T7">If the review of the sample's assembly finds problems with the assembly that can be fixed without further sequencing the sample is returned to this step.</text:span></text:p>
          </draw:text-box>
        </draw:frame>
        <draw:frame draw:style-name="gr227" draw:text-style-name="P57" draw:layer="layout" svg:width="8.025cm" svg:height="2.783cm" svg:x="21.05cm" svg:y="79.973cm">
          <draw:text-box>
            <text:p text:style-name="P44"><text:span text:style-name="T24">Restriction:</text:span><text:span text:style-name="T24"><text:tab/></text:span><text:span text:style-name="T25">Non-influenza</text:span><text:span text:style-name="T24"> with </text:span></text:p>
            <text:p text:style-name="P44"><text:span text:style-name="T24"><text:tab/></text:span><text:span text:style-name="T25">Wait complete</text:span></text:p>
            <text:p text:style-name="P44"><text:span text:style-name="T7">Once the wait period has finished the samples return to the </text:span><text:span text:style-name="T58">Annotation</text:span><text:span text:style-name="T59"> step to be submitted.</text:span></text:p>
          </draw:text-box>
        </draw:frame>
        <draw:frame draw:style-name="gr227" draw:text-style-name="P57" draw:layer="layout" svg:width="9.608cm" svg:height="1.835cm" svg:x="52.987cm" svg:y="102.894cm">
          <draw:text-box>
            <text:p text:style-name="P44"><text:span text:style-name="T61">Restriction: </text:span><text:span text:style-name="T61"><text:tab/></text:span><text:span text:style-name="T62">Influenza</text:span><text:span text:style-name="T61"> with</text:span></text:p>
            <text:p text:style-name="P44"><text:span text:style-name="T63"><text:tab/></text:span><text:span text:style-name="T63">No Wait</text:span><text:span text:style-name="T64"> or </text:span><text:span text:style-name="T63">Wait complete</text:span></text:p>
            <text:p text:style-name="P44"><text:span text:style-name="T7">If publishing, to Gen-Bank, needs repeating.</text:span></text:p>
          </draw:text-box>
        </draw:frame>
        <draw:frame draw:style-name="gr227" draw:text-style-name="P47" draw:layer="layout" svg:width="6.75cm" svg:height="1.754cm" svg:x="7.067cm" svg:y="102.934cm">
          <draw:text-box>
            <text:p><text:span text:style-name="T5">Restriction: Non-i</text:span><text:span text:style-name="T99">nfluenza</text:span></text:p>
            <text:p><text:span text:style-name="T7">If publishing, to Gen-Bank, needs repeating.</text:span></text:p>
          </draw:text-box>
        </draw:frame>
        <draw:frame draw:style-name="gr227" draw:text-style-name="P47" draw:layer="layout" svg:width="6.75cm" svg:height="1.754cm" svg:x="1.367cm" svg:y="114.023cm">
          <draw:text-box>
            <text:p><text:span text:style-name="T5">Restriction: Non-i</text:span><text:span text:style-name="T99">nfluenza</text:span></text:p>
            <text:p><text:span text:style-name="T7">If publishing, to Gen-Bank, needs repeating.</text:span></text:p>
          </draw:text-box>
        </draw:frame>
        <draw:frame draw:style-name="gr227" draw:text-style-name="P57" draw:layer="layout" svg:width="9.608cm" svg:height="1.835cm" svg:x="60.287cm" svg:y="113.983cm">
          <draw:text-box>
            <text:p text:style-name="P44"><text:span text:style-name="T61">Restriction: </text:span><text:span text:style-name="T61"><text:tab/></text:span><text:span text:style-name="T62">Influenza</text:span><text:span text:style-name="T61"> with</text:span></text:p>
            <text:p text:style-name="P44"><text:span text:style-name="T63"><text:tab/></text:span><text:span text:style-name="T63">No Wait</text:span><text:span text:style-name="T64"> or </text:span><text:span text:style-name="T63">Wait complete</text:span></text:p>
            <text:p text:style-name="P44"><text:span text:style-name="T7">If publishing, to Gen-Bank, needs repeating.</text:span></text:p>
          </draw:text-box>
        </draw:frame>
        <draw:line draw:style-name="gr196" draw:text-style-name="P1" draw:layer="layout" svg:x1="70.432cm" svg:y1="41.091cm" svg:x2="52.282cm" svg:y2="41.091cm">
          <text:p/>
        </draw:line>
        <draw:frame draw:style-name="gr228" draw:text-style-name="P48" draw:layer="layout" svg:width="10cm" svg:height="2.702cm" svg:x="58.21cm" svg:y="39.74cm">
          <draw:text-box>
            <text:p text:style-name="P44"><text:span text:style-name="T100">Restriction:</text:span><text:span text:style-name="T100"><text:tab/></text:span><text:span text:style-name="T6">sub-tasks</text:span><text:span text:style-name="T100"> </text:span><text:span text:style-name="T6">complete</text:span></text:p>
            <text:p text:style-name="P44"><text:span text:style-name="T7">If closure only involved editing the assembly and no new sequencing data was produced then <text:s text:c="3"/>the sample can be re-evaluated without passing through the </text:span><text:span text:style-name="T70">Assemble </text:span><text:span text:style-name="T7">step.</text:span></text:p>
          </draw:text-box>
        </draw:frame>
        <draw:rect draw:style-name="gr213" draw:text-style-name="P52" draw:layer="layout" svg:width="12.5cm" svg:height="32.272cm" svg:x="69.6cm" svg:y="14.4cm">
          <text:p text:style-name="P49"><text:span text:style-name="T1">Close Sample</text:span></text:p>
          <text:p text:style-name="P41"><text:span text:style-name="T11"/></text:p>
        </draw:rect>
        <draw:connector draw:style-name="gr229" draw:text-style-name="P1" draw:layer="layout" svg:x1="8.817cm" svg:y1="41.558cm" svg:x2="14.7cm" svg:y2="19.089cm" draw:start-shape="id180" draw:start-glue-point="0" draw:end-shape="id179" draw:end-glue-point="3" svg:d="m8817 41558v-22469h5883">
          <text:p/>
        </draw:connector>
        <draw:frame draw:style-name="gr230" draw:text-style-name="P47" draw:layer="layout" svg:width="7.677cm" svg:height="1.401cm" svg:x="29.562cm" svg:y="62.79cm">
          <draw:text-box>
            <text:p><text:span text:style-name="T7">If reviewing the annotation shows that more work is needed.</text:span></text:p>
          </draw:text-box>
        </draw:frame>
        <draw:g>
          <draw:g>
            <draw:g>
              <draw:frame draw:style-name="gr231" draw:text-style-name="P50" draw:layer="layout" svg:width="19.95cm" svg:height="1.869cm" svg:x="30.069cm" svg:y="77.864cm">
                <draw:text-box>
                  <text:p text:style-name="P49"><text:span text:style-name="T1"/></text:p>
                  <text:p><text:span text:style-name="T15"/></text:p>
                </draw:text-box>
              </draw:frame>
              <draw:frame draw:style-name="gr232" draw:text-style-name="P50" draw:layer="layout" svg:width="19.95cm" svg:height="2.363cm" svg:x="30.069cm" svg:y="77.864cm">
                <draw:text-box>
                  <text:p text:style-name="P49"><text:span text:style-name="T1"/></text:p>
                  <text:p><text:span text:style-name="T15">Samples at this step are ready to be sent to the collaborator. They have been validated (if required) and annotated (if required)</text:span></text:p>
                </draw:text-box>
              </draw:frame>
              <draw:g>
                <draw:rect draw:style-name="gr213" draw:text-style-name="P29" draw:layer="layout" svg:width="37.4cm" svg:height="7cm" svg:x="29.892cm" svg:y="77.787cm">
                  <text:p text:style-name="P1"><text:span text:style-name="T1">Collaborator Review</text:span></text:p>
                </draw:rect>
                <draw:frame draw:style-name="gr233" draw:text-style-name="P50" draw:layer="layout" svg:width="20.023cm" svg:height="6.478cm" svg:x="30.07cm" svg:y="77.865cm">
                  <draw:text-box>
                    <text:p text:style-name="P49"><text:span text:style-name="T1"/></text:p>
                    <text:p><text:span text:style-name="T15"/></text:p>
                    <text:p><text:span text:style-name="T15">The </text:span><text:span text:style-name="T101">Collaborator Review s</text:span><text:span text:style-name="T16">tep is used to hold samples that have a wait period associated with them during the time between the collaborator receiving the results and the GenBank records being submitted.</text:span></text:p>
                    <text:p><text:span text:style-name="T16"/></text:p>
                    <text:list text:style-name="L1">
                      <text:list-item>
                        <text:list>
                          <text:list-item>
                            <text:p><text:span text:style-name="T14">Samples entering this step are ready to be sent to the collaborator. They have been validated (if required) and annotated (if required).</text:span></text:p>
                          </text:list-item>
                        </text:list>
                      </text:list-item>
                    </text:list>
                    <text:p><text:span text:style-name="T14"/></text:p>
                    <text:list text:continue-numbering="true" text:style-name="L1">
                      <text:list-item>
                        <text:list>
                          <text:list-item>
                            <text:p><text:span text:style-name="T14">Samples wait at this step for the Wait Period, if there is one, to complete.</text:span></text:p>
                          </text:list-item>
                        </text:list>
                      </text:list-item>
                    </text:list>
                  </draw:text-box>
                </draw:frame>
              </draw:g>
            </draw:g>
            <draw:frame draw:style-name="standard" draw:layer="layout" svg:width="14.581cm" svg:height="3.768cm" svg:x="51.86cm" svg:y="79.437cm">
              <table:table table:template-name="default" table:use-first-row-styles="true" table:use-banding-rows-styles="true">
                <table:table-column table:style-name="co3"/>
                <table:table-column table:style-name="co4"/>
                <table:table-row table:style-name="ro12" table:default-cell-style-name="ce7">
                  <table:table-cell>
                    <text:p><text:span text:style-name="T77">State</text:span></text:p>
                  </table:table-cell>
                  <table:table-cell>
                    <text:p><text:span text:style-name="T77">Action required</text:span></text:p>
                  </table:table-cell>
                </table:table-row>
                <table:table-row table:style-name="ro9">
                  <table:table-cell table:style-name="ce13">
                    <text:p><text:span text:style-name="T81">Sample Arrives</text:span></text:p>
                  </table:table-cell>
                  <table:table-cell table:style-name="ce14">
                    <text:p text:style-name="P53"><text:span text:style-name="T81">Email Collaborator</text:span></text:p>
                  </table:table-cell>
                </table:table-row>
                <table:table-row table:style-name="ro9">
                  <table:table-cell table:style-name="ce15">
                    <text:p><text:span text:style-name="T81">No Wait Period</text:span></text:p>
                  </table:table-cell>
                  <table:table-cell table:style-name="ce22">
                    <text:p text:style-name="P54"><text:span text:style-name="T81">Move to </text:span><text:span text:style-name="T89">Deliver Data</text:span></text:p>
                  </table:table-cell>
                </table:table-row>
                <table:table-row table:style-name="ro9">
                  <table:table-cell table:style-name="ce4">
                    <text:p><text:span text:style-name="T81">Wait Period Complete</text:span></text:p>
                  </table:table-cell>
                  <table:table-cell table:style-name="ce23">
                    <text:p text:style-name="P56"><text:span text:style-name="T81">Move to </text:span></text:p>
                    <text:p text:style-name="P56"><text:span text:style-name="T102">Deliver Data </text:span><text:span text:style-name="T103">(Influenza)</text:span><text:span text:style-name="T102"> </text:span><text:span text:style-name="T104">or</text:span></text:p>
                    <text:p text:style-name="P56"><text:span text:style-name="T105">Annotation </text:span><text:span text:style-name="T106">(Non-influenza)</text:span></text:p>
                  </table:table-cell>
                </table:table-row>
              </table:table>
              <draw:image xlink:href="Pictures/TablePreview8.svm" xlink:type="simple" xlink:show="embed" xlink:actuate="onLoad"/>
            </draw:frame>
          </draw:g>
        </draw:g>
      </draw:page>
      <draw:page draw:name="page3" draw:style-name="dp1" draw:master-page-name="Default">
        <office:forms form:automatic-focus="false" form:apply-design-mode="false"/>
        <draw:g>
          <draw:custom-shape draw:style-name="gr234" draw:text-style-name="P58" draw:layer="layout" svg:width="1.27cm" svg:height="1.347cm" svg:x="62.595cm" svg:y="54.08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35" draw:text-style-name="P1" draw:layer="layout" svg:width="0.635cm" svg:height="1.521cm" svg:x="62.912cm" svg:y="53.522cm">
            <text:p/>
          </draw:rect>
        </draw:g>
        <draw:line draw:style-name="gr236" draw:text-style-name="P1" draw:layer="layout" svg:x1="1cm" svg:y1="71.802cm" svg:x2="83.099cm" svg:y2="71.802cm">
          <text:p/>
        </draw:line>
        <draw:rect draw:style-name="gr237" draw:text-style-name="P1" draw:layer="layout" svg:width="0.635cm" svg:height="4.445cm" svg:x="21.955cm" svg:y="92.122cm">
          <text:p/>
        </draw:rect>
        <draw:rect draw:style-name="gr238" draw:text-style-name="P1" draw:layer="layout" svg:width="4.445cm" svg:height="0.635cm" svg:x="36.56cm" svg:y="101.965cm">
          <text:p/>
        </draw:rect>
        <draw:rect draw:style-name="gr238" draw:text-style-name="P1" draw:layer="layout" svg:width="0.635cm" svg:height="5.397cm" svg:x="66.787cm" svg:y="108.95cm">
          <text:p/>
        </draw:rect>
        <draw:rect draw:style-name="gr239" draw:text-style-name="P1" draw:layer="measurelines" svg:width="0.635cm" svg:height="111.125cm" svg:x="42.275cm" svg:y="2.27cm">
          <text:p/>
        </draw:rect>
        <draw:rect draw:style-name="gr238" draw:text-style-name="P1" draw:layer="layout" svg:width="4.128cm" svg:height="0.717cm" svg:x="39.734cm" svg:y="52.988cm">
          <text:p/>
        </draw:rect>
        <draw:rect draw:style-name="gr239" draw:text-style-name="P1" draw:layer="layout" svg:width="3.175cm" svg:height="0.717cm" svg:x="40.687cm" svg:y="13.382cm">
          <text:p/>
        </draw:rect>
        <draw:rect draw:style-name="gr239" draw:text-style-name="P1" draw:layer="layout" svg:width="3.81cm" svg:height="0.717cm" svg:x="39.1cm" svg:y="1.635cm">
          <text:p/>
        </draw:rect>
        <draw:rect draw:style-name="gr239" draw:text-style-name="P1" draw:layer="layout" svg:width="4.763cm" svg:height="0.717cm" svg:x="38.147cm" svg:y="59.42cm">
          <text:p/>
        </draw:rect>
        <draw:rect draw:style-name="gr239" draw:text-style-name="P59" draw:layer="measurelines" svg:width="6.35cm" svg:height="0.717cm" svg:x="36.242cm" svg:y="98.39cm">
          <text:p/>
        </draw:rect>
        <draw:rect draw:style-name="gr239" draw:text-style-name="P59" draw:layer="layout" svg:width="6.033cm" svg:height="0.717cm" svg:x="36.877cm" svg:y="105.14cm">
          <text:p/>
        </draw:rect>
        <draw:rect draw:style-name="gr238" draw:text-style-name="P1" draw:layer="layout" svg:width="30.797cm" svg:height="0.717cm" svg:x="36.56cm" svg:y="108.868cm">
          <text:p/>
        </draw:rect>
        <draw:custom-shape draw:style-name="gr240" draw:text-style-name="P58" draw:layer="layout" svg:width="1.27cm" svg:height="2.858cm" svg:x="62.277cm" svg:y="92.457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41" draw:text-style-name="P1" draw:layer="layout" svg:width="9.525cm" svg:height="0.718cm" svg:x="10.842cm" svg:y="55.886cm">
          <text:p/>
        </draw:rect>
        <draw:rect draw:style-name="gr238" draw:text-style-name="P1" draw:layer="measurelines" svg:width="0.635cm" svg:height="101.283cm" svg:x="41.005cm" svg:y="8.302cm">
          <text:p/>
        </draw:rect>
        <draw:rect draw:style-name="gr242" draw:text-style-name="P1" draw:layer="layout" svg:width="0.635cm" svg:height="22.86cm" svg:x="73.707cm" svg:y="91.487cm">
          <text:p/>
        </draw:rect>
        <draw:rect draw:style-name="gr243" draw:text-style-name="P1" draw:layer="layout" svg:width="0.635cm" svg:height="21.273cm" svg:x="49.26cm" svg:y="92.44cm">
          <text:p/>
        </draw:rect>
        <draw:custom-shape draw:style-name="gr240" draw:text-style-name="P58" draw:layer="layout" svg:width="1.27cm" svg:height="2.858cm" svg:x="33.702cm" svg:y="94.95cm">
          <text:p/>
          <draw:enhanced-geometry svg:viewBox="0 0 21600 21600" draw:mirror-vertical="fals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38" draw:text-style-name="P1" draw:layer="measurelines" svg:width="8.255cm" svg:height="0.717cm" svg:x="33.385cm" svg:y="8.22cm">
          <text:p/>
        </draw:rect>
        <draw:rect draw:style-name="gr237" draw:text-style-name="P1" draw:layer="layout" svg:width="7.937cm" svg:height="0.718cm" svg:x="39.1cm" svg:y="90.011cm">
          <text:p/>
        </draw:rect>
        <draw:rect draw:style-name="gr244" draw:text-style-name="P1" draw:layer="measurelines" svg:width="8.254cm" svg:height="0.718cm" svg:x="40.053cm" svg:y="77.476cm">
          <text:p/>
        </draw:rect>
        <draw:rect draw:style-name="gr239" draw:text-style-name="P1" draw:layer="layout" svg:width="3.81cm" svg:height="0.717cm" svg:x="39.1cm" svg:y="73.625cm">
          <text:p/>
        </draw:rect>
        <draw:rect draw:style-name="gr238" draw:text-style-name="P1" draw:layer="layout" svg:width="2.858cm" svg:height="0.717cm" svg:x="38.465cm" svg:y="91.17cm">
          <text:p/>
        </draw:rect>
        <draw:rect draw:style-name="gr238" draw:text-style-name="P1" draw:layer="layout" svg:width="4.745cm" svg:height="0.717cm" svg:x="36.895cm" svg:y="68.31cm">
          <text:p/>
        </draw:rect>
        <draw:rect draw:style-name="gr213" draw:text-style-name="P29" draw:layer="measurelines" svg:width="38.27cm" svg:height="41.592cm" svg:x="43.227cm" svg:y="12.43cm">
          <text:p text:style-name="P1"><text:span text:style-name="T1">Close Sample</text:span></text:p>
        </draw:rect>
        <draw:rect draw:style-name="gr245" draw:text-style-name="P29" draw:layer="measurelines" svg:width="33.338cm" svg:height="11.293cm" svg:x="5.361cm" svg:y="58.467cm">
          <text:p text:style-name="P1"><text:span text:style-name="T1">Assembly</text:span></text:p>
        </draw:rect>
        <draw:rect draw:style-name="gr213" draw:text-style-name="P29" draw:layer="measurelines" svg:width="33.35cm" svg:height="8.572cm" svg:x="5.351cm" svg:y="1cm">
          <text:p text:style-name="P1"><text:span text:style-name="T1">Received Sample</text:span></text:p>
        </draw:rect>
        <draw:custom-shape draw:style-name="gr246" draw:text-style-name="P1" draw:id="id190" draw:layer="measurelines" svg:width="8.89cm" svg:height="2.222cm" svg:x="7.966cm" svg:y="61.609cm">
          <text:p text:style-name="P1"><text:span text:style-name="T17">Sanger Assembly</text:span></text:p>
          <text:p text:style-name="P1"><text:span text:style-name="T107">VAPOR </text:span><text:span text:style-name="T108">assembles the contigs from the </text:span><text:span text:style-name="T107">Project DB,</text:span><text:span text:style-name="T108"> </text:span></text:p>
          <text:p text:style-name="P1"><text:span text:style-name="T108">triggered by a set number of sequences uploaded.</text:span></text:p>
          <text:p text:style-name="P1"><text:span text:style-name="T108">The contig and associated info are stored in</text:span></text:p>
          <text:p text:style-name="P1"><text:span text:style-name="T107">GLK</text:span><text:span text:style-name="T108"> in the </text:span><text:span text:style-name="T107">Project DB</text:span><text:span text:style-name="T108">.</text:span></text:p>
          <text:p text:style-name="P1"><text:span text:style-name="T108"/></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rect draw:style-name="gr213" draw:text-style-name="P29" draw:layer="measurelines" svg:width="33.35cm" svg:height="19.634cm" svg:x="48.33cm" svg:y="72.872cm">
          <text:p text:style-name="P1"><text:span text:style-name="T1">Collaborator Review</text:span></text:p>
        </draw:rect>
        <draw:rect draw:style-name="gr247" draw:text-style-name="P1" draw:layer="measurelines" svg:width="0.635cm" svg:height="5.397cm" svg:x="30.528cm" svg:y="93.81cm">
          <text:p/>
        </draw:rect>
        <draw:rect draw:style-name="gr213" draw:text-style-name="P29" draw:layer="measurelines" svg:width="28.575cm" svg:height="5.129cm" svg:x="8.302cm" svg:y="97.837cm">
          <text:p text:style-name="P1"><text:span text:style-name="T1">Validation</text:span></text:p>
        </draw:rect>
        <draw:rect draw:style-name="gr213" draw:text-style-name="P29" draw:layer="measurelines" svg:width="28.575cm" svg:height="5.129cm" svg:x="8.302cm" svg:y="104.749cm">
          <text:p text:style-name="P1"><text:span text:style-name="T1">Deliver Data</text:span></text:p>
        </draw:rect>
        <draw:rect draw:style-name="gr248" draw:text-style-name="P29" draw:layer="measurelines" svg:width="18.415cm" svg:height="5.08cm" svg:x="13.37cm" svg:y="112.76cm">
          <text:p text:style-name="P1"><text:span text:style-name="T1">Sample Published</text:span></text:p>
        </draw:rect>
        <draw:custom-shape draw:style-name="gr246" draw:text-style-name="P1" draw:id="id184" draw:layer="measurelines" svg:width="8.89cm" svg:height="2.222cm" svg:x="12.829cm" svg:y="64.649cm">
          <text:p text:style-name="P1"><text:span text:style-name="T17">Sanger Only Re-assembly</text:span></text:p>
          <text:p text:style-name="P1"><text:span text:style-name="T107">VAPOR </text:span><text:span text:style-name="T108">is used to call the assembler.</text:span></text:p>
          <text:p text:style-name="P1"><text:span text:style-name="T108"/></text:p>
          <draw:enhanced-geometry svg:viewBox="0 0 21600 21600" draw:text-areas="2540 0 19060 21600" draw:type="flowchart-predefined-process" draw:enhanced-path="M 0 0 L 21600 0 21600 21600 0 21600 Z N M 2540 0 L 2540 21600 N M 19060 0 L 19060 21600 N"/>
        </draw:custom-shape>
        <draw:custom-shape draw:style-name="gr249" draw:text-style-name="P1" draw:id="id182" draw:layer="measurelines" svg:width="8.89cm" svg:height="2.222cm" svg:x="17.585cm" svg:y="61.609cm">
          <text:p text:style-name="P1"><text:span text:style-name="T109">Sanger and NG Assembly</text:span></text:p>
          <text:p text:style-name="P49"><text:span text:style-name="T110">Tim and Danny do most of the work</text:span></text:p>
          <text:p text:style-name="P49"><text:span text:style-name="T110">Reassembly involves using files from the NG </text:span></text:p>
          <text:p text:style-name="P49"><text:span text:style-name="T110">sequencing and the project DB for the closure </text:span></text:p>
          <text:p text:style-name="P49"><text:span text:style-name="T110">sequences.</text:span></text:p>
          <text:p text:style-name="P1"><text:span text:style-name="T107"/></text:p>
          <draw:enhanced-geometry svg:viewBox="0 0 21600 21600" draw:text-areas="2540 0 19060 21600" draw:type="flowchart-predefined-process" draw:enhanced-path="M 0 0 L 21600 0 21600 21600 0 21600 Z N M 2540 0 L 2540 21600 N M 19060 0 L 19060 21600 N"/>
        </draw:custom-shape>
        <draw:rect draw:style-name="gr250" draw:text-style-name="P1" draw:layer="measurelines" svg:width="33.376cm" svg:height="19.634cm" svg:x="5.851cm" svg:y="72.882cm">
          <text:p text:style-name="P1">Review Assembly</text:p>
        </draw:rect>
        <draw:custom-shape draw:style-name="gr251" draw:text-style-name="P1" draw:layer="measurelines" svg:width="1.905cm" svg:height="1.905cm" svg:x="48.666cm" svg:y="15.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1" draw:text-style-name="P1" draw:id="id181" draw:layer="measurelines" svg:width="1.905cm" svg:height="1.905cm" svg:x="21.108cm" svg:y="59.1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2" draw:text-style-name="P1" draw:id="id183" draw:layer="measurelines" svg:width="8.907cm" svg:height="2.222cm" svg:x="27.099cm" svg:y="61.609cm">
          <text:p text:style-name="P1"><text:span text:style-name="T109">NG Only Assembly</text:span></text:p>
          <text:p text:style-name="P49"><text:span text:style-name="T110">Tim and Danny do most of the work.</text:span></text:p>
          <text:p text:style-name="P49"><text:span text:style-name="T107">Cas2consed </text:span><text:span text:style-name="T108">builds</text:span><text:span text:style-name="T107"> Consed </text:span><text:span text:style-name="T108">files, ace.1,</text:span></text:p>
          <text:p text:style-name="P49"><text:span text:style-name="T108"><text:s/></text:span><text:span text:style-name="T108">and directory structure.</text:span></text:p>
          <text:p text:style-name="P49"><text:span text:style-name="T108">The result is then trimmed forming ace.2.</text:span></text:p>
          <text:p text:style-name="P1"><text:span text:style-name="T107"/></text:p>
          <draw:enhanced-geometry svg:viewBox="0 0 21600 21600" draw:text-areas="2540 0 19060 21600" draw:type="flowchart-predefined-process" draw:enhanced-path="M 0 0 L 21600 0 21600 21600 0 21600 Z N M 2540 0 L 2540 21600 N M 19060 0 L 19060 21600 N"/>
        </draw:custom-shape>
        <draw:connector draw:style-name="gr253" draw:text-style-name="P1" draw:layer="measurelines" svg:x1="22.06cm" svg:y1="61.007cm" svg:x2="22.03cm" svg:y2="61.609cm" draw:start-shape="id181" draw:start-glue-point="6" draw:end-shape="id182" draw:end-glue-point="0" svg:d="m22060 61007v301h-30v301">
          <text:p/>
        </draw:connector>
        <draw:connector draw:style-name="gr253" draw:text-style-name="P1" draw:layer="measurelines" draw:line-skew="-5.11cm 30.067cm" svg:x1="23.013cm" svg:y1="60.054cm" svg:x2="31.552cm" svg:y2="61.609cm" draw:start-shape="id181" draw:start-glue-point="7" draw:end-shape="id183" draw:end-glue-point="0" svg:d="m23013 60054h8384v1h155v1554">
          <text:p/>
        </draw:connector>
        <draw:custom-shape draw:style-name="gr249" draw:text-style-name="P1" draw:id="id185" draw:layer="measurelines" svg:width="8.89cm" svg:height="2.222cm" svg:x="22.354cm" svg:y="64.649cm">
          <text:p text:style-name="P1"><text:span text:style-name="T109">NG Re-assembly</text:span></text:p>
          <text:p text:style-name="P49"><text:span text:style-name="T110">Tim and Danny do most of the work</text:span></text:p>
          <text:p text:style-name="P49"><text:span text:style-name="T110">Reassembly involves using files from the NG </text:span></text:p>
          <text:p text:style-name="P49"><text:span text:style-name="T110">sequencing and the project DB for the closure </text:span></text:p>
          <text:p text:style-name="P49"><text:span text:style-name="T110">sequences.</text:span></text:p>
          <text:p text:style-name="P1"><text:span text:style-name="T107"/></text:p>
          <draw:enhanced-geometry svg:viewBox="0 0 21600 21600" draw:text-areas="2540 0 19060 21600" draw:type="flowchart-predefined-process" draw:enhanced-path="M 0 0 L 21600 0 21600 21600 0 21600 Z N M 2540 0 L 2540 21600 N M 19060 0 L 19060 21600 N"/>
        </draw:custom-shape>
        <draw:connector draw:style-name="gr253" draw:text-style-name="P1" draw:layer="measurelines" svg:x1="21.108cm" svg:y1="60.054cm" svg:x2="17.274cm" svg:y2="64.649cm" draw:start-shape="id181" draw:start-glue-point="5" draw:end-shape="id184" draw:end-glue-point="0" svg:d="m21108 60054h-3834v4595">
          <text:p/>
        </draw:connector>
        <draw:connector draw:style-name="gr253" draw:text-style-name="P1" draw:layer="measurelines" svg:x1="23.013cm" svg:y1="60.054cm" svg:x2="26.799cm" svg:y2="64.649cm" draw:start-shape="id181" draw:start-glue-point="7" draw:end-shape="id185" draw:end-glue-point="0" svg:d="m23013 60054h3786v4595">
          <text:p/>
        </draw:connector>
        <draw:polygon draw:style-name="gr254" draw:text-style-name="P1" draw:layer="measurelines" svg:width="17.51cm" svg:height="17.511cm" draw:transform="skewX (9.71859337822046E-017) rotate (-0.785398163398486) translate (22.0299999991437cm 55.124cm)" svg:viewBox="0 0 17511 17512" draw:points="0,64313 2245,64314 17511,49047 17511,46802 15940,48373 15940,49271 15042,49271 12572,51741 12572,52639 11674,52639 9204,55109 9204,56007 8306,56007 5837,58476 5837,59374 4939,59374 2386,61927 2469,62742 1488,62825">
          <text:p/>
        </draw:polygon>
        <draw:rect draw:style-name="gr255" draw:text-style-name="P1" draw:id="id187" draw:layer="measurelines" svg:width="0.635cm" svg:height="0.635cm" svg:x="21.743cm" svg:y="67.506cm" draw:corner-radius="0.3cm">
          <text:p/>
        </draw:rect>
        <draw:rect draw:style-name="gr255" draw:text-style-name="P1" draw:id="id186" draw:layer="measurelines" svg:width="0.635cm" svg:height="0.635cm" svg:x="16.956cm" svg:y="67.506cm" draw:corner-radius="0.3cm">
          <text:p/>
        </draw:rect>
        <draw:rect draw:style-name="gr255" draw:text-style-name="P1" draw:id="id189" draw:layer="measurelines" svg:width="0.635cm" svg:height="0.635cm" svg:x="26.481cm" svg:y="67.506cm" draw:corner-radius="0.317cm">
          <text:p/>
        </draw:rect>
        <draw:connector draw:style-name="gr253" draw:text-style-name="P1" draw:layer="measurelines" svg:x1="17.274cm" svg:y1="66.871cm" svg:x2="17.273cm" svg:y2="67.506cm" draw:start-shape="id184" draw:start-glue-point="2" draw:end-shape="id186" draw:end-glue-point="0" svg:d="m17274 66871v318h-1v317">
          <text:p/>
        </draw:connector>
        <draw:connector draw:style-name="gr253" draw:text-style-name="P1" draw:layer="measurelines" svg:x1="22.03cm" svg:y1="63.831cm" svg:x2="22.06cm" svg:y2="67.506cm" draw:start-shape="id182" draw:start-glue-point="2" draw:end-shape="id187" draw:end-glue-point="0" svg:d="m22030 63831v1838h30v1837">
          <text:p/>
        </draw:connector>
        <draw:connector draw:style-name="gr253" draw:text-style-name="P1" draw:layer="measurelines" svg:x1="31.552cm" svg:y1="63.831cm" svg:x2="31.552cm" svg:y2="67.506cm" draw:start-shape="id183" draw:end-shape="id188" draw:end-glue-point="0" svg:d="m31552 63831v3675">
          <text:p/>
        </draw:connector>
        <draw:connector draw:style-name="gr253" draw:text-style-name="P1" draw:layer="measurelines" svg:x1="26.799cm" svg:y1="66.871cm" svg:x2="26.798cm" svg:y2="67.506cm" draw:start-shape="id185" draw:start-glue-point="2" draw:end-shape="id189" draw:end-glue-point="0" svg:d="m26799 66871v318h-1v317">
          <text:p/>
        </draw:connector>
        <draw:custom-shape draw:style-name="gr256" draw:text-style-name="P1" draw:layer="measurelines" svg:width="11.43cm" svg:height="3.978cm" svg:x="16.405cm" svg:y="73.222cm">
          <text:p text:style-name="P1"><text:span text:style-name="T109">AutoTasker 2</text:span></text:p>
          <text:p text:style-name="P49"><text:span text:style-name="T110">Checks for:</text:span></text:p>
          <text:p text:style-name="P49"><text:span text:style-name="T110"><text:tab/></text:span><text:span text:style-name="T110">low coverage regions</text:span></text:p>
          <text:p text:style-name="P49"><text:span text:style-name="T110"><text:tab/></text:span><text:span text:style-name="T110">ambiguous reads</text:span></text:p>
          <text:p text:style-name="P49"><text:span text:style-name="T110"><text:tab/></text:span><text:span text:style-name="T110">quality</text:span></text:p>
          <text:p text:style-name="P49"><text:span text:style-name="T110"><text:tab/></text:span><text:span text:style-name="T110">missing codons (via flu validator)</text:span></text:p>
          <text:p text:style-name="P49"><text:span text:style-name="T110"><text:tab/></text:span><text:span text:style-name="T110">frame shifts (via flu validator)</text:span></text:p>
          <text:p text:style-name="P49"><text:span text:style-name="T110">Produces a report including:</text:span></text:p>
          <text:p text:style-name="P49"><text:span text:style-name="T110"><text:tab/></text:span><text:span text:style-name="T110">The number of tasks required (closure reactions and edits)</text:span></text:p>
          <text:p text:style-name="P49"><text:span text:style-name="T110"><text:tab/></text:span><text:span text:style-name="T110">The location of the sections that need work</text:span></text:p>
          <text:p text:style-name="P1"><text:span text:style-name="T107"/></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ustom-shape draw:style-name="gr257" draw:text-style-name="P1" draw:layer="measurelines" svg:width="11.43cm" svg:height="2.857cm" svg:x="16.405cm" svg:y="78.207cm">
          <text:p text:style-name="P1"><text:span text:style-name="T17">Task Update</text:span></text:p>
          <text:p text:style-name="P49"><text:span text:style-name="T110">The output of AutoTasker2 will be used to update the </text:span></text:p>
          <text:p text:style-name="P49"><text:span text:style-name="T110">following fields on the Jira Task:</text:span></text:p>
          <text:p text:style-name="P49"><text:span text:style-name="T110"><text:tab/></text:span><text:span text:style-name="T110">Number of tasks (required to close the sample)</text:span></text:p>
          <text:p text:style-name="P49"><text:span text:style-name="T110"><text:tab/></text:span><text:span text:style-name="T110">Number of rounds of closure (already done)</text:span></text:p>
          <text:p text:style-name="P49"><text:span text:style-name="T110"><text:tab/></text:span><text:span text:style-name="T110">The closure state (too many regions, complete...)</text:span></text:p>
          <text:p text:style-name="P49"><text:span text:style-name="T110"><text:tab/></text:span><text:span text:style-name="T110">?Draft (if segments are missing)</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ustom-shape draw:style-name="gr257" draw:text-style-name="P1" draw:layer="measurelines" svg:width="11.43cm" svg:height="2.857cm" svg:x="22.507cm" svg:y="82.033cm">
          <text:p text:style-name="P1"><text:span text:style-name="T109">Task Assignment</text:span></text:p>
          <text:p text:style-name="P49"><text:span text:style-name="T110">The results of AutoTasker <text:s/>are used to select the next state for the JIRA task</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g>
          <draw:custom-shape draw:style-name="gr258" draw:text-style-name="P1" draw:layer="measurelines" svg:width="11.43cm" svg:height="2.857cm" svg:x="10.537cm" svg:y="82.033cm">
            <text:p text:style-name="P1"><text:span text:style-name="T109">Task Assignment</text:span></text:p>
            <text:p text:style-name="P49"><text:span text:style-name="T110">The output from AutoTasker2 is used to assign the <text:s/>sample to </text:span></text:p>
            <text:p text:style-name="P49"><text:span text:style-name="T110">a queue in CTM.</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line draw:style-name="gr259" draw:text-style-name="P1" draw:layer="measurelines" svg:x1="10.537cm" svg:y1="84.889cm" svg:x2="21.967cm" svg:y2="82.033cm">
            <text:p/>
          </draw:line>
          <draw:line draw:style-name="gr259" draw:text-style-name="P1" draw:layer="measurelines" svg:x1="10.537cm" svg:y1="82.033cm" svg:x2="21.967cm" svg:y2="84.889cm">
            <text:p/>
          </draw:line>
        </draw:g>
        <draw:rect draw:style-name="gr235" draw:text-style-name="P1" draw:layer="measurelines" svg:width="39.688cm" svg:height="0.718cm" svg:x="23.86cm" svg:y="55.888cm">
          <text:p/>
        </draw:rect>
        <draw:rect draw:style-name="gr260" draw:text-style-name="P1" draw:layer="measurelines" svg:width="0.317cm" svg:height="0.318cm" svg:x="34.214cm" svg:y="53.841cm">
          <text:p/>
        </draw:rect>
        <draw:rect draw:style-name="gr260" draw:text-style-name="P1" draw:layer="measurelines" svg:width="0.317cm" svg:height="0.317cm" svg:x="37.801cm" svg:y="53.494cm">
          <text:p/>
        </draw:rect>
        <draw:rect draw:style-name="gr260" draw:text-style-name="P1" draw:layer="measurelines" svg:width="0.317cm" svg:height="0.317cm" svg:x="37.801cm" svg:y="53.494cm">
          <text:p/>
        </draw:rect>
        <draw:rect draw:style-name="gr260" draw:text-style-name="P1" draw:layer="measurelines" svg:width="0.635cm" svg:height="0.635cm" svg:x="37.642cm" svg:y="53.176cm">
          <text:p/>
        </draw:rect>
        <draw:rect draw:style-name="gr260" draw:text-style-name="P1" draw:layer="measurelines" svg:width="0.318cm" svg:height="0.173cm" svg:x="36.862cm" svg:y="53.904cm">
          <text:p/>
        </draw:rect>
        <draw:rect draw:style-name="gr260" draw:text-style-name="P1" draw:layer="measurelines" svg:width="0.318cm" svg:height="0.173cm" svg:x="69.569cm" svg:y="25.631cm">
          <text:p/>
        </draw:rect>
        <draw:rect draw:style-name="gr261" draw:text-style-name="P1" draw:layer="measurelines" svg:width="7.62cm" svg:height="1.589cm" svg:x="69.749cm" svg:y="28.575cm">
          <text:p text:style-name="P1">Complete</text:p>
        </draw:rect>
        <draw:custom-shape draw:style-name="gr262" draw:text-style-name="P1" draw:layer="measurelines" svg:width="0.635cm" svg:height="0.953cm" svg:x="49.301cm" svg:y="18.314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2" draw:text-style-name="P1" draw:layer="measurelines" svg:width="0.635cm" svg:height="0.953cm" svg:x="62.001cm" svg:y="18.314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3" draw:text-style-name="P1" draw:layer="measurelines" svg:width="1.905cm" svg:height="1.905cm" svg:x="73.977cm" svg:y="42.492cm">
          <text:p/>
          <draw:enhanced-geometry svg:viewBox="0 0 21600 21600" draw:glue-points="10800 0 0 10800 10800 21600 21600 10800" draw:text-areas="5400 5400 16200 16200" draw:type="diamond" draw:enhanced-path="M 10800 0 L 21600 10800 10800 21600 0 10800 10800 0 Z N"/>
        </draw:custom-shape>
        <draw:rect draw:style-name="gr264" draw:text-style-name="P1" draw:layer="measurelines" svg:width="18.733cm" svg:height="0.318cm" draw:transform="rotate (1.5707963267946) translate (74.829cm 53.705cm)">
          <text:p/>
        </draw:rect>
        <draw:rect draw:style-name="gr264" draw:text-style-name="P1" draw:layer="measurelines" svg:width="8.238cm" svg:height="0.318cm" draw:transform="rotate (1.5707963267946) translate (64.469cm 51.465cm)">
          <text:p/>
        </draw:rect>
        <draw:custom-shape draw:style-name="gr262" draw:text-style-name="P1" draw:layer="measurelines" svg:width="0.635cm" svg:height="0.953cm" svg:x="70.384cm" svg:y="25.425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65" draw:text-style-name="P1" draw:layer="measurelines" svg:width="9.821cm" svg:height="0.318cm" draw:transform="rotate (1.5707963267946) translate (70.542cm 25.426cm)">
          <text:p/>
        </draw:rect>
        <draw:custom-shape draw:style-name="gr262" draw:text-style-name="P1" draw:layer="measurelines" svg:width="0.635cm" svg:height="0.953cm" svg:x="78.917cm" svg:y="25.425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64" draw:text-style-name="P1" draw:layer="measurelines" svg:width="11.726cm" svg:height="0.318cm" draw:transform="rotate (1.5707963267946) translate (79.075cm 25.426cm)">
          <text:p/>
        </draw:rect>
        <draw:custom-shape draw:style-name="gr263" draw:text-style-name="P1" draw:layer="measurelines" svg:width="1.905cm" svg:height="1.905cm" svg:x="68.017cm" svg:y="12.701cm">
          <text:p/>
          <draw:enhanced-geometry svg:viewBox="0 0 21600 21600" draw:glue-points="10800 0 0 10800 10800 21600 21600 10800" draw:text-areas="5400 5400 16200 16200" draw:type="diamond" draw:enhanced-path="M 10800 0 L 21600 10800 10800 21600 0 10800 10800 0 Z N"/>
        </draw:custom-shape>
        <draw:rect draw:style-name="gr264" draw:text-style-name="P1" draw:layer="measurelines" svg:width="15.875cm" svg:height="0.317cm" svg:x="63.4cm" svg:y="13.536cm">
          <text:p/>
        </draw:rect>
        <draw:custom-shape draw:style-name="gr266" draw:text-style-name="P1" draw:layer="measurelines" svg:width="0.635cm" svg:height="0.953cm" svg:x="63.082cm" svg:y="13.971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67" draw:text-style-name="P60" draw:layer="measurelines" svg:width="4.445cm" svg:height="0.953cm" svg:x="76.1cm" svg:y="13.065cm">
          <text:p text:style-name="P1"><text:span text:style-name="T17">Needs Edits</text:span></text:p>
        </draw:rect>
        <draw:rect draw:style-name="gr267" draw:text-style-name="P60" draw:layer="measurelines" svg:width="4.445cm" svg:height="0.953cm" svg:x="72.825cm" svg:y="45.132cm">
          <text:p text:style-name="P1"><text:span text:style-name="T17">Needs Edits</text:span></text:p>
        </draw:rect>
        <draw:custom-shape draw:style-name="gr251" draw:text-style-name="P1" draw:layer="measurelines" svg:width="1.905cm" svg:height="1.905cm" svg:x="61.366cm" svg:y="15.922cm">
          <text:p/>
          <draw:enhanced-geometry svg:viewBox="0 0 21600 21600" draw:glue-points="10800 0 0 10800 10800 21600 21600 10800" draw:text-areas="5400 5400 16200 16200" draw:type="diamond" draw:enhanced-path="M 10800 0 L 21600 10800 10800 21600 0 10800 10800 0 Z N"/>
        </draw:custom-shape>
        <draw:rect draw:style-name="gr265" draw:text-style-name="P1" draw:layer="measurelines" svg:width="1.27cm" svg:height="0.318cm" draw:transform="rotate (1.5707963267946) translate (64.551cm 16.511cm)">
          <text:p/>
        </draw:rect>
        <draw:rect draw:style-name="gr265" draw:text-style-name="P1" draw:layer="measurelines" svg:width="1.27cm" svg:height="0.318cm" draw:transform="rotate (1.5707963267946) translate (55.961cm 16.511cm)">
          <text:p/>
        </draw:rect>
        <draw:polygon draw:style-name="gr268" draw:text-style-name="P1" draw:layer="measurelines" svg:width="26.838cm" svg:height="1.633cm" svg:x="46.72cm" svg:y="14.923cm" svg:viewBox="0 0 26839 1634" draw:points="0,1634 1905,1634 2858,681 3811,1634 14604,1634 15557,681 16510,1634 23028,1588 23981,635 24934,1588 26839,1588 25251,0 1587,46">
          <text:p/>
        </draw:polygon>
        <draw:rect draw:style-name="gr267" draw:text-style-name="P60" draw:layer="measurelines" svg:width="4.445cm" svg:height="0.953cm" svg:x="61.107cm" svg:y="13.064cm">
          <text:p text:style-name="P1"><text:span text:style-name="T17">Too Few</text:span></text:p>
        </draw:rect>
        <draw:rect draw:style-name="gr264" draw:text-style-name="P1" draw:layer="measurelines" svg:width="0.953cm" svg:height="0.318cm" draw:transform="rotate (1.5707963267946) translate (68.81cm 13.436cm)">
          <text:p/>
        </draw:rect>
        <draw:connector draw:style-name="gr253" draw:text-style-name="P1" draw:layer="measurelines" draw:line-skew="0.433cm 30.826cm" svg:x1="21.108cm" svg:y1="60.054cm" svg:x2="12.411cm" svg:y2="61.609cm" draw:start-shape="id181" draw:start-glue-point="5" draw:end-shape="id190" draw:end-glue-point="0" svg:d="m21108 60054h-1693v1h-7004v1554">
          <text:p/>
        </draw:connector>
        <draw:rect draw:style-name="gr255" draw:text-style-name="P1" draw:id="id191" draw:layer="measurelines" svg:width="0.635cm" svg:height="0.635cm" svg:x="12.094cm" svg:y="67.506cm" draw:corner-radius="0.3cm">
          <text:p/>
        </draw:rect>
        <draw:connector draw:style-name="gr253" draw:text-style-name="P1" draw:layer="measurelines" svg:x1="12.411cm" svg:y1="63.831cm" svg:x2="12.411cm" svg:y2="67.506cm" draw:start-shape="id190" draw:end-shape="id191" draw:end-glue-point="0" svg:d="m12411 63831v3675">
          <text:p/>
        </draw:connector>
        <draw:rect draw:style-name="gr255" draw:text-style-name="P1" draw:id="id188" draw:layer="measurelines" svg:width="0.635cm" svg:height="0.635cm" svg:x="31.235cm" svg:y="67.506cm" draw:corner-radius="0.635cm">
          <text:p/>
        </draw:rect>
        <draw:custom-shape draw:style-name="gr269" draw:text-style-name="P58" draw:layer="measurelines" svg:width="1.27cm" svg:height="1.906cm" svg:x="21.425cm" svg:y="57.209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0" draw:text-style-name="P1" draw:layer="measurelines" svg:width="1.905cm" svg:height="1.905cm" svg:x="21.108cm" svg:y="55.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58" draw:layer="measurelines" svg:width="1.27cm" svg:height="2.858cm" draw:transform="rotate (-1.57079632679579) translate (21.12cm 55.61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35" draw:text-style-name="P1" draw:layer="measurelines" svg:width="38.101cm" svg:height="0.718cm" svg:x="37.195cm" svg:y="70.068cm">
          <text:p/>
        </draw:rect>
        <draw:rect draw:style-name="gr235" draw:text-style-name="P1" draw:layer="measurelines" svg:width="0.635cm" svg:height="16.828cm" svg:x="74.66cm" svg:y="54.022cm">
          <text:p/>
        </draw:rect>
        <draw:rect draw:style-name="gr237" draw:text-style-name="P1" draw:layer="measurelines" svg:width="0.635cm" svg:height="86.042cm" svg:x="82.11cm" svg:y="10.525cm">
          <text:p/>
        </draw:rect>
        <draw:rect draw:style-name="gr237" draw:text-style-name="P1" draw:layer="measurelines" svg:width="13.652cm" svg:height="0.718cm" svg:x="68.945cm" svg:y="10.506cm">
          <text:p/>
        </draw:rect>
        <draw:custom-shape draw:style-name="gr269" draw:text-style-name="P58" draw:layer="measurelines" svg:width="1.27cm" svg:height="2.482cm" svg:x="68.31cm" svg:y="10.525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4" draw:text-style-name="P58" draw:layer="measurelines" svg:width="1.27cm" svg:height="2.223cm" svg:x="74.342cm" svg:y="63.864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9" draw:text-style-name="P58" draw:layer="measurelines" svg:width="1.27cm" svg:height="2.223cm" svg:x="81.845cm" svg:y="79.692cm">
          <text:p/>
          <draw:enhanced-geometry svg:viewBox="0 0 21600 21600" draw:mirror-vertical="tru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9" draw:text-style-name="P58" draw:layer="measurelines" svg:width="1.27cm" svg:height="2.223cm" svg:x="81.779cm" svg:y="31.68cm">
          <text:p/>
          <draw:enhanced-geometry svg:viewBox="0 0 21600 21600" draw:mirror-vertical="tru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9" draw:text-style-name="P58" draw:layer="measurelines" svg:width="1.27cm" svg:height="3.81cm" svg:x="18.592cm" svg:y="94.002cm">
          <text:p/>
          <draw:enhanced-geometry svg:viewBox="0 0 21600 21600"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37" draw:text-style-name="P1" draw:layer="measurelines" svg:width="60.642cm" svg:height="0.718cm" svg:x="21.955cm" svg:y="95.972cm">
          <text:p/>
        </draw:rect>
        <draw:custom-shape draw:style-name="gr269" draw:text-style-name="P58" draw:layer="measurelines" svg:width="1.27cm" svg:height="2.858cm" draw:transform="rotate (-1.57079632679579) translate (53.07cm 95.655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9" draw:text-style-name="P58" draw:layer="measurelines" svg:width="1.27cm" svg:height="2.858cm" svg:x="21.637cm" svg:y="102.521cm">
          <text:p/>
          <draw:enhanced-geometry svg:viewBox="0 0 21600 21600"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0" draw:text-style-name="P58" draw:layer="measurelines" svg:width="1.27cm" svg:height="2.858cm" svg:x="15.605cm" svg:y="102.6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0" draw:text-style-name="P58" draw:layer="measurelines" svg:width="1.27cm" svg:height="2.858cm" svg:x="30.21cm" svg:y="92.54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0" draw:text-style-name="P58" draw:layer="measurelines" svg:width="1.27cm" svg:height="3.176cm" svg:x="21.485cm" svg:y="69.662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72" draw:text-style-name="P59" draw:layer="measurelines" svg:width="0.635cm" svg:height="18.415cm" draw:transform="rotate (3.1415926535892) translate (78.469cm 72.437cm)">
          <text:p/>
        </draw:rect>
        <draw:rect draw:style-name="gr272" draw:text-style-name="P59" draw:layer="measurelines" svg:width="9.525cm" svg:height="0.718cm" draw:transform="rotate (3.1415926535892) translate (46.72cm 11.224cm)">
          <text:p/>
        </draw:rect>
        <draw:custom-shape draw:style-name="gr273" draw:text-style-name="P58" draw:layer="measurelines" svg:width="1.27cm" svg:height="2.858cm" svg:x="19.815cm" svg:y="9.572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60" draw:text-style-name="P1" draw:layer="layout" svg:width="0.317cm" svg:height="0.318cm" svg:x="55.883cm" svg:y="41.543cm">
          <text:p/>
        </draw:rect>
        <draw:rect draw:style-name="gr260" draw:text-style-name="P1" draw:layer="layout" svg:width="0.317cm" svg:height="0.317cm" svg:x="59.47cm" svg:y="41.196cm">
          <text:p/>
        </draw:rect>
        <draw:rect draw:style-name="gr260" draw:text-style-name="P1" draw:layer="layout" svg:width="0.317cm" svg:height="0.317cm" svg:x="59.47cm" svg:y="41.196cm">
          <text:p/>
        </draw:rect>
        <draw:rect draw:style-name="gr260" draw:text-style-name="P1" draw:layer="layout" svg:width="0.635cm" svg:height="0.635cm" svg:x="59.311cm" svg:y="40.878cm">
          <text:p/>
        </draw:rect>
        <draw:rect draw:style-name="gr260" draw:text-style-name="P1" draw:layer="layout" svg:width="0.318cm" svg:height="0.173cm" svg:x="58.244cm" svg:y="39.271cm">
          <text:p/>
        </draw:rect>
        <draw:rect draw:style-name="gr274" draw:text-style-name="P49" draw:layer="layout" svg:width="11.113cm" svg:height="14.287cm" svg:x="51.165cm" svg:y="36.242cm">
          <text:p/>
        </draw:rect>
        <draw:rect draw:style-name="gr275" draw:text-style-name="P49" draw:layer="layout" svg:width="11.113cm" svg:height="14.287cm" svg:x="51.652cm" svg:y="36.56cm">
          <text:p text:style-name="P49">Sequencing Task</text:p>
          <text:p text:style-name="P49">Lab workflow</text:p>
          <text:p text:style-name="P49"/>
          <text:p text:style-name="P49"/>
        </draw:rect>
        <draw:rect draw:style-name="gr261" draw:text-style-name="P1" draw:layer="layout" svg:width="9.843cm" svg:height="7.659cm" svg:x="52.287cm" svg:y="38.108cm">
          <text:p text:style-name="P1">Open</text:p>
        </draw:rect>
        <draw:rect draw:style-name="gr260" draw:text-style-name="P1" draw:layer="layout" svg:width="0.317cm" svg:height="0.318cm" svg:x="34.123cm" svg:y="51.829cm">
          <text:p/>
        </draw:rect>
        <draw:rect draw:style-name="gr260" draw:text-style-name="P1" draw:layer="layout" svg:width="0.317cm" svg:height="0.317cm" svg:x="37.71cm" svg:y="51.482cm">
          <text:p/>
        </draw:rect>
        <draw:rect draw:style-name="gr260" draw:text-style-name="P1" draw:layer="layout" svg:width="0.317cm" svg:height="0.317cm" svg:x="37.71cm" svg:y="51.482cm">
          <text:p/>
        </draw:rect>
        <draw:rect draw:style-name="gr260" draw:text-style-name="P1" draw:layer="layout" svg:width="0.635cm" svg:height="0.635cm" svg:x="58.676cm" svg:y="44.054cm">
          <text:p/>
        </draw:rect>
        <draw:rect draw:style-name="gr260" draw:text-style-name="P1" draw:layer="layout" svg:width="0.318cm" svg:height="0.173cm" svg:x="57.609cm" svg:y="42.447cm">
          <text:p/>
        </draw:rect>
        <draw:g>
          <draw:polygon draw:style-name="gr276" draw:text-style-name="P1" draw:layer="measurelines" svg:width="9.219cm" svg:height="2.539cm" svg:x="52.671cm" svg:y="39.283cm" svg:viewBox="0 0 9220 2540" draw:points="0,0 9220,0 8382,2540 838,2540">
            <text:p/>
          </draw:polygon>
          <draw:rect draw:style-name="gr277" draw:text-style-name="P1" draw:layer="measurelines" svg:width="7.543cm" svg:height="2.54cm" svg:x="53.51cm" svg:y="39.283cm">
            <text:p text:style-name="P1"><text:span text:style-name="T17">Gell Sheet Created</text:span></text:p>
            <text:p text:style-name="P1"><text:span text:style-name="T110"><text:s/></text:span><text:span text:style-name="T110">Using a combination of SyBase scripts, </text:span></text:p>
            <text:p text:style-name="P1"><text:span text:style-name="T110">shell scripts and tracker a sheet to </text:span></text:p>
            <text:p text:style-name="P1"><text:span text:style-name="T110">accompany the plates to </text:span></text:p>
            <text:p text:style-name="P1"><text:span text:style-name="T110">sequencing is created.</text:span></text:p>
          </draw:rect>
        </draw:g>
        <draw:custom-shape draw:style-name="gr266" draw:text-style-name="P1" draw:layer="layout" svg:width="0.635cm" svg:height="0.953cm" svg:x="61.509cm" svg:y="50.984cm">
          <text:p/>
          <draw:enhanced-geometry svg:viewBox="0 0 21600 21600"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6" draw:text-style-name="P1" draw:layer="layout" svg:width="0.635cm" svg:height="0.953cm" svg:x="64.311cm" svg:y="51.047cm">
          <text:p/>
          <draw:enhanced-geometry svg:viewBox="0 0 21600 21600" draw:text-areas="?f0 0 ?f2 ?f5" draw:type="down-arrow" draw:modifiers="6950.94339622642 7301.8867924528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6" draw:text-style-name="P1" draw:layer="layout" svg:width="0.635cm" svg:height="1.588cm" svg:x="74.66cm" svg:y="52.752cm">
          <text:p/>
          <draw:enhanced-geometry svg:viewBox="0 0 21600 21600" draw:text-areas="?f0 0 ?f2 ?f5" draw:type="down-arrow" draw:modifiers="13199.2448080554 5841.509433962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72" draw:text-style-name="P1" draw:layer="layout" svg:width="0.635cm" svg:height="1.905cm" svg:x="46.57cm" svg:y="10.525cm">
          <text:p/>
        </draw:rect>
        <draw:rect draw:style-name="gr241" draw:text-style-name="P1" draw:layer="layout" svg:width="0.771cm" svg:height="3.222cm" svg:x="10.706cm" svg:y="53.387cm">
          <text:p/>
        </draw:rect>
        <draw:custom-shape draw:style-name="gr266" draw:text-style-name="P1" draw:layer="layout" svg:width="0.635cm" svg:height="0.952cm" svg:x="21.803cm" svg:y="77.158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6" draw:text-style-name="P1" draw:layer="layout" svg:width="0.635cm" svg:height="0.952cm" svg:x="25.73cm" svg:y="81.068cm">
          <text:p/>
          <draw:enhanced-geometry svg:viewBox="0 0 21600 21600"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6" draw:text-style-name="P1" draw:layer="layout" svg:width="0.635cm" svg:height="0.952cm" svg:x="17.992cm" svg:y="81.068cm">
          <text:p/>
          <draw:enhanced-geometry svg:viewBox="0 0 21600 21600"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0" draw:text-style-name="P1" draw:layer="layout" svg:width="1.905cm" svg:height="1.905cm" svg:x="64.053cm" svg:y="9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237" draw:text-style-name="P1" draw:layer="layout" svg:width="0.635cm" svg:height="5.398cm" svg:x="18.91cm" svg:y="90.852cm">
          <text:p/>
        </draw:rect>
        <draw:rect draw:style-name="gr278" draw:text-style-name="P1" draw:layer="layout" svg:width="7.543cm" svg:height="1.887cm" svg:x="53.51cm" svg:y="42.358cm">
          <text:p text:style-name="P1"><text:span text:style-name="T17">Sequencing</text:span></text:p>
          <text:p text:style-name="P1"><text:span text:style-name="T110">by </text:span><text:span text:style-name="T107">RPL Team</text:span></text:p>
          <text:p text:style-name="P1"><text:span text:style-name="T107">Requested via Jira Ticket</text:span></text:p>
          <text:p text:style-name="P1"><text:span text:style-name="T107">Sanger data is put into JLims</text:span></text:p>
        </draw:rect>
        <draw:rect draw:style-name="gr279" draw:text-style-name="P60" draw:layer="layout" svg:width="7.937cm" svg:height="1.588cm" svg:x="12.284cm" svg:y="84.184cm">
          <text:p text:style-name="P1"><text:span text:style-name="T17">Currently Selected by </text:span></text:p>
          <text:p text:style-name="P1"><text:span text:style-name="T17">a Human.</text:span></text:p>
        </draw:rect>
        <draw:rect draw:style-name="gr279" draw:text-style-name="P60" draw:layer="layout" svg:width="7.937cm" svg:height="1.588cm" svg:x="24.254cm" svg:y="84.184cm">
          <text:p text:style-name="P1"><text:span text:style-name="T17">Later Select using</text:span></text:p>
          <text:p text:style-name="P1"><text:span text:style-name="T17">AutoTasker</text:span></text:p>
        </draw:rect>
        <draw:rect draw:style-name="gr279" draw:text-style-name="P60" draw:layer="layout" svg:width="7.937cm" svg:height="1.588cm" svg:x="52.435cm" svg:y="14.335cm">
          <text:p text:style-name="P1"><text:span text:style-name="T17">Next Gen:</text:span></text:p>
          <text:p text:style-name="P1"><text:span text:style-name="T17">Human Selects</text:span></text:p>
        </draw:rect>
        <draw:rect draw:style-name="gr265" draw:text-style-name="P1" draw:layer="layout" svg:width="1.271cm" svg:height="0.318cm" draw:transform="rotate (1.5707963267946) translate (62.159cm 18.679cm)">
          <text:p/>
        </draw:rect>
        <draw:rect draw:style-name="gr265" draw:text-style-name="P1" draw:layer="layout" svg:width="1.271cm" svg:height="0.318cm" draw:transform="rotate (1.5707963267946) translate (49.459cm 18.679cm)">
          <text:p/>
        </draw:rect>
        <draw:g>
          <draw:custom-shape draw:style-name="gr280" draw:text-style-name="P1" draw:layer="layout" svg:width="0.635cm" svg:height="1.363cm" draw:transform="rotate (-0.785398163398487) translate (64.255cm 77.875cm)">
            <text:p/>
            <draw:enhanced-geometry svg:viewBox="0 0 21600 21600" draw:mirror-horizontal="fals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0" draw:text-style-name="P1" draw:layer="layout" svg:width="0.635cm" svg:height="1.363cm" draw:transform="rotate (0.7853981633973) translate (65.361cm 78.358cm)">
            <text:p/>
            <draw:enhanced-geometry svg:viewBox="0 0 21600 21600" draw:mirror-horizontal="fals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1" draw:text-style-name="P1" draw:layer="layout" svg:width="1.905cm" svg:height="1.905cm" svg:x="64.058cm" svg:y="76.782cm">
            <text:p/>
            <draw:enhanced-geometry svg:viewBox="0 0 21600 21600" draw:glue-points="10800 0 0 10800 10800 21600 21600 10800" draw:text-areas="5400 5400 16200 16200" draw:type="diamond" draw:enhanced-path="M 10800 0 L 21600 10800 10800 21600 0 10800 10800 0 Z N"/>
          </draw:custom-shape>
          <draw:rect draw:style-name="gr279" draw:text-style-name="P60" draw:layer="layout" svg:width="4.763cm" svg:height="0.952cm" svg:x="62.595cm" svg:y="76.565cm">
            <text:p text:style-name="P1"><text:span text:style-name="T17">Becky</text:span></text:p>
          </draw:rect>
        </draw:g>
        <draw:rect draw:style-name="gr279" draw:text-style-name="P60" draw:layer="layout" svg:width="8.572cm" svg:height="2.222cm" svg:x="11.043cm" svg:y="70.215cm">
          <text:p text:style-name="P1"><text:span text:style-name="T17">If Vapor initiates assembly then </text:span></text:p>
          <text:p text:style-name="P1"><text:span text:style-name="T17">the samples state is automatically</text:span></text:p>
          <text:p text:style-name="P1"><text:span text:style-name="T17">changed to 'Assembly'</text:span></text:p>
        </draw:rect>
        <draw:rect draw:style-name="gr279" draw:text-style-name="P60" draw:layer="layout" svg:width="9.624cm" svg:height="2.222cm" svg:x="6.291cm" svg:y="55.193cm">
          <text:p text:style-name="P1"><text:span text:style-name="T17">If any sub-task fails then the sample </text:span></text:p>
          <text:p text:style-name="P1"><text:span text:style-name="T17">will only move to the 'Assembly' state </text:span></text:p>
          <text:p text:style-name="P1"><text:span text:style-name="T17">when explicitly moved by a user</text:span></text:p>
        </draw:rect>
        <draw:rect draw:style-name="gr279" draw:text-style-name="P60" draw:layer="layout" svg:width="10.477cm" svg:height="2.222cm" svg:x="25.03cm" svg:y="70.215cm">
          <text:p text:style-name="P1"><text:span text:style-name="T17">If the assembly includes Next Gen data </text:span></text:p>
          <text:p text:style-name="P1"><text:span text:style-name="T17">then the sample must be explicitly </text:span></text:p>
          <text:p text:style-name="P1"><text:span text:style-name="T17">moved into the 'Review Assembly' state</text:span></text:p>
        </draw:rect>
        <draw:rect draw:style-name="gr279" draw:text-style-name="P60" draw:layer="layout" svg:width="12.064cm" svg:height="2.222cm" svg:x="68.98cm" svg:y="49.895cm">
          <text:p text:style-name="P1"><text:span text:style-name="T17">If the assembly only required edits then it </text:span></text:p>
          <text:p text:style-name="P1"><text:span text:style-name="T17">doesn't need to be assembled again and so </text:span></text:p>
          <text:p text:style-name="P1"><text:span text:style-name="T17">can go straight to the 'Review Assembly' state</text:span></text:p>
        </draw:rect>
        <draw:g>
          <draw:custom-shape draw:style-name="gr234" draw:text-style-name="P58" draw:layer="layout" svg:width="1.27cm" svg:height="2.223cm" svg:x="19.262cm" svg:y="70.614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35" draw:text-style-name="P1" draw:layer="layout" svg:width="0.635cm" svg:height="2.509cm" svg:x="19.579cm" svg:y="69.693cm">
            <text:p/>
          </draw:rect>
        </draw:g>
        <draw:g>
          <draw:custom-shape draw:style-name="gr269" draw:text-style-name="P58" draw:layer="measurelines" svg:width="1.27cm" svg:height="2.223cm" svg:x="24.107cm" svg:y="70.614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41" draw:text-style-name="P1" draw:layer="measurelines" svg:width="0.635cm" svg:height="2.509cm" svg:x="24.425cm" svg:y="69.693cm">
            <text:p/>
          </draw:rect>
        </draw:g>
        <draw:rect draw:style-name="gr279" draw:text-style-name="P60" draw:layer="layout" svg:width="14.605cm" svg:height="2.222cm" svg:x="55.927cm" svg:y="55.41cm">
          <text:p text:style-name="P1"><text:span text:style-name="T17">When a sub-task's state is changed to 'complete' and </text:span></text:p>
          <text:p text:style-name="P1"><text:span text:style-name="T17">all other sub-tasks are in the <text:s/>'complete' state then the </text:span></text:p>
          <text:p text:style-name="P1"><text:span text:style-name="T17">sample is automatically moved to the next State</text:span></text:p>
        </draw:rect>
        <draw:rect draw:style-name="gr213" draw:text-style-name="P29" draw:layer="layout" svg:width="37.365cm" svg:height="41.592cm" svg:x="3.322cm" svg:y="12.43cm">
          <text:p text:style-name="P1"><text:span text:style-name="T1">Lab Processing</text:span></text:p>
        </draw:rect>
        <draw:polygon draw:style-name="gr281" draw:text-style-name="P1" draw:layer="layout" svg:width="16.243cm" svg:height="16.244cm" draw:transform="skewX (5.64686514413567E-017) rotate (-0.785398163398486) translate (19.2394999993433cm 5.7525cm)" svg:viewBox="0 0 16244 16245" draw:points="1123,-5297 2469,-5297 13326,-16155 13327,-17502 14673,-17502 16244,-19073 13776,-18849 0,-5071 0,-2828 1121,-3950">
          <text:p/>
        </draw:polygon>
        <draw:custom-shape draw:style-name="gr262" draw:text-style-name="P1" draw:layer="layout" svg:width="0.635cm" svg:height="1.905cm" svg:x="9.859cm" svg:y="15.9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67" draw:text-style-name="P60" draw:layer="layout" svg:width="5.715cm" svg:height="0.953cm" svg:x="7.319cm" svg:y="15.969cm">
          <text:p text:style-name="P1"><text:span text:style-name="T17">Sanger Sequencing</text:span></text:p>
        </draw:rect>
        <draw:polygon draw:style-name="gr268" draw:text-style-name="P1" draw:layer="layout" svg:width="31.432cm" svg:height="1.317cm" draw:transform="rotate (3.1415926535892) translate (39.1000000000359cm 52.7999999991968cm)" svg:viewBox="0 0 31433 1318" draw:points="31433,-104282 28893,-104282 27940,-105235 26888,-104330 16193,-104282 15240,-105235 14287,-104282 4128,-104282 3176,-105234 2223,-104282 0,-104282 1270,-105552 30063,-105600">
          <text:p/>
        </draw:polygon>
        <draw:custom-shape draw:style-name="gr266" draw:text-style-name="P1" draw:layer="layout" svg:width="0.635cm" svg:height="0.952cm" svg:x="10.842cm" svg:y="50.74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254" draw:text-style-name="P1" draw:layer="layout" svg:width="12.468cm" svg:height="12.64cm" draw:transform="skewX (-9.45381406506799E-017) rotate (0.7853981633973) translate (19.3550000000373cm 34.8610000000472cm)" svg:viewBox="0 0 12469 12641" draw:points="2021,76673 12244,86845 12469,89314 11013,87911 11013,86563 9668,86565 2623,79521 2623,78175 1347,78245 0,76897">
          <text:p/>
        </draw:polygon>
        <draw:custom-shape draw:style-name="gr266" draw:text-style-name="P1" draw:id="id192" draw:layer="layout" svg:width="1.27cm" svg:height="1.27cm" svg:x="27.452cm" svg:y="33.43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279" draw:text-style-name="P60" draw:layer="layout" svg:width="7.937cm" svg:height="1.588cm" svg:x="23.542cm" svg:y="34.385cm">
          <text:p text:style-name="P1"><text:span text:style-name="T17">Probably selected by project,</text:span></text:p>
          <text:p text:style-name="P1"><text:span text:style-name="T17">but leave as human for now.</text:span></text:p>
        </draw:rect>
        <draw:custom-shape draw:style-name="gr262" draw:text-style-name="P1" draw:layer="layout" svg:width="0.635cm" svg:height="1.905cm" svg:x="21.937cm" svg:y="34.38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2" draw:text-style-name="P1" draw:layer="layout" svg:width="0.635cm" svg:height="1.905cm" svg:x="33.937cm" svg:y="34.38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67" draw:text-style-name="P60" draw:id="id193" draw:layer="layout" svg:width="5.715cm" svg:height="0.953cm" svg:x="19.397cm" svg:y="33.574cm">
          <text:p text:style-name="P1"><text:span text:style-name="T17">454 Sequencing</text:span></text:p>
        </draw:rect>
        <draw:rect draw:style-name="gr267" draw:text-style-name="P60" draw:id="id194" draw:layer="layout" svg:width="5.715cm" svg:height="0.953cm" svg:x="31.379cm" svg:y="33.574cm">
          <text:p text:style-name="P1"><text:span text:style-name="T17">Illumina Sequencing</text:span></text:p>
        </draw:rect>
        <draw:connector draw:style-name="gr282" draw:text-style-name="P1" draw:layer="layout" svg:x1="27.452cm" svg:y1="34.066cm" svg:x2="25.112cm" svg:y2="34.05cm" draw:start-shape="id192" draw:start-glue-point="5" draw:end-shape="id193" draw:end-glue-point="1" svg:d="m27452 34066h-1170v-16h-1170">
          <text:p/>
        </draw:connector>
        <draw:connector draw:style-name="gr282" draw:text-style-name="P1" draw:layer="layout" svg:x1="28.722cm" svg:y1="34.066cm" svg:x2="31.379cm" svg:y2="34.05cm" draw:start-shape="id192" draw:start-glue-point="7" draw:end-shape="id194" draw:end-glue-point="3" svg:d="m28722 34066h1329v-16h1328">
          <text:p/>
        </draw:connector>
        <draw:custom-shape draw:style-name="gr263" draw:text-style-name="P1" draw:layer="layout" svg:width="1.905cm" svg:height="1.905cm" svg:x="21.108cm" svg:y="52.11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51" draw:text-style-name="P1" draw:layer="layout" svg:width="1.905cm" svg:height="1.905cm" svg:x="10.107cm" svg:y="52.13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283" draw:text-style-name="P60" draw:layer="layout" svg:width="6.35cm" svg:height="1.27cm" svg:x="7.902cm" svg:y="51.8cm">
          <text:p text:style-name="P1"><text:span text:style-name="T17">Some sub-tasks failed</text:span></text:p>
          <text:p text:style-name="P1"><text:span text:style-name="T17">or are not yet complete</text:span></text:p>
        </draw:rect>
        <draw:custom-shape draw:style-name="gr263" draw:text-style-name="P1" draw:layer="layout" svg:width="1.905cm" svg:height="1.905cm" svg:x="18.244cm" svg:y="15.33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279" draw:text-style-name="P60" draw:layer="layout" svg:width="8.573cm" svg:height="2.54cm" svg:x="14.869cm" svg:y="13.112cm">
          <text:p text:style-name="P1"><text:span text:style-name="T17">First Time selected based </text:span></text:p>
          <text:p text:style-name="P1"><text:span text:style-name="T17">on project/db. Subsiquent times</text:span></text:p>
          <text:p text:style-name="P1"><text:span text:style-name="T17">Human Selected.</text:span></text:p>
        </draw:rect>
        <draw:rect draw:style-name="gr284" draw:text-style-name="P61" draw:layer="layout" svg:width="11.055cm" svg:height="14.287cm" svg:x="4.649cm" svg:y="17.875cm">
          <text:p text:style-name="P49"><text:span text:style-name="T111">RT_PCR</text:span></text:p>
          <text:p text:style-name="P49"><text:span text:style-name="T111">Lab workflow</text:span></text:p>
          <text:p text:style-name="P49"><text:span text:style-name="T111"/></text:p>
          <text:p text:style-name="P49"><text:span text:style-name="T111"/></text:p>
        </draw:rect>
        <draw:rect draw:style-name="gr261" draw:text-style-name="P62" draw:layer="layout" svg:width="9.842cm" svg:height="7.62cm" svg:x="5.255cm" svg:y="19.461cm">
          <text:p text:style-name="P1"><text:span text:style-name="T111">Open</text:span></text:p>
        </draw:rect>
        <draw:rect draw:style-name="gr261" draw:text-style-name="P62" draw:id="id197" draw:layer="layout" svg:width="7.303cm" svg:height="3.175cm" svg:x="8.084cm" svg:y="28.669cm">
          <text:p text:style-name="P1"><text:span text:style-name="T111">Complete</text:span></text:p>
        </draw:rect>
        <draw:rect draw:style-name="gr261" draw:text-style-name="P62" draw:id="id196" draw:layer="layout" svg:width="2.8cm" svg:height="3.175cm" svg:x="4.967cm" svg:y="28.669cm">
          <text:p text:style-name="P1"><text:span text:style-name="T111">Fail</text:span></text:p>
        </draw:rect>
        <draw:connector draw:style-name="gr282" draw:text-style-name="P1" draw:layer="layout" svg:x1="9.541cm" svg:y1="27.716cm" svg:x2="6.367cm" svg:y2="28.669cm" draw:start-shape="id195" draw:start-glue-point="5" draw:end-shape="id196" draw:end-glue-point="0" svg:d="m9541 27716h-3174v953">
          <text:p/>
        </draw:connector>
        <draw:connector draw:style-name="gr282" draw:text-style-name="P1" draw:layer="layout" svg:x1="10.811cm" svg:y1="27.716cm" svg:x2="11.735cm" svg:y2="28.669cm" draw:start-shape="id195" draw:start-glue-point="7" draw:end-shape="id197" draw:end-glue-point="0" svg:d="m10811 27716h924v953">
          <text:p/>
        </draw:connector>
        <draw:custom-shape draw:style-name="gr266" draw:text-style-name="P1" draw:layer="layout" svg:width="0.635cm" svg:height="0.952cm" svg:x="12.904cm" svg:y="35.214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5" draw:text-style-name="P1" draw:id="id195" draw:layer="layout" svg:width="1.27cm" svg:height="1.27cm" svg:x="9.541cm" svg:y="27.08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6" draw:text-style-name="P1" draw:layer="layout" svg:width="1.588cm" svg:height="1.905cm" svg:x="4.015cm" svg:y="30.985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olygon draw:style-name="gr276" draw:text-style-name="P1" draw:layer="layout" svg:width="6.984cm" svg:height="1.586cm" svg:x="6.684cm" svg:y="23.472cm" svg:viewBox="0 0 6985 1587" draw:points="0,0 6985,0 6350,1587 635,1587">
            <text:p/>
          </draw:polygon>
          <draw:rect draw:style-name="gr287" draw:text-style-name="P1" draw:layer="layout" svg:width="5.715cm" svg:height="1.587cm" svg:x="7.319cm" svg:y="23.472cm">
            <text:p text:style-name="P1"><text:span text:style-name="T17">RT-PCR</text:span></text:p>
          </draw:rect>
        </draw:g>
        <draw:rect draw:style-name="gr288" draw:text-style-name="P1" draw:layer="layout" svg:width="0.317cm" svg:height="3.81cm" svg:x="13.063cm" svg:y="31.678cm">
          <text:p/>
        </draw:rect>
        <draw:rect draw:style-name="gr279" draw:text-style-name="P60" draw:layer="layout" svg:width="6.985cm" svg:height="2.222cm" svg:x="9.73cm" svg:y="32.905cm">
          <text:p text:style-name="P1"><text:span text:style-name="T17">RT_PCR moving to the </text:span></text:p>
          <text:p text:style-name="P1"><text:span text:style-name="T17">'Complete' state creates </text:span></text:p>
          <text:p text:style-name="P1"><text:span text:style-name="T17">a new 'Sequencing Task'</text:span></text:p>
        </draw:rect>
        <draw:custom-shape draw:style-name="gr266" draw:text-style-name="P1" draw:layer="layout" svg:width="0.635cm" svg:height="0.952cm" svg:x="35.607cm" svg:y="50.74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polygon draw:style-name="gr276" draw:text-style-name="P1" draw:layer="layout" svg:width="6.984cm" svg:height="1.904cm" svg:x="6.684cm" svg:y="20.941cm" svg:viewBox="0 0 6985 1905" draw:points="0,0 6985,0 6350,1905 635,1905">
            <text:p/>
          </draw:polygon>
          <draw:rect draw:style-name="gr287" draw:text-style-name="P1" draw:layer="layout" svg:width="5.715cm" svg:height="1.905cm" svg:x="7.319cm" svg:y="20.941cm">
            <text:p text:style-name="P1"><text:span text:style-name="T112">PCR Plates</text:span></text:p>
            <text:p text:style-name="P1"><text:span text:style-name="T110">Virus specific primer plates are used <text:s/>and the </text:span></text:p>
            <text:p text:style-name="P1"><text:span text:style-name="T110">RT-PCR plates are marked with the</text:span><text:span text:style-name="T107"> blinded</text:span></text:p>
            <text:p text:style-name="P1"><text:span text:style-name="T107"><text:s/></text:span><text:span text:style-name="T107">number</text:span><text:span text:style-name="T110"> and primer plate number</text:span></text:p>
          </draw:rect>
        </draw:g>
        <draw:g>
          <draw:rect draw:style-name="gr284" draw:text-style-name="P61" draw:layer="layout" svg:width="11.055cm" svg:height="14.287cm" svg:x="4.274cm" svg:y="36.281cm">
            <text:p text:style-name="P49"><text:span text:style-name="T111">Sequencing Task</text:span></text:p>
            <text:p text:style-name="P49"><text:span text:style-name="T111">Lab workflow</text:span></text:p>
            <text:p text:style-name="P49"><text:span text:style-name="T111"/></text:p>
            <text:p text:style-name="P49"><text:span text:style-name="T111"/></text:p>
          </draw:rect>
          <draw:rect draw:style-name="gr261" draw:text-style-name="P62" draw:layer="layout" svg:width="9.842cm" svg:height="7.62cm" svg:x="4.88cm" svg:y="37.834cm">
            <text:p text:style-name="P1"><text:span text:style-name="T111">Open</text:span></text:p>
          </draw:rect>
          <draw:rect draw:style-name="gr261" draw:text-style-name="P62" draw:id="id200" draw:layer="layout" svg:width="7.303cm" svg:height="3.175cm" svg:x="7.709cm" svg:y="47.042cm">
            <text:p text:style-name="P1"><text:span text:style-name="T111">Complete</text:span></text:p>
          </draw:rect>
          <draw:rect draw:style-name="gr261" draw:text-style-name="P62" draw:id="id199" draw:layer="layout" svg:width="2.8cm" svg:height="3.175cm" svg:x="4.592cm" svg:y="47.042cm">
            <text:p text:style-name="P1"><text:span text:style-name="T111">Fail</text:span></text:p>
          </draw:rect>
          <draw:connector draw:style-name="gr282" draw:text-style-name="P1" draw:layer="layout" svg:x1="9.166cm" svg:y1="46.089cm" svg:x2="5.992cm" svg:y2="47.042cm" draw:start-shape="id198" draw:start-glue-point="5" draw:end-shape="id199" draw:end-glue-point="0" svg:d="m9166 46089h-3174v953">
            <text:p/>
          </draw:connector>
          <draw:connector draw:style-name="gr282" draw:text-style-name="P1" draw:layer="layout" svg:x1="10.436cm" svg:y1="46.089cm" svg:x2="11.36cm" svg:y2="47.042cm" draw:start-shape="id198" draw:start-glue-point="7" draw:end-shape="id200" draw:end-glue-point="0" svg:d="m10436 46089h924v953">
            <text:p/>
          </draw:connector>
          <draw:custom-shape draw:style-name="gr285" draw:text-style-name="P1" draw:id="id198" draw:layer="layout" svg:width="1.27cm" svg:height="1.27cm" svg:x="9.166cm" svg:y="45.45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6" draw:text-style-name="P1" draw:layer="layout" svg:width="1.588cm" svg:height="1.905cm" svg:x="3.64cm" svg:y="49.35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78" draw:text-style-name="P62" draw:layer="layout" svg:width="5.715cm" svg:height="1.887cm" svg:x="7.074cm" svg:y="43.193cm">
            <text:p text:style-name="P1"><text:span text:style-name="T17">Sequencing</text:span></text:p>
            <text:p text:style-name="P1"><text:span text:style-name="T110">by </text:span><text:span text:style-name="T107">RPL Team</text:span></text:p>
            <text:p text:style-name="P1"><text:span text:style-name="T107">Requested via Jira Ticket</text:span></text:p>
            <text:p text:style-name="P1"><text:span text:style-name="T107">Sanger data is put into JLims</text:span></text:p>
          </draw:rect>
          <draw:rect draw:style-name="gr277" draw:text-style-name="P1" draw:layer="layout" svg:width="5.715cm" svg:height="2.54cm" svg:x="7.074cm" svg:y="38.195cm">
            <text:p text:style-name="P1"><text:span text:style-name="T17">Gell Sheet Created</text:span></text:p>
            <text:p text:style-name="P1"><text:span text:style-name="T110"><text:s/></text:span><text:span text:style-name="T110">Using a combination of SyBase scripts, </text:span></text:p>
            <text:p text:style-name="P1"><text:span text:style-name="T110">shell scripts and tracker a sheet to </text:span></text:p>
            <text:p text:style-name="P1"><text:span text:style-name="T110">accompany the plates to </text:span></text:p>
            <text:p text:style-name="P1"><text:span text:style-name="T110">sequencing is created.</text:span></text:p>
          </draw:rect>
          <draw:rect draw:style-name="gr289" draw:text-style-name="P60" draw:layer="layout" svg:width="5.715cm" svg:height="1.905cm" svg:x="7.074cm" svg:y="41.001cm">
            <text:p text:style-name="P1"><text:span text:style-name="T17">Submit Jira</text:span></text:p>
            <text:p text:style-name="P1"><text:span text:style-name="T17"><text:s/></text:span><text:span text:style-name="T17">Ticket</text:span></text:p>
          </draw:rect>
        </draw:g>
        <draw:rect draw:style-name="gr288" draw:text-style-name="P1" draw:layer="layout" svg:width="0.317cm" svg:height="1.27cm" svg:x="11.001cm" svg:y="49.895cm">
          <text:p/>
        </draw:rect>
        <draw:rect draw:style-name="gr284" draw:text-style-name="P61" draw:layer="layout" svg:width="11.055cm" svg:height="14.287cm" svg:x="16.714cm" svg:y="36.29cm">
          <text:p text:style-name="P49"><text:span text:style-name="T111">Sequencing Inc Library Construction</text:span></text:p>
          <text:p text:style-name="P49"><text:span text:style-name="T111">Lab workflow</text:span></text:p>
          <text:p text:style-name="P49"><text:span text:style-name="T111"/></text:p>
          <text:p text:style-name="P49"><text:span text:style-name="T111"/></text:p>
        </draw:rect>
        <draw:rect draw:style-name="gr261" draw:text-style-name="P62" draw:layer="layout" svg:width="9.842cm" svg:height="7.62cm" svg:x="17.32cm" svg:y="37.843cm">
          <text:p text:style-name="P1"><text:span text:style-name="T111">Open</text:span></text:p>
        </draw:rect>
        <draw:rect draw:style-name="gr261" draw:text-style-name="P62" draw:id="id203" draw:layer="layout" svg:width="7.303cm" svg:height="3.175cm" svg:x="20.149cm" svg:y="47.051cm">
          <text:p text:style-name="P1"><text:span text:style-name="T111">Complete</text:span></text:p>
        </draw:rect>
        <draw:rect draw:style-name="gr261" draw:text-style-name="P62" draw:id="id202" draw:layer="layout" svg:width="2.8cm" svg:height="3.175cm" svg:x="17.032cm" svg:y="47.051cm">
          <text:p text:style-name="P1"><text:span text:style-name="T111">Fail</text:span></text:p>
        </draw:rect>
        <draw:connector draw:style-name="gr282" draw:text-style-name="P1" draw:layer="layout" svg:x1="21.606cm" svg:y1="46.098cm" svg:x2="18.432cm" svg:y2="47.051cm" draw:start-shape="id201" draw:start-glue-point="5" draw:end-shape="id202" draw:end-glue-point="0" svg:d="m21606 46098h-3174v953">
          <text:p/>
        </draw:connector>
        <draw:connector draw:style-name="gr282" draw:text-style-name="P1" draw:layer="layout" svg:x1="22.876cm" svg:y1="46.098cm" svg:x2="23.8cm" svg:y2="47.051cm" draw:start-shape="id201" draw:start-glue-point="7" draw:end-shape="id203" draw:end-glue-point="0" svg:d="m22876 46098h924v953">
          <text:p/>
        </draw:connector>
        <draw:custom-shape draw:style-name="gr285" draw:text-style-name="P1" draw:id="id201" draw:layer="layout" svg:width="1.27cm" svg:height="1.27cm" svg:x="21.606cm" svg:y="45.4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6" draw:text-style-name="P1" draw:layer="layout" svg:width="1.588cm" svg:height="1.905cm" svg:x="16.08cm" svg:y="49.36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90" draw:text-style-name="P62" draw:layer="layout" svg:width="5.715cm" svg:height="1.887cm" svg:x="19.384cm" svg:y="41.796cm">
          <text:p text:style-name="P1"><text:span text:style-name="T17">Sequencing</text:span></text:p>
          <text:p text:style-name="P1"><text:span text:style-name="T107"/></text:p>
        </draw:rect>
        <draw:rect draw:style-name="gr289" draw:text-style-name="P60" draw:layer="layout" svg:width="5.715cm" svg:height="1.905cm" svg:x="19.384cm" svg:y="39.256cm">
          <text:p text:style-name="P1"><text:span text:style-name="T17">Submit BugZero</text:span></text:p>
          <text:p text:style-name="P1"><text:span text:style-name="T17"><text:s/></text:span><text:span text:style-name="T17">Ticket</text:span></text:p>
        </draw:rect>
        <draw:rect draw:style-name="gr291" draw:text-style-name="P60" draw:layer="layout" svg:width="5.715cm" svg:height="0.953cm" svg:x="20.843cm" svg:y="48.463cm">
          <text:p text:style-name="P1"><text:span text:style-name="T17">NG Data Load </text:span></text:p>
          <text:p text:style-name="P1"><text:span text:style-name="T110">Stored in File System</text:span></text:p>
        </draw:rect>
        <draw:rect draw:style-name="gr284" draw:text-style-name="P61" draw:layer="layout" svg:width="11.055cm" svg:height="14.287cm" svg:x="28.721cm" svg:y="36.29cm">
          <text:p text:style-name="P49"><text:span text:style-name="T111">Sequencing Inc Library Construction</text:span></text:p>
          <text:p text:style-name="P49"><text:span text:style-name="T111">Lab workflow</text:span></text:p>
          <text:p text:style-name="P49"><text:span text:style-name="T111"/></text:p>
          <text:p text:style-name="P49"><text:span text:style-name="T111"/></text:p>
        </draw:rect>
        <draw:rect draw:style-name="gr261" draw:text-style-name="P62" draw:layer="layout" svg:width="9.842cm" svg:height="7.62cm" svg:x="29.327cm" svg:y="37.843cm">
          <text:p text:style-name="P1"><text:span text:style-name="T111">Open</text:span></text:p>
        </draw:rect>
        <draw:rect draw:style-name="gr261" draw:text-style-name="P62" draw:id="id206" draw:layer="layout" svg:width="7.303cm" svg:height="3.175cm" svg:x="32.156cm" svg:y="47.051cm">
          <text:p text:style-name="P1"><text:span text:style-name="T111">Complete</text:span></text:p>
        </draw:rect>
        <draw:rect draw:style-name="gr261" draw:text-style-name="P62" draw:id="id205" draw:layer="layout" svg:width="2.8cm" svg:height="3.175cm" svg:x="29.039cm" svg:y="47.051cm">
          <text:p text:style-name="P1"><text:span text:style-name="T111">Fail</text:span></text:p>
        </draw:rect>
        <draw:connector draw:style-name="gr282" draw:text-style-name="P1" draw:layer="layout" svg:x1="33.613cm" svg:y1="46.098cm" svg:x2="30.439cm" svg:y2="47.051cm" draw:start-shape="id204" draw:start-glue-point="5" draw:end-shape="id205" draw:end-glue-point="0" svg:d="m33613 46098h-3174v953">
          <text:p/>
        </draw:connector>
        <draw:connector draw:style-name="gr282" draw:text-style-name="P1" draw:layer="layout" svg:x1="34.883cm" svg:y1="46.098cm" svg:x2="35.807cm" svg:y2="47.051cm" draw:start-shape="id204" draw:start-glue-point="7" draw:end-shape="id206" draw:end-glue-point="0" svg:d="m34883 46098h924v953">
          <text:p/>
        </draw:connector>
        <draw:custom-shape draw:style-name="gr285" draw:text-style-name="P1" draw:id="id204" draw:layer="layout" svg:width="1.27cm" svg:height="1.27cm" svg:x="33.613cm" svg:y="45.4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6" draw:text-style-name="P1" draw:layer="layout" svg:width="1.588cm" svg:height="1.905cm" svg:x="28.087cm" svg:y="49.36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90" draw:text-style-name="P62" draw:layer="layout" svg:width="5.715cm" svg:height="1.887cm" svg:x="31.391cm" svg:y="41.796cm">
          <text:p text:style-name="P1"><text:span text:style-name="T17">Sequencing</text:span></text:p>
          <text:p text:style-name="P1"><text:span text:style-name="T107"/></text:p>
        </draw:rect>
        <draw:rect draw:style-name="gr291" draw:text-style-name="P60" draw:layer="layout" svg:width="5.715cm" svg:height="0.953cm" svg:x="32.85cm" svg:y="48.463cm">
          <text:p text:style-name="P1"><text:span text:style-name="T17">NG Data Load </text:span></text:p>
          <text:p text:style-name="P1"><text:span text:style-name="T110">Stored in File System</text:span></text:p>
        </draw:rect>
        <draw:custom-shape draw:style-name="gr266" draw:text-style-name="P1" draw:layer="layout" svg:width="0.635cm" svg:height="0.952cm" svg:x="23.542cm" svg:y="50.74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88" draw:text-style-name="P1" draw:layer="layout" svg:width="0.317cm" svg:height="1.27cm" svg:x="23.701cm" svg:y="49.895cm">
          <text:p/>
        </draw:rect>
        <draw:rect draw:style-name="gr288" draw:text-style-name="P1" draw:layer="layout" svg:width="0.317cm" svg:height="1.27cm" svg:x="35.766cm" svg:y="49.895cm">
          <text:p/>
        </draw:rect>
        <draw:rect draw:style-name="gr289" draw:text-style-name="P60" draw:layer="layout" svg:width="5.715cm" svg:height="1.905cm" svg:x="31.362cm" svg:y="39.347cm">
          <text:p text:style-name="P1"><text:span text:style-name="T17">Submit JIRA</text:span></text:p>
          <text:p text:style-name="P1"><text:span text:style-name="T17"><text:s/></text:span><text:span text:style-name="T17">Ticket</text:span></text:p>
        </draw:rect>
        <draw:rect draw:style-name="gr284" draw:text-style-name="P61" draw:layer="layout" svg:width="11.055cm" svg:height="14.287cm" svg:x="22.053cm" svg:y="17.875cm">
          <text:p text:style-name="P49"><text:span text:style-name="T111">SISPA</text:span></text:p>
          <text:p text:style-name="P49"><text:span text:style-name="T111">Lab workflow</text:span></text:p>
          <text:p text:style-name="P49"><text:span text:style-name="T111"/></text:p>
          <text:p text:style-name="P49"><text:span text:style-name="T111"/></text:p>
        </draw:rect>
        <draw:rect draw:style-name="gr261" draw:text-style-name="P62" draw:layer="layout" svg:width="9.842cm" svg:height="7.62cm" svg:x="22.659cm" svg:y="19.428cm">
          <text:p text:style-name="P1"><text:span text:style-name="T111">Open</text:span></text:p>
        </draw:rect>
        <draw:rect draw:style-name="gr261" draw:text-style-name="P62" draw:id="id209" draw:layer="layout" svg:width="7.303cm" svg:height="3.175cm" svg:x="25.488cm" svg:y="28.636cm">
          <text:p text:style-name="P1"><text:span text:style-name="T111">Complete</text:span></text:p>
        </draw:rect>
        <draw:rect draw:style-name="gr261" draw:text-style-name="P62" draw:id="id208" draw:layer="layout" svg:width="2.8cm" svg:height="3.175cm" svg:x="22.371cm" svg:y="28.636cm">
          <text:p text:style-name="P1"><text:span text:style-name="T111">Fail</text:span></text:p>
        </draw:rect>
        <draw:connector draw:style-name="gr282" draw:text-style-name="P1" draw:layer="layout" svg:x1="26.945cm" svg:y1="27.683cm" svg:x2="23.771cm" svg:y2="28.636cm" draw:start-shape="id207" draw:start-glue-point="5" draw:end-shape="id208" draw:end-glue-point="0" svg:d="m26945 27683h-3174v953">
          <text:p/>
        </draw:connector>
        <draw:connector draw:style-name="gr282" draw:text-style-name="P1" draw:layer="layout" svg:x1="28.215cm" svg:y1="27.683cm" svg:x2="29.139cm" svg:y2="28.636cm" draw:start-shape="id207" draw:start-glue-point="7" draw:end-shape="id209" draw:end-glue-point="0" svg:d="m28215 27683h924v953">
          <text:p/>
        </draw:connector>
        <draw:custom-shape draw:style-name="gr266" draw:text-style-name="P1" draw:layer="layout" svg:width="0.635cm" svg:height="0.952cm" svg:x="27.708cm" svg:y="32.481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5" draw:text-style-name="P1" draw:id="id207" draw:layer="layout" svg:width="1.27cm" svg:height="1.27cm" svg:x="26.945cm" svg:y="27.04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6" draw:text-style-name="P1" draw:layer="layout" svg:width="1.588cm" svg:height="1.905cm" svg:x="21.419cm" svg:y="30.952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88" draw:text-style-name="P1" draw:layer="layout" svg:width="0.317cm" svg:height="0.835cm" svg:x="27.867cm" svg:y="31.645cm">
          <text:p/>
        </draw:rect>
        <draw:g>
          <draw:polygon draw:style-name="gr276" draw:text-style-name="P1" draw:layer="layout" svg:width="6.984cm" svg:height="1.586cm" svg:x="23.959cm" svg:y="21.05cm" svg:viewBox="0 0 6985 1587" draw:points="0,0 6985,0 6350,1587 635,1587">
            <text:p/>
          </draw:polygon>
          <draw:rect draw:style-name="gr287" draw:text-style-name="P1" draw:layer="layout" svg:width="5.715cm" svg:height="1.587cm" svg:x="24.594cm" svg:y="21.05cm">
            <text:p text:style-name="P1"><text:span text:style-name="T17">SISPA</text:span></text:p>
          </draw:rect>
        </draw:g>
        <draw:custom-shape draw:style-name="gr262" draw:text-style-name="P1" draw:layer="layout" svg:width="0.635cm" svg:height="1.905cm" svg:x="27.234cm" svg:y="15.9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67" draw:text-style-name="P60" draw:layer="layout" svg:width="5.715cm" svg:height="0.953cm" svg:x="24.712cm" svg:y="15.969cm">
          <text:p text:style-name="P1"><text:span text:style-name="T17">Next Gen Sequencing</text:span></text:p>
        </draw:rect>
        <draw:custom-shape draw:style-name="gr266" draw:text-style-name="P1" draw:layer="layout" svg:width="0.635cm" svg:height="0.952cm" svg:x="53.24cm" svg:y="35.591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88" draw:text-style-name="P1" draw:layer="layout" svg:width="0.317cm" svg:height="4.11cm" svg:x="53.399cm" svg:y="31.48cm">
          <text:p/>
        </draw:rect>
        <draw:rect draw:style-name="gr261" draw:text-style-name="P62" draw:id="id212" draw:layer="layout" svg:width="7.303cm" svg:height="3.175cm" svg:x="55.087cm" svg:y="47.321cm">
          <text:p text:style-name="P1"><text:span text:style-name="T111">Complete</text:span></text:p>
        </draw:rect>
        <draw:rect draw:style-name="gr261" draw:text-style-name="P62" draw:id="id211" draw:layer="layout" svg:width="2.8cm" svg:height="3.175cm" svg:x="51.97cm" svg:y="47.321cm">
          <text:p text:style-name="P1"><text:span text:style-name="T111">Fail</text:span></text:p>
        </draw:rect>
        <draw:connector draw:style-name="gr282" draw:text-style-name="P1" draw:layer="layout" svg:x1="56.544cm" svg:y1="46.368cm" svg:x2="53.37cm" svg:y2="47.321cm" draw:start-shape="id210" draw:start-glue-point="5" draw:end-shape="id211" draw:end-glue-point="0" svg:d="m56544 46368h-3174v953">
          <text:p/>
        </draw:connector>
        <draw:connector draw:style-name="gr282" draw:text-style-name="P1" draw:layer="layout" svg:x1="57.814cm" svg:y1="46.368cm" svg:x2="58.738cm" svg:y2="47.321cm" draw:start-shape="id210" draw:start-glue-point="7" draw:end-shape="id212" draw:end-glue-point="0" svg:d="m57814 46368h924v953">
          <text:p/>
        </draw:connector>
        <draw:custom-shape draw:style-name="gr285" draw:text-style-name="P1" draw:id="id210" draw:layer="layout" svg:width="1.27cm" svg:height="1.27cm" svg:x="56.544cm" svg:y="45.73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288" draw:text-style-name="P1" draw:layer="layout" svg:width="0.317cm" svg:height="4.11cm" svg:x="59.114cm" svg:y="31.497cm">
          <text:p/>
        </draw:rect>
        <draw:g>
          <draw:polygon draw:style-name="gr292" draw:text-style-name="P1" draw:layer="layout" svg:width="6.667cm" svg:height="1.904cm" svg:x="55.462cm" svg:y="48.307cm" svg:viewBox="0 0 6668 1905" draw:points="0,0 6668,0 6062,1905 606,1905">
            <text:p/>
          </draw:polygon>
          <draw:rect draw:style-name="gr293" draw:text-style-name="P1" draw:layer="layout" svg:width="5.456cm" svg:height="1.905cm" svg:x="56.068cm" svg:y="48.307cm">
            <text:p text:style-name="P1"><text:span text:style-name="T112">Post-sequencing</text:span></text:p>
            <text:p text:style-name="P1"><text:span text:style-name="T110">Sanger Sequences are copied from </text:span></text:p>
            <text:p text:style-name="P1"><text:span text:style-name="T107">Jlims</text:span><text:span text:style-name="T110"> to </text:span><text:span text:style-name="T107">Project DB</text:span><text:span text:style-name="T110"> by </text:span><text:span text:style-name="T107">Flim</text:span></text:p>
            <text:p text:style-name="P1"><text:span text:style-name="T107"/></text:p>
          </draw:rect>
        </draw:g>
        <draw:custom-shape draw:style-name="gr294" draw:text-style-name="P1" draw:layer="layout" svg:width="1.588cm" svg:height="1.905cm" svg:x="51.017cm" svg:y="49.53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88" draw:text-style-name="P1" draw:layer="layout" svg:width="0.317cm" svg:height="1.27cm" svg:x="61.668cm" svg:y="50.212cm">
          <text:p/>
        </draw:rect>
        <draw:rect draw:style-name="gr264" draw:text-style-name="P1" draw:layer="measurelines" svg:width="10.16cm" svg:height="0.318cm" svg:x="64.67cm" svg:y="43.284cm">
          <text:p/>
        </draw:rect>
        <draw:rect draw:style-name="gr267" draw:text-style-name="P60" draw:layer="measurelines" svg:width="4.445cm" svg:height="0.953cm" svg:x="63.1cm" svg:y="42.91cm">
          <text:p text:style-name="P1"><text:span text:style-name="T17">Too Few</text:span></text:p>
        </draw:rect>
        <draw:rect draw:style-name="gr267" draw:text-style-name="P60" draw:layer="layout" svg:width="4.445cm" svg:height="0.953cm" svg:x="68.497cm" svg:y="19.58cm">
          <text:p text:style-name="P1"><text:span text:style-name="T17">Too Few</text:span></text:p>
        </draw:rect>
        <draw:rect draw:style-name="gr284" draw:text-style-name="P49" draw:layer="measurelines" svg:width="11.113cm" svg:height="14.287cm" svg:x="69.432cm" svg:y="26.4cm">
          <text:p text:style-name="P49">Closure Edit Task</text:p>
          <text:p text:style-name="P49"><text:span text:style-name="T113">Closure Workflow</text:span></text:p>
        </draw:rect>
        <draw:rect draw:style-name="gr261" draw:text-style-name="P1" draw:layer="layout" svg:width="9.843cm" svg:height="7.659cm" svg:x="70.067cm" svg:y="27.982cm">
          <text:p text:style-name="P1">Open</text:p>
        </draw:rect>
        <draw:rect draw:style-name="gr261" draw:text-style-name="P62" draw:layer="layout" svg:width="10.103cm" svg:height="3.175cm" svg:x="70.067cm" svg:y="37.195cm">
          <text:p text:style-name="P1"><text:span text:style-name="T111">Complete</text:span></text:p>
        </draw:rect>
        <draw:custom-shape draw:style-name="gr295" draw:text-style-name="P1" draw:id="id213" draw:layer="measurelines" svg:width="1.27cm" svg:height="1.27cm" svg:x="74.353cm" svg:y="30.21cm">
          <text:p/>
          <draw:enhanced-geometry svg:viewBox="0 0 21600 21600" draw:glue-points="10800 0 0 10800 10800 21600 21600 10800" draw:text-areas="5400 5400 16200 16200" draw:type="diamond" draw:enhanced-path="M 10800 0 L 21600 10800 10800 21600 0 10800 10800 0 Z N"/>
        </draw:custom-shape>
        <draw:g draw:id="id215">
          <draw:polygon draw:style-name="gr268" draw:text-style-name="P1" draw:layer="measurelines" svg:width="3.492cm" svg:height="0.634cm" svg:x="75.782cm" svg:y="32.115cm" svg:viewBox="0 0 3493 635" draw:points="0,0 3493,0 3175,635 318,635">
            <text:p/>
          </draw:polygon>
          <draw:rect draw:style-name="gr296" draw:text-style-name="P1" draw:layer="measurelines" svg:width="2.857cm" svg:height="0.635cm" svg:x="76.1cm" svg:y="32.115cm">
            <text:p text:style-name="P1"><text:span text:style-name="T17">CONSED</text:span></text:p>
          </draw:rect>
        </draw:g>
        <draw:g draw:id="id214">
          <draw:polygon draw:style-name="gr297" draw:text-style-name="P1" draw:layer="measurelines" svg:width="3.491cm" svg:height="0.634cm" svg:x="70.702cm" svg:y="32.115cm" svg:viewBox="0 0 3492 635" draw:points="0,0 3492,0 3175,635 317,635">
            <text:p/>
          </draw:polygon>
          <draw:rect draw:style-name="gr298" draw:text-style-name="P1" draw:layer="measurelines" svg:width="2.858cm" svg:height="0.635cm" svg:x="71.019cm" svg:y="32.115cm">
            <text:p text:style-name="P1"><text:span text:style-name="T17">CLOE</text:span></text:p>
          </draw:rect>
        </draw:g>
        <draw:connector draw:style-name="gr282" draw:text-style-name="P1" draw:layer="measurelines" svg:x1="74.353cm" svg:y1="30.844cm" svg:x2="72.448cm" svg:y2="32.115cm" draw:start-shape="id213" draw:start-glue-point="5" draw:end-shape="id214" draw:end-glue-point="0" svg:d="m74353 30844h-1905v1271">
          <text:p/>
        </draw:connector>
        <draw:connector draw:style-name="gr282" draw:text-style-name="P1" draw:layer="measurelines" svg:x1="77.528cm" svg:y1="32.75cm" svg:x2="74.988cm" svg:y2="35.29cm" draw:start-shape="id215" draw:start-glue-point="2" draw:end-shape="id216" draw:end-glue-point="0" svg:d="m77528 32750v1270h-2540v1270">
          <text:p/>
        </draw:connector>
        <draw:connector draw:style-name="gr282" draw:text-style-name="P1" draw:layer="measurelines" svg:x1="75.623cm" svg:y1="30.844cm" svg:x2="77.528cm" svg:y2="32.115cm" draw:start-shape="id213" draw:start-glue-point="7" draw:end-shape="id215" draw:end-glue-point="0" svg:d="m75623 30844h1905v1271">
          <text:p/>
        </draw:connector>
        <draw:connector draw:style-name="gr282" draw:text-style-name="P1" draw:layer="measurelines" svg:x1="72.448cm" svg:y1="32.75cm" svg:x2="74.988cm" svg:y2="35.29cm" draw:start-shape="id214" draw:start-glue-point="2" draw:end-shape="id216" draw:end-glue-point="0" svg:d="m72448 32750v1270h2540v1270">
          <text:p/>
        </draw:connector>
        <draw:rect draw:style-name="gr260" draw:text-style-name="P1" draw:id="id216" draw:layer="layout" svg:width="1.27cm" svg:height="1.27cm" svg:x="74.353cm" svg:y="35.29cm">
          <text:p/>
        </draw:rect>
        <draw:custom-shape draw:style-name="gr299" draw:text-style-name="P58" draw:layer="measurelines" svg:width="1.27cm" svg:height="2.858cm" svg:x="21.42cm" svg:y="9.572cm">
          <text:p/>
          <draw:enhanced-geometry svg:viewBox="0 0 21600 21600"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34" draw:text-style-name="P58" draw:layer="layout" svg:width="1.27cm" svg:height="1.233cm" svg:x="21.425cm" svg:y="54.533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35" draw:text-style-name="P1" draw:layer="layout" svg:width="0.635cm" svg:height="1.392cm" svg:x="21.742cm" svg:y="54.022cm">
            <text:p/>
          </draw:rect>
        </draw:g>
        <draw:rect draw:style-name="gr279" draw:text-style-name="P60" draw:layer="layout" svg:width="14.287cm" svg:height="2.222cm" svg:x="14.97cm" svg:y="50.848cm">
          <text:p text:style-name="P1"><text:span text:style-name="T17">When a sub-task's state is changed to 'complete' and </text:span></text:p>
          <text:p text:style-name="P1"><text:span text:style-name="T17">all other sub-tasks are in the <text:s/>'complete' state then the </text:span></text:p>
          <text:p text:style-name="P1"><text:span text:style-name="T17">sample is automatically moved to the 'Assembly' State</text:span></text:p>
        </draw:rect>
        <draw:rect draw:style-name="gr300" draw:text-style-name="P60" draw:layer="layout" svg:width="6.35cm" svg:height="0.953cm" svg:x="19.415cm" svg:y="53.704cm">
          <text:p text:style-name="P1"><text:span text:style-name="T17">All sub-tasks complete</text:span></text:p>
        </draw:rect>
        <draw:custom-shape draw:style-name="gr234" draw:text-style-name="P58" draw:layer="layout" svg:width="1.27cm" svg:height="2.858cm" draw:transform="rotate (-1.57079632679579) translate (25.882cm 55.61cm)">
          <text:p/>
          <draw:enhanced-geometry svg:viewBox="0 0 21600 21600" draw:mirror-vertic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6" draw:text-style-name="P1" draw:layer="measurelines" svg:width="0.635cm" svg:height="1.588cm" svg:x="62.912cm" svg:y="52.752cm">
          <text:p/>
          <draw:enhanced-geometry svg:viewBox="0 0 21600 21600" draw:text-areas="?f0 0 ?f2 ?f5" draw:type="down-arrow" draw:modifiers="13199.2448080554 5841.509433962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254" draw:text-style-name="P1" draw:layer="measurelines" svg:width="6.168cm" svg:height="6.116cm" draw:transform="rotate (2.3561944901919) translate (63.3370000002489cm 55.8440000000546cm)" svg:viewBox="0 0 6169 6117" draw:points="3923,10597 224,14245 0,16714 1455,15311 1455,13963 2802,13964 3474,13291 3474,11944 4714,12001 6169,10597">
          <text:p/>
        </draw:polygon>
        <draw:custom-shape draw:style-name="gr301" draw:text-style-name="P63" draw:layer="measurelines" svg:width="3.175cm" svg:height="1.27cm" svg:x="20.685cm" svg:y="70.85cm">
          <text:p text:style-name="P1"><text:span text:style-name="T110">Incomplete Data</text:span></text:p>
          <text:p text:style-name="P1"><text:span text:style-name="T110">re-run autotasker</text:span></text:p>
          <text:p text:style-name="P1"><text:span text:style-name="T108"/></text:p>
          <draw:enhanced-geometry svg:viewBox="0 0 21600 21600" draw:text-areas="2540 0 19060 21600" draw:type="flowchart-predefined-process" draw:enhanced-path="M 0 0 L 21600 0 21600 21600 0 21600 Z N M 2540 0 L 2540 21600 N M 19060 0 L 19060 21600 N"/>
        </draw:custom-shape>
        <draw:custom-shape draw:style-name="gr234" draw:text-style-name="P58" draw:layer="layout" svg:width="1.27cm" svg:height="2.223cm" svg:x="36.877cm" svg:y="70.849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2" draw:text-style-name="P58" draw:layer="layout" svg:width="1.27cm" svg:height="2.223cm" svg:x="77.517cm" svg:y="70.642cm">
          <text:p/>
          <draw:enhanced-geometry svg:viewBox="0 0 21600 21600" draw:mirror-vertical="fals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9" draw:text-style-name="P58" draw:layer="layout" svg:width="1.27cm" svg:height="2.858cm" draw:transform="rotate (-1.57079632679579) translate (48.268cm 89.735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2" draw:text-style-name="P58" draw:layer="layout" svg:width="1.27cm" svg:height="2.858cm" draw:transform="rotate (-1.57079632679579) translate (42.057cm 77.2cm)">
          <text:p/>
          <draw:enhanced-geometry svg:viewBox="0 0 21600 21600" draw:mirror-vertical="true" draw:mirror-horizont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9" draw:text-style-name="P58" draw:layer="layout" svg:width="1.27cm" svg:height="2.858cm" svg:x="64.37cm" svg:y="92.497cm">
          <text:p/>
          <draw:enhanced-geometry svg:viewBox="0 0 21600 21600"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9" draw:text-style-name="P58" draw:layer="layout" svg:width="1.27cm" svg:height="2.858cm" draw:transform="rotate (-1.57079632679579) translate (75.93cm 95.655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0" draw:text-style-name="P58" draw:layer="layout" svg:width="1.27cm" svg:height="2.858cm" svg:x="15.605cm" svg:y="110.001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3" draw:text-style-name="P58" draw:layer="measurelines" svg:width="1.27cm" svg:height="2.858cm" svg:x="36.877cm" svg:y="10.524cm">
          <text:p/>
          <draw:enhanced-geometry svg:viewBox="0 0 21600 21600" draw:mirror-vertic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3" draw:text-style-name="P1" draw:layer="layout" svg:width="0.635cm" svg:height="85.102cm" svg:x="2.07cm" svg:y="11.148cm">
          <text:p/>
        </draw:rect>
        <draw:rect draw:style-name="gr303" draw:text-style-name="P1" draw:layer="layout" svg:width="13.652cm" svg:height="0.718cm" svg:x="2.053cm" svg:y="10.842cm">
          <text:p/>
        </draw:rect>
        <draw:custom-shape draw:style-name="gr304" draw:text-style-name="P58" draw:layer="layout" svg:width="1.27cm" svg:height="1.854cm" svg:x="14.981cm" svg:y="10.842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3" draw:text-style-name="P1" draw:layer="layout" svg:width="13.97cm" svg:height="0.718cm" svg:x="2.27cm" svg:y="95.972cm">
          <text:p/>
        </draw:rect>
        <draw:rect draw:style-name="gr303" draw:text-style-name="P1" draw:layer="layout" svg:width="0.635cm" svg:height="4.128cm" svg:x="15.922cm" svg:y="92.439cm">
          <text:p/>
        </draw:rect>
        <draw:custom-shape draw:style-name="gr280" draw:text-style-name="P1" draw:layer="layout" svg:width="0.635cm" svg:height="0.952cm" draw:transform="rotate (1.5707963267946) translate (38.248cm 90.688cm)">
          <text:p/>
          <draw:enhanced-geometry svg:viewBox="0 0 21600 21600" draw:text-areas="?f0 0 ?f2 ?f5" draw:type="down-arrow" draw:modifiers="13417.8384050367 8524.528301886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5" draw:text-style-name="P1" draw:layer="layout" svg:width="11.747cm" svg:height="0.318cm" svg:x="27.135cm" svg:y="90.211cm">
          <text:p/>
        </draw:rect>
        <draw:rect draw:style-name="gr305" draw:text-style-name="P1" draw:layer="layout" svg:width="0.318cm" svg:height="1.587cm" svg:x="21.002cm" svg:y="84.92cm">
          <text:p/>
        </draw:rect>
        <draw:custom-shape draw:style-name="gr306" draw:text-style-name="P1" draw:layer="layout" svg:width="7.303cm" svg:height="1.905cm" svg:x="12.429cm" svg:y="87.46cm">
          <text:p text:style-name="P1"><text:span text:style-name="T98">Assign to Nadia</text:span></text:p>
          <text:p text:style-name="P1"><text:span text:style-name="T108"/></text:p>
          <draw:enhanced-geometry svg:viewBox="0 0 21600 21600" draw:text-areas="2540 0 19060 21600" draw:type="flowchart-predefined-process" draw:enhanced-path="M 0 0 L 21600 0 21600 21600 0 21600 Z N M 2540 0 L 2540 21600 N M 19060 0 L 19060 21600 N"/>
        </draw:custom-shape>
        <draw:rect draw:style-name="gr305" draw:text-style-name="P1" draw:layer="layout" svg:width="0.318cm" svg:height="1.587cm" svg:x="23.102cm" svg:y="84.921cm">
          <text:p/>
        </draw:rect>
        <draw:rect draw:style-name="gr305" draw:text-style-name="P1" draw:layer="layout" svg:width="2.439cm" svg:height="0.318cm" svg:x="20.999cm" svg:y="86.407cm">
          <text:p/>
        </draw:rect>
        <draw:rect draw:style-name="gr305" draw:text-style-name="P1" draw:layer="layout" svg:width="0.318cm" svg:height="4.762cm" svg:x="22.037cm" svg:y="86.408cm">
          <text:p/>
        </draw:rect>
        <draw:rect draw:style-name="gr305" draw:text-style-name="P1" draw:layer="layout" svg:width="2.638cm" svg:height="0.318cm" draw:transform="rotate (-0.785398163398487) translate (22.987cm 88.312cm)">
          <text:p/>
        </draw:rect>
        <draw:rect draw:style-name="gr305" draw:text-style-name="P1" draw:layer="layout" svg:width="2.638cm" svg:height="0.318cm" draw:transform="rotate (0.7853981633973) translate (19.632cm 90.177cm)">
          <text:p/>
        </draw:rect>
        <draw:rect draw:style-name="gr267" draw:text-style-name="P60" draw:layer="layout" svg:width="4.445cm" svg:height="0.953cm" svg:x="17.092cm" svg:y="89.9cm">
          <text:p text:style-name="P1"><text:span text:style-name="T17">Complete</text:span></text:p>
        </draw:rect>
        <draw:rect draw:style-name="gr176" draw:text-style-name="P29" draw:layer="measurelines" svg:width="18.415cm" svg:height="5.131cm" svg:x="40.395cm" svg:y="112.76cm">
          <text:p text:style-name="P1"><text:span text:style-name="T1">Unresolved</text:span></text:p>
        </draw:rect>
        <draw:rect draw:style-name="gr177" draw:text-style-name="P29" draw:layer="measurelines" svg:width="18.415cm" svg:height="5.131cm" svg:x="64.817cm" svg:y="112.76cm">
          <text:p text:style-name="P1"><text:span text:style-name="T1">Deprecated</text:span></text:p>
        </draw:rect>
        <draw:rect draw:style-name="gr303" draw:text-style-name="P1" draw:layer="layout" svg:width="29.21cm" svg:height="0.718cm" svg:x="34.02cm" svg:y="94.579cm">
          <text:p/>
        </draw:rect>
        <draw:custom-shape draw:style-name="gr269" draw:text-style-name="P58" draw:layer="layout" svg:width="1.27cm" svg:height="2.858cm" svg:x="21.637cm" svg:y="109.902cm">
          <text:p/>
          <draw:enhanced-geometry svg:viewBox="0 0 21600 21600"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9" draw:text-style-name="P58" draw:layer="measurelines" svg:width="1.27cm" svg:height="2.858cm" svg:x="21.637cm" svg:y="93.079cm">
          <text:p/>
          <draw:enhanced-geometry svg:viewBox="0 0 21600 21600"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6" draw:text-style-name="P1" draw:layer="layout" svg:width="7.303cm" svg:height="1.905cm" svg:x="66.087cm" svg:y="79.105cm">
          <text:p text:style-name="P1"><text:span text:style-name="T98">Set Draft Flag</text:span></text:p>
          <text:p text:style-name="P1"><text:span text:style-name="T108"/></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rect draw:style-name="gr235" draw:text-style-name="P1" draw:layer="layout" svg:width="0.635cm" svg:height="2.222cm" svg:x="37.195cm" svg:y="70.215cm">
          <text:p/>
        </draw:rect>
        <draw:frame draw:style-name="gr181" draw:layer="layout" svg:width="5.307cm" svg:height="0.962cm" svg:x="65.135cm" svg:y="71.802cm">
          <draw:text-box>
            <text:p>Draft Flag Visible</text:p>
          </draw:text-box>
        </draw:frame>
        <draw:frame draw:style-name="gr181" draw:layer="layout" svg:width="5.476cm" svg:height="0.962cm" svg:x="65.135cm" svg:y="70.84cm">
          <draw:text-box>
            <text:p>Draft Flag Hidden</text:p>
          </draw:text-box>
        </draw:frame>
        <draw:custom-shape draw:style-name="gr306" draw:text-style-name="P1" draw:layer="layout" svg:width="7.303cm" svg:height="1.905cm" svg:x="61.325cm" svg:y="74.531cm">
          <text:p text:style-name="P1"><text:span text:style-name="T98">Email Becky</text:span></text:p>
          <text:p text:style-name="P1"><text:span text:style-name="T108"/></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rect draw:style-name="gr237" draw:text-style-name="P1" draw:layer="layout" svg:width="33.02cm" svg:height="0.718cm" svg:x="21.955cm" svg:y="110.537cm">
          <text:p/>
        </draw:rect>
        <draw:rect draw:style-name="gr237" draw:text-style-name="P1" draw:layer="layout" svg:width="0.635cm" svg:height="17.145cm" svg:x="54.34cm" svg:y="94.027cm">
          <text:p/>
        </draw:rect>
        <draw:custom-shape draw:style-name="gr269" draw:text-style-name="P58" draw:layer="layout" svg:width="1.27cm" svg:height="2.858cm" svg:x="54.022cm" svg:y="92.439cm">
          <text:p/>
          <draw:enhanced-geometry svg:viewBox="0 0 21600 21600" draw:mirror-vertic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67" draw:text-style-name="P60" draw:layer="layout" svg:width="5.397cm" svg:height="0.953cm" svg:x="23.86cm" svg:y="110.437cm">
          <text:p text:style-name="P1"><text:span text:style-name="T17">45 day wait</text:span></text:p>
        </draw:rect>
        <draw:rect draw:style-name="gr267" draw:text-style-name="P60" draw:layer="layout" svg:width="5.397cm" svg:height="0.953cm" svg:x="51.482cm" svg:y="91.17cm">
          <text:p text:style-name="P1"><text:span text:style-name="T17">45 day wait</text:span></text:p>
        </draw:rect>
        <draw:custom-shape draw:style-name="gr306" draw:text-style-name="P1" draw:layer="layout" svg:width="7.303cm" svg:height="1.905cm" svg:x="22.272cm" svg:y="91.605cm">
          <text:p text:style-name="P1"><text:span text:style-name="T98">Assign to Nadia</text:span></text:p>
          <text:p text:style-name="P1"><text:span text:style-name="T108"/></text:p>
          <draw:enhanced-geometry svg:viewBox="0 0 21600 21600" draw:text-areas="2540 0 19060 21600" draw:type="flowchart-predefined-process" draw:enhanced-path="M 0 0 L 21600 0 21600 21600 0 21600 Z N M 2540 0 L 2540 21600 N M 19060 0 L 19060 21600 N"/>
        </draw:custom-shape>
        <draw:rect draw:style-name="gr267" draw:text-style-name="P60" draw:layer="layout" svg:width="5.397cm" svg:height="0.953cm" svg:x="19.515cm" svg:y="91.169cm">
          <text:p text:style-name="P1"><text:span text:style-name="T17">Needs &lt; N Tasks</text:span></text:p>
        </draw:rect>
        <draw:custom-shape draw:style-name="gr306" draw:text-style-name="P1" draw:layer="layout" svg:width="7.303cm" svg:height="1.905cm" svg:x="24.595cm" svg:y="87.46cm">
          <text:p text:style-name="P1"><text:span text:style-name="T98">Assign to Becky</text:span></text:p>
          <text:p text:style-name="P1"><text:span text:style-name="T108"/></text:p>
          <draw:enhanced-geometry svg:viewBox="0 0 21600 21600" draw:text-areas="2540 0 19060 21600" draw:type="flowchart-predefined-process" draw:enhanced-path="M 0 0 L 21600 0 21600 21600 0 21600 Z N M 2540 0 L 2540 21600 N M 19060 0 L 19060 21600 N"/>
        </draw:custom-shape>
        <draw:rect draw:style-name="gr267" draw:text-style-name="P60" draw:layer="layout" svg:width="5.397cm" svg:height="0.953cm" svg:x="23.86cm" svg:y="87.042cm">
          <text:p text:style-name="P1"><text:span text:style-name="T17">Failed Sequencing</text:span></text:p>
        </draw:rect>
        <draw:custom-shape draw:style-name="gr306" draw:text-style-name="P1" draw:layer="measurelines" svg:width="7.303cm" svg:height="1.905cm" svg:x="31.162cm" svg:y="89.465cm">
          <text:p text:style-name="P1"><text:span text:style-name="T98">Assign to Becky</text:span></text:p>
          <text:p text:style-name="P1"><text:span text:style-name="T108"/></text:p>
          <draw:enhanced-geometry svg:viewBox="0 0 21600 21600" draw:text-areas="2540 0 19060 21600" draw:type="flowchart-predefined-process" draw:enhanced-path="M 0 0 L 21600 0 21600 21600 0 21600 Z N M 2540 0 L 2540 21600 N M 19060 0 L 19060 21600 N"/>
        </draw:custom-shape>
        <draw:rect draw:style-name="gr267" draw:text-style-name="P60" draw:layer="layout" svg:width="4.445cm" svg:height="0.953cm" svg:x="23.225cm" svg:y="89.899cm">
          <text:p text:style-name="P1"><text:span text:style-name="T17">Needs N+ Tasks</text:span></text:p>
        </draw:rect>
        <draw:rect draw:style-name="gr267" draw:text-style-name="P60" draw:layer="layout" svg:width="5.397cm" svg:height="0.953cm" svg:x="14.97cm" svg:y="87.042cm">
          <text:p text:style-name="P1"><text:span text:style-name="T17">Segment Missing</text:span></text:p>
        </draw:rect>
        <draw:g>
          <draw:custom-shape draw:style-name="gr280" draw:text-style-name="P1" draw:layer="layout" svg:width="0.635cm" svg:height="1.363cm" draw:transform="rotate (-0.785398163398487) translate (23.439cm 88.083cm)">
            <text:p/>
            <draw:enhanced-geometry svg:viewBox="0 0 21600 21600" draw:mirror-horizontal="tru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0" draw:text-style-name="P1" draw:layer="layout" svg:width="0.635cm" svg:height="1.363cm" svg:x="21.818cm" svg:y="88.16cm">
            <text:p/>
            <draw:enhanced-geometry svg:viewBox="0 0 21600 21600" draw:mirror-horizontal="tru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0" draw:text-style-name="P1" draw:layer="layout" svg:width="0.635cm" svg:height="1.363cm" draw:transform="rotate (0.7853981633973) translate (20.405cm 88.566cm)">
            <text:p/>
            <draw:enhanced-geometry svg:viewBox="0 0 21600 21600" draw:mirror-horizontal="tru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07" draw:text-style-name="P1" draw:layer="layout" svg:width="1.478cm" svg:height="0.786cm" svg:x="22.507cm" svg:y="87.69cm" svg:viewBox="0 0 1479 787" svg:d="m0 531 20 23 27 29 29 28 32 26 32 24 34 21 36 22 37 17 37 16 40 14 40 12 41 8 42 8 43 5 42 3h44l44-1 44-4 45-6 45-9 44-11 45-12 43-16 44-16 42-20 42-21 42-23 41-24 40-27 39-29 37-31 36-31 35-34 141 141 54-613c-204 18-408 37-612 55l139 141-17 17-18 15-19 16-20 14-19 14-21 12-20 12-22 10-21 10-22 9-22 8-22 6-22 6-23 4-22 4-22 2-22 1h-22-21l-22-3-21-3-21-4-20-6-20-7-19-7-19-9-18-9-18-11-16-12-16-12-15-13-14-15-14-14-12-17-12-16c-110 111-221 222-332 333z">
            <text:p/>
          </draw:path>
          <draw:path draw:style-name="gr307" draw:text-style-name="P1" draw:layer="layout" svg:width="1.478cm" svg:height="0.786cm" svg:x="20.207cm" svg:y="87.691cm" svg:viewBox="0 0 1479 787" svg:d="m1479 531-20 23-27 29-29 28-32 26-32 24-34 21-36 22-37 17-37 16-40 14-40 12-41 8-42 8-43 5-42 3h-44l-44-1-44-4-45-6-45-9-44-11-45-12-43-16-44-16-42-20-42-21-42-23-41-24-40-27-39-29-37-31-36-31-35-34-141 141-54-613c204 18 408 37 612 55l-139 141 17 17 18 15 19 16 20 14 19 14 21 12 20 12 22 10 21 10 22 9 22 8 22 6 22 6 23 4 22 4 22 2 22 1h22 21l22-3 21-3 21-4 20-6 20-7 19-7 19-9 18-9 18-11 16-12 16-12 15-13 14-15 14-14 12-17 12-16c110 111 221 222 332 333z">
            <text:p/>
          </draw:path>
          <draw:custom-shape draw:style-name="gr251" draw:text-style-name="P1" draw:layer="layout" svg:width="1.905cm" svg:height="1.905cm" svg:x="21.183cm" svg:y="86.99cm">
            <text:p/>
            <draw:enhanced-geometry svg:viewBox="0 0 21600 21600" draw:mirror-horizontal="true" draw:glue-points="10800 0 0 10800 10800 21600 21600 10800" draw:text-areas="5400 5400 16200 16200" draw:type="diamond" draw:enhanced-path="M 10800 0 L 21600 10800 10800 21600 0 10800 10800 0 Z N"/>
          </draw:custom-shape>
        </draw:g>
        <draw:rect draw:style-name="gr279" draw:text-style-name="P60" draw:layer="layout" svg:width="4.762cm" svg:height="1.588cm" svg:x="30.845cm" svg:y="84.819cm">
          <text:p text:style-name="P1"><text:span text:style-name="T17">Automatic only</text:span></text:p>
          <text:p text:style-name="P1"><text:span text:style-name="T17">on 1</text:span><text:span text:style-name="T114">st</text:span><text:span text:style-name="T17"> assembly ?</text:span></text:p>
        </draw:rect>
        <draw:rect draw:style-name="gr279" draw:text-style-name="P60" draw:layer="layout" svg:width="7.937cm" svg:height="1.588cm" svg:x="45.65cm" svg:y="16.92cm">
          <text:p text:style-name="P1"><text:span text:style-name="T17">Sanger: Auto select </text:span></text:p>
          <text:p text:style-name="P1"><text:span text:style-name="T17">on round 1</text:span></text:p>
        </draw:rect>
        <draw:rect draw:style-name="gr279" draw:text-style-name="P60" draw:layer="layout" svg:width="7.937cm" svg:height="1.588cm" svg:x="58.35cm" svg:y="16.92cm">
          <text:p text:style-name="P1"><text:span text:style-name="T17">Sanger: Auto select </text:span></text:p>
          <text:p text:style-name="P1"><text:span text:style-name="T17">on round 2</text:span></text:p>
        </draw:rect>
        <draw:rect draw:style-name="gr275" draw:text-style-name="P49" draw:layer="measurelines" svg:width="11.112cm" svg:height="14.287cm" svg:x="44.35cm" svg:y="19.227cm">
          <text:p text:style-name="P49">In House Closure Task</text:p>
          <text:p text:style-name="P49"><text:span text:style-name="T113">In House Closure Workflow</text:span></text:p>
        </draw:rect>
        <draw:rect draw:style-name="gr261" draw:text-style-name="P1" draw:layer="measurelines" svg:width="10.478cm" svg:height="3.209cm" svg:x="44.667cm" svg:y="20.815cm">
          <text:p text:style-name="P1">Open</text:p>
        </draw:rect>
        <draw:rect draw:style-name="gr261" draw:text-style-name="P1" draw:layer="measurelines" svg:width="10.478cm" svg:height="3.175cm" svg:x="44.667cm" svg:y="28.117cm">
          <text:p text:style-name="P1">Perform Reactions</text:p>
        </draw:rect>
        <draw:rect draw:style-name="gr275" draw:text-style-name="P49" draw:layer="measurelines" svg:width="11.113cm" svg:height="14.288cm" svg:x="56.732cm" svg:y="19.227cm">
          <text:p text:style-name="P49">Custom Closure Task</text:p>
          <text:p text:style-name="P49"><text:span text:style-name="T113">Custom Closure Workflow</text:span></text:p>
        </draw:rect>
        <draw:rect draw:style-name="gr261" draw:text-style-name="P1" draw:layer="measurelines" svg:width="10.477cm" svg:height="3.175cm" svg:x="57.05cm" svg:y="20.815cm">
          <text:p text:style-name="P1">Open</text:p>
        </draw:rect>
        <draw:rect draw:style-name="gr261" draw:text-style-name="P1" draw:layer="measurelines" svg:width="10.477cm" svg:height="1.588cm" svg:x="57.05cm" svg:y="24.307cm">
          <text:p text:style-name="P1">Design Primers</text:p>
        </draw:rect>
        <draw:rect draw:style-name="gr261" draw:text-style-name="P1" draw:layer="measurelines" svg:width="10.477cm" svg:height="1.588cm" svg:x="57.05cm" svg:y="26.212cm">
          <text:p text:style-name="P1">Order Primers</text:p>
        </draw:rect>
        <draw:g>
          <draw:polygon draw:style-name="gr308" draw:text-style-name="P1" draw:layer="measurelines" svg:width="9.604cm" svg:height="1.904cm" svg:x="45.104cm" svg:y="29.069cm" svg:viewBox="0 0 9605 1905" draw:points="0,0 9605,0 8732,1905 873,1905">
            <text:p/>
          </draw:polygon>
          <draw:rect draw:style-name="gr309" draw:text-style-name="P1" draw:layer="measurelines" svg:width="7.859cm" svg:height="1.905cm" svg:x="45.977cm" svg:y="29.069cm">
            <text:p text:style-name="P1"><text:span text:style-name="T109">Closure Reactions</text:span></text:p>
            <text:p text:style-name="P1"><text:span text:style-name="T107">CreateClosureRedoPlate.pl</text:span><text:span text:style-name="T110"> is used to Generate </text:span></text:p>
            <text:p text:style-name="P1"><text:span text:style-name="T110">a spreadsheet for the primer plate. It also </text:span></text:p>
            <text:p text:style-name="P1"><text:span text:style-name="T110">uploads a manifest to </text:span><text:span text:style-name="T107">JLims</text:span><text:span text:style-name="T110">.</text:span></text:p>
          </draw:rect>
        </draw:g>
        <draw:g>
          <draw:polygon draw:style-name="gr297" draw:text-style-name="P1" draw:layer="measurelines" svg:width="9.604cm" svg:height="1.904cm" svg:x="45.104cm" svg:y="21.847cm" svg:viewBox="0 0 9605 1905" draw:points="0,0 9605,0 8732,1905 873,1905">
            <text:p/>
          </draw:polygon>
          <draw:rect draw:style-name="gr310" draw:text-style-name="P1" draw:layer="measurelines" svg:width="7.859cm" svg:height="1.905cm" svg:x="45.977cm" svg:y="21.847cm">
            <text:p text:style-name="P1"><text:span text:style-name="T112">Primer Selection</text:span></text:p>
            <text:p text:style-name="P1"><text:span text:style-name="T107">CTM</text:span><text:span text:style-name="T108"> provides a screen to select which</text:span></text:p>
            <text:p text:style-name="P1"><text:span text:style-name="T108"><text:s/></text:span><text:span text:style-name="T108">wells to use from existing primer plates</text:span></text:p>
            <text:p text:style-name="P1"><text:span text:style-name="T108">(normal and or closure).</text:span></text:p>
          </draw:rect>
        </draw:g>
        <draw:g>
          <draw:polygon draw:style-name="gr311" draw:text-style-name="P1" draw:layer="measurelines" svg:width="9.603cm" svg:height="1.904cm" svg:x="57.487cm" svg:y="21.768cm" svg:viewBox="0 0 9604 1905" draw:points="0,0 9604,0 8731,1905 873,1905">
            <text:p/>
          </draw:polygon>
          <draw:rect draw:style-name="gr312" draw:text-style-name="P1" draw:layer="measurelines" svg:width="7.858cm" svg:height="1.905cm" svg:x="58.36cm" svg:y="21.768cm">
            <text:p text:style-name="P1"><text:span text:style-name="T109">Custom Primers</text:span></text:p>
            <text:p text:style-name="P1"><text:span text:style-name="T110">Tracked in a </text:span><text:span text:style-name="T107">spreadsheet</text:span><text:span text:style-name="T110">.</text:span></text:p>
            <text:p text:style-name="P1"><text:span text:style-name="T110">Manually loaded into </text:span><text:span text:style-name="T107">GLK</text:span></text:p>
            <text:p text:style-name="P49"><text:span text:style-name="T110"/></text:p>
          </draw:rect>
        </draw:g>
        <draw:rect draw:style-name="gr261" draw:text-style-name="P1" draw:layer="measurelines" svg:width="10.478cm" svg:height="1.589cm" svg:x="44.667cm" svg:y="31.608cm">
          <text:p text:style-name="P1">Complete</text:p>
        </draw:rect>
        <draw:rect draw:style-name="gr261" draw:text-style-name="P1" draw:layer="measurelines" svg:width="10.477cm" svg:height="3.175cm" svg:x="57.05cm" svg:y="28.117cm">
          <text:p text:style-name="P1">Perform Reactions</text:p>
        </draw:rect>
        <draw:g>
          <draw:polygon draw:style-name="gr308" draw:text-style-name="P1" draw:layer="measurelines" svg:width="9.603cm" svg:height="1.904cm" svg:x="57.487cm" svg:y="29.069cm" svg:viewBox="0 0 9604 1905" draw:points="0,0 9604,0 8731,1905 873,1905">
            <text:p/>
          </draw:polygon>
          <draw:rect draw:style-name="gr309" draw:text-style-name="P1" draw:layer="measurelines" svg:width="7.858cm" svg:height="1.905cm" svg:x="58.36cm" svg:y="29.069cm">
            <text:p text:style-name="P1"><text:span text:style-name="T109">Closure Reactions</text:span></text:p>
            <text:p text:style-name="P1"><text:span text:style-name="T107">CreateClosureRedoPlate.pl</text:span><text:span text:style-name="T110"> is used to Generate </text:span></text:p>
            <text:p text:style-name="P1"><text:span text:style-name="T110">a spreadsheet for the primer plate. It also </text:span></text:p>
            <text:p text:style-name="P1"><text:span text:style-name="T110">uploads a manifest to </text:span><text:span text:style-name="T107">JLims</text:span><text:span text:style-name="T110">.</text:span></text:p>
          </draw:rect>
        </draw:g>
        <draw:rect draw:style-name="gr261" draw:text-style-name="P1" draw:layer="measurelines" svg:width="10.477cm" svg:height="1.589cm" svg:x="57.05cm" svg:y="31.61cm">
          <text:p text:style-name="P1">Complete</text:p>
        </draw:rect>
        <draw:custom-shape draw:style-name="gr286" draw:text-style-name="P1" draw:layer="layout" svg:width="1.588cm" svg:height="1.905cm" svg:x="43.715cm" svg:y="32.19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86" draw:text-style-name="P1" draw:layer="layout" svg:width="1.588cm" svg:height="1.905cm" svg:x="56.097cm" svg:y="32.19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13" draw:text-style-name="P1" draw:layer="measurelines" svg:width="0.635cm" svg:height="0.953cm" svg:x="58.955cm" svg:y="35.607cm">
          <text:p/>
          <draw:enhanced-geometry svg:viewBox="0 0 21600 21600"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2" draw:text-style-name="P1" draw:layer="layout" svg:width="0.635cm" svg:height="0.953cm" svg:x="24.765cm" svg:y="8.598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65" draw:text-style-name="P1" draw:layer="layout" svg:width="6.012cm" svg:height="0.318cm" draw:transform="rotate (1.5707963267946) translate (24.923cm 8.599cm)">
          <text:p/>
        </draw:rect>
        <draw:custom-shape draw:style-name="gr262" draw:text-style-name="P1" draw:layer="layout" svg:width="0.635cm" svg:height="0.953cm" svg:x="17.14cm" svg:y="8.619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65" draw:text-style-name="P1" draw:layer="layout" svg:width="6.35cm" svg:height="0.318cm" draw:transform="rotate (1.5707963267946) translate (17.298cm 8.62cm)">
          <text:p/>
        </draw:rect>
        <draw:custom-shape draw:style-name="gr314" draw:text-style-name="P1" draw:layer="measurelines" svg:width="6.35cm" svg:height="1.587cm" svg:x="14.282cm" svg:y="3.54cm">
          <text:p text:style-name="P1"><text:span text:style-name="T17">Edit Spreadsheet</text:span></text:p>
          <text:p text:style-name="P1"><text:span text:style-name="T110">To correct miss-used fields and incorrect values.</text:span></text:p>
          <draw:enhanced-geometry svg:viewBox="0 0 21600 21600" draw:glue-points="10800 2150 0 10800 10800 19890 21600 10800" draw:text-areas="0 4300 21600 21600" draw:type="flowchart-manual-input" draw:enhanced-path="M 0 4300 L 21600 0 21600 21600 0 21600 0 4300 Z N"/>
        </draw:custom-shape>
        <draw:rect draw:style-name="gr315" draw:text-style-name="P63" draw:layer="measurelines" svg:width="10.795cm" svg:height="1.649cm" svg:x="15.922cm" svg:y="1.635cm" draw:corner-radius="1.27cm">
          <text:p text:style-name="P1"><text:span text:style-name="T109">Samples and Spreadsheet Provided</text:span></text:p>
          <text:p text:style-name="P1"><text:span text:style-name="T108">A spreadsheet is provided by the collaborator with a row for each sample. The </text:span></text:p>
          <text:p text:style-name="P1"><text:span text:style-name="T108">spreadsheet contains meta-data about the samples. It is keyed by </text:span><text:span text:style-name="T107">Tube Label</text:span></text:p>
        </draw:rect>
        <draw:g>
          <draw:polygon draw:style-name="gr276" draw:text-style-name="P1" draw:layer="measurelines" svg:width="6.984cm" svg:height="1.587cm" svg:x="21.59cm" svg:y="5.445cm" svg:viewBox="0 0 6985 1588" draw:points="0,0 6985,0 6350,1588 635,1588">
            <text:p/>
          </draw:polygon>
          <draw:rect draw:style-name="gr287" draw:text-style-name="P1" draw:layer="measurelines" svg:width="5.715cm" svg:height="1.588cm" svg:x="22.225cm" svg:y="5.445cm">
            <text:p text:style-name="P1"><text:span text:style-name="T17">Alquot Made</text:span></text:p>
            <text:p text:style-name="P1"><text:span text:style-name="T110">A dilution is made and labeled </text:span></text:p>
            <text:p text:style-name="P1"><text:span text:style-name="T110">with the </text:span><text:span text:style-name="T107">blinded number</text:span></text:p>
            <text:p text:style-name="P1"><text:span text:style-name="T107"/></text:p>
          </draw:rect>
        </draw:g>
        <draw:g>
          <draw:polygon draw:style-name="gr316" draw:text-style-name="P1" draw:layer="measurelines" svg:width="6.984cm" svg:height="1.586cm" svg:x="13.965cm" svg:y="7.35cm" svg:viewBox="0 0 6985 1587" draw:points="0,0 6985,0 6350,1587 635,1587">
            <text:p/>
          </draw:polygon>
          <draw:rect draw:style-name="gr317" draw:text-style-name="P1" draw:layer="measurelines" svg:width="5.715cm" svg:height="1.587cm" svg:x="14.6cm" svg:y="7.35cm">
            <text:p text:style-name="P1"><text:span text:style-name="T17">CTM Import</text:span></text:p>
            <text:p text:style-name="P1"><text:span text:style-name="T110">The samples are imported using </text:span></text:p>
            <text:p text:style-name="P1"><text:span text:style-name="T110">their </text:span><text:span text:style-name="T107">Bac_ids</text:span></text:p>
          </draw:rect>
        </draw:g>
        <draw:g>
          <draw:polygon draw:style-name="gr276" draw:text-style-name="P1" draw:layer="measurelines" svg:width="6.984cm" svg:height="1.587cm" svg:x="13.965cm" svg:y="5.445cm" svg:viewBox="0 0 6985 1588" draw:points="0,0 6985,0 6350,1588 635,1588">
            <text:p/>
          </draw:polygon>
          <draw:rect draw:style-name="gr277" draw:text-style-name="P1" draw:layer="measurelines" svg:width="5.715cm" svg:height="1.588cm" svg:x="14.6cm" svg:y="5.445cm">
            <text:p text:style-name="P1"><text:span text:style-name="T17">Load data into GLK</text:span></text:p>
            <text:p text:style-name="P1"><text:span text:style-name="T110">Imported via FLURP or RURP </text:span></text:p>
            <text:p text:style-name="P1"><text:span text:style-name="T110">from the spreadsheet.</text:span></text:p>
          </draw:rect>
        </draw:g>
      </draw:page>
      <draw:page draw:name="page4" draw:style-name="dp1" draw:master-page-name="Default">
        <office:forms form:automatic-focus="false" form:apply-design-mode="false"/>
        <draw:custom-shape draw:style-name="gr318" draw:text-style-name="P58" draw:layer="layout" svg:width="1.27cm" svg:height="1.905cm" svg:x="21.396cm" svg:y="56.563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 draw:layer="layout" svg:width="1.905cm" svg:height="1.905cm" svg:x="21.079cm" svg:y="55.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20" draw:text-style-name="P58" draw:layer="layout" svg:width="1.27cm" svg:height="1.743cm" svg:x="21.396cm" svg:y="53.866cm" svg:viewBox="0 0 1271 1744" svg:d="m1271 1376c-212 123-424 245-636 368-212-123-423-245-635-368h317v-1376h635v1376z">
            <text:p/>
          </draw:path>
        </draw:g>
        <draw:polygon draw:style-name="gr242" draw:text-style-name="P1" draw:layer="layout" svg:width="34.036cm" svg:height="106.126cm" svg:x="33.386cm" svg:y="8.222cm" svg:viewBox="0 0 34037 106127" draw:points="3175,94380 3175,93745 7620,93745 7620,83667 5080,83667 5080,82950 7620,82950 7620,60807 3510,60807 3510,60090 7620,60090 7620,45485 6349,45485 6349,44768 7620,44768 7620,717 0,717 0,0 8255,0 8255,82 8255,717 8255,44768 10477,44768 10477,45485 8255,45485 8255,60090 8255,60807 8255,100648 33972,100648 33972,100730 34037,100730 34037,106127 33402,106127 33402,101365 8255,101365 7620,101365 3175,101365 3175,100648 7620,100648 7620,94380">
          <text:p/>
        </draw:polygon>
        <draw:polygon draw:style-name="gr243" draw:text-style-name="P1" draw:layer="layout" svg:width="7.619cm" svg:height="111.759cm" svg:x="36.243cm" svg:y="1.637cm" svg:viewBox="0 0 7620 111760" draw:points="6033,111760 6033,104222 635,104222 635,103505 6033,103505 6033,97472 0,97472 0,96755 6033,96755 6033,72706 2223,72706 2223,72071 6033,72071 6033,58502 1905,58502 1905,57785 6033,57785 6033,12464 4445,12464 4445,11747 6033,11747 6033,717 2223,717 2223,0 6668,0 6668,635 6668,717 6668,11747 7620,11747 7620,12464 6668,12464 6668,57785 6668,58502 6668,71990 6668,72707 6668,103505 6668,104222 6668,111760">
          <text:p/>
        </draw:polygon>
        <draw:rect draw:style-name="gr321" draw:text-style-name="P29" draw:layer="layout" svg:width="37.365cm" svg:height="42.225cm" svg:x="3.323cm" svg:y="12.432cm">
          <text:p text:style-name="P1"><text:span text:style-name="T1">Lab Processing</text:span></text:p>
        </draw:rect>
        <draw:polygon draw:style-name="gr322" draw:text-style-name="P1" draw:layer="layout" svg:width="12.573cm" svg:height="12.57cm" draw:transform="skewX (9.42707213632432E-017) rotate (-0.785398163398486) translate (28.0969999996792cm 19.157cm)" svg:viewBox="0 0 12574 12571" draw:points="10553,-12643 0,-2093 225,-72 1348,-1195 1123,-2766 2695,-2542 10103,-9951 9879,-11523 11450,-11298 12574,-12420">
          <text:p/>
        </draw:polygon>
        <draw:g>
          <draw:polygon draw:style-name="gr323" draw:text-style-name="P58" draw:layer="layout" svg:width="1.27cm" svg:height="3.143cm" svg:x="21.396cm" svg:y="69.698cm" svg:viewBox="0 0 1271 3144" draw:points="1271,2481 635,3144 0,2481 317,2481 317,0 952,0 952,2481">
            <text:p/>
          </draw:polygon>
        </draw:g>
        <draw:path draw:style-name="gr324" draw:text-style-name="P59" draw:layer="layout" svg:width="10.427cm" svg:height="2.221cm" svg:x="36.778cm" svg:y="10.507cm" svg:viewBox="0 0 10428 2222" svg:d="m923 719v303h348l-636 884c-212-295-423-589-635-884h347v-1022h576v1h8870 150 485v2221h-635v-1503z">
          <text:p/>
        </draw:path>
        <draw:path draw:style-name="gr325" draw:text-style-name="P1" draw:layer="layout" svg:width="1.27cm" svg:height="6.662cm" svg:x="17.531cm" svg:y="92.545cm" svg:viewBox="0 0 1271 6663" svg:d="m319 6663v-5337h-319l636-1326c212 442 423 884 635 1326h-318v5337z">
          <text:p/>
        </draw:path>
        <draw:path draw:style-name="gr326" draw:text-style-name="P1" draw:layer="layout" svg:width="38.418cm" svg:height="18.83cm" svg:x="36.878cm" svg:y="54.025cm" svg:viewBox="0 0 38419 18831" svg:d="m318 16174v-147h37465v-16027h635v16027h1v718h-37466v1423h318l-636 663c-212-221-423-442-635-663h318v-1423z">
          <text:p/>
        </draw:path>
        <draw:polygon draw:style-name="gr327" draw:text-style-name="P1" draw:layer="layout" svg:width="14.503cm" svg:height="86.024cm" svg:x="2.054cm" svg:y="10.544cm" svg:viewBox="0 0 14504 86025" draw:points="17,86024 17,718 0,718 0,0 13265,0 13652,0 13861,0 13861,1302 14199,1302 13563,1855 12928,1302 13265,1302 13265,718 652,718 652,85306 13869,85306 13869,81897 14504,81897 14504,86025 13869,86025 13869,86024 652,86024 217,86024">
          <text:p/>
        </draw:polygon>
        <draw:path draw:style-name="gr328" draw:text-style-name="P58" draw:layer="layout" svg:width="1.27cm" svg:height="6.96cm" svg:x="21.415cm" svg:y="90.853cm" svg:viewBox="0 0 1271 6961" svg:d="m1271 5194-636 1767c-212-589-423-1178-635-1767h318v-5194h635v5194z">
          <text:p/>
        </draw:path>
        <draw:rect draw:style-name="gr242" draw:text-style-name="P1" draw:layer="layout" svg:width="0.635cm" svg:height="22.86cm" svg:x="72.656cm" svg:y="91.489cm">
          <text:p/>
        </draw:rect>
        <draw:rect draw:style-name="gr243" draw:text-style-name="P1" draw:layer="layout" svg:width="0.635cm" svg:height="21.273cm" svg:x="49.339cm" svg:y="92.442cm">
          <text:p/>
        </draw:rect>
        <draw:rect draw:style-name="gr329" draw:text-style-name="P29" draw:layer="layout" svg:width="33.338cm" svg:height="11.293cm" svg:x="5.362cm" svg:y="58.469cm">
          <text:p text:style-name="P1"><text:span text:style-name="T1">Assembly</text:span></text:p>
        </draw:rect>
        <draw:rect draw:style-name="gr321" draw:text-style-name="P29" draw:layer="layout" svg:width="33.35cm" svg:height="8.572cm" svg:x="5.352cm" svg:y="1.002cm">
          <text:p text:style-name="P1"><text:span text:style-name="T1">Received Sample</text:span></text:p>
        </draw:rect>
        <draw:rect draw:style-name="gr321" draw:text-style-name="P29" draw:layer="layout" svg:width="30.068cm" svg:height="5.129cm" svg:x="7.016cm" svg:y="97.839cm">
          <text:p text:style-name="P1"><text:span text:style-name="T1">Validation</text:span></text:p>
        </draw:rect>
        <draw:rect draw:style-name="gr330" draw:text-style-name="P29" draw:layer="layout" svg:width="20.32cm" svg:height="5.08cm" svg:x="11.89cm" svg:y="112.762cm">
          <text:p text:style-name="P1"><text:span text:style-name="T1">Sample Published</text:span></text:p>
        </draw:rect>
        <draw:custom-shape draw:style-name="gr331" draw:text-style-name="P58" draw:layer="layout" svg:width="1.27cm" svg:height="2.223cm" svg:x="74.343cm" svg:y="63.866cm">
          <text:p/>
          <draw:enhanced-geometry svg:viewBox="0 0 21600 21600" draw:mirror-horizontal="false" draw:mirror-vertical="fals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2" draw:text-style-name="P58" draw:layer="layout" svg:width="1.27cm" svg:height="2.858cm" svg:x="17.531cm" svg:y="102.602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2" draw:text-style-name="P58" draw:layer="layout" svg:width="1.27cm" svg:height="3.176cm" svg:x="26.401cm" svg:y="69.681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3" draw:text-style-name="P58" draw:layer="layout" svg:width="1.27cm" svg:height="2.858cm" svg:x="17.531cm" svg:y="9.574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334" draw:text-style-name="P1" draw:layer="layout" svg:width="16.837cm" svg:height="16.837cm" draw:transform="rotate (-0.785398163398486) translate (20.5264999994889cm 2.3785cm)" svg:viewBox="0 0 16838 16838" draw:points="1121,-11746 2918,-11746 13695,-22522 13695,-24318 15491,-24318 16838,-25665 14368,-25441 0,-11073 0,-8827 1121,-9950">
          <text:p/>
        </draw:polygon>
        <draw:custom-shape draw:style-name="gr335" draw:text-style-name="P1" draw:layer="layout" svg:width="0.635cm" svg:height="1.905cm" svg:x="11.143cm" svg:y="14.0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36" draw:text-style-name="P60" draw:layer="layout" svg:width="5.715cm" svg:height="0.953cm" svg:x="8.946cm" svg:y="14.003cm">
          <text:p text:style-name="P1"><text:span text:style-name="T17">Sanger Sequencing</text:span></text:p>
        </draw:rect>
        <draw:polygon draw:style-name="gr337" draw:text-style-name="P1" draw:layer="layout" svg:width="31.432cm" svg:height="1.317cm" draw:transform="rotate (3.1415926535892) translate (40.0520000000296cm 54.3629999993396cm)" svg:viewBox="0 0 31433 1318" draw:points="31433,-107408 28576,-107408 27623,-108360 26671,-107408 16193,-107408 15240,-108361 14287,-107408 3811,-107408 2858,-108360 1906,-107408 0,-107408 1270,-108678 30063,-108726">
          <text:p/>
        </draw:polygon>
        <draw:custom-shape draw:style-name="gr338" draw:text-style-name="P1" draw:layer="layout" svg:width="1.905cm" svg:height="1.905cm" svg:x="10.508cm" svg:y="13.3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339" draw:text-style-name="P61" draw:layer="layout" svg:width="11.112cm" svg:height="11.063cm" svg:x="4.278cm" svg:y="16.866cm">
          <text:p text:style-name="P49"><text:span text:style-name="T111">RT_PCR</text:span></text:p>
          <text:p text:style-name="P49"><text:span text:style-name="T111">Lab workflow</text:span></text:p>
          <text:p text:style-name="P49"><text:span text:style-name="T111"/></text:p>
          <text:p text:style-name="P49"><text:span text:style-name="T111"/></text:p>
        </draw:rect>
        <draw:rect draw:style-name="gr340" draw:text-style-name="P62" draw:id="id228" draw:layer="layout" svg:width="9.83cm" svg:height="3.175cm" svg:x="4.913cm" svg:y="18.452cm">
          <text:p text:style-name="P1"><text:span text:style-name="T111">Open</text:span></text:p>
        </draw:rect>
        <draw:rect draw:style-name="gr340" draw:text-style-name="P62" draw:id="id218" draw:layer="layout" svg:width="4.445cm" svg:height="3.175cm" svg:x="4.913cm" svg:y="24.301cm">
          <text:p text:style-name="P1"><text:span text:style-name="T111">Fail</text:span></text:p>
        </draw:rect>
        <draw:connector draw:style-name="gr341" draw:text-style-name="P1" draw:layer="layout" svg:x1="9.199cm" svg:y1="23.33cm" svg:x2="7.135cm" svg:y2="24.301cm" draw:start-shape="id217" draw:start-glue-point="5" draw:end-shape="id218" draw:end-glue-point="0" svg:d="m9199 23330h-2064v971">
          <text:p/>
        </draw:connector>
        <draw:connector draw:style-name="gr341" draw:text-style-name="P1" draw:layer="layout" svg:x1="10.469cm" svg:y1="23.33cm" svg:x2="12.532cm" svg:y2="24.301cm" draw:start-shape="id217" draw:start-glue-point="7" draw:end-shape="id219" draw:end-glue-point="0" svg:d="m10469 23330h2063v971">
          <text:p/>
        </draw:connector>
        <draw:custom-shape draw:style-name="gr342" draw:text-style-name="P1" draw:id="id217" draw:layer="layout" svg:width="1.27cm" svg:height="1.27cm" svg:x="9.199cm" svg:y="22.69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339" draw:text-style-name="P61" draw:layer="layout" svg:width="11.112cm" svg:height="11.063cm" svg:x="21.966cm" svg:y="15.2cm">
          <text:p text:style-name="P49"><text:span text:style-name="T111">SISPA</text:span></text:p>
          <text:p text:style-name="P49"><text:span text:style-name="T111">Lab workflow</text:span></text:p>
          <text:p text:style-name="P49"><text:span text:style-name="T111"/></text:p>
          <text:p text:style-name="P49"><text:span text:style-name="T111"/></text:p>
        </draw:rect>
        <draw:rect draw:style-name="gr336" draw:text-style-name="P60" draw:layer="layout" svg:width="5.715cm" svg:height="0.953cm" svg:x="26.297cm" svg:y="14.015cm">
          <text:p text:style-name="P1"><text:span text:style-name="T17">Next Gen Sequencing</text:span></text:p>
        </draw:rect>
        <draw:custom-shape draw:style-name="gr343" draw:text-style-name="P58" draw:layer="layout" svg:width="1.27cm" svg:height="2.858cm" svg:x="21.37cm" svg:y="9.574cm">
          <text:p/>
          <draw:enhanced-geometry svg:viewBox="0 0 21600 21600" draw:mirror-horizontal="false" draw:mirror-vertic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44" draw:text-style-name="P1" draw:layer="layout" svg:width="9.425cm" svg:height="1.27cm" svg:x="38.882cm" svg:y="77.201cm" svg:viewBox="0 0 9426 1271" svg:d="m9426 317v635l-8100 43v276c-442-212-884-423-1326-635l1326-636v277z">
          <text:p/>
        </draw:path>
        <draw:custom-shape draw:style-name="gr318" draw:text-style-name="P58" draw:layer="layout" svg:width="1.27cm" svg:height="3.216cm" svg:x="64.371cm" svg:y="92.441cm">
          <text:p/>
          <draw:enhanced-geometry svg:viewBox="0 0 21600 21600" draw:mirror-horizontal="false" draw:mirror-vertic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2" draw:text-style-name="P58" draw:layer="layout" svg:width="1.27cm" svg:height="2.858cm" svg:x="17.531cm" svg:y="110.003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45" draw:text-style-name="P29" draw:layer="layout" svg:width="20.32cm" svg:height="5.131cm" svg:x="39.496cm" svg:y="112.762cm">
          <text:p text:style-name="P1"><text:span text:style-name="T1">Unresolved</text:span></text:p>
        </draw:rect>
        <draw:rect draw:style-name="gr346" draw:text-style-name="P29" draw:layer="layout" svg:width="20.32cm" svg:height="5.131cm" svg:x="62.813cm" svg:y="112.761cm">
          <text:p text:style-name="P1"><text:span text:style-name="T1">Deprecated</text:span></text:p>
        </draw:rect>
        <draw:path draw:style-name="gr347" draw:text-style-name="P58" draw:layer="layout" svg:width="29.945cm" svg:height="5.287cm" svg:x="33.702cm" svg:y="92.54cm" svg:viewBox="0 0 29946 5288" svg:d="m29599 2859h-70-506-28099v969h347c-212 487-423 973-635 1460-212-487-424-973-636-1460h348v-1688h576v1h28099v-815h-348l636-1326c212 442 423 884 635 1326h-347z">
          <text:p/>
        </draw:path>
        <draw:custom-shape draw:style-name="gr318" draw:text-style-name="P58" draw:layer="layout" svg:width="1.27cm" svg:height="2.858cm" svg:x="21.415cm" svg:y="109.904cm">
          <text:p/>
          <draw:enhanced-geometry svg:viewBox="0 0 21600 21600" draw:mirror-horizontal="true" draw:mirror-vertic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48" draw:text-style-name="P1" draw:layer="layout" svg:width="33.02cm" svg:height="15.122cm" svg:x="22.273cm" svg:y="92.54cm" svg:viewBox="0 0 33021 15123" svg:d="m0 15123v-718h32068v-13079h-318c212-442 423-884 635-1326l636 1326h-318v13079 518 200z">
          <text:p/>
        </draw:path>
        <draw:custom-shape draw:style-name="gr349" draw:text-style-name="P58" draw:layer="layout" svg:width="1.27cm" svg:height="2.223cm" svg:x="74.343cm" svg:y="63.867cm">
          <text:p/>
          <draw:enhanced-geometry svg:viewBox="0 0 21600 21600" draw:mirror-horizontal="false" draw:mirror-vertical="fals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36" draw:text-style-name="P60" draw:layer="layout" svg:width="5.715cm" svg:height="0.953cm" svg:x="8.946cm" svg:y="14.004cm">
          <text:p text:style-name="P1"><text:span text:style-name="T17">Sanger Sequencing</text:span></text:p>
        </draw:rect>
        <draw:custom-shape draw:style-name="gr350" draw:text-style-name="P1" draw:id="id220" draw:layer="layout" svg:width="1.27cm" svg:height="1.27cm" svg:x="27.463cm" svg:y="26.74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35" draw:text-style-name="P1" draw:layer="layout" svg:width="0.635cm" svg:height="1.905cm" svg:x="21.497cm" svg:y="26.59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 draw:layer="layout" svg:width="0.635cm" svg:height="1.905cm" svg:x="34.02cm" svg:y="26.55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36" draw:text-style-name="P60" draw:id="id221" draw:layer="layout" svg:width="5.715cm" svg:height="0.953cm" svg:x="19.097cm" svg:y="26.9cm">
          <text:p text:style-name="P1"><text:span text:style-name="T17">454 Sequencing</text:span></text:p>
        </draw:rect>
        <draw:rect draw:style-name="gr336" draw:text-style-name="P60" draw:id="id222" draw:layer="layout" svg:width="5.715cm" svg:height="0.953cm" svg:x="31.462cm" svg:y="26.9cm">
          <text:p text:style-name="P1"><text:span text:style-name="T17">Illumina Sequencing</text:span></text:p>
        </draw:rect>
        <draw:connector draw:style-name="gr341" draw:text-style-name="P1" draw:layer="layout" svg:x1="27.463cm" svg:y1="27.375cm" svg:x2="24.812cm" svg:y2="27.376cm" draw:start-shape="id220" draw:start-glue-point="5" draw:end-shape="id221" draw:end-glue-point="1" svg:d="m27463 27375h-1325v1h-1326">
          <text:p/>
        </draw:connector>
        <draw:connector draw:style-name="gr341" draw:text-style-name="P1" draw:layer="layout" svg:x1="28.733cm" svg:y1="27.375cm" svg:x2="31.462cm" svg:y2="27.376cm" draw:start-shape="id220" draw:start-glue-point="7" draw:end-shape="id222" draw:end-glue-point="3" svg:d="m28733 27375h1365v1h1364">
          <text:p/>
        </draw:connector>
        <draw:custom-shape draw:style-name="gr338" draw:text-style-name="P1" draw:layer="layout" svg:width="1.905cm" svg:height="1.905cm" svg:x="28.302cm" svg:y="13.33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351" draw:text-style-name="P1" draw:layer="layout" svg:width="0.635cm" svg:height="4.488cm" svg:x="12.111cm" svg:y="36.242cm" svg:viewBox="0 0 636 4489" draw:points="636,3925 318,4489 0,3925 160,3925 160,0 477,0 477,3925">
          <text:p/>
        </draw:polygon>
        <draw:custom-shape draw:style-name="gr335" draw:text-style-name="P1" draw:layer="layout" svg:width="0.635cm" svg:height="1.905cm" svg:x="28.937cm" svg:y="14.01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36" draw:text-style-name="P60" draw:layer="layout" svg:width="5.715cm" svg:height="0.953cm" svg:x="26.339cm" svg:y="14.004cm">
          <text:p text:style-name="P1"><text:span text:style-name="T17">Next Gen Sequencing</text:span></text:p>
        </draw:rect>
        <draw:path draw:style-name="gr324" draw:text-style-name="P59" draw:layer="layout" svg:width="1.27cm" svg:height="18.842cm" svg:x="77.018cm" svg:y="54.025cm" svg:viewBox="0 0 1271 18843" svg:d="m952 0v18180h319l-636 663c-212-221-423-442-635-663h317v-18180z">
          <text:p/>
        </draw:path>
        <draw:path draw:style-name="gr348" draw:text-style-name="P1" draw:layer="layout" svg:width="58.419cm" svg:height="86.36cm" svg:x="24.496cm" svg:y="10.525cm" svg:viewBox="0 0 58420 86361" svg:d="m0 85508v-3910h635v4128h57150v-85090h-13018l-19 661h338l-636 551c-212-184-423-367-635-551h337l-20-1296 616-1v1h12867 487 318v86360h-318 318-58420v-318z">
          <text:p/>
        </draw:path>
        <draw:custom-shape draw:style-name="gr318" draw:text-style-name="P58" draw:layer="layout" svg:width="1.27cm" svg:height="2.858cm" draw:transform="rotate (-1.57079632679579) translate (68.745cm 95.933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8" draw:text-style-name="P58" draw:layer="layout" svg:width="1.27cm" svg:height="2.858cm" draw:transform="rotate (-1.57079632679579) translate (64.082cm 95.933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 draw:layer="layout" svg:width="1.905cm" svg:height="1.905cm" svg:x="64.053cm" svg:y="95.6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321" draw:text-style-name="P29" draw:layer="layout" svg:width="30.068cm" svg:height="5.129cm" svg:x="7.016cm" svg:y="104.751cm">
          <text:p text:style-name="P1"><text:span text:style-name="T1">Deliver Data</text:span></text:p>
        </draw:rect>
        <draw:rect draw:style-name="gr336" draw:text-style-name="P60" draw:layer="layout" svg:width="5.397cm" svg:height="0.953cm" svg:x="35.291cm" svg:y="106.828cm">
          <text:p text:style-name="P1"><text:span text:style-name="T17">45 day wait</text:span></text:p>
        </draw:rect>
        <draw:rect draw:style-name="gr321" draw:text-style-name="P29" draw:layer="layout" svg:width="32.923cm" svg:height="19.634cm" svg:x="45.902cm" svg:y="72.874cm">
          <text:p text:style-name="P1"><text:span text:style-name="T1">Collaborator Review</text:span></text:p>
        </draw:rect>
        <draw:path draw:style-name="gr328" draw:text-style-name="P58" draw:layer="layout" svg:width="1.27cm" svg:height="1.862cm" svg:x="21.415cm" svg:y="102.918cm" svg:viewBox="0 0 1271 1863" svg:d="m924 0v674h347c-212 396-423 793-635 1189-212-396-424-793-636-1189h348v-674z">
          <text:p/>
        </draw:path>
        <draw:rect draw:style-name="gr352" draw:text-style-name="P60" draw:layer="layout" svg:width="7.62cm" svg:height="0.953cm" svg:x="24.813cm" svg:y="95.616cm">
          <text:p text:style-name="P1"><text:span text:style-name="T17">Fix gaps and minor errors</text:span></text:p>
        </draw:rect>
        <draw:rect draw:style-name="gr352" draw:text-style-name="P60" draw:layer="layout" svg:width="4.445cm" svg:height="0.953cm" svg:x="19.828cm" svg:y="94.98cm">
          <text:p text:style-name="P1"><text:span text:style-name="T17">Complete</text:span></text:p>
        </draw:rect>
        <draw:path draw:style-name="gr348" draw:text-style-name="P1" draw:layer="layout" svg:width="9.168cm" svg:height="1.27cm" svg:x="36.878cm" svg:y="89.901cm" svg:viewBox="0 0 9169 1271" svg:d="m0 995v-718h7843v-277l1326 636c-442 212-884 423-1326 635v-276z">
          <text:p/>
        </draw:path>
        <draw:rect draw:style-name="gr352" draw:text-style-name="P60" draw:layer="layout" svg:width="5.08cm" svg:height="0.953cm" svg:x="39.101cm" svg:y="90.06cm">
          <text:p text:style-name="P1"><text:span text:style-name="T17">Major problems</text:span></text:p>
        </draw:rect>
        <draw:path draw:style-name="gr326" draw:text-style-name="P1" draw:layer="layout" svg:width="40.524cm" svg:height="3.176cm" svg:x="23.024cm" svg:y="53.706cm" svg:viewBox="0 0 40525 3177" svg:d="m40525 2185v718h-39199v274c-442-212-884-423-1326-635l1326-636v279h38563v-2185h635v2185z">
          <text:p/>
        </draw:path>
        <draw:rect draw:style-name="gr321" draw:text-style-name="P29" draw:layer="layout" svg:width="38.27cm" svg:height="41.592cm" svg:x="43.228cm" svg:y="12.432cm">
          <text:p text:style-name="P1"><text:span text:style-name="T1">Close Sample</text:span></text:p>
        </draw:rect>
        <draw:rect draw:style-name="gr353" draw:text-style-name="P49" draw:layer="layout" svg:width="11.112cm" svg:height="14.287cm" svg:x="44.351cm" svg:y="17.829cm">
          <text:p text:style-name="P49">In House Closure Task</text:p>
          <text:p text:style-name="P49"><text:span text:style-name="T113">In House Closure Workflow</text:span></text:p>
        </draw:rect>
        <draw:rect draw:style-name="gr353" draw:text-style-name="P49" draw:layer="layout" svg:width="11.113cm" svg:height="14.288cm" svg:x="56.733cm" svg:y="17.829cm">
          <text:p text:style-name="P49">Custom Closure Task</text:p>
          <text:p text:style-name="P49"><text:span text:style-name="T113">Custom Closure Workflow</text:span></text:p>
        </draw:rect>
        <draw:rect draw:style-name="gr340" draw:text-style-name="P1" draw:layer="layout" svg:width="10.478cm" svg:height="1.589cm" svg:x="44.668cm" svg:y="30.21cm">
          <text:p text:style-name="P1">Complete</text:p>
        </draw:rect>
        <draw:rect draw:style-name="gr340" draw:text-style-name="P1" draw:layer="layout" svg:width="7.62cm" svg:height="1.589cm" svg:x="69.75cm" svg:y="28.577cm">
          <text:p text:style-name="P1">Complete</text:p>
        </draw:rect>
        <draw:polygon draw:style-name="gr354" draw:text-style-name="P1" draw:layer="layout" svg:width="0.635cm" svg:height="10.772cm" svg:x="70.384cm" svg:y="15.607cm" svg:viewBox="0 0 636 10773" draw:points="636,10243 318,10773 0,10243 159,10243 159,0 477,0 477,10243">
          <text:p/>
        </draw:polygon>
        <draw:polygon draw:style-name="gr354" draw:text-style-name="P1" draw:layer="layout" svg:width="0.635cm" svg:height="12.677cm" svg:x="78.917cm" svg:y="13.702cm" svg:viewBox="0 0 636 12678" draw:points="636,12152 318,12678 0,12152 159,12152 159,0 477,0 477,12152">
          <text:p/>
        </draw:polygon>
        <draw:rect draw:style-name="gr355" draw:text-style-name="P1" draw:layer="layout" svg:width="15.875cm" svg:height="0.317cm" svg:x="63.401cm" svg:y="13.538cm">
          <text:p/>
        </draw:rect>
        <draw:rect draw:style-name="gr352" draw:text-style-name="P60" draw:layer="layout" svg:width="4.445cm" svg:height="0.953cm" svg:x="76.101cm" svg:y="13.067cm">
          <text:p text:style-name="P1"><text:span text:style-name="T17">Needs Edits</text:span></text:p>
        </draw:rect>
        <draw:rect draw:style-name="gr355" draw:text-style-name="P1" draw:layer="layout" svg:width="0.953cm" svg:height="0.318cm" draw:transform="rotate (1.5707963267946) translate (68.811cm 13.438cm)">
          <text:p/>
        </draw:rect>
        <draw:rect draw:style-name="gr356" draw:text-style-name="P1" draw:layer="layout" svg:width="0.317cm" svg:height="0.318cm" svg:x="55.884cm" svg:y="41.545cm">
          <text:p/>
        </draw:rect>
        <draw:rect draw:style-name="gr356" draw:text-style-name="P1" draw:layer="layout" svg:width="0.317cm" svg:height="0.317cm" svg:x="59.471cm" svg:y="41.198cm">
          <text:p/>
        </draw:rect>
        <draw:rect draw:style-name="gr356" draw:text-style-name="P1" draw:layer="layout" svg:width="0.317cm" svg:height="0.317cm" svg:x="59.471cm" svg:y="41.198cm">
          <text:p/>
        </draw:rect>
        <draw:rect draw:style-name="gr356" draw:text-style-name="P1" draw:layer="layout" svg:width="0.635cm" svg:height="0.635cm" svg:x="59.312cm" svg:y="40.88cm">
          <text:p/>
        </draw:rect>
        <draw:rect draw:style-name="gr356" draw:text-style-name="P1" draw:layer="layout" svg:width="0.318cm" svg:height="0.173cm" svg:x="58.245cm" svg:y="39.273cm">
          <text:p/>
        </draw:rect>
        <draw:rect draw:style-name="gr357" draw:text-style-name="P49" draw:layer="layout" svg:width="11.113cm" svg:height="14.287cm" svg:x="51.166cm" svg:y="36.244cm">
          <text:p/>
        </draw:rect>
        <draw:rect draw:style-name="gr353" draw:text-style-name="P49" draw:layer="layout" svg:width="11.113cm" svg:height="14.287cm" svg:x="51.653cm" svg:y="36.562cm">
          <text:p text:style-name="P49">Sequencing Task</text:p>
          <text:p text:style-name="P49">Lab workflow</text:p>
        </draw:rect>
        <draw:rect draw:style-name="gr340" draw:text-style-name="P1" draw:layer="layout" svg:width="9.843cm" svg:height="7.659cm" svg:x="52.288cm" svg:y="38.11cm">
          <text:p text:style-name="P1">Open</text:p>
        </draw:rect>
        <draw:polygon draw:style-name="gr355" draw:text-style-name="P1" draw:layer="layout" svg:width="0.635cm" svg:height="8.772cm" svg:x="64.311cm" svg:y="43.229cm" svg:viewBox="0 0 636 8773" draw:points="159,0 477,0 477,8126 636,8126 318,8773 0,8126 159,8126">
          <text:p/>
        </draw:polygon>
        <draw:polygon draw:style-name="gr355" draw:text-style-name="P1" draw:layer="layout" svg:width="0.635cm" svg:height="19.368cm" svg:x="74.63cm" svg:y="34.674cm" svg:viewBox="0 0 636 19369" draw:points="477,18733 464,18733 464,18751 636,18751 318,19369 0,18751 171,18751 171,18733 159,18733 159,0 477,0">
          <text:p/>
        </draw:polygon>
        <draw:custom-shape draw:style-name="gr358" draw:text-style-name="P1" draw:layer="layout" svg:width="1.588cm" svg:height="1.905cm" svg:x="43.716cm" svg:y="30.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8" draw:text-style-name="P1" draw:layer="layout" svg:width="1.588cm" svg:height="1.905cm" svg:x="56.098cm" svg:y="30.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40" draw:text-style-name="P62" draw:id="id225" draw:layer="layout" svg:width="7.303cm" svg:height="3.175cm" svg:x="55.088cm" svg:y="47.323cm">
          <text:p text:style-name="P1"><text:span text:style-name="T111">Complete</text:span></text:p>
        </draw:rect>
        <draw:rect draw:style-name="gr340" draw:text-style-name="P62" draw:id="id224" draw:layer="layout" svg:width="2.8cm" svg:height="3.175cm" svg:x="51.971cm" svg:y="47.323cm">
          <text:p text:style-name="P1"><text:span text:style-name="T111">Fail</text:span></text:p>
        </draw:rect>
        <draw:connector draw:style-name="gr341" draw:text-style-name="P1" draw:layer="layout" svg:x1="56.545cm" svg:y1="46.37cm" svg:x2="53.371cm" svg:y2="47.323cm" draw:start-shape="id223" draw:start-glue-point="5" draw:end-shape="id224" draw:end-glue-point="0" svg:d="m56545 46370h-3174v953">
          <text:p/>
        </draw:connector>
        <draw:connector draw:style-name="gr341" draw:text-style-name="P1" draw:layer="layout" svg:x1="57.815cm" svg:y1="46.37cm" svg:x2="58.739cm" svg:y2="47.323cm" draw:start-shape="id223" draw:start-glue-point="7" draw:end-shape="id225" draw:end-glue-point="0" svg:d="m57815 46370h924v953">
          <text:p/>
        </draw:connector>
        <draw:custom-shape draw:style-name="gr342" draw:text-style-name="P1" draw:id="id223" draw:layer="layout" svg:width="1.27cm" svg:height="1.27cm" svg:x="56.545cm" svg:y="45.73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59" draw:text-style-name="P1" draw:layer="layout" svg:width="1.588cm" svg:height="1.905cm" svg:x="51.018cm" svg:y="49.532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gon draw:style-name="gr351" draw:text-style-name="P1" draw:layer="layout" svg:width="0.635cm" svg:height="1.724cm" svg:x="61.509cm" svg:y="50.214cm" svg:viewBox="0 0 636 1725" draw:points="636,1161 318,1725 0,1161 160,1161 160,0 477,0 477,1161">
          <text:p/>
        </draw:polygon>
        <draw:rect draw:style-name="gr355" draw:text-style-name="P1" draw:layer="layout" svg:width="10.16cm" svg:height="0.318cm" svg:x="64.671cm" svg:y="43.286cm">
          <text:p/>
        </draw:rect>
        <draw:rect draw:style-name="gr352" draw:text-style-name="P60" draw:layer="layout" svg:width="4.892cm" svg:height="0.953cm" svg:x="63.101cm" svg:y="42.912cm">
          <text:p text:style-name="P1"><text:span text:style-name="T17">Requires Closure</text:span></text:p>
        </draw:rect>
        <draw:rect draw:style-name="gr352" draw:text-style-name="P60" draw:layer="layout" svg:width="4.445cm" svg:height="0.953cm" svg:x="68.498cm" svg:y="19.582cm">
          <text:p text:style-name="P1"><text:span text:style-name="T17">Too Few</text:span></text:p>
        </draw:rect>
        <draw:rect draw:style-name="gr339" draw:text-style-name="P49" draw:layer="layout" svg:width="11.113cm" svg:height="14.287cm" svg:x="69.433cm" svg:y="26.402cm">
          <text:p text:style-name="P49">Closure Edit Task</text:p>
          <text:p text:style-name="P49"><text:span text:style-name="T113">Closure Workflow</text:span></text:p>
        </draw:rect>
        <draw:rect draw:style-name="gr340" draw:text-style-name="P1" draw:layer="layout" svg:width="9.843cm" svg:height="7.659cm" svg:x="70.068cm" svg:y="27.984cm">
          <text:p text:style-name="P1">Open</text:p>
        </draw:rect>
        <draw:rect draw:style-name="gr340" draw:text-style-name="P62" draw:layer="layout" svg:width="10.103cm" svg:height="3.175cm" svg:x="70.068cm" svg:y="37.197cm">
          <text:p text:style-name="P1"><text:span text:style-name="T111">Complete</text:span></text:p>
        </draw:rect>
        <draw:custom-shape draw:style-name="gr350" draw:text-style-name="P1" draw:layer="layout" svg:width="0.635cm" svg:height="1.588cm" svg:x="62.913cm" svg:y="52.454cm">
          <text:p/>
          <draw:enhanced-geometry svg:viewBox="0 0 21600 21600" draw:mirror-horizontal="false" draw:mirror-vertical="false" draw:text-areas="?f0 0 ?f2 ?f5" draw:type="down-arrow" draw:modifiers="13199.2448080554 5841.509433962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322" draw:text-style-name="P1" draw:layer="layout" svg:width="6.168cm" svg:height="6.116cm" draw:transform="rotate (2.3561944901919) translate (63.3380000002489cm 55.8460000000543cm)" svg:viewBox="0 0 6169 6117" draw:points="3923,10595 224,14243 0,16712 1455,15309 1455,13961 2802,13962 3474,13289 3474,11942 4714,11999 6169,10595">
          <text:p/>
        </draw:polygon>
        <draw:rect draw:style-name="gr340" draw:text-style-name="P1" draw:layer="layout" svg:width="10.478cm" svg:height="3.209cm" svg:x="44.652cm" svg:y="19.382cm">
          <text:p text:style-name="P1">Open</text:p>
        </draw:rect>
        <draw:rect draw:style-name="gr340" draw:text-style-name="P1" draw:layer="layout" svg:width="10.477cm" svg:height="2.538cm" svg:x="57.052cm" svg:y="19.382cm">
          <text:p text:style-name="P1">Open</text:p>
        </draw:rect>
        <draw:rect draw:style-name="gr340" draw:text-style-name="P1" draw:layer="layout" svg:width="10.477cm" svg:height="2.286cm" svg:x="57.052cm" svg:y="22.21cm">
          <text:p text:style-name="P1">Design Primers</text:p>
        </draw:rect>
        <draw:rect draw:style-name="gr340" draw:text-style-name="P1" draw:layer="layout" svg:width="10.477cm" svg:height="2.221cm" svg:x="57.052cm" svg:y="24.815cm">
          <text:p text:style-name="P1">Order Primers</text:p>
        </draw:rect>
        <draw:rect draw:style-name="gr340" draw:text-style-name="P1" draw:layer="layout" svg:width="10.478cm" svg:height="1.589cm" svg:x="44.668cm" svg:y="30.211cm">
          <text:p text:style-name="P1">Complete</text:p>
        </draw:rect>
        <draw:rect draw:style-name="gr340" draw:text-style-name="P1" draw:layer="layout" svg:width="10.477cm" svg:height="1.589cm" svg:x="57.051cm" svg:y="30.213cm">
          <text:p text:style-name="P1">Complete</text:p>
        </draw:rect>
        <draw:polygon draw:style-name="gr354" draw:text-style-name="P1" draw:layer="layout" svg:width="0.635cm" svg:height="3.817cm" svg:x="64.493cm" svg:y="15.606cm" svg:viewBox="0 0 636 3818" draw:points="636,3260 318,3818 0,3260 159,3260 159,0 477,0 477,3260">
          <text:p/>
        </draw:polygon>
        <draw:polygon draw:style-name="gr354" draw:text-style-name="P1" draw:layer="layout" svg:width="0.635cm" svg:height="3.791cm" svg:x="52.452cm" svg:y="15.606cm" svg:viewBox="0 0 636 3792" draw:points="636,3259 318,3792 0,3259 159,3259 159,0 477,0 477,3259">
          <text:p/>
        </draw:polygon>
        <draw:polygon draw:style-name="gr351" draw:text-style-name="P1" draw:layer="layout" svg:width="0.635cm" svg:height="5.063cm" svg:x="53.24cm" svg:y="31.483cm" svg:viewBox="0 0 636 5064" draw:points="636,4500 318,5064 0,4500 160,4500 160,0 477,0 477,4500">
          <text:p/>
        </draw:polygon>
        <draw:rect draw:style-name="gr340" draw:text-style-name="P62" draw:id="id227" draw:layer="layout" svg:width="2.8cm" svg:height="3.175cm" svg:x="51.971cm" svg:y="47.324cm">
          <text:p text:style-name="P1"><text:span text:style-name="T111">Fail</text:span></text:p>
        </draw:rect>
        <draw:connector draw:style-name="gr341" draw:text-style-name="P1" draw:layer="layout" svg:x1="56.545cm" svg:y1="46.371cm" svg:x2="53.371cm" svg:y2="47.324cm" draw:start-shape="id226" draw:start-glue-point="5" draw:end-shape="id227" draw:end-glue-point="0" svg:d="m56545 46371h-3174v953">
          <text:p/>
        </draw:connector>
        <draw:connector draw:style-name="gr341" draw:text-style-name="P1" draw:layer="layout" svg:x1="57.815cm" svg:y1="46.371cm" svg:x2="58.739cm" svg:y2="47.324cm" draw:start-shape="id226" draw:start-glue-point="7" svg:d="m57815 46371h713v953h211">
          <text:p/>
        </draw:connector>
        <draw:custom-shape draw:style-name="gr342" draw:text-style-name="P1" draw:id="id226" draw:layer="layout" svg:width="1.27cm" svg:height="1.27cm" svg:x="56.545cm" svg:y="45.73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360" draw:text-style-name="P1" draw:layer="layout" svg:width="0.635cm" svg:height="4.903cm" svg:x="58.955cm" svg:y="31.659cm" svg:viewBox="0 0 636 4904" draw:points="636,4340 318,4904 0,4340 169,4340 169,0 486,0 486,4340">
          <text:p/>
        </draw:polygon>
        <draw:rect draw:style-name="gr340" draw:text-style-name="P1" draw:layer="layout" svg:width="10.477cm" svg:height="2.221cm" svg:x="57.052cm" svg:y="27.316cm">
          <text:p text:style-name="P1">Perform Reactions</text:p>
        </draw:rect>
        <draw:rect draw:style-name="gr340" draw:text-style-name="P1" draw:layer="layout" svg:width="10.477cm" svg:height="2.221cm" svg:x="44.653cm" svg:y="27.317cm">
          <text:p text:style-name="P1">Perform Reactions</text:p>
        </draw:rect>
        <draw:custom-shape draw:style-name="gr338" draw:text-style-name="P1" draw:layer="layout" svg:width="1.905cm" svg:height="1.905cm" svg:x="73.996cm" svg:y="42.4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352" draw:text-style-name="P60" draw:layer="layout" svg:width="4.445cm" svg:height="0.953cm" svg:x="72.826cm" svg:y="45.134cm">
          <text:p text:style-name="P1"><text:span text:style-name="T17">Now Complete</text:span></text:p>
        </draw:rect>
        <draw:custom-shape draw:style-name="gr338" draw:text-style-name="P1" draw:layer="layout" svg:width="1.905cm" svg:height="1.905cm" svg:x="68.018cm" svg:y="12.70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1" draw:text-style-name="P1" draw:layer="layout" svg:width="1.905cm" svg:height="1.905cm" svg:x="51.818cm" svg:y="15.86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1" draw:text-style-name="P1" draw:layer="layout" svg:width="1.905cm" svg:height="1.905cm" svg:x="63.859cm" svg:y="15.86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337" draw:text-style-name="P1" draw:layer="layout" svg:width="23.346cm" svg:height="1.631cm" svg:x="50.213cm" svg:y="14.926cm" svg:viewBox="0 0 23347 1632" draw:points="0,1632 1588,1632 2540,680 3493,1632 13653,1632 14605,680 15558,1632 19536,1588 20489,635 21442,1588 23347,1588 21759,0 1588,45">
          <text:p/>
        </draw:polygon>
        <draw:polygon draw:style-name="gr354" draw:text-style-name="P1" draw:layer="layout" svg:width="0.635cm" svg:height="1.269cm" svg:x="61.007cm" svg:y="13.701cm" svg:viewBox="0 0 636 1270" draw:points="477,0 477,793 636,793 318,1270 0,793 159,793 159,0">
          <text:p/>
        </draw:polygon>
        <draw:rect draw:style-name="gr352" draw:text-style-name="P60" draw:layer="layout" svg:width="4.445cm" svg:height="0.953cm" svg:x="59.273cm" svg:y="13.237cm">
          <text:p text:style-name="P1"><text:span text:style-name="T17">Too Few</text:span></text:p>
        </draw:rect>
        <draw:rect draw:style-name="gr362" draw:text-style-name="P1" draw:layer="layout" svg:width="33.376cm" svg:height="19.634cm" svg:x="5.362cm" svg:y="72.884cm">
          <text:p text:style-name="P1">Review Assembly</text:p>
        </draw:rect>
        <draw:connector draw:style-name="gr341" draw:text-style-name="P1" draw:layer="layout" svg:x1="9.828cm" svg:y1="21.627cm" svg:x2="9.833cm" svg:y2="22.696cm" draw:start-shape="id228" draw:end-shape="id217" draw:end-glue-point="4" svg:d="m9828 21627v535h5v534">
          <text:p/>
        </draw:connector>
        <draw:custom-shape draw:style-name="gr358" draw:text-style-name="P1" draw:layer="layout" svg:width="1.588cm" svg:height="1.905cm" svg:x="3.642cm" svg:y="26.522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40" draw:text-style-name="P62" draw:id="id219" draw:layer="layout" svg:width="4.445cm" svg:height="3.175cm" svg:x="10.31cm" svg:y="24.301cm">
          <text:p text:style-name="P1"><text:span text:style-name="T111">Complete</text:span></text:p>
        </draw:rect>
        <draw:rect draw:style-name="gr340" draw:text-style-name="P62" draw:id="id232" draw:layer="layout" svg:width="9.83cm" svg:height="3.175cm" svg:x="22.607cm" svg:y="16.815cm">
          <text:p text:style-name="P1"><text:span text:style-name="T111">Open</text:span></text:p>
        </draw:rect>
        <draw:connector draw:style-name="gr341" draw:text-style-name="P1" draw:layer="layout" svg:x1="26.887cm" svg:y1="21.659cm" svg:x2="24.771cm" svg:y2="22.659cm" draw:start-shape="id229" draw:start-glue-point="5" draw:end-shape="id230" draw:end-glue-point="0" svg:d="m26887 21659h-2116v1000">
          <text:p/>
        </draw:connector>
        <draw:connector draw:style-name="gr341" draw:text-style-name="P1" draw:layer="layout" svg:x1="28.157cm" svg:y1="21.659cm" svg:x2="30.209cm" svg:y2="22.659cm" draw:start-shape="id229" draw:start-glue-point="7" draw:end-shape="id231" draw:end-glue-point="0" svg:d="m28157 21659h2052v1000">
          <text:p/>
        </draw:connector>
        <draw:custom-shape draw:style-name="gr342" draw:text-style-name="P1" draw:id="id229" draw:layer="layout" svg:width="1.27cm" svg:height="1.27cm" svg:x="26.887cm" svg:y="21.02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341" draw:text-style-name="P1" draw:layer="layout" svg:x1="27.522cm" svg:y1="19.99cm" svg:x2="27.521cm" svg:y2="21.025cm" draw:start-shape="id232" draw:start-glue-point="2" draw:end-shape="id229" draw:end-glue-point="4" svg:d="m27522 19990v518h-1v517">
          <text:p/>
        </draw:connector>
        <draw:custom-shape draw:style-name="gr358" draw:text-style-name="P1" draw:layer="layout" svg:width="1.588cm" svg:height="1.905cm" svg:x="21.278cm" svg:y="24.19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39" draw:text-style-name="P61" draw:layer="layout" svg:width="11.112cm" svg:height="11.063cm" svg:x="4.302cm" svg:y="40.841cm">
          <text:p text:style-name="P49"><text:span text:style-name="T111">Sequencing Task</text:span></text:p>
          <text:p text:style-name="P49"><text:span text:style-name="T111">Lab workflow</text:span></text:p>
          <text:p text:style-name="P49"><text:span text:style-name="T111"/></text:p>
          <text:p text:style-name="P49"><text:span text:style-name="T111"/></text:p>
        </draw:rect>
        <draw:rect draw:style-name="gr340" draw:text-style-name="P62" draw:id="id236" draw:layer="layout" svg:width="9.83cm" svg:height="3.175cm" svg:x="4.937cm" svg:y="42.427cm">
          <text:p text:style-name="P1"><text:span text:style-name="T111">Open</text:span></text:p>
        </draw:rect>
        <draw:rect draw:style-name="gr340" draw:text-style-name="P62" draw:id="id234" draw:layer="layout" svg:width="4.445cm" svg:height="3.175cm" svg:x="4.937cm" svg:y="48.276cm">
          <text:p text:style-name="P1"><text:span text:style-name="T111">Fail</text:span></text:p>
        </draw:rect>
        <draw:connector draw:style-name="gr341" draw:text-style-name="P1" draw:layer="layout" svg:x1="9.223cm" svg:y1="47.305cm" svg:x2="7.159cm" svg:y2="48.276cm" draw:start-shape="id233" draw:start-glue-point="5" draw:end-shape="id234" draw:end-glue-point="0" svg:d="m9223 47305h-2064v971">
          <text:p/>
        </draw:connector>
        <draw:connector draw:style-name="gr341" draw:text-style-name="P1" draw:layer="layout" svg:x1="10.493cm" svg:y1="47.305cm" svg:x2="12.556cm" svg:y2="48.276cm" draw:start-shape="id233" draw:start-glue-point="7" draw:end-shape="id235" draw:end-glue-point="0" svg:d="m10493 47305h2063v971">
          <text:p/>
        </draw:connector>
        <draw:custom-shape draw:style-name="gr342" draw:text-style-name="P1" draw:id="id233" draw:layer="layout" svg:width="1.27cm" svg:height="1.27cm" svg:x="9.223cm" svg:y="46.67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351" draw:text-style-name="P1" draw:layer="layout" svg:width="0.635cm" svg:height="4.488cm" svg:x="12.111cm" svg:y="49.008cm" svg:viewBox="0 0 636 4489" draw:points="636,3925 318,4489 0,3925 160,3925 160,0 477,0 477,3925">
          <text:p/>
        </draw:polygon>
        <draw:connector draw:style-name="gr341" draw:text-style-name="P1" draw:layer="layout" svg:x1="9.852cm" svg:y1="45.602cm" svg:x2="9.857cm" svg:y2="46.671cm" draw:start-shape="id236" draw:end-shape="id233" draw:end-glue-point="4" svg:d="m9852 45602v535h5v534">
          <text:p/>
        </draw:connector>
        <draw:custom-shape draw:style-name="gr358" draw:text-style-name="P1" draw:layer="layout" svg:width="1.588cm" svg:height="1.905cm" svg:x="3.666cm" svg:y="50.49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40" draw:text-style-name="P62" draw:id="id235" draw:layer="layout" svg:width="4.445cm" svg:height="3.175cm" svg:x="10.334cm" svg:y="48.276cm">
          <text:p text:style-name="P1"><text:span text:style-name="T111">Complete</text:span></text:p>
        </draw:rect>
        <draw:rect draw:style-name="gr339" draw:text-style-name="P61" draw:layer="layout" svg:width="11.112cm" svg:height="11.063cm" svg:x="16.584cm" svg:y="40.741cm">
          <text:p text:style-name="P49"><text:span text:style-name="T111">Sequencing Task</text:span></text:p>
          <text:p text:style-name="P49"><text:span text:style-name="T111">Lab workflow</text:span></text:p>
          <text:p text:style-name="P49"><text:span text:style-name="T111"/></text:p>
          <text:p text:style-name="P49"><text:span text:style-name="T111"/></text:p>
        </draw:rect>
        <draw:rect draw:style-name="gr340" draw:text-style-name="P62" draw:id="id240" draw:layer="layout" svg:width="9.83cm" svg:height="3.175cm" svg:x="17.219cm" svg:y="42.327cm">
          <text:p text:style-name="P1"><text:span text:style-name="T111">Open</text:span></text:p>
        </draw:rect>
        <draw:rect draw:style-name="gr340" draw:text-style-name="P62" draw:id="id238" draw:layer="layout" svg:width="4.445cm" svg:height="3.175cm" svg:x="17.219cm" svg:y="48.176cm">
          <text:p text:style-name="P1"><text:span text:style-name="T111">Fail</text:span></text:p>
        </draw:rect>
        <draw:connector draw:style-name="gr341" draw:text-style-name="P1" draw:layer="layout" svg:x1="21.505cm" svg:y1="47.205cm" svg:x2="19.441cm" svg:y2="48.176cm" draw:start-shape="id237" draw:start-glue-point="5" draw:end-shape="id238" draw:end-glue-point="0" svg:d="m21505 47205h-2064v971">
          <text:p/>
        </draw:connector>
        <draw:connector draw:style-name="gr341" draw:text-style-name="P1" draw:layer="layout" svg:x1="22.775cm" svg:y1="47.205cm" svg:x2="24.838cm" svg:y2="48.176cm" draw:start-shape="id237" draw:start-glue-point="7" draw:end-shape="id239" draw:end-glue-point="0" svg:d="m22775 47205h2063v971">
          <text:p/>
        </draw:connector>
        <draw:custom-shape draw:style-name="gr342" draw:text-style-name="P1" draw:id="id237" draw:layer="layout" svg:width="1.27cm" svg:height="1.27cm" svg:x="21.505cm" svg:y="46.57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351" draw:text-style-name="P1" draw:layer="layout" svg:width="0.635cm" svg:height="4.488cm" svg:x="24.493cm" svg:y="48.908cm" svg:viewBox="0 0 636 4489" draw:points="636,3925 318,4489 0,3925 160,3925 160,0 477,0 477,3925">
          <text:p/>
        </draw:polygon>
        <draw:connector draw:style-name="gr341" draw:text-style-name="P1" draw:layer="layout" svg:x1="22.134cm" svg:y1="45.502cm" svg:x2="22.139cm" svg:y2="46.571cm" draw:start-shape="id240" draw:end-shape="id237" draw:end-glue-point="4" svg:d="m22134 45502v535h5v534">
          <text:p/>
        </draw:connector>
        <draw:custom-shape draw:style-name="gr358" draw:text-style-name="P1" draw:layer="layout" svg:width="1.588cm" svg:height="1.905cm" svg:x="15.948cm" svg:y="50.39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40" draw:text-style-name="P62" draw:id="id239" draw:layer="layout" svg:width="4.445cm" svg:height="3.175cm" svg:x="22.616cm" svg:y="48.176cm">
          <text:p text:style-name="P1"><text:span text:style-name="T111">Complete</text:span></text:p>
        </draw:rect>
        <draw:rect draw:style-name="gr339" draw:text-style-name="P61" draw:layer="layout" svg:width="11.112cm" svg:height="11.063cm" svg:x="28.94cm" svg:y="40.699cm">
          <text:p text:style-name="P49"><text:span text:style-name="T111">Sequencing Task</text:span></text:p>
          <text:p text:style-name="P49"><text:span text:style-name="T111">Lab workflow</text:span></text:p>
          <text:p text:style-name="P49"><text:span text:style-name="T111"/></text:p>
          <text:p text:style-name="P49"><text:span text:style-name="T111"/></text:p>
        </draw:rect>
        <draw:rect draw:style-name="gr340" draw:text-style-name="P62" draw:id="id244" draw:layer="layout" svg:width="9.83cm" svg:height="3.175cm" svg:x="29.575cm" svg:y="42.285cm">
          <text:p text:style-name="P1"><text:span text:style-name="T111">Open</text:span></text:p>
        </draw:rect>
        <draw:rect draw:style-name="gr340" draw:text-style-name="P62" draw:id="id242" draw:layer="layout" svg:width="4.445cm" svg:height="3.175cm" svg:x="29.575cm" svg:y="48.134cm">
          <text:p text:style-name="P1"><text:span text:style-name="T111">Fail</text:span></text:p>
        </draw:rect>
        <draw:connector draw:style-name="gr341" draw:text-style-name="P1" draw:layer="layout" svg:x1="33.861cm" svg:y1="47.163cm" svg:x2="31.797cm" svg:y2="48.134cm" draw:start-shape="id241" draw:start-glue-point="5" draw:end-shape="id242" draw:end-glue-point="0" svg:d="m33861 47163h-2064v971">
          <text:p/>
        </draw:connector>
        <draw:connector draw:style-name="gr341" draw:text-style-name="P1" draw:layer="layout" svg:x1="35.131cm" svg:y1="47.163cm" svg:x2="37.194cm" svg:y2="48.134cm" draw:start-shape="id241" draw:start-glue-point="7" draw:end-shape="id243" draw:end-glue-point="0" svg:d="m35131 47163h2063v971">
          <text:p/>
        </draw:connector>
        <draw:custom-shape draw:style-name="gr342" draw:text-style-name="P1" draw:id="id241" draw:layer="layout" svg:width="1.27cm" svg:height="1.27cm" svg:x="33.861cm" svg:y="46.52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351" draw:text-style-name="P1" draw:layer="layout" svg:width="0.635cm" svg:height="4.488cm" svg:x="36.849cm" svg:y="48.866cm" svg:viewBox="0 0 636 4489" draw:points="636,3925 318,4489 0,3925 160,3925 160,0 477,0 477,3925">
          <text:p/>
        </draw:polygon>
        <draw:connector draw:style-name="gr341" draw:text-style-name="P1" draw:layer="layout" svg:x1="34.49cm" svg:y1="45.46cm" svg:x2="34.495cm" svg:y2="46.529cm" draw:start-shape="id244" draw:end-shape="id241" draw:end-glue-point="4" svg:d="m34490 45460v535h5v534">
          <text:p/>
        </draw:connector>
        <draw:custom-shape draw:style-name="gr358" draw:text-style-name="P1" draw:layer="layout" svg:width="1.588cm" svg:height="1.905cm" svg:x="28.304cm" svg:y="50.355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40" draw:text-style-name="P62" draw:id="id243" draw:layer="layout" svg:width="4.445cm" svg:height="3.175cm" svg:x="34.972cm" svg:y="48.134cm">
          <text:p text:style-name="P1"><text:span text:style-name="T111">Complete</text:span></text:p>
        </draw:rect>
        <draw:polygon draw:style-name="gr363" draw:text-style-name="P1" draw:layer="layout" svg:width="2.37cm" svg:height="2.793cm" svg:x="27.886cm" svg:y="23.821cm" svg:viewBox="0 0 2371 2794" draw:points="477,1524 1990,1524 1990,0 2371,0 2371,1905 2222,1905 1990,1905 477,1905 477,2230 636,2230 318,2794 0,2230 160,2230 160,1524 217,1524">
          <text:p/>
        </draw:polygon>
        <draw:rect draw:style-name="gr340" draw:text-style-name="P62" draw:id="id231" draw:layer="layout" svg:width="4.445cm" svg:height="3.175cm" svg:x="27.987cm" svg:y="22.659cm">
          <text:p text:style-name="P1"><text:span text:style-name="T111">Complete</text:span></text:p>
        </draw:rect>
        <draw:rect draw:style-name="gr339" draw:text-style-name="P61" draw:layer="layout" svg:width="11.112cm" svg:height="11.063cm" svg:x="16.558cm" svg:y="28.649cm">
          <text:p text:style-name="P49"><text:span text:style-name="T111">Library Construction</text:span></text:p>
          <text:p text:style-name="P49"><text:span text:style-name="T111">Lab workflow</text:span></text:p>
          <text:p text:style-name="P49"><text:span text:style-name="T111"/></text:p>
          <text:p text:style-name="P49"><text:span text:style-name="T111"/></text:p>
        </draw:rect>
        <draw:rect draw:style-name="gr340" draw:text-style-name="P62" draw:id="id248" draw:layer="layout" svg:width="9.83cm" svg:height="3.175cm" svg:x="17.192cm" svg:y="30.192cm">
          <text:p text:style-name="P1"><text:span text:style-name="T111">Open</text:span></text:p>
        </draw:rect>
        <draw:rect draw:style-name="gr340" draw:text-style-name="P62" draw:id="id246" draw:layer="layout" svg:width="4.445cm" svg:height="3.175cm" svg:x="17.193cm" svg:y="36.084cm">
          <text:p text:style-name="P1"><text:span text:style-name="T111">Fail</text:span></text:p>
        </draw:rect>
        <draw:connector draw:style-name="gr341" draw:text-style-name="P1" draw:layer="layout" svg:x1="21.479cm" svg:y1="35.113cm" svg:x2="19.415cm" svg:y2="36.084cm" draw:start-shape="id245" draw:start-glue-point="5" draw:end-shape="id246" draw:end-glue-point="0" svg:d="m21479 35113h-2064v971">
          <text:p/>
        </draw:connector>
        <draw:connector draw:style-name="gr341" draw:text-style-name="P1" draw:layer="layout" svg:x1="22.749cm" svg:y1="35.113cm" svg:x2="24.812cm" svg:y2="36.084cm" draw:start-shape="id245" draw:start-glue-point="7" draw:end-shape="id247" draw:end-glue-point="0" svg:d="m22749 35113h2063v971">
          <text:p/>
        </draw:connector>
        <draw:custom-shape draw:style-name="gr342" draw:text-style-name="P1" draw:id="id245" draw:layer="layout" svg:width="1.27cm" svg:height="1.27cm" svg:x="21.479cm" svg:y="34.47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351" draw:text-style-name="P1" draw:layer="layout" svg:width="0.635cm" svg:height="4.488cm" svg:x="24.467cm" svg:y="36.116cm" svg:viewBox="0 0 636 4489" draw:points="636,3925 318,4489 0,3925 160,3925 160,0 477,0 477,3925">
          <text:p/>
        </draw:polygon>
        <draw:connector draw:style-name="gr341" draw:text-style-name="P1" draw:layer="layout" svg:x1="22.107cm" svg:y1="33.367cm" svg:x2="22.113cm" svg:y2="34.479cm" draw:start-shape="id248" draw:end-shape="id245" draw:end-glue-point="4" svg:d="m22107 33367v556h6v556">
          <text:p/>
        </draw:connector>
        <draw:custom-shape draw:style-name="gr358" draw:text-style-name="P1" draw:layer="layout" svg:width="1.588cm" svg:height="1.905cm" svg:x="15.922cm" svg:y="38.305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40" draw:text-style-name="P62" draw:id="id247" draw:layer="layout" svg:width="4.445cm" svg:height="3.175cm" svg:x="22.59cm" svg:y="36.084cm">
          <text:p text:style-name="P1"><text:span text:style-name="T111">Complete</text:span></text:p>
        </draw:rect>
        <draw:rect draw:style-name="gr340" draw:text-style-name="P62" draw:id="id230" draw:layer="layout" svg:width="4.445cm" svg:height="3.175cm" svg:x="22.549cm" svg:y="22.659cm">
          <text:p text:style-name="P1"><text:span text:style-name="T111">Fail</text:span></text:p>
        </draw:rect>
        <draw:rect draw:style-name="gr339" draw:text-style-name="P61" draw:layer="layout" svg:width="11.112cm" svg:height="11.063cm" svg:x="28.94cm" svg:y="28.622cm">
          <text:p text:style-name="P49"><text:span text:style-name="T111">Library Construction</text:span></text:p>
          <text:p text:style-name="P49"><text:span text:style-name="T111">Lab workflow</text:span></text:p>
          <text:p text:style-name="P49"><text:span text:style-name="T111"/></text:p>
          <text:p text:style-name="P49"><text:span text:style-name="T111"/></text:p>
        </draw:rect>
        <draw:rect draw:style-name="gr340" draw:text-style-name="P62" draw:id="id252" draw:layer="layout" svg:width="9.83cm" svg:height="3.175cm" svg:x="29.574cm" svg:y="30.165cm">
          <text:p text:style-name="P1"><text:span text:style-name="T111">Open</text:span></text:p>
        </draw:rect>
        <draw:rect draw:style-name="gr340" draw:text-style-name="P62" draw:id="id250" draw:layer="layout" svg:width="4.445cm" svg:height="3.175cm" svg:x="29.575cm" svg:y="36.057cm">
          <text:p text:style-name="P1"><text:span text:style-name="T111">Fail</text:span></text:p>
        </draw:rect>
        <draw:connector draw:style-name="gr341" draw:text-style-name="P1" draw:layer="layout" svg:x1="33.861cm" svg:y1="35.086cm" svg:x2="31.797cm" svg:y2="36.057cm" draw:start-shape="id249" draw:start-glue-point="5" draw:end-shape="id250" draw:end-glue-point="0" svg:d="m33861 35086h-2064v971">
          <text:p/>
        </draw:connector>
        <draw:connector draw:style-name="gr341" draw:text-style-name="P1" draw:layer="layout" svg:x1="35.131cm" svg:y1="35.086cm" svg:x2="37.194cm" svg:y2="36.057cm" draw:start-shape="id249" draw:start-glue-point="7" draw:end-shape="id251" draw:end-glue-point="0" svg:d="m35131 35086h2063v971">
          <text:p/>
        </draw:connector>
        <draw:custom-shape draw:style-name="gr342" draw:text-style-name="P1" draw:id="id249" draw:layer="layout" svg:width="1.27cm" svg:height="1.27cm" svg:x="33.861cm" svg:y="34.45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341" draw:text-style-name="P1" draw:layer="layout" svg:x1="34.489cm" svg:y1="33.34cm" svg:x2="34.495cm" svg:y2="34.452cm" draw:start-shape="id252" draw:end-shape="id249" draw:end-glue-point="4" svg:d="m34489 33340v556h6v556">
          <text:p/>
        </draw:connector>
        <draw:custom-shape draw:style-name="gr358" draw:text-style-name="P1" draw:layer="layout" svg:width="1.588cm" svg:height="1.905cm" svg:x="28.304cm" svg:y="38.27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gon draw:style-name="gr351" draw:text-style-name="P1" draw:layer="layout" svg:width="0.635cm" svg:height="4.488cm" svg:x="36.876cm" svg:y="36.098cm" svg:viewBox="0 0 636 4489" draw:points="636,3925 318,4489 0,3925 160,3925 160,0 477,0 477,3925">
          <text:p/>
        </draw:polygon>
        <draw:rect draw:style-name="gr340" draw:text-style-name="P62" draw:id="id251" draw:layer="layout" svg:width="4.445cm" svg:height="3.175cm" svg:x="34.972cm" svg:y="36.057cm">
          <text:p text:style-name="P1"><text:span text:style-name="T111">Complete</text:span></text:p>
        </draw:rect>
        <draw:rect draw:style-name="gr363" draw:text-style-name="P1" draw:layer="layout" svg:width="0.317cm" svg:height="8.255cm" svg:x="12.271cm" svg:y="27.405cm">
          <text:p/>
        </draw:rect>
        <draw:rect draw:style-name="gr363" draw:text-style-name="P1" draw:layer="layout" svg:width="0.317cm" svg:height="8.255cm" svg:x="12.272cm" svg:y="28.306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File_20_to_20_Project_20_DB" draw:display-name="File to Project DB" draw:style="linear" draw:start-color="#999999" draw:end-color="#e6ff00" draw:start-intensity="100%" draw:end-intensity="100%" draw:angle="0" draw:border="0%"/>
    <draw:gradient draw:name="GLK_20_with_20_Flat_20_files" draw:display-name="GLK with Flat files" draw:style="linear" draw:start-color="#999999" draw:end-color="#ffff00" draw:start-intensity="100%" draw:end-intensity="100%" draw:angle="2700" draw:border="0%"/>
    <draw:gradient draw:name="Gradient_20_7" draw:display-name="Gradient 7" draw:style="linear" draw:start-color="#000000" draw:end-color="#ffffff" draw:start-intensity="100%" draw:end-intensity="100%" draw:angle="0" draw:border="0%"/>
    <draw:gradient draw:name="Jlims_20_to_20_ProjectDB" draw:display-name="Jlims to ProjectDB" draw:style="linear" draw:start-color="#008000" draw:end-color="#e6ff00" draw:start-intensity="100%" draw:end-intensity="100%" draw:angle="0" draw:border="0%"/>
    <draw:gradient draw:name="ProjectDB_20_to_20_JLims" draw:display-name="ProjectDB to JLims" draw:style="linear" draw:start-color="#008000" draw:end-color="#e6ff00" draw:start-intensity="100%" draw:end-intensity="100%" draw:angle="1800" draw:border="0%"/>
    <draw:gradient draw:name="Unknown_20_to_20_File" draw:display-name="Unknown to File" draw:style="linear" draw:start-color="#ffffff" draw:end-color="#999999" draw:start-intensity="100%" draw:end-intensity="100%" draw:angle="0" draw:border="0%"/>
    <draw:gradient draw:name="unknown_20_to_20_jlims" draw:display-name="unknown to jlims" draw:style="linear" draw:start-color="#008000" draw:end-color="#ffffff" draw:start-intensity="100%" draw:end-intensity="100%" draw:angle="1800" draw:border="0%"/>
    <draw:hatch draw:name="Hatch_20_1" draw:display-name="Hatch 1" draw:style="single" draw:color="#000000" draw:distance="0.02cm" draw:rotation="0"/>
    <draw:hatch draw:name="dark_20_grey" draw:display-name="dark grey" draw:style="single" draw:color="#808080" draw:distance="0.203cm" draw:rotation="450"/>
    <draw:hatch draw:name="white" draw:style="single" draw:color="#ffffff" draw:distance="0.102cm" draw:rotation="45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Preformatted_20_Text" style:display-name="Preformatted Text" style:family="graphic">
      <style:paragraph-properties style:text-autospace="none"/>
      <style:text-properties fo:font-family="'Liberation Mono', 'Courier New'" style:font-family-generic="modern" style:font-pitch="fixed" fo:font-size="10pt" fo:language="en" fo:country="US" style:font-family-asian="'DejaVu LGC Sans Mono'" style:font-family-generic-asian="modern" style:font-pitch-asian="fixed" style:language-asian="en" style:country-asian="US" style:font-family-complex="'Liberation Mono', 'Courier New'" style:font-family-generic-complex="modern" style:font-pitch-complex="fixed" style:font-size-complex="10pt"/>
    </style:style>
    <style:style style:name="Body_20_Text_20_Indent" style:display-name="Body Text Indent" style:family="graphic">
      <style:paragraph-properties fo:margin-left="0.88cm" fo:margin-right="0cm" fo:margin-top="0cm" fo:margin-bottom="0.374cm" fo:text-indent="0cm" style:text-autospace="none"/>
      <style:text-properties fo:font-size="12pt" fo:language="en" fo:country="US" style:language-asian="en" style:country-asian="US" style:font-size-complex="12pt"/>
    </style:style>
    <style:style style:name="indent" style:family="graphic">
      <style:paragraph-properties fo:margin-left="2.24cm" fo:margin-right="0cm" fo:margin-top="0cm" fo:margin-bottom="0.374cm" fo:text-indent="0cm"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footnote_20_text" style:display-name="footnote text" style:family="graphic">
      <style:paragraph-properties fo:margin-left="0.88cm" fo:margin-right="0cm" fo:text-indent="-0.88cm" style:text-autospace="none"/>
      <style:text-properties fo:font-size="10pt" fo:language="en" fo:country="US" style:language-asian="en" style:country-asian="US" style:font-size-complex="10pt"/>
    </style:style>
    <style:style style:name="heading_20_4" style:display-name="heading 4" style:family="graphic">
      <style:paragraph-properties fo:margin-left="0.896cm" fo:margin-right="0cm" fo:margin-top="0.358cm" fo:margin-bottom="0.18cm" fo:text-indent="0cm" style:text-autospace="none"/>
      <style:text-properties fo:font-family="'Liberation Sans', Arial" style:font-family-generic="swiss" style:font-pitch="variable" fo:font-size="13pt" fo:language="en" fo:country="US" fo:font-weight="bold" style:language-asian="en" style:country-asian="US" style:font-family-complex="'Liberation Sans', Arial" style:font-family-generic-complex="swiss" style:font-pitch-complex="variable" style:font-size-complex="13pt" style:font-style-complex="italic"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0.5cm" fo:margin-left="1cm" fo:margin-right="1cm" fo:page-width="84.099cm" fo:page-height="12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eter Edworthy</meta:initial-creator>
    <meta:creation-date>2011-03-25T10:05:10</meta:creation-date>
    <dc:date>2012-08-28T15:33:05</dc:date>
    <dc:creator>Peter Edworthy</dc:creator>
    <meta:editing-duration>PT773H01M48S</meta:editing-duration>
    <meta:editing-cycles>58</meta:editing-cycles>
    <meta:generator>OpenOffice.org/3.1$Unix OpenOffice.org_project/310m19$Build-9420</meta:generator>
    <meta:printed-by>Peter Edworthy</meta:printed-by>
    <meta:print-date>2011-07-26T12:13:00</meta:print-date>
    <meta:document-statistic meta:object-count="1153"/>
  </office:meta>
</office:document-meta>
</file>